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1.7457in"/>
    </style:style>
    <style:style style:name="co4" style:family="table-column">
      <style:table-column-properties fo:break-before="auto" style:column-width="1.5075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1.889in"/>
    </style:style>
    <style:style style:name="co7" style:family="table-column">
      <style:table-column-properties fo:break-before="auto" style:column-width="1.5126in"/>
    </style:style>
    <style:style style:name="co8" style:family="table-column">
      <style:table-column-properties fo:break-before="auto" style:column-width="1.7626in"/>
    </style:style>
    <style:style style:name="co9" style:family="table-column">
      <style:table-column-properties fo:break-before="auto" style:column-width="1.7701in"/>
    </style:style>
    <style:style style:name="ro1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transparent" fo:wrap-option="wrap" fo:border="0.06pt solid #000000"/>
      <style:text-properties style:font-name="Liberation Sans"/>
    </style:style>
    <style:style style:name="ce37" style:family="table-cell" style:parent-style-name="Default">
      <style:table-cell-properties fo:border-bottom="0.06pt solid #000000" fo:background-color="transparent" fo:wrap-option="wrap" fo:border-left="0.99pt groove #000000" fo:border-right="0.99pt solid #000000" fo:border-top="0.06pt solid #000000"/>
      <style:text-properties style:font-name="Liberation Sans"/>
    </style:style>
    <style:style style:name="ce38" style:family="table-cell" style:parent-style-name="Default">
      <style:table-cell-properties fo:border-bottom="0.06pt solid #000000" fo:background-color="transparent" fo:wrap-option="wrap" fo:border-left="0.99pt groove #000000" fo:border-right="0.99pt solid #000000" fo:border-top="0.06pt solid #000000"/>
      <style:text-properties style:font-name="Liberation Sans"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fo:background-color="#ffe5ca" fo:wrap-option="wrap" fo:border-left="0.99pt groove #000000" fo:border-right="0.99pt groove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fo:background-color="#fcd4d1" fo:wrap-option="wrap" fo:border-left="0.99pt groove #000000" fo:border-right="0.99pt groove #000000" fo:border-top="0.06pt solid #000000"/>
      <style:text-properties style:font-name="Liberation Sans"/>
    </style:style>
    <style:style style:name="ce41" style:family="table-cell" style:parent-style-name="Default">
      <style:table-cell-properties fo:border-bottom="none" fo:background-color="transparent" fo:wrap-option="wrap" fo:border-left="0.99pt groove #000000" fo:border-right="0.99pt solid #000000" fo:border-top="none"/>
      <style:text-properties style:font-name="Liberation Sans"/>
    </style:style>
    <style:style style:name="ce42" style:family="table-cell" style:parent-style-name="Default">
      <style:table-cell-properties fo:border-bottom="none" fo:background-color="#fcd4d1" fo:wrap-option="wrap" fo:border-left="0.99pt groove #000000" fo:border-right="0.99pt groove #000000" fo:border-top="none"/>
      <style:text-properties style:font-name="Liberation Sans"/>
    </style:style>
    <style:style style:name="ce43" style:family="table-cell" style:parent-style-name="Default">
      <style:table-cell-properties fo:border-bottom="none" fo:background-color="#e0efd4" fo:wrap-option="wrap" fo:border-left="0.99pt groove #000000" fo:border-right="0.99pt solid #000000" fo:border-top="0.99pt groove #000000"/>
      <style:text-properties style:font-name="Liberation Sans"/>
    </style:style>
    <style:style style:name="ce44" style:family="table-cell" style:parent-style-name="Default">
      <style:table-cell-properties fo:background-color="#ffe5ca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fo:background-color="#fcd4d1" fo:wrap-option="wrap" fo:border-left="0.99pt groove #000000" fo:border-right="0.99pt groove #000000" fo:border-top="0.06pt solid #000000"/>
      <style:text-properties style:font-name="Liberation Sans" fo:font-weight="normal" style:font-weight-asian="normal" style:font-weight-complex="normal"/>
    </style:style>
    <style:style style:name="ce46" style:family="table-cell" style:parent-style-name="Default">
      <style:table-cell-properties fo:border-bottom="0.06pt solid #000000" fo:background-color="transparent" fo:wrap-option="wrap" fo:border-left="0.99pt solid #000000" fo:border-right="0.99pt groove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1" style:family="table-cell" style:parent-style-name="Default" style:data-style-name="N99"/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transparent" fo:wrap-option="wrap" fo:border="0.06pt solid #000000"/>
      <style:text-properties style:font-name="Liberation Sans"/>
    </style:style>
    <style:style style:name="ce20" style:family="table-cell" style:parent-style-name="Default">
      <style:table-cell-properties fo:border-bottom="0.06pt solid #000000" fo:background-color="transparent" fo:wrap-option="wrap" fo:border-left="0.99pt groove #000000" fo:border-right="0.99pt solid #000000" fo:border-top="0.06pt solid #000000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e5ca" fo:wrap-option="wrap" fo:border-left="0.99pt groove #000000" fo:border-right="0.99pt groove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ackground-color="#fcd4d1" fo:wrap-option="wrap" fo:border-left="0.99pt groove #000000" fo:border-right="0.99pt groove #000000" fo:border-top="0.06pt solid #000000"/>
      <style:text-properties style:font-name="Liberation Sans"/>
    </style:style>
    <style:style style:name="ce23" style:family="table-cell" style:parent-style-name="Default">
      <style:table-cell-properties fo:border-bottom="none" fo:background-color="transparent" fo:wrap-option="wrap" fo:border-left="0.99pt groove #000000" fo:border-right="0.99pt solid #000000" fo:border-top="none"/>
      <style:text-properties style:font-name="Liberation Sans"/>
    </style:style>
    <style:style style:name="ce24" style:family="table-cell" style:parent-style-name="Default">
      <style:table-cell-properties fo:border-bottom="none" fo:background-color="#fcd4d1" fo:wrap-option="wrap" fo:border-left="0.99pt groove #000000" fo:border-right="0.99pt groove #000000" fo:border-top="none"/>
      <style:text-properties style:font-name="Liberation Sans"/>
    </style:style>
    <style:style style:name="ce25" style:family="table-cell" style:parent-style-name="Default">
      <style:table-cell-properties fo:border-bottom="none" fo:background-color="#e0efd4" fo:wrap-option="wrap" fo:border-left="0.99pt groove #000000" fo:border-right="0.99pt solid #000000" fo:border-top="0.99pt groove #000000"/>
      <style:text-properties style:font-name="Liberation Sans"/>
    </style:style>
    <style:style style:name="ce26" style:family="table-cell" style:parent-style-name="Default">
      <style:table-cell-properties fo:background-color="#ffe5ca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ackground-color="#fcd4d1" fo:wrap-option="wrap" fo:border-left="0.99pt groove #000000" fo:border-right="0.99pt groove #000000" fo:border-top="0.06pt solid #000000"/>
      <style:text-properties style:font-name="Liberation Sans"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ackground-color="transparent" fo:wrap-option="wrap" fo:border-left="0.99pt solid #000000" fo:border-right="0.99pt groove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Default">
      <style:table-cell-properties fo:border-bottom="0.06pt solid #000000" fo:background-color="transparent" fo:wrap-option="wrap" fo:border-left="0.99pt groove #000000" fo:border-right="0.99pt solid #000000" fo:border-top="0.06pt solid #000000"/>
      <style:text-properties style:font-name="Liberation Sans" fo:font-weight="normal" style:font-weight-asian="normal" style:font-weight-complex="normal"/>
    </style:style>
    <style:style style:name="ce34" style:family="table-cell" style:parent-style-name="Default" style:data-style-name="N99"/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9"/>
        <table:table-column table:style-name="co5" table:default-cell-style-name="ce30"/>
        <table:table-column table:style-name="co1" table:default-cell-style-name="Default"/>
        <table:table-column table:style-name="co6" table:default-cell-style-name="Default"/>
        <table:table-column table:style-name="co1" table:number-columns-repeated="10" table:default-cell-style-name="Default"/>
        <table:table-row table:style-name="ro1">
          <table:table-cell table:style-name="ce18" office:value-type="string" calcext:value-type="string">
            <text:p>Sector</text:p>
          </table:table-cell>
          <table:table-cell table:style-name="ce18" office:value-type="string" calcext:value-type="string">
            <text:p>Subsector</text:p>
          </table:table-cell>
          <table:table-cell table:style-name="ce18" office:value-type="string" calcext:value-type="string">
            <text:p>Tech_Code_Pandas</text:p>
          </table:table-cell>
          <table:table-cell table:style-name="ce18" office:value-type="string" calcext:value-type="string">
            <text:p>Tech Description</text:p>
          </table:table-cell>
          <table:table-cell table:style-name="ce18" office:value-type="string" calcext:value-type="string">
            <text:p>tech</text:p>
          </table:table-cell>
          <table:table-cell table:style-name="ce18" office:value-type="string" calcext:value-type="string">
            <text:p>vintage</text:p>
          </table:table-cell>
          <table:table-cell table:style-name="ce31" office:value-type="string" calcext:value-type="string">
            <text:p>Tech From Markal</text:p>
          </table:table-cell>
          <table:table-cell table:style-name="ce32" office:value-type="string" calcext:value-type="string">
            <text:p>New England</text:p>
          </table:table-cell>
          <table:table-cell table:style-name="ce32" office:value-type="string" calcext:value-type="string">
            <text:p>Middle Atlantic</text:p>
          </table:table-cell>
          <table:table-cell table:style-name="ce32" office:value-type="string" calcext:value-type="string">
            <text:p>East North Central</text:p>
          </table:table-cell>
          <table:table-cell table:style-name="ce32" office:value-type="string" calcext:value-type="string">
            <text:p>West North Central</text:p>
          </table:table-cell>
          <table:table-cell table:style-name="ce32" office:value-type="string" calcext:value-type="string">
            <text:p>South Atlantic</text:p>
          </table:table-cell>
          <table:table-cell table:style-name="ce32" office:value-type="string" calcext:value-type="string">
            <text:p>East South Central</text:p>
          </table:table-cell>
          <table:table-cell table:style-name="ce32" office:value-type="string" calcext:value-type="string">
            <text:p>West South Central</text:p>
          </table:table-cell>
          <table:table-cell table:style-name="ce32" office:value-type="string" calcext:value-type="string">
            <text:p>Mountain</text:p>
          </table:table-cell>
          <table:table-cell table:style-name="ce32" office:value-type="string" calcext:value-type="string">
            <text:p>Pacific</text:p>
          </table:table-cell>
          <table:table-cell office:value-type="string" calcext:value-type="string">
            <text:p>Notes</text:p>
          </table:table-cell>
        </table:table-row>
        <table:table-row table:style-name="ro5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F_DISTOIL</text:p>
          </table:table-cell>
          <table:table-cell table:style-name="ce19" office:value-type="string" calcext:value-type="string">
            <text:p>REFERENCE DISTILLATE FURNACE</text:p>
          </table:table-cell>
          <table:table-cell office:value-type="string" calcext:value-type="string">
            <text:p>R_SH_FDISTOI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H.KER.FURNACE.RESID</text:p>
          </table:table-cell>
          <table:table-cell table:formula="of:=[$'raw data'.H2]" office:value-type="float" office:value="14.4779141393745" calcext:value-type="float">
            <text:p>14.4779141393745</text:p>
          </table:table-cell>
          <table:table-cell table:formula="of:=[$'raw data'.I2]" office:value-type="float" office:value="47.8000703507349" calcext:value-type="float">
            <text:p>47.8000703507349</text:p>
          </table:table-cell>
          <table:table-cell table:formula="of:=[$'raw data'.J2]" office:value-type="float" office:value="0" calcext:value-type="float">
            <text:p>0</text:p>
          </table:table-cell>
          <table:table-cell table:formula="of:=[$'raw data'.K2]" office:value-type="float" office:value="0" calcext:value-type="float">
            <text:p>0</text:p>
          </table:table-cell>
          <table:table-cell table:formula="of:=[$'raw data'.L2]" office:value-type="float" office:value="28.8394864681456" calcext:value-type="float">
            <text:p>28.8394864681456</text:p>
          </table:table-cell>
          <table:table-cell table:formula="of:=[$'raw data'.M2]" office:value-type="float" office:value="2.15442265093016" calcext:value-type="float">
            <text:p>2.15442265093016</text:p>
          </table:table-cell>
          <table:table-cell table:formula="of:=[$'raw data'.N2]" office:value-type="float" office:value="0" calcext:value-type="float">
            <text:p>0</text:p>
          </table:table-cell>
          <table:table-cell table:formula="of:=[$'raw data'.O2]" office:value-type="float" office:value="0" calcext:value-type="float">
            <text:p>0</text:p>
          </table:table-cell>
          <table:table-cell table:formula="of:=[$'raw data'.P2]" office:value-type="float" office:value="5.10101359720159" calcext:value-type="float">
            <text:p>5.10101359720159</text:p>
          </table:table-cell>
          <table:table-cell/>
        </table:table-row>
        <table:table-row table:style-name="ro5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F_DISTOIL</text:p>
          </table:table-cell>
          <table:table-cell table:style-name="ce19" office:value-type="string" calcext:value-type="string">
            <text:p>REFERENCE DISTILLATE FURNACE</text:p>
          </table:table-cell>
          <table:table-cell office:value-type="string" calcext:value-type="string">
            <text:p>R_SH_FDISTOI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H.KER.FURNACE.RESID</text:p>
          </table:table-cell>
          <table:table-cell table:formula="of:=[$'raw data'.H3]" office:value-type="float" office:value="14.4779141393745" calcext:value-type="float">
            <text:p>14.4779141393745</text:p>
          </table:table-cell>
          <table:table-cell table:formula="of:=[$'raw data'.I3]" office:value-type="float" office:value="47.8000703507349" calcext:value-type="float">
            <text:p>47.8000703507349</text:p>
          </table:table-cell>
          <table:table-cell table:formula="of:=[$'raw data'.J3]" office:value-type="float" office:value="0" calcext:value-type="float">
            <text:p>0</text:p>
          </table:table-cell>
          <table:table-cell table:formula="of:=[$'raw data'.K3]" office:value-type="float" office:value="0" calcext:value-type="float">
            <text:p>0</text:p>
          </table:table-cell>
          <table:table-cell table:formula="of:=[$'raw data'.L3]" office:value-type="float" office:value="28.8394864681456" calcext:value-type="float">
            <text:p>28.8394864681456</text:p>
          </table:table-cell>
          <table:table-cell table:formula="of:=[$'raw data'.M3]" office:value-type="float" office:value="2.15442265093016" calcext:value-type="float">
            <text:p>2.15442265093016</text:p>
          </table:table-cell>
          <table:table-cell table:formula="of:=[$'raw data'.N3]" office:value-type="float" office:value="0" calcext:value-type="float">
            <text:p>0</text:p>
          </table:table-cell>
          <table:table-cell table:formula="of:=[$'raw data'.O3]" office:value-type="float" office:value="0" calcext:value-type="float">
            <text:p>0</text:p>
          </table:table-cell>
          <table:table-cell table:formula="of:=[$'raw data'.P3]" office:value-type="float" office:value="5.10101359720159" calcext:value-type="float">
            <text:p>5.10101359720159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F_DISTOIL</text:p>
          </table:table-cell>
          <table:table-cell table:style-name="ce19" office:value-type="string" calcext:value-type="string">
            <text:p>REFERENCE STANDARD DISTILLATE FURNACE</text:p>
          </table:table-cell>
          <table:table-cell office:value-type="string" calcext:value-type="string">
            <text:p>R_SH_FST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KER.FURNACE.RESID</text:p>
          </table:table-cell>
          <table:table-cell table:formula="of:=[$'raw data'.H4]" office:value-type="float" office:value="14.4779141393745" calcext:value-type="float">
            <text:p>14.4779141393745</text:p>
          </table:table-cell>
          <table:table-cell table:formula="of:=[$'raw data'.I4]" office:value-type="float" office:value="47.8000703507349" calcext:value-type="float">
            <text:p>47.8000703507349</text:p>
          </table:table-cell>
          <table:table-cell table:formula="of:=[$'raw data'.J4]" office:value-type="float" office:value="0" calcext:value-type="float">
            <text:p>0</text:p>
          </table:table-cell>
          <table:table-cell table:formula="of:=[$'raw data'.K4]" office:value-type="float" office:value="0" calcext:value-type="float">
            <text:p>0</text:p>
          </table:table-cell>
          <table:table-cell table:formula="of:=[$'raw data'.L4]" office:value-type="float" office:value="28.8394864681456" calcext:value-type="float">
            <text:p>28.8394864681456</text:p>
          </table:table-cell>
          <table:table-cell table:formula="of:=[$'raw data'.M4]" office:value-type="float" office:value="2.15442265093016" calcext:value-type="float">
            <text:p>2.15442265093016</text:p>
          </table:table-cell>
          <table:table-cell table:formula="of:=[$'raw data'.N4]" office:value-type="float" office:value="0" calcext:value-type="float">
            <text:p>0</text:p>
          </table:table-cell>
          <table:table-cell table:formula="of:=[$'raw data'.O4]" office:value-type="float" office:value="0" calcext:value-type="float">
            <text:p>0</text:p>
          </table:table-cell>
          <table:table-cell table:formula="of:=[$'raw data'.P4]" office:value-type="float" office:value="5.10101359720159" calcext:value-type="float">
            <text:p>5.10101359720159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F_DISTOIL</text:p>
          </table:table-cell>
          <table:table-cell table:style-name="ce19" office:value-type="string" calcext:value-type="string">
            <text:p>REFERENCE HIGH EFFICIENCY DISTILLATE FURNACE</text:p>
          </table:table-cell>
          <table:table-cell office:value-type="string" calcext:value-type="string">
            <text:p>R_SH_FHE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KER.FURNACE.RESID</text:p>
          </table:table-cell>
          <table:table-cell table:formula="of:=[$'raw data'.H5]" office:value-type="float" office:value="14.4779141393745" calcext:value-type="float">
            <text:p>14.4779141393745</text:p>
          </table:table-cell>
          <table:table-cell table:formula="of:=[$'raw data'.I5]" office:value-type="float" office:value="47.8000703507349" calcext:value-type="float">
            <text:p>47.8000703507349</text:p>
          </table:table-cell>
          <table:table-cell table:formula="of:=[$'raw data'.J5]" office:value-type="float" office:value="0" calcext:value-type="float">
            <text:p>0</text:p>
          </table:table-cell>
          <table:table-cell table:formula="of:=[$'raw data'.K5]" office:value-type="float" office:value="0" calcext:value-type="float">
            <text:p>0</text:p>
          </table:table-cell>
          <table:table-cell table:formula="of:=[$'raw data'.L5]" office:value-type="float" office:value="28.8394864681456" calcext:value-type="float">
            <text:p>28.8394864681456</text:p>
          </table:table-cell>
          <table:table-cell table:formula="of:=[$'raw data'.M5]" office:value-type="float" office:value="2.15442265093016" calcext:value-type="float">
            <text:p>2.15442265093016</text:p>
          </table:table-cell>
          <table:table-cell table:formula="of:=[$'raw data'.N5]" office:value-type="float" office:value="0" calcext:value-type="float">
            <text:p>0</text:p>
          </table:table-cell>
          <table:table-cell table:formula="of:=[$'raw data'.O5]" office:value-type="float" office:value="0" calcext:value-type="float">
            <text:p>0</text:p>
          </table:table-cell>
          <table:table-cell table:formula="of:=[$'raw data'.P5]" office:value-type="float" office:value="5.10101359720159" calcext:value-type="float">
            <text:p>5.10101359720159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F_NGA</text:p>
          </table:table-cell>
          <table:table-cell table:style-name="ce20" office:value-type="string" calcext:value-type="string">
            <text:p>REFERENCE NATURAL GAS FURNACE</text:p>
          </table:table-cell>
          <table:table-cell office:value-type="string" calcext:value-type="string">
            <text:p>R_SH_FNGA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H.NGA.FURNACE.RESID</text:p>
          </table:table-cell>
          <table:table-cell table:formula="of:=[$'raw data'.H6]" office:value-type="float" office:value="283.463497686669" calcext:value-type="float">
            <text:p>283.463497686669</text:p>
          </table:table-cell>
          <table:table-cell table:formula="of:=[$'raw data'.I6]" office:value-type="float" office:value="1679.34727853458" calcext:value-type="float">
            <text:p>1679.34727853458</text:p>
          </table:table-cell>
          <table:table-cell table:formula="of:=[$'raw data'.J6]" office:value-type="float" office:value="4268.02172996335" calcext:value-type="float">
            <text:p>4268.02172996335</text:p>
          </table:table-cell>
          <table:table-cell table:formula="of:=[$'raw data'.K6]" office:value-type="float" office:value="1559.36242613502" calcext:value-type="float">
            <text:p>1559.36242613502</text:p>
          </table:table-cell>
          <table:table-cell table:formula="of:=[$'raw data'.L6]" office:value-type="float" office:value="1493.98678666542" calcext:value-type="float">
            <text:p>1493.98678666542</text:p>
          </table:table-cell>
          <table:table-cell table:formula="of:=[$'raw data'.M6]" office:value-type="float" office:value="607.074039009901" calcext:value-type="float">
            <text:p>607.074039009901</text:p>
          </table:table-cell>
          <table:table-cell table:formula="of:=[$'raw data'.N6]" office:value-type="float" office:value="960.618264208678" calcext:value-type="float">
            <text:p>960.618264208678</text:p>
          </table:table-cell>
          <table:table-cell table:formula="of:=[$'raw data'.O6]" office:value-type="float" office:value="1471.65961944776" calcext:value-type="float">
            <text:p>1471.65961944776</text:p>
          </table:table-cell>
          <table:table-cell table:formula="of:=[$'raw data'.P6]" office:value-type="float" office:value="1413.49519986361" calcext:value-type="float">
            <text:p>1413.49519986361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F_NGA</text:p>
          </table:table-cell>
          <table:table-cell table:style-name="ce20" office:value-type="string" calcext:value-type="string">
            <text:p>REFERENCE NATURAL GAS FURNACE</text:p>
          </table:table-cell>
          <table:table-cell office:value-type="string" calcext:value-type="string">
            <text:p>R_SH_FNGA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H.NGA.FURNACE.RESID</text:p>
          </table:table-cell>
          <table:table-cell table:formula="of:=[$'raw data'.H7]" office:value-type="float" office:value="283.463497686669" calcext:value-type="float">
            <text:p>283.463497686669</text:p>
          </table:table-cell>
          <table:table-cell table:formula="of:=[$'raw data'.I7]" office:value-type="float" office:value="1679.34727853458" calcext:value-type="float">
            <text:p>1679.34727853458</text:p>
          </table:table-cell>
          <table:table-cell table:formula="of:=[$'raw data'.J7]" office:value-type="float" office:value="4268.02172996335" calcext:value-type="float">
            <text:p>4268.02172996335</text:p>
          </table:table-cell>
          <table:table-cell table:formula="of:=[$'raw data'.K7]" office:value-type="float" office:value="1559.36242613502" calcext:value-type="float">
            <text:p>1559.36242613502</text:p>
          </table:table-cell>
          <table:table-cell table:formula="of:=[$'raw data'.L7]" office:value-type="float" office:value="1493.98678666542" calcext:value-type="float">
            <text:p>1493.98678666542</text:p>
          </table:table-cell>
          <table:table-cell table:formula="of:=[$'raw data'.M7]" office:value-type="float" office:value="607.074039009901" calcext:value-type="float">
            <text:p>607.074039009901</text:p>
          </table:table-cell>
          <table:table-cell table:formula="of:=[$'raw data'.N7]" office:value-type="float" office:value="960.618264208678" calcext:value-type="float">
            <text:p>960.618264208678</text:p>
          </table:table-cell>
          <table:table-cell table:formula="of:=[$'raw data'.O7]" office:value-type="float" office:value="1471.65961944776" calcext:value-type="float">
            <text:p>1471.65961944776</text:p>
          </table:table-cell>
          <table:table-cell table:formula="of:=[$'raw data'.P7]" office:value-type="float" office:value="1413.49519986361" calcext:value-type="float">
            <text:p>1413.49519986361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F_NGA</text:p>
          </table:table-cell>
          <table:table-cell table:style-name="ce20" office:value-type="string" calcext:value-type="string">
            <text:p>REFERENCE STANDARD NATURAL GAS FURNACE</text:p>
          </table:table-cell>
          <table:table-cell office:value-type="string" calcext:value-type="string">
            <text:p>R_SH_FST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NGA.FURNACE.RESID</text:p>
          </table:table-cell>
          <table:table-cell table:formula="of:=[$'raw data'.H8]" office:value-type="float" office:value="283.463497686669" calcext:value-type="float">
            <text:p>283.463497686669</text:p>
          </table:table-cell>
          <table:table-cell table:formula="of:=[$'raw data'.I8]" office:value-type="float" office:value="1679.34727853458" calcext:value-type="float">
            <text:p>1679.34727853458</text:p>
          </table:table-cell>
          <table:table-cell table:formula="of:=[$'raw data'.J8]" office:value-type="float" office:value="4268.02172996335" calcext:value-type="float">
            <text:p>4268.02172996335</text:p>
          </table:table-cell>
          <table:table-cell table:formula="of:=[$'raw data'.K8]" office:value-type="float" office:value="1559.36242613502" calcext:value-type="float">
            <text:p>1559.36242613502</text:p>
          </table:table-cell>
          <table:table-cell table:formula="of:=[$'raw data'.L8]" office:value-type="float" office:value="1493.98678666542" calcext:value-type="float">
            <text:p>1493.98678666542</text:p>
          </table:table-cell>
          <table:table-cell table:formula="of:=[$'raw data'.M8]" office:value-type="float" office:value="607.074039009901" calcext:value-type="float">
            <text:p>607.074039009901</text:p>
          </table:table-cell>
          <table:table-cell table:formula="of:=[$'raw data'.N8]" office:value-type="float" office:value="960.618264208678" calcext:value-type="float">
            <text:p>960.618264208678</text:p>
          </table:table-cell>
          <table:table-cell table:formula="of:=[$'raw data'.O8]" office:value-type="float" office:value="1471.65961944776" calcext:value-type="float">
            <text:p>1471.65961944776</text:p>
          </table:table-cell>
          <table:table-cell table:formula="of:=[$'raw data'.P8]" office:value-type="float" office:value="1413.49519986361" calcext:value-type="float">
            <text:p>1413.49519986361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F_NGA</text:p>
          </table:table-cell>
          <table:table-cell table:style-name="ce20" office:value-type="string" calcext:value-type="string">
            <text:p>REFERENCE HIGH EFFICIENCY NATURAL GAS FURNACE</text:p>
          </table:table-cell>
          <table:table-cell office:value-type="string" calcext:value-type="string">
            <text:p>R_SH_FHE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NGA.FURNACE.RESID</text:p>
          </table:table-cell>
          <table:table-cell table:formula="of:=[$'raw data'.H9]" office:value-type="float" office:value="283.463497686669" calcext:value-type="float">
            <text:p>283.463497686669</text:p>
          </table:table-cell>
          <table:table-cell table:formula="of:=[$'raw data'.I9]" office:value-type="float" office:value="1679.34727853458" calcext:value-type="float">
            <text:p>1679.34727853458</text:p>
          </table:table-cell>
          <table:table-cell table:formula="of:=[$'raw data'.J9]" office:value-type="float" office:value="4268.02172996335" calcext:value-type="float">
            <text:p>4268.02172996335</text:p>
          </table:table-cell>
          <table:table-cell table:formula="of:=[$'raw data'.K9]" office:value-type="float" office:value="1559.36242613502" calcext:value-type="float">
            <text:p>1559.36242613502</text:p>
          </table:table-cell>
          <table:table-cell table:formula="of:=[$'raw data'.L9]" office:value-type="float" office:value="1493.98678666542" calcext:value-type="float">
            <text:p>1493.98678666542</text:p>
          </table:table-cell>
          <table:table-cell table:formula="of:=[$'raw data'.M9]" office:value-type="float" office:value="607.074039009901" calcext:value-type="float">
            <text:p>607.074039009901</text:p>
          </table:table-cell>
          <table:table-cell table:formula="of:=[$'raw data'.N9]" office:value-type="float" office:value="960.618264208678" calcext:value-type="float">
            <text:p>960.618264208678</text:p>
          </table:table-cell>
          <table:table-cell table:formula="of:=[$'raw data'.O9]" office:value-type="float" office:value="1471.65961944776" calcext:value-type="float">
            <text:p>1471.65961944776</text:p>
          </table:table-cell>
          <table:table-cell table:formula="of:=[$'raw data'.P9]" office:value-type="float" office:value="1413.49519986361" calcext:value-type="float">
            <text:p>1413.49519986361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WH_BIO</text:p>
          </table:table-cell>
          <table:table-cell table:style-name="ce21" office:value-type="string" calcext:value-type="string">
            <text:p>REFERENCE CORDWOOD STOVE WOOD HEAT FOR SPACE HEATING</text:p>
          </table:table-cell>
          <table:table-cell office:value-type="string" calcext:value-type="string">
            <text:p>R_SH_WHBIO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H.WDHEAT.RESID</text:p>
          </table:table-cell>
          <table:table-cell table:formula="of:=[$'raw data'.H18]" office:value-type="float" office:value="135.322133274911" calcext:value-type="float">
            <text:p>135.322133274911</text:p>
          </table:table-cell>
          <table:table-cell table:formula="of:=[$'raw data'.I18]" office:value-type="float" office:value="179.920832091129" calcext:value-type="float">
            <text:p>179.920832091129</text:p>
          </table:table-cell>
          <table:table-cell table:formula="of:=[$'raw data'.J18]" office:value-type="float" office:value="285.204729211299" calcext:value-type="float">
            <text:p>285.204729211299</text:p>
          </table:table-cell>
          <table:table-cell table:formula="of:=[$'raw data'.K18]" office:value-type="float" office:value="211.051652578224" calcext:value-type="float">
            <text:p>211.051652578224</text:p>
          </table:table-cell>
          <table:table-cell table:formula="of:=[$'raw data'.L18]" office:value-type="float" office:value="387.53940758254" calcext:value-type="float">
            <text:p>387.53940758254</text:p>
          </table:table-cell>
          <table:table-cell table:formula="of:=[$'raw data'.M18]" office:value-type="float" office:value="179.489604653709" calcext:value-type="float">
            <text:p>179.489604653709</text:p>
          </table:table-cell>
          <table:table-cell table:formula="of:=[$'raw data'.N18]" office:value-type="float" office:value="119.822884177205" calcext:value-type="float">
            <text:p>119.822884177205</text:p>
          </table:table-cell>
          <table:table-cell table:formula="of:=[$'raw data'.O18]" office:value-type="float" office:value="130.218368456061" calcext:value-type="float">
            <text:p>130.218368456061</text:p>
          </table:table-cell>
          <table:table-cell table:formula="of:=[$'raw data'.P18]" office:value-type="float" office:value="348.605342969068" calcext:value-type="float">
            <text:p>348.605342969068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WH_BIO</text:p>
          </table:table-cell>
          <table:table-cell table:style-name="ce21" office:value-type="string" calcext:value-type="string">
            <text:p>REFERENCE CORDWOOD STOVE WOOD HEAT FOR SPACE HEATING</text:p>
          </table:table-cell>
          <table:table-cell office:value-type="string" calcext:value-type="string">
            <text:p>R_SH_WHBIO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H.WDHEAT.RESID</text:p>
          </table:table-cell>
          <table:table-cell table:formula="of:=[$'raw data'.H19]" office:value-type="float" office:value="135.322133274911" calcext:value-type="float">
            <text:p>135.322133274911</text:p>
          </table:table-cell>
          <table:table-cell table:formula="of:=[$'raw data'.I19]" office:value-type="float" office:value="179.920832091129" calcext:value-type="float">
            <text:p>179.920832091129</text:p>
          </table:table-cell>
          <table:table-cell table:formula="of:=[$'raw data'.J19]" office:value-type="float" office:value="285.204729211299" calcext:value-type="float">
            <text:p>285.204729211299</text:p>
          </table:table-cell>
          <table:table-cell table:formula="of:=[$'raw data'.K19]" office:value-type="float" office:value="211.051652578224" calcext:value-type="float">
            <text:p>211.051652578224</text:p>
          </table:table-cell>
          <table:table-cell table:formula="of:=[$'raw data'.L19]" office:value-type="float" office:value="387.53940758254" calcext:value-type="float">
            <text:p>387.53940758254</text:p>
          </table:table-cell>
          <table:table-cell table:formula="of:=[$'raw data'.M19]" office:value-type="float" office:value="179.489604653709" calcext:value-type="float">
            <text:p>179.489604653709</text:p>
          </table:table-cell>
          <table:table-cell table:formula="of:=[$'raw data'.N19]" office:value-type="float" office:value="119.822884177205" calcext:value-type="float">
            <text:p>119.822884177205</text:p>
          </table:table-cell>
          <table:table-cell table:formula="of:=[$'raw data'.O19]" office:value-type="float" office:value="130.218368456061" calcext:value-type="float">
            <text:p>130.218368456061</text:p>
          </table:table-cell>
          <table:table-cell table:formula="of:=[$'raw data'.P19]" office:value-type="float" office:value="348.605342969068" calcext:value-type="float">
            <text:p>348.605342969068</text:p>
          </table:table-cell>
          <table:table-cell/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WH_BIO</text:p>
          </table:table-cell>
          <table:table-cell table:style-name="ce21" office:value-type="string" calcext:value-type="string">
            <text:p>REFERENCE STANDARD CORDWOOD STOVE WOOD HEAT FOR SPACE HEATING</text:p>
          </table:table-cell>
          <table:table-cell office:value-type="string" calcext:value-type="string">
            <text:p>R_SH_WHST_BIO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WDHEAT.RESID</text:p>
          </table:table-cell>
          <table:table-cell table:formula="of:=[$'raw data'.H20]" office:value-type="float" office:value="135.322133274911" calcext:value-type="float">
            <text:p>135.322133274911</text:p>
          </table:table-cell>
          <table:table-cell table:formula="of:=[$'raw data'.I20]" office:value-type="float" office:value="179.920832091129" calcext:value-type="float">
            <text:p>179.920832091129</text:p>
          </table:table-cell>
          <table:table-cell table:formula="of:=[$'raw data'.J20]" office:value-type="float" office:value="285.204729211299" calcext:value-type="float">
            <text:p>285.204729211299</text:p>
          </table:table-cell>
          <table:table-cell table:formula="of:=[$'raw data'.K20]" office:value-type="float" office:value="211.051652578224" calcext:value-type="float">
            <text:p>211.051652578224</text:p>
          </table:table-cell>
          <table:table-cell table:formula="of:=[$'raw data'.L20]" office:value-type="float" office:value="387.53940758254" calcext:value-type="float">
            <text:p>387.53940758254</text:p>
          </table:table-cell>
          <table:table-cell table:formula="of:=[$'raw data'.M20]" office:value-type="float" office:value="179.489604653709" calcext:value-type="float">
            <text:p>179.489604653709</text:p>
          </table:table-cell>
          <table:table-cell table:formula="of:=[$'raw data'.N20]" office:value-type="float" office:value="119.822884177205" calcext:value-type="float">
            <text:p>119.822884177205</text:p>
          </table:table-cell>
          <table:table-cell table:formula="of:=[$'raw data'.O20]" office:value-type="float" office:value="130.218368456061" calcext:value-type="float">
            <text:p>130.218368456061</text:p>
          </table:table-cell>
          <table:table-cell table:formula="of:=[$'raw data'.P20]" office:value-type="float" office:value="348.605342969068" calcext:value-type="float">
            <text:p>348.605342969068</text:p>
          </table:table-cell>
          <table:table-cell/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WH_BIO</text:p>
          </table:table-cell>
          <table:table-cell table:style-name="ce21" office:value-type="string" calcext:value-type="string">
            <text:p>REFERENCE HIGH EFFICIENCY CORDWOOD STOVE WOOD HEAT FOR SPACE HEATING</text:p>
          </table:table-cell>
          <table:table-cell office:value-type="string" calcext:value-type="string">
            <text:p>R_SH_WHHE_BIO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WDHEAT.RESID</text:p>
          </table:table-cell>
          <table:table-cell table:formula="of:=[$'raw data'.H21]" office:value-type="float" office:value="135.322133274911" calcext:value-type="float">
            <text:p>135.322133274911</text:p>
          </table:table-cell>
          <table:table-cell table:formula="of:=[$'raw data'.I21]" office:value-type="float" office:value="179.920832091129" calcext:value-type="float">
            <text:p>179.920832091129</text:p>
          </table:table-cell>
          <table:table-cell table:formula="of:=[$'raw data'.J21]" office:value-type="float" office:value="285.204729211299" calcext:value-type="float">
            <text:p>285.204729211299</text:p>
          </table:table-cell>
          <table:table-cell table:formula="of:=[$'raw data'.K21]" office:value-type="float" office:value="211.051652578224" calcext:value-type="float">
            <text:p>211.051652578224</text:p>
          </table:table-cell>
          <table:table-cell table:formula="of:=[$'raw data'.L21]" office:value-type="float" office:value="387.53940758254" calcext:value-type="float">
            <text:p>387.53940758254</text:p>
          </table:table-cell>
          <table:table-cell table:formula="of:=[$'raw data'.M21]" office:value-type="float" office:value="179.489604653709" calcext:value-type="float">
            <text:p>179.489604653709</text:p>
          </table:table-cell>
          <table:table-cell table:formula="of:=[$'raw data'.N21]" office:value-type="float" office:value="119.822884177205" calcext:value-type="float">
            <text:p>119.822884177205</text:p>
          </table:table-cell>
          <table:table-cell table:formula="of:=[$'raw data'.O21]" office:value-type="float" office:value="130.218368456061" calcext:value-type="float">
            <text:p>130.218368456061</text:p>
          </table:table-cell>
          <table:table-cell table:formula="of:=[$'raw data'.P21]" office:value-type="float" office:value="348.605342969068" calcext:value-type="float">
            <text:p>348.605342969068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PLT_BIO</text:p>
          </table:table-cell>
          <table:table-cell table:style-name="ce22" office:value-type="string" calcext:value-type="string">
            <text:p>REFERENCE RESIDENTIAL WOOD PELLET STOVES</text:p>
          </table:table-cell>
          <table:table-cell office:value-type="string" calcext:value-type="string">
            <text:p>R_SH_PLT_BIO_R</text:p>
          </table:table-cell>
          <table:table-cell office:value-type="float" office:value="2009" calcext:value-type="float">
            <text:p>2009</text:p>
          </table:table-cell>
          <table:table-cell/>
          <table:table-cell table:formula="of:=[$'raw data'.H25]" office:value-type="float" office:value="0" calcext:value-type="float">
            <text:p>0</text:p>
          </table:table-cell>
          <table:table-cell table:formula="of:=[$'raw data'.I25]" office:value-type="float" office:value="0" calcext:value-type="float">
            <text:p>0</text:p>
          </table:table-cell>
          <table:table-cell table:formula="of:=[$'raw data'.J25]" office:value-type="float" office:value="0" calcext:value-type="float">
            <text:p>0</text:p>
          </table:table-cell>
          <table:table-cell table:formula="of:=[$'raw data'.K25]" office:value-type="float" office:value="0" calcext:value-type="float">
            <text:p>0</text:p>
          </table:table-cell>
          <table:table-cell table:formula="of:=[$'raw data'.L25]" office:value-type="float" office:value="0" calcext:value-type="float">
            <text:p>0</text:p>
          </table:table-cell>
          <table:table-cell table:formula="of:=[$'raw data'.M25]" office:value-type="float" office:value="0" calcext:value-type="float">
            <text:p>0</text:p>
          </table:table-cell>
          <table:table-cell table:formula="of:=[$'raw data'.N25]" office:value-type="float" office:value="0" calcext:value-type="float">
            <text:p>0</text:p>
          </table:table-cell>
          <table:table-cell table:formula="of:=[$'raw data'.O25]" office:value-type="float" office:value="0" calcext:value-type="float">
            <text:p>0</text:p>
          </table:table-cell>
          <table:table-cell table:formula="of:=[$'raw data'.P25]" office:value-type="float" office:value="0" calcext:value-type="float">
            <text:p>0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PLT_BIO</text:p>
          </table:table-cell>
          <table:table-cell table:style-name="ce22" office:value-type="string" calcext:value-type="string">
            <text:p>REFERENCE RESIDENTIAL WOOD PELLET STOVES</text:p>
          </table:table-cell>
          <table:table-cell office:value-type="string" calcext:value-type="string">
            <text:p>R_SH_PLT_BIO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[$'raw data'.H26]" office:value-type="float" office:value="0" calcext:value-type="float">
            <text:p>0</text:p>
          </table:table-cell>
          <table:table-cell table:formula="of:=[$'raw data'.I26]" office:value-type="float" office:value="0" calcext:value-type="float">
            <text:p>0</text:p>
          </table:table-cell>
          <table:table-cell table:formula="of:=[$'raw data'.J26]" office:value-type="float" office:value="0" calcext:value-type="float">
            <text:p>0</text:p>
          </table:table-cell>
          <table:table-cell table:formula="of:=[$'raw data'.K26]" office:value-type="float" office:value="0" calcext:value-type="float">
            <text:p>0</text:p>
          </table:table-cell>
          <table:table-cell table:formula="of:=[$'raw data'.L26]" office:value-type="float" office:value="0" calcext:value-type="float">
            <text:p>0</text:p>
          </table:table-cell>
          <table:table-cell table:formula="of:=[$'raw data'.M26]" office:value-type="float" office:value="0" calcext:value-type="float">
            <text:p>0</text:p>
          </table:table-cell>
          <table:table-cell table:formula="of:=[$'raw data'.N26]" office:value-type="float" office:value="0" calcext:value-type="float">
            <text:p>0</text:p>
          </table:table-cell>
          <table:table-cell table:formula="of:=[$'raw data'.O26]" office:value-type="float" office:value="0" calcext:value-type="float">
            <text:p>0</text:p>
          </table:table-cell>
          <table:table-cell table:formula="of:=[$'raw data'.P26]" office:value-type="float" office:value="0" calcext:value-type="float">
            <text:p>0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PLT_BIO</text:p>
          </table:table-cell>
          <table:table-cell table:style-name="ce22" office:value-type="string" calcext:value-type="string">
            <text:p>REFERENCE STANDARD RESIDENTIAL WOOD PELLET STOVES</text:p>
          </table:table-cell>
          <table:table-cell office:value-type="string" calcext:value-type="string">
            <text:p>R_SH_PLTST_BIO_R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$'raw data'.H27]" office:value-type="float" office:value="0" calcext:value-type="float">
            <text:p>0</text:p>
          </table:table-cell>
          <table:table-cell table:formula="of:=[$'raw data'.I27]" office:value-type="float" office:value="0" calcext:value-type="float">
            <text:p>0</text:p>
          </table:table-cell>
          <table:table-cell table:formula="of:=[$'raw data'.J27]" office:value-type="float" office:value="0" calcext:value-type="float">
            <text:p>0</text:p>
          </table:table-cell>
          <table:table-cell table:formula="of:=[$'raw data'.K27]" office:value-type="float" office:value="0" calcext:value-type="float">
            <text:p>0</text:p>
          </table:table-cell>
          <table:table-cell table:formula="of:=[$'raw data'.L27]" office:value-type="float" office:value="0" calcext:value-type="float">
            <text:p>0</text:p>
          </table:table-cell>
          <table:table-cell table:formula="of:=[$'raw data'.M27]" office:value-type="float" office:value="0" calcext:value-type="float">
            <text:p>0</text:p>
          </table:table-cell>
          <table:table-cell table:formula="of:=[$'raw data'.N27]" office:value-type="float" office:value="0" calcext:value-type="float">
            <text:p>0</text:p>
          </table:table-cell>
          <table:table-cell table:formula="of:=[$'raw data'.O27]" office:value-type="float" office:value="0" calcext:value-type="float">
            <text:p>0</text:p>
          </table:table-cell>
          <table:table-cell table:formula="of:=[$'raw data'.P27]" office:value-type="float" office:value="0" calcext:value-type="float">
            <text:p>0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PLT_BIO</text:p>
          </table:table-cell>
          <table:table-cell table:style-name="ce22" office:value-type="string" calcext:value-type="string">
            <text:p>REFERENCE HIGH EFFICIENCY RESIDENTIAL WOOD PELLET STOVES</text:p>
          </table:table-cell>
          <table:table-cell office:value-type="string" calcext:value-type="string">
            <text:p>R_SH_PLTHE_BIO_R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$'raw data'.H28]" office:value-type="float" office:value="0" calcext:value-type="float">
            <text:p>0</text:p>
          </table:table-cell>
          <table:table-cell table:formula="of:=[$'raw data'.I28]" office:value-type="float" office:value="0" calcext:value-type="float">
            <text:p>0</text:p>
          </table:table-cell>
          <table:table-cell table:formula="of:=[$'raw data'.J28]" office:value-type="float" office:value="0" calcext:value-type="float">
            <text:p>0</text:p>
          </table:table-cell>
          <table:table-cell table:formula="of:=[$'raw data'.K28]" office:value-type="float" office:value="0" calcext:value-type="float">
            <text:p>0</text:p>
          </table:table-cell>
          <table:table-cell table:formula="of:=[$'raw data'.L28]" office:value-type="float" office:value="0" calcext:value-type="float">
            <text:p>0</text:p>
          </table:table-cell>
          <table:table-cell table:formula="of:=[$'raw data'.M28]" office:value-type="float" office:value="0" calcext:value-type="float">
            <text:p>0</text:p>
          </table:table-cell>
          <table:table-cell table:formula="of:=[$'raw data'.N28]" office:value-type="float" office:value="0" calcext:value-type="float">
            <text:p>0</text:p>
          </table:table-cell>
          <table:table-cell table:formula="of:=[$'raw data'.O28]" office:value-type="float" office:value="0" calcext:value-type="float">
            <text:p>0</text:p>
          </table:table-cell>
          <table:table-cell table:formula="of:=[$'raw data'.P28]" office:value-type="float" office:value="0" calcext:value-type="float">
            <text:p>0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F_ELC</text:p>
          </table:table-cell>
          <table:table-cell table:style-name="ce22" office:value-type="string" calcext:value-type="string">
            <text:p>REFERENCE ELECTRIC RESISTANCE FURNACE</text:p>
          </table:table-cell>
          <table:table-cell office:value-type="string" calcext:value-type="string">
            <text:p>R_SH_F_ELC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H.ELC.RADIANT.RESID</text:p>
          </table:table-cell>
          <table:table-cell table:formula="of:=[$'raw data'.H29]" office:value-type="float" office:value="24.9431463131737" calcext:value-type="float">
            <text:p>24.9431463131737</text:p>
          </table:table-cell>
          <table:table-cell table:formula="of:=[$'raw data'.I29]" office:value-type="float" office:value="125.374642453021" calcext:value-type="float">
            <text:p>125.374642453021</text:p>
          </table:table-cell>
          <table:table-cell table:formula="of:=[$'raw data'.J29]" office:value-type="float" office:value="215.259595312009" calcext:value-type="float">
            <text:p>215.259595312009</text:p>
          </table:table-cell>
          <table:table-cell table:formula="of:=[$'raw data'.K29]" office:value-type="float" office:value="166.785071244904" calcext:value-type="float">
            <text:p>166.785071244904</text:p>
          </table:table-cell>
          <table:table-cell table:formula="of:=[$'raw data'.L29]" office:value-type="float" office:value="694.763700260734" calcext:value-type="float">
            <text:p>694.763700260734</text:p>
          </table:table-cell>
          <table:table-cell table:formula="of:=[$'raw data'.M29]" office:value-type="float" office:value="267.676811170205" calcext:value-type="float">
            <text:p>267.676811170205</text:p>
          </table:table-cell>
          <table:table-cell table:formula="of:=[$'raw data'.N29]" office:value-type="float" office:value="380.155207772295" calcext:value-type="float">
            <text:p>380.155207772295</text:p>
          </table:table-cell>
          <table:table-cell table:formula="of:=[$'raw data'.O29]" office:value-type="float" office:value="115.253177253138" calcext:value-type="float">
            <text:p>115.253177253138</text:p>
          </table:table-cell>
          <table:table-cell table:formula="of:=[$'raw data'.P29]" office:value-type="float" office:value="342.744303133297" calcext:value-type="float">
            <text:p>342.744303133297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F_ELC</text:p>
          </table:table-cell>
          <table:table-cell table:style-name="ce22" office:value-type="string" calcext:value-type="string">
            <text:p>REFERENCE ELECTRIC RESISTANCE FURNACE</text:p>
          </table:table-cell>
          <table:table-cell office:value-type="string" calcext:value-type="string">
            <text:p>R_SH_F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H.ELC.RADIANT.RESID</text:p>
          </table:table-cell>
          <table:table-cell table:formula="of:=[$'raw data'.H30]" office:value-type="float" office:value="24.9431463131737" calcext:value-type="float">
            <text:p>24.9431463131737</text:p>
          </table:table-cell>
          <table:table-cell table:formula="of:=[$'raw data'.I30]" office:value-type="float" office:value="125.374642453021" calcext:value-type="float">
            <text:p>125.374642453021</text:p>
          </table:table-cell>
          <table:table-cell table:formula="of:=[$'raw data'.J30]" office:value-type="float" office:value="215.259595312009" calcext:value-type="float">
            <text:p>215.259595312009</text:p>
          </table:table-cell>
          <table:table-cell table:formula="of:=[$'raw data'.K30]" office:value-type="float" office:value="166.785071244904" calcext:value-type="float">
            <text:p>166.785071244904</text:p>
          </table:table-cell>
          <table:table-cell table:formula="of:=[$'raw data'.L30]" office:value-type="float" office:value="694.763700260734" calcext:value-type="float">
            <text:p>694.763700260734</text:p>
          </table:table-cell>
          <table:table-cell table:formula="of:=[$'raw data'.M30]" office:value-type="float" office:value="267.676811170205" calcext:value-type="float">
            <text:p>267.676811170205</text:p>
          </table:table-cell>
          <table:table-cell table:formula="of:=[$'raw data'.N30]" office:value-type="float" office:value="380.155207772295" calcext:value-type="float">
            <text:p>380.155207772295</text:p>
          </table:table-cell>
          <table:table-cell table:formula="of:=[$'raw data'.O30]" office:value-type="float" office:value="115.253177253138" calcext:value-type="float">
            <text:p>115.253177253138</text:p>
          </table:table-cell>
          <table:table-cell table:formula="of:=[$'raw data'.P30]" office:value-type="float" office:value="342.744303133297" calcext:value-type="float">
            <text:p>342.744303133297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F_ELC</text:p>
          </table:table-cell>
          <table:table-cell table:style-name="ce22" office:value-type="string" calcext:value-type="string">
            <text:p>REFERENCE STANDARD ELECTRIC RESISTANCE FURNACE</text:p>
          </table:table-cell>
          <table:table-cell office:value-type="string" calcext:value-type="string">
            <text:p>R_SH_F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ELC.RADIANT.RESID</text:p>
          </table:table-cell>
          <table:table-cell table:formula="of:=[$'raw data'.H31]" office:value-type="float" office:value="24.9431463131737" calcext:value-type="float">
            <text:p>24.9431463131737</text:p>
          </table:table-cell>
          <table:table-cell table:formula="of:=[$'raw data'.I31]" office:value-type="float" office:value="125.374642453021" calcext:value-type="float">
            <text:p>125.374642453021</text:p>
          </table:table-cell>
          <table:table-cell table:formula="of:=[$'raw data'.J31]" office:value-type="float" office:value="215.259595312009" calcext:value-type="float">
            <text:p>215.259595312009</text:p>
          </table:table-cell>
          <table:table-cell table:formula="of:=[$'raw data'.K31]" office:value-type="float" office:value="166.785071244904" calcext:value-type="float">
            <text:p>166.785071244904</text:p>
          </table:table-cell>
          <table:table-cell table:formula="of:=[$'raw data'.L31]" office:value-type="float" office:value="694.763700260734" calcext:value-type="float">
            <text:p>694.763700260734</text:p>
          </table:table-cell>
          <table:table-cell table:formula="of:=[$'raw data'.M31]" office:value-type="float" office:value="267.676811170205" calcext:value-type="float">
            <text:p>267.676811170205</text:p>
          </table:table-cell>
          <table:table-cell table:formula="of:=[$'raw data'.N31]" office:value-type="float" office:value="380.155207772295" calcext:value-type="float">
            <text:p>380.155207772295</text:p>
          </table:table-cell>
          <table:table-cell table:formula="of:=[$'raw data'.O31]" office:value-type="float" office:value="115.253177253138" calcext:value-type="float">
            <text:p>115.253177253138</text:p>
          </table:table-cell>
          <table:table-cell table:formula="of:=[$'raw data'.P31]" office:value-type="float" office:value="342.744303133297" calcext:value-type="float">
            <text:p>342.744303133297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BLR_NGA</text:p>
          </table:table-cell>
          <table:table-cell table:style-name="ce22" office:value-type="string" calcext:value-type="string">
            <text:p>REFERENCE NATURAL GAS BOILER/RADIATOR</text:p>
          </table:table-cell>
          <table:table-cell table:style-name="Default" office:value-type="string" calcext:value-type="string">
            <text:p>R_SH_BLR_NGA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H.NGA.RADIANT.RESID</text:p>
          </table:table-cell>
          <table:table-cell table:formula="of:=[$'raw data'.H32]" office:value-type="float" office:value="370.400243286138" calcext:value-type="float">
            <text:p>370.400243286138</text:p>
          </table:table-cell>
          <table:table-cell table:formula="of:=[$'raw data'.I32]" office:value-type="float" office:value="997.571811813729" calcext:value-type="float">
            <text:p>997.571811813729</text:p>
          </table:table-cell>
          <table:table-cell table:formula="of:=[$'raw data'.J32]" office:value-type="float" office:value="479.175349040896" calcext:value-type="float">
            <text:p>479.175349040896</text:p>
          </table:table-cell>
          <table:table-cell table:formula="of:=[$'raw data'.K32]" office:value-type="float" office:value="190.144388020909" calcext:value-type="float">
            <text:p>190.144388020909</text:p>
          </table:table-cell>
          <table:table-cell table:formula="of:=[$'raw data'.L32]" office:value-type="float" office:value="204.803086321744" calcext:value-type="float">
            <text:p>204.803086321744</text:p>
          </table:table-cell>
          <table:table-cell table:formula="of:=[$'raw data'.M32]" office:value-type="float" office:value="60.2035618798416" calcext:value-type="float">
            <text:p>60.2035618798416</text:p>
          </table:table-cell>
          <table:table-cell table:formula="of:=[$'raw data'.N32]" office:value-type="float" office:value="197.949141546664" calcext:value-type="float">
            <text:p>197.949141546664</text:p>
          </table:table-cell>
          <table:table-cell table:formula="of:=[$'raw data'.O32]" office:value-type="float" office:value="158.483020929693" calcext:value-type="float">
            <text:p>158.483020929693</text:p>
          </table:table-cell>
          <table:table-cell table:formula="of:=[$'raw data'.P32]" office:value-type="float" office:value="417.250306736698" calcext:value-type="float">
            <text:p>417.250306736698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BLR_NGA</text:p>
          </table:table-cell>
          <table:table-cell table:style-name="ce22" office:value-type="string" calcext:value-type="string">
            <text:p>REFERENCE NATURAL GAS BOILER/RADIATOR</text:p>
          </table:table-cell>
          <table:table-cell table:style-name="Default" office:value-type="string" calcext:value-type="string">
            <text:p>R_SH_BLR_NGA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H.NGA.RADIANT.RESID</text:p>
          </table:table-cell>
          <table:table-cell table:formula="of:=[$'raw data'.H33]" office:value-type="float" office:value="370.400243286138" calcext:value-type="float">
            <text:p>370.400243286138</text:p>
          </table:table-cell>
          <table:table-cell table:formula="of:=[$'raw data'.I33]" office:value-type="float" office:value="997.571811813729" calcext:value-type="float">
            <text:p>997.571811813729</text:p>
          </table:table-cell>
          <table:table-cell table:formula="of:=[$'raw data'.J33]" office:value-type="float" office:value="479.175349040896" calcext:value-type="float">
            <text:p>479.175349040896</text:p>
          </table:table-cell>
          <table:table-cell table:formula="of:=[$'raw data'.K33]" office:value-type="float" office:value="190.144388020909" calcext:value-type="float">
            <text:p>190.144388020909</text:p>
          </table:table-cell>
          <table:table-cell table:formula="of:=[$'raw data'.L33]" office:value-type="float" office:value="204.803086321744" calcext:value-type="float">
            <text:p>204.803086321744</text:p>
          </table:table-cell>
          <table:table-cell table:formula="of:=[$'raw data'.M33]" office:value-type="float" office:value="60.2035618798416" calcext:value-type="float">
            <text:p>60.2035618798416</text:p>
          </table:table-cell>
          <table:table-cell table:formula="of:=[$'raw data'.N33]" office:value-type="float" office:value="197.949141546664" calcext:value-type="float">
            <text:p>197.949141546664</text:p>
          </table:table-cell>
          <table:table-cell table:formula="of:=[$'raw data'.O33]" office:value-type="float" office:value="158.483020929693" calcext:value-type="float">
            <text:p>158.483020929693</text:p>
          </table:table-cell>
          <table:table-cell table:formula="of:=[$'raw data'.P33]" office:value-type="float" office:value="417.250306736698" calcext:value-type="float">
            <text:p>417.250306736698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BLR_NGA</text:p>
          </table:table-cell>
          <table:table-cell table:style-name="ce22" office:value-type="string" calcext:value-type="string">
            <text:p>REFERENCE STANDARD NATURAL GAS BOILER/RADIATOR</text:p>
          </table:table-cell>
          <table:table-cell table:style-name="Default" office:value-type="string" calcext:value-type="string">
            <text:p>R_SH_BLRST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NGA.RADIANT.RESID</text:p>
          </table:table-cell>
          <table:table-cell table:formula="of:=[$'raw data'.H34]" office:value-type="float" office:value="370.400243286138" calcext:value-type="float">
            <text:p>370.400243286138</text:p>
          </table:table-cell>
          <table:table-cell table:formula="of:=[$'raw data'.I34]" office:value-type="float" office:value="997.571811813729" calcext:value-type="float">
            <text:p>997.571811813729</text:p>
          </table:table-cell>
          <table:table-cell table:formula="of:=[$'raw data'.J34]" office:value-type="float" office:value="479.175349040896" calcext:value-type="float">
            <text:p>479.175349040896</text:p>
          </table:table-cell>
          <table:table-cell table:formula="of:=[$'raw data'.K34]" office:value-type="float" office:value="190.144388020909" calcext:value-type="float">
            <text:p>190.144388020909</text:p>
          </table:table-cell>
          <table:table-cell table:formula="of:=[$'raw data'.L34]" office:value-type="float" office:value="204.803086321744" calcext:value-type="float">
            <text:p>204.803086321744</text:p>
          </table:table-cell>
          <table:table-cell table:formula="of:=[$'raw data'.M34]" office:value-type="float" office:value="60.2035618798416" calcext:value-type="float">
            <text:p>60.2035618798416</text:p>
          </table:table-cell>
          <table:table-cell table:formula="of:=[$'raw data'.N34]" office:value-type="float" office:value="197.949141546664" calcext:value-type="float">
            <text:p>197.949141546664</text:p>
          </table:table-cell>
          <table:table-cell table:formula="of:=[$'raw data'.O34]" office:value-type="float" office:value="158.483020929693" calcext:value-type="float">
            <text:p>158.483020929693</text:p>
          </table:table-cell>
          <table:table-cell table:formula="of:=[$'raw data'.P34]" office:value-type="float" office:value="417.250306736698" calcext:value-type="float">
            <text:p>417.250306736698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BLR_NGA</text:p>
          </table:table-cell>
          <table:table-cell table:style-name="ce22" office:value-type="string" calcext:value-type="string">
            <text:p>REFERENCE HIGH EFFICIENCY NATURAL GAS BOILER/RADIATOR</text:p>
          </table:table-cell>
          <table:table-cell table:style-name="Default" office:value-type="string" calcext:value-type="string">
            <text:p>R_SH_BLRHE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NGA.RADIANT.RESID</text:p>
          </table:table-cell>
          <table:table-cell table:formula="of:=[$'raw data'.H35]" office:value-type="float" office:value="370.400243286138" calcext:value-type="float">
            <text:p>370.400243286138</text:p>
          </table:table-cell>
          <table:table-cell table:formula="of:=[$'raw data'.I35]" office:value-type="float" office:value="997.571811813729" calcext:value-type="float">
            <text:p>997.571811813729</text:p>
          </table:table-cell>
          <table:table-cell table:formula="of:=[$'raw data'.J35]" office:value-type="float" office:value="479.175349040896" calcext:value-type="float">
            <text:p>479.175349040896</text:p>
          </table:table-cell>
          <table:table-cell table:formula="of:=[$'raw data'.K35]" office:value-type="float" office:value="190.144388020909" calcext:value-type="float">
            <text:p>190.144388020909</text:p>
          </table:table-cell>
          <table:table-cell table:formula="of:=[$'raw data'.L35]" office:value-type="float" office:value="204.803086321744" calcext:value-type="float">
            <text:p>204.803086321744</text:p>
          </table:table-cell>
          <table:table-cell table:formula="of:=[$'raw data'.M35]" office:value-type="float" office:value="60.2035618798416" calcext:value-type="float">
            <text:p>60.2035618798416</text:p>
          </table:table-cell>
          <table:table-cell table:formula="of:=[$'raw data'.N35]" office:value-type="float" office:value="197.949141546664" calcext:value-type="float">
            <text:p>197.949141546664</text:p>
          </table:table-cell>
          <table:table-cell table:formula="of:=[$'raw data'.O35]" office:value-type="float" office:value="158.483020929693" calcext:value-type="float">
            <text:p>158.483020929693</text:p>
          </table:table-cell>
          <table:table-cell table:formula="of:=[$'raw data'.P35]" office:value-type="float" office:value="417.250306736698" calcext:value-type="float">
            <text:p>417.250306736698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BLR_DISTOIL</text:p>
          </table:table-cell>
          <table:table-cell table:style-name="ce22" office:value-type="string" calcext:value-type="string">
            <text:p>REFERENCE DISTILLATE BOILER/RADIATOR</text:p>
          </table:table-cell>
          <table:table-cell table:style-name="Default" office:value-type="string" calcext:value-type="string">
            <text:p>R_SH_BLR_DISTOI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H.DSL.RADIANT.RESID</text:p>
          </table:table-cell>
          <table:table-cell table:formula="of:=[$'raw data'.H36]" office:value-type="float" office:value="551.245845649089" calcext:value-type="float">
            <text:p>551.245845649089</text:p>
          </table:table-cell>
          <table:table-cell table:formula="of:=[$'raw data'.I36]" office:value-type="float" office:value="833.494867730289" calcext:value-type="float">
            <text:p>833.494867730289</text:p>
          </table:table-cell>
          <table:table-cell table:formula="of:=[$'raw data'.J36]" office:value-type="float" office:value="15.8167564659559" calcext:value-type="float">
            <text:p>15.8167564659559</text:p>
          </table:table-cell>
          <table:table-cell table:formula="of:=[$'raw data'.K36]" office:value-type="float" office:value="25.6426273127841" calcext:value-type="float">
            <text:p>25.6426273127841</text:p>
          </table:table-cell>
          <table:table-cell table:formula="of:=[$'raw data'.L36]" office:value-type="float" office:value="97.6107481105534" calcext:value-type="float">
            <text:p>97.6107481105534</text:p>
          </table:table-cell>
          <table:table-cell table:formula="of:=[$'raw data'.M36]" office:value-type="float" office:value="0" calcext:value-type="float">
            <text:p>0</text:p>
          </table:table-cell>
          <table:table-cell table:formula="of:=[$'raw data'.N36]" office:value-type="float" office:value="0" calcext:value-type="float">
            <text:p>0</text:p>
          </table:table-cell>
          <table:table-cell table:formula="of:=[$'raw data'.O36]" office:value-type="float" office:value="0" calcext:value-type="float">
            <text:p>0</text:p>
          </table:table-cell>
          <table:table-cell table:formula="of:=[$'raw data'.P36]" office:value-type="float" office:value="7.7602863883171" calcext:value-type="float">
            <text:p>7.7602863883171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BLR_DISTOIL</text:p>
          </table:table-cell>
          <table:table-cell table:style-name="ce22" office:value-type="string" calcext:value-type="string">
            <text:p>REFERENCE DISTILLATE BOILER/RADIATOR</text:p>
          </table:table-cell>
          <table:table-cell table:style-name="Default" office:value-type="string" calcext:value-type="string">
            <text:p>R_SH_BLR_DISTOI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H.DSL.RADIANT.RESID</text:p>
          </table:table-cell>
          <table:table-cell table:formula="of:=[$'raw data'.H37]" office:value-type="float" office:value="551.245845649089" calcext:value-type="float">
            <text:p>551.245845649089</text:p>
          </table:table-cell>
          <table:table-cell table:formula="of:=[$'raw data'.I37]" office:value-type="float" office:value="833.494867730289" calcext:value-type="float">
            <text:p>833.494867730289</text:p>
          </table:table-cell>
          <table:table-cell table:formula="of:=[$'raw data'.J37]" office:value-type="float" office:value="15.8167564659559" calcext:value-type="float">
            <text:p>15.8167564659559</text:p>
          </table:table-cell>
          <table:table-cell table:formula="of:=[$'raw data'.K37]" office:value-type="float" office:value="25.6426273127841" calcext:value-type="float">
            <text:p>25.6426273127841</text:p>
          </table:table-cell>
          <table:table-cell table:formula="of:=[$'raw data'.L37]" office:value-type="float" office:value="97.6107481105534" calcext:value-type="float">
            <text:p>97.6107481105534</text:p>
          </table:table-cell>
          <table:table-cell table:formula="of:=[$'raw data'.M37]" office:value-type="float" office:value="0" calcext:value-type="float">
            <text:p>0</text:p>
          </table:table-cell>
          <table:table-cell table:formula="of:=[$'raw data'.N37]" office:value-type="float" office:value="0" calcext:value-type="float">
            <text:p>0</text:p>
          </table:table-cell>
          <table:table-cell table:formula="of:=[$'raw data'.O37]" office:value-type="float" office:value="0" calcext:value-type="float">
            <text:p>0</text:p>
          </table:table-cell>
          <table:table-cell table:formula="of:=[$'raw data'.P37]" office:value-type="float" office:value="7.7602863883171" calcext:value-type="float">
            <text:p>7.7602863883171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BLR_DISTOIL</text:p>
          </table:table-cell>
          <table:table-cell table:style-name="ce22" office:value-type="string" calcext:value-type="string">
            <text:p>REFERENCE STANDARD DISTILLATE BOILER/RADIATOR</text:p>
          </table:table-cell>
          <table:table-cell table:style-name="Default" office:value-type="string" calcext:value-type="string">
            <text:p>R_SH_BLRST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DSL.RADIANT.RESID</text:p>
          </table:table-cell>
          <table:table-cell table:formula="of:=[$'raw data'.H38]" office:value-type="float" office:value="551.245845649089" calcext:value-type="float">
            <text:p>551.245845649089</text:p>
          </table:table-cell>
          <table:table-cell table:formula="of:=[$'raw data'.I38]" office:value-type="float" office:value="833.494867730289" calcext:value-type="float">
            <text:p>833.494867730289</text:p>
          </table:table-cell>
          <table:table-cell table:formula="of:=[$'raw data'.J38]" office:value-type="float" office:value="15.8167564659559" calcext:value-type="float">
            <text:p>15.8167564659559</text:p>
          </table:table-cell>
          <table:table-cell table:formula="of:=[$'raw data'.K38]" office:value-type="float" office:value="25.6426273127841" calcext:value-type="float">
            <text:p>25.6426273127841</text:p>
          </table:table-cell>
          <table:table-cell table:formula="of:=[$'raw data'.L38]" office:value-type="float" office:value="97.6107481105534" calcext:value-type="float">
            <text:p>97.6107481105534</text:p>
          </table:table-cell>
          <table:table-cell table:formula="of:=[$'raw data'.M38]" office:value-type="float" office:value="0" calcext:value-type="float">
            <text:p>0</text:p>
          </table:table-cell>
          <table:table-cell table:formula="of:=[$'raw data'.N38]" office:value-type="float" office:value="0" calcext:value-type="float">
            <text:p>0</text:p>
          </table:table-cell>
          <table:table-cell table:formula="of:=[$'raw data'.O38]" office:value-type="float" office:value="0" calcext:value-type="float">
            <text:p>0</text:p>
          </table:table-cell>
          <table:table-cell table:formula="of:=[$'raw data'.P38]" office:value-type="float" office:value="7.7602863883171" calcext:value-type="float">
            <text:p>7.7602863883171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BLR_DISTOIL</text:p>
          </table:table-cell>
          <table:table-cell table:style-name="ce22" office:value-type="string" calcext:value-type="string">
            <text:p>REFERENCE HIGH EFFICIENCY DISTILLATE BOILER/RADIATOR</text:p>
          </table:table-cell>
          <table:table-cell table:style-name="Default" office:value-type="string" calcext:value-type="string">
            <text:p>R_SH_BLRHE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DSL.RADIANT.RESID</text:p>
          </table:table-cell>
          <table:table-cell table:formula="of:=[$'raw data'.H39]" office:value-type="float" office:value="551.245845649089" calcext:value-type="float">
            <text:p>551.245845649089</text:p>
          </table:table-cell>
          <table:table-cell table:formula="of:=[$'raw data'.I39]" office:value-type="float" office:value="833.494867730289" calcext:value-type="float">
            <text:p>833.494867730289</text:p>
          </table:table-cell>
          <table:table-cell table:formula="of:=[$'raw data'.J39]" office:value-type="float" office:value="15.8167564659559" calcext:value-type="float">
            <text:p>15.8167564659559</text:p>
          </table:table-cell>
          <table:table-cell table:formula="of:=[$'raw data'.K39]" office:value-type="float" office:value="25.6426273127841" calcext:value-type="float">
            <text:p>25.6426273127841</text:p>
          </table:table-cell>
          <table:table-cell table:formula="of:=[$'raw data'.L39]" office:value-type="float" office:value="97.6107481105534" calcext:value-type="float">
            <text:p>97.6107481105534</text:p>
          </table:table-cell>
          <table:table-cell table:formula="of:=[$'raw data'.M39]" office:value-type="float" office:value="0" calcext:value-type="float">
            <text:p>0</text:p>
          </table:table-cell>
          <table:table-cell table:formula="of:=[$'raw data'.N39]" office:value-type="float" office:value="0" calcext:value-type="float">
            <text:p>0</text:p>
          </table:table-cell>
          <table:table-cell table:formula="of:=[$'raw data'.O39]" office:value-type="float" office:value="0" calcext:value-type="float">
            <text:p>0</text:p>
          </table:table-cell>
          <table:table-cell table:formula="of:=[$'raw data'.P39]" office:value-type="float" office:value="7.7602863883171" calcext:value-type="float">
            <text:p>7.7602863883171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RES_ELC</text:p>
          </table:table-cell>
          <table:table-cell table:style-name="ce22" office:value-type="string" calcext:value-type="string">
            <text:p>REFERENCE ELECTRIC RESISTANCE UNIT HEATERS</text:p>
          </table:table-cell>
          <table:table-cell table:style-name="Default" office:value-type="string" calcext:value-type="string">
            <text:p>R_SH_RES_ELC_R</text:p>
          </table:table-cell>
          <table:table-cell office:value-type="float" office:value="2009" calcext:value-type="float">
            <text:p>2009</text:p>
          </table:table-cell>
          <table:table-cell/>
          <table:table-cell table:formula="of:=[$'raw data'.H40]" office:value-type="float" office:value="0" calcext:value-type="float">
            <text:p>0</text:p>
          </table:table-cell>
          <table:table-cell table:formula="of:=[$'raw data'.I40]" office:value-type="float" office:value="0" calcext:value-type="float">
            <text:p>0</text:p>
          </table:table-cell>
          <table:table-cell table:formula="of:=[$'raw data'.J40]" office:value-type="float" office:value="0" calcext:value-type="float">
            <text:p>0</text:p>
          </table:table-cell>
          <table:table-cell table:formula="of:=[$'raw data'.K40]" office:value-type="float" office:value="0" calcext:value-type="float">
            <text:p>0</text:p>
          </table:table-cell>
          <table:table-cell table:formula="of:=[$'raw data'.L40]" office:value-type="float" office:value="0" calcext:value-type="float">
            <text:p>0</text:p>
          </table:table-cell>
          <table:table-cell table:formula="of:=[$'raw data'.M40]" office:value-type="float" office:value="0" calcext:value-type="float">
            <text:p>0</text:p>
          </table:table-cell>
          <table:table-cell table:formula="of:=[$'raw data'.N40]" office:value-type="float" office:value="0" calcext:value-type="float">
            <text:p>0</text:p>
          </table:table-cell>
          <table:table-cell table:formula="of:=[$'raw data'.O40]" office:value-type="float" office:value="0" calcext:value-type="float">
            <text:p>0</text:p>
          </table:table-cell>
          <table:table-cell table:formula="of:=[$'raw data'.P40]" office:value-type="float" office:value="0" calcext:value-type="float">
            <text:p>0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RES_ELC</text:p>
          </table:table-cell>
          <table:table-cell table:style-name="ce22" office:value-type="string" calcext:value-type="string">
            <text:p>REFERENCE STANDARD ELECTRIC RESISTANCE UNIT HEATERS</text:p>
          </table:table-cell>
          <table:table-cell table:style-name="Default" office:value-type="string" calcext:value-type="string">
            <text:p>R_SH_RESST_ELC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[$'raw data'.H41]" office:value-type="float" office:value="0" calcext:value-type="float">
            <text:p>0</text:p>
          </table:table-cell>
          <table:table-cell table:formula="of:=[$'raw data'.I41]" office:value-type="float" office:value="0" calcext:value-type="float">
            <text:p>0</text:p>
          </table:table-cell>
          <table:table-cell table:formula="of:=[$'raw data'.J41]" office:value-type="float" office:value="0" calcext:value-type="float">
            <text:p>0</text:p>
          </table:table-cell>
          <table:table-cell table:formula="of:=[$'raw data'.K41]" office:value-type="float" office:value="0" calcext:value-type="float">
            <text:p>0</text:p>
          </table:table-cell>
          <table:table-cell table:formula="of:=[$'raw data'.L41]" office:value-type="float" office:value="0" calcext:value-type="float">
            <text:p>0</text:p>
          </table:table-cell>
          <table:table-cell table:formula="of:=[$'raw data'.M41]" office:value-type="float" office:value="0" calcext:value-type="float">
            <text:p>0</text:p>
          </table:table-cell>
          <table:table-cell table:formula="of:=[$'raw data'.N41]" office:value-type="float" office:value="0" calcext:value-type="float">
            <text:p>0</text:p>
          </table:table-cell>
          <table:table-cell table:formula="of:=[$'raw data'.O41]" office:value-type="float" office:value="0" calcext:value-type="float">
            <text:p>0</text:p>
          </table:table-cell>
          <table:table-cell table:formula="of:=[$'raw data'.P41]" office:value-type="float" office:value="0" calcext:value-type="float">
            <text:p>0</text:p>
          </table:table-cell>
          <table:table-cell/>
        </table:table-row>
        <table:table-row table:style-name="ro5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RAC</text:p>
          </table:table-cell>
          <table:table-cell table:style-name="ce23" office:value-type="string" calcext:value-type="string">
            <text:p>REFERENCE ROOM AIR CONDITIONER</text:p>
          </table:table-cell>
          <table:table-cell office:value-type="string" calcext:value-type="string">
            <text:p>R_SC_RACELC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C.ELC.RAC.RESID</text:p>
          </table:table-cell>
          <table:table-cell table:formula="of:=[$'raw data'.H42]" office:value-type="float" office:value="216.293333778759" calcext:value-type="float">
            <text:p>216.293333778759</text:p>
          </table:table-cell>
          <table:table-cell table:formula="of:=[$'raw data'.I42]" office:value-type="float" office:value="584.17873664883" calcext:value-type="float">
            <text:p>584.17873664883</text:p>
          </table:table-cell>
          <table:table-cell table:formula="of:=[$'raw data'.J42]" office:value-type="float" office:value="291.515903784886" calcext:value-type="float">
            <text:p>291.515903784886</text:p>
          </table:table-cell>
          <table:table-cell table:formula="of:=[$'raw data'.K42]" office:value-type="float" office:value="61.3508090477989" calcext:value-type="float">
            <text:p>61.3508090477989</text:p>
          </table:table-cell>
          <table:table-cell table:formula="of:=[$'raw data'.L42]" office:value-type="float" office:value="388.483832921323" calcext:value-type="float">
            <text:p>388.483832921323</text:p>
          </table:table-cell>
          <table:table-cell table:formula="of:=[$'raw data'.M42]" office:value-type="float" office:value="100.227741155172" calcext:value-type="float">
            <text:p>100.227741155172</text:p>
          </table:table-cell>
          <table:table-cell table:formula="of:=[$'raw data'.N42]" office:value-type="float" office:value="476.692677435889" calcext:value-type="float">
            <text:p>476.692677435889</text:p>
          </table:table-cell>
          <table:table-cell table:formula="of:=[$'raw data'.O42]" office:value-type="float" office:value="51.1567828752268" calcext:value-type="float">
            <text:p>51.1567828752268</text:p>
          </table:table-cell>
          <table:table-cell table:formula="of:=[$'raw data'.P42]" office:value-type="float" office:value="186.650295278165" calcext:value-type="float">
            <text:p>186.650295278165</text:p>
          </table:table-cell>
          <table:table-cell/>
        </table:table-row>
        <table:table-row table:style-name="ro5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RAC</text:p>
          </table:table-cell>
          <table:table-cell table:style-name="ce23" office:value-type="string" calcext:value-type="string">
            <text:p>REFERENCE ROOM AIR CONDITIONER</text:p>
          </table:table-cell>
          <table:table-cell office:value-type="string" calcext:value-type="string">
            <text:p>R_SC_RAC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C.ELC.RAC.RESID</text:p>
          </table:table-cell>
          <table:table-cell table:formula="of:=[$'raw data'.H43]" office:value-type="float" office:value="216.293333778759" calcext:value-type="float">
            <text:p>216.293333778759</text:p>
          </table:table-cell>
          <table:table-cell table:formula="of:=[$'raw data'.I43]" office:value-type="float" office:value="584.17873664883" calcext:value-type="float">
            <text:p>584.17873664883</text:p>
          </table:table-cell>
          <table:table-cell table:formula="of:=[$'raw data'.J43]" office:value-type="float" office:value="291.515903784886" calcext:value-type="float">
            <text:p>291.515903784886</text:p>
          </table:table-cell>
          <table:table-cell table:formula="of:=[$'raw data'.K43]" office:value-type="float" office:value="61.3508090477989" calcext:value-type="float">
            <text:p>61.3508090477989</text:p>
          </table:table-cell>
          <table:table-cell table:formula="of:=[$'raw data'.L43]" office:value-type="float" office:value="388.483832921323" calcext:value-type="float">
            <text:p>388.483832921323</text:p>
          </table:table-cell>
          <table:table-cell table:formula="of:=[$'raw data'.M43]" office:value-type="float" office:value="100.227741155172" calcext:value-type="float">
            <text:p>100.227741155172</text:p>
          </table:table-cell>
          <table:table-cell table:formula="of:=[$'raw data'.N43]" office:value-type="float" office:value="476.692677435889" calcext:value-type="float">
            <text:p>476.692677435889</text:p>
          </table:table-cell>
          <table:table-cell table:formula="of:=[$'raw data'.O43]" office:value-type="float" office:value="51.1567828752268" calcext:value-type="float">
            <text:p>51.1567828752268</text:p>
          </table:table-cell>
          <table:table-cell table:formula="of:=[$'raw data'.P43]" office:value-type="float" office:value="186.650295278165" calcext:value-type="float">
            <text:p>186.650295278165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RAC</text:p>
          </table:table-cell>
          <table:table-cell table:style-name="ce23" office:value-type="string" calcext:value-type="string">
            <text:p>REFERENCE STANDARD ROOM AIR CONDITIONER</text:p>
          </table:table-cell>
          <table:table-cell table:style-name="Default" office:value-type="string" calcext:value-type="string">
            <text:p>R_SC_RAC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C.ELC.RAC.RESID</text:p>
          </table:table-cell>
          <table:table-cell table:formula="of:=[$'raw data'.H44]" office:value-type="float" office:value="216.293333778759" calcext:value-type="float">
            <text:p>216.293333778759</text:p>
          </table:table-cell>
          <table:table-cell table:formula="of:=[$'raw data'.I44]" office:value-type="float" office:value="584.17873664883" calcext:value-type="float">
            <text:p>584.17873664883</text:p>
          </table:table-cell>
          <table:table-cell table:formula="of:=[$'raw data'.J44]" office:value-type="float" office:value="291.515903784886" calcext:value-type="float">
            <text:p>291.515903784886</text:p>
          </table:table-cell>
          <table:table-cell table:formula="of:=[$'raw data'.K44]" office:value-type="float" office:value="61.3508090477989" calcext:value-type="float">
            <text:p>61.3508090477989</text:p>
          </table:table-cell>
          <table:table-cell table:formula="of:=[$'raw data'.L44]" office:value-type="float" office:value="388.483832921323" calcext:value-type="float">
            <text:p>388.483832921323</text:p>
          </table:table-cell>
          <table:table-cell table:formula="of:=[$'raw data'.M44]" office:value-type="float" office:value="100.227741155172" calcext:value-type="float">
            <text:p>100.227741155172</text:p>
          </table:table-cell>
          <table:table-cell table:formula="of:=[$'raw data'.N44]" office:value-type="float" office:value="476.692677435889" calcext:value-type="float">
            <text:p>476.692677435889</text:p>
          </table:table-cell>
          <table:table-cell table:formula="of:=[$'raw data'.O44]" office:value-type="float" office:value="51.1567828752268" calcext:value-type="float">
            <text:p>51.1567828752268</text:p>
          </table:table-cell>
          <table:table-cell table:formula="of:=[$'raw data'.P44]" office:value-type="float" office:value="186.650295278165" calcext:value-type="float">
            <text:p>186.650295278165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RAC</text:p>
          </table:table-cell>
          <table:table-cell table:style-name="ce23" office:value-type="string" calcext:value-type="string">
            <text:p>REFERENCE HIGH EFFICIENCY ROOM AIR CONDITIONER</text:p>
          </table:table-cell>
          <table:table-cell table:style-name="Default" office:value-type="string" calcext:value-type="string">
            <text:p>R_SC_RAC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C.ELC.RAC.RESID</text:p>
          </table:table-cell>
          <table:table-cell table:formula="of:=[$'raw data'.H45]" office:value-type="float" office:value="216.293333778759" calcext:value-type="float">
            <text:p>216.293333778759</text:p>
          </table:table-cell>
          <table:table-cell table:formula="of:=[$'raw data'.I45]" office:value-type="float" office:value="584.17873664883" calcext:value-type="float">
            <text:p>584.17873664883</text:p>
          </table:table-cell>
          <table:table-cell table:formula="of:=[$'raw data'.J45]" office:value-type="float" office:value="291.515903784886" calcext:value-type="float">
            <text:p>291.515903784886</text:p>
          </table:table-cell>
          <table:table-cell table:formula="of:=[$'raw data'.K45]" office:value-type="float" office:value="61.3508090477989" calcext:value-type="float">
            <text:p>61.3508090477989</text:p>
          </table:table-cell>
          <table:table-cell table:formula="of:=[$'raw data'.L45]" office:value-type="float" office:value="388.483832921323" calcext:value-type="float">
            <text:p>388.483832921323</text:p>
          </table:table-cell>
          <table:table-cell table:formula="of:=[$'raw data'.M45]" office:value-type="float" office:value="100.227741155172" calcext:value-type="float">
            <text:p>100.227741155172</text:p>
          </table:table-cell>
          <table:table-cell table:formula="of:=[$'raw data'.N45]" office:value-type="float" office:value="476.692677435889" calcext:value-type="float">
            <text:p>476.692677435889</text:p>
          </table:table-cell>
          <table:table-cell table:formula="of:=[$'raw data'.O45]" office:value-type="float" office:value="51.1567828752268" calcext:value-type="float">
            <text:p>51.1567828752268</text:p>
          </table:table-cell>
          <table:table-cell table:formula="of:=[$'raw data'.P45]" office:value-type="float" office:value="186.650295278165" calcext:value-type="float">
            <text:p>186.650295278165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CAC</text:p>
          </table:table-cell>
          <table:table-cell table:style-name="ce20" office:value-type="string" calcext:value-type="string">
            <text:p>REFERENCE CENTRAL AIR CONDITIONER</text:p>
          </table:table-cell>
          <table:table-cell office:value-type="string" calcext:value-type="string">
            <text:p>R_SC_CACELC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C.ELC.CAC.RESID</text:p>
          </table:table-cell>
          <table:table-cell table:formula="of:=[$'raw data'.H46]" office:value-type="float" office:value="207.811881118794" calcext:value-type="float">
            <text:p>207.811881118794</text:p>
          </table:table-cell>
          <table:table-cell table:formula="of:=[$'raw data'.I46]" office:value-type="float" office:value="1177.05019144366" calcext:value-type="float">
            <text:p>1177.05019144366</text:p>
          </table:table-cell>
          <table:table-cell table:formula="of:=[$'raw data'.J46]" office:value-type="float" office:value="1702.82708178642" calcext:value-type="float">
            <text:p>1702.82708178642</text:p>
          </table:table-cell>
          <table:table-cell table:formula="of:=[$'raw data'.K46]" office:value-type="float" office:value="921.819617017808" calcext:value-type="float">
            <text:p>921.819617017808</text:p>
          </table:table-cell>
          <table:table-cell table:formula="of:=[$'raw data'.L46]" office:value-type="float" office:value="3947.67669493496" calcext:value-type="float">
            <text:p>3947.67669493496</text:p>
          </table:table-cell>
          <table:table-cell table:formula="of:=[$'raw data'.M46]" office:value-type="float" office:value="1177.39471740942" calcext:value-type="float">
            <text:p>1177.39471740942</text:p>
          </table:table-cell>
          <table:table-cell table:formula="of:=[$'raw data'.N46]" office:value-type="float" office:value="3816.73384683016" calcext:value-type="float">
            <text:p>3816.73384683016</text:p>
          </table:table-cell>
          <table:table-cell table:formula="of:=[$'raw data'.O46]" office:value-type="float" office:value="1215.3610322192" calcext:value-type="float">
            <text:p>1215.3610322192</text:p>
          </table:table-cell>
          <table:table-cell table:formula="of:=[$'raw data'.P46]" office:value-type="float" office:value="1129.8668002276" calcext:value-type="float">
            <text:p>1129.8668002276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CAC</text:p>
          </table:table-cell>
          <table:table-cell table:style-name="ce20" office:value-type="string" calcext:value-type="string">
            <text:p>REFERENCE CENTRAL AIR CONDITIONER</text:p>
          </table:table-cell>
          <table:table-cell office:value-type="string" calcext:value-type="string">
            <text:p>R_SC_CAC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C.ELC.CAC.RESID</text:p>
          </table:table-cell>
          <table:table-cell table:formula="of:=[$'raw data'.H47]" office:value-type="float" office:value="207.811881118794" calcext:value-type="float">
            <text:p>207.811881118794</text:p>
          </table:table-cell>
          <table:table-cell table:formula="of:=[$'raw data'.I47]" office:value-type="float" office:value="1177.05019144366" calcext:value-type="float">
            <text:p>1177.05019144366</text:p>
          </table:table-cell>
          <table:table-cell table:formula="of:=[$'raw data'.J47]" office:value-type="float" office:value="1702.82708178642" calcext:value-type="float">
            <text:p>1702.82708178642</text:p>
          </table:table-cell>
          <table:table-cell table:formula="of:=[$'raw data'.K47]" office:value-type="float" office:value="921.819617017808" calcext:value-type="float">
            <text:p>921.819617017808</text:p>
          </table:table-cell>
          <table:table-cell table:formula="of:=[$'raw data'.L47]" office:value-type="float" office:value="3947.67669493496" calcext:value-type="float">
            <text:p>3947.67669493496</text:p>
          </table:table-cell>
          <table:table-cell table:formula="of:=[$'raw data'.M47]" office:value-type="float" office:value="1177.39471740942" calcext:value-type="float">
            <text:p>1177.39471740942</text:p>
          </table:table-cell>
          <table:table-cell table:formula="of:=[$'raw data'.N47]" office:value-type="float" office:value="3816.73384683016" calcext:value-type="float">
            <text:p>3816.73384683016</text:p>
          </table:table-cell>
          <table:table-cell table:formula="of:=[$'raw data'.O47]" office:value-type="float" office:value="1215.3610322192" calcext:value-type="float">
            <text:p>1215.3610322192</text:p>
          </table:table-cell>
          <table:table-cell table:formula="of:=[$'raw data'.P47]" office:value-type="float" office:value="1129.8668002276" calcext:value-type="float">
            <text:p>1129.8668002276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CAC</text:p>
          </table:table-cell>
          <table:table-cell table:style-name="ce20" office:value-type="string" calcext:value-type="string">
            <text:p>REFERENCE STANDARD CENTRAL AIR CONDITIONER</text:p>
          </table:table-cell>
          <table:table-cell office:value-type="string" calcext:value-type="string">
            <text:p>R_SC_CAC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C.ELC.CAC.RESID</text:p>
          </table:table-cell>
          <table:table-cell table:formula="of:=[$'raw data'.H48]" office:value-type="float" office:value="207.811881118794" calcext:value-type="float">
            <text:p>207.811881118794</text:p>
          </table:table-cell>
          <table:table-cell table:formula="of:=[$'raw data'.I48]" office:value-type="float" office:value="1177.05019144366" calcext:value-type="float">
            <text:p>1177.05019144366</text:p>
          </table:table-cell>
          <table:table-cell table:formula="of:=[$'raw data'.J48]" office:value-type="float" office:value="1702.82708178642" calcext:value-type="float">
            <text:p>1702.82708178642</text:p>
          </table:table-cell>
          <table:table-cell table:formula="of:=[$'raw data'.K48]" office:value-type="float" office:value="921.819617017808" calcext:value-type="float">
            <text:p>921.819617017808</text:p>
          </table:table-cell>
          <table:table-cell table:formula="of:=[$'raw data'.L48]" office:value-type="float" office:value="3947.67669493496" calcext:value-type="float">
            <text:p>3947.67669493496</text:p>
          </table:table-cell>
          <table:table-cell table:formula="of:=[$'raw data'.M48]" office:value-type="float" office:value="1177.39471740942" calcext:value-type="float">
            <text:p>1177.39471740942</text:p>
          </table:table-cell>
          <table:table-cell table:formula="of:=[$'raw data'.N48]" office:value-type="float" office:value="3816.73384683016" calcext:value-type="float">
            <text:p>3816.73384683016</text:p>
          </table:table-cell>
          <table:table-cell table:formula="of:=[$'raw data'.O48]" office:value-type="float" office:value="1215.3610322192" calcext:value-type="float">
            <text:p>1215.3610322192</text:p>
          </table:table-cell>
          <table:table-cell table:formula="of:=[$'raw data'.P48]" office:value-type="float" office:value="1129.8668002276" calcext:value-type="float">
            <text:p>1129.8668002276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CAC</text:p>
          </table:table-cell>
          <table:table-cell table:style-name="ce20" office:value-type="string" calcext:value-type="string">
            <text:p>REFERENCE HIGH EFFICIENCY CENTRAL AIR CONDITIONER</text:p>
          </table:table-cell>
          <table:table-cell office:value-type="string" calcext:value-type="string">
            <text:p>R_SC_CAC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C.ELC.CAC.RESID</text:p>
          </table:table-cell>
          <table:table-cell table:formula="of:=[$'raw data'.H49]" office:value-type="float" office:value="207.811881118794" calcext:value-type="float">
            <text:p>207.811881118794</text:p>
          </table:table-cell>
          <table:table-cell table:formula="of:=[$'raw data'.I49]" office:value-type="float" office:value="1177.05019144366" calcext:value-type="float">
            <text:p>1177.05019144366</text:p>
          </table:table-cell>
          <table:table-cell table:formula="of:=[$'raw data'.J49]" office:value-type="float" office:value="1702.82708178642" calcext:value-type="float">
            <text:p>1702.82708178642</text:p>
          </table:table-cell>
          <table:table-cell table:formula="of:=[$'raw data'.K49]" office:value-type="float" office:value="921.819617017808" calcext:value-type="float">
            <text:p>921.819617017808</text:p>
          </table:table-cell>
          <table:table-cell table:formula="of:=[$'raw data'.L49]" office:value-type="float" office:value="3947.67669493496" calcext:value-type="float">
            <text:p>3947.67669493496</text:p>
          </table:table-cell>
          <table:table-cell table:formula="of:=[$'raw data'.M49]" office:value-type="float" office:value="1177.39471740942" calcext:value-type="float">
            <text:p>1177.39471740942</text:p>
          </table:table-cell>
          <table:table-cell table:formula="of:=[$'raw data'.N49]" office:value-type="float" office:value="3816.73384683016" calcext:value-type="float">
            <text:p>3816.73384683016</text:p>
          </table:table-cell>
          <table:table-cell table:formula="of:=[$'raw data'.O49]" office:value-type="float" office:value="1215.3610322192" calcext:value-type="float">
            <text:p>1215.3610322192</text:p>
          </table:table-cell>
          <table:table-cell table:formula="of:=[$'raw data'.P49]" office:value-type="float" office:value="1129.8668002276" calcext:value-type="float">
            <text:p>1129.8668002276</text:p>
          </table:table-cell>
          <table:table-cell/>
        </table:table-row>
        <table:table-row table:style-name="ro2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HP_ELC</text:p>
          </table:table-cell>
          <table:table-cell table:style-name="ce20" office:value-type="string" calcext:value-type="string">
            <text:p>REFERENCE AIR SOURCE HEAT PUMP - COOLING</text:p>
          </table:table-cell>
          <table:table-cell office:value-type="string" calcext:value-type="string">
            <text:p>R_HPELC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C.ELC.HEATPUMP.RESID</text:p>
          </table:table-cell>
          <table:table-cell table:formula="of:=[$'raw data'.H50]" office:value-type="float" office:value="0.980493660055607" calcext:value-type="float">
            <text:p>0.980493660055607</text:p>
          </table:table-cell>
          <table:table-cell table:formula="of:=[$'raw data'.I50]" office:value-type="float" office:value="51.4756795610654" calcext:value-type="float">
            <text:p>51.4756795610654</text:p>
          </table:table-cell>
          <table:table-cell table:formula="of:=[$'raw data'.J50]" office:value-type="float" office:value="34.1310178769352" calcext:value-type="float">
            <text:p>34.1310178769352</text:p>
          </table:table-cell>
          <table:table-cell table:formula="of:=[$'raw data'.K50]" office:value-type="float" office:value="24.2901332569824" calcext:value-type="float">
            <text:p>24.2901332569824</text:p>
          </table:table-cell>
          <table:table-cell table:formula="of:=[$'raw data'.L50]" office:value-type="float" office:value="1743.88800509197" calcext:value-type="float">
            <text:p>1743.88800509197</text:p>
          </table:table-cell>
          <table:table-cell table:formula="of:=[$'raw data'.M50]" office:value-type="float" office:value="332.752749904281" calcext:value-type="float">
            <text:p>332.752749904281</text:p>
          </table:table-cell>
          <table:table-cell table:formula="of:=[$'raw data'.N50]" office:value-type="float" office:value="180.512303505473" calcext:value-type="float">
            <text:p>180.512303505473</text:p>
          </table:table-cell>
          <table:table-cell table:formula="of:=[$'raw data'.O50]" office:value-type="float" office:value="208.648473853671" calcext:value-type="float">
            <text:p>208.648473853671</text:p>
          </table:table-cell>
          <table:table-cell table:formula="of:=[$'raw data'.P50]" office:value-type="float" office:value="97.2890653679286" calcext:value-type="float">
            <text:p>97.2890653679286</text:p>
          </table:table-cell>
          <table:table-cell/>
        </table:table-row>
        <table:table-row table:style-name="ro2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HP_ELC</text:p>
          </table:table-cell>
          <table:table-cell table:style-name="ce20" office:value-type="string" calcext:value-type="string">
            <text:p>REFERENCE AIR SOURCE HEAT PUMP - COOLING</text:p>
          </table:table-cell>
          <table:table-cell office:value-type="string" calcext:value-type="string">
            <text:p>R_HP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C.ELC.HEATPUMP.RESID</text:p>
          </table:table-cell>
          <table:table-cell table:formula="of:=[$'raw data'.H51]" office:value-type="float" office:value="0.980493660055607" calcext:value-type="float">
            <text:p>0.980493660055607</text:p>
          </table:table-cell>
          <table:table-cell table:formula="of:=[$'raw data'.I51]" office:value-type="float" office:value="51.4756795610654" calcext:value-type="float">
            <text:p>51.4756795610654</text:p>
          </table:table-cell>
          <table:table-cell table:formula="of:=[$'raw data'.J51]" office:value-type="float" office:value="34.1310178769352" calcext:value-type="float">
            <text:p>34.1310178769352</text:p>
          </table:table-cell>
          <table:table-cell table:formula="of:=[$'raw data'.K51]" office:value-type="float" office:value="24.2901332569824" calcext:value-type="float">
            <text:p>24.2901332569824</text:p>
          </table:table-cell>
          <table:table-cell table:formula="of:=[$'raw data'.L51]" office:value-type="float" office:value="1743.88800509197" calcext:value-type="float">
            <text:p>1743.88800509197</text:p>
          </table:table-cell>
          <table:table-cell table:formula="of:=[$'raw data'.M51]" office:value-type="float" office:value="332.752749904281" calcext:value-type="float">
            <text:p>332.752749904281</text:p>
          </table:table-cell>
          <table:table-cell table:formula="of:=[$'raw data'.N51]" office:value-type="float" office:value="180.512303505473" calcext:value-type="float">
            <text:p>180.512303505473</text:p>
          </table:table-cell>
          <table:table-cell table:formula="of:=[$'raw data'.O51]" office:value-type="float" office:value="208.648473853671" calcext:value-type="float">
            <text:p>208.648473853671</text:p>
          </table:table-cell>
          <table:table-cell table:formula="of:=[$'raw data'.P51]" office:value-type="float" office:value="97.2890653679286" calcext:value-type="float">
            <text:p>97.2890653679286</text:p>
          </table:table-cell>
          <table:table-cell/>
        </table:table-row>
        <table:table-row table:style-name="ro3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HP_ELC</text:p>
          </table:table-cell>
          <table:table-cell table:style-name="ce20" office:value-type="string" calcext:value-type="string">
            <text:p>REFERENCE STANDARD AIR SOURCE HEAT PUMP - COOLING</text:p>
          </table:table-cell>
          <table:table-cell office:value-type="string" calcext:value-type="string">
            <text:p>R_HP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C.ELC.HEATPUMP.RESID</text:p>
          </table:table-cell>
          <table:table-cell table:formula="of:=[$'raw data'.H52]" office:value-type="float" office:value="0.980493660055607" calcext:value-type="float">
            <text:p>0.980493660055607</text:p>
          </table:table-cell>
          <table:table-cell table:formula="of:=[$'raw data'.I52]" office:value-type="float" office:value="51.4756795610654" calcext:value-type="float">
            <text:p>51.4756795610654</text:p>
          </table:table-cell>
          <table:table-cell table:formula="of:=[$'raw data'.J52]" office:value-type="float" office:value="34.1310178769352" calcext:value-type="float">
            <text:p>34.1310178769352</text:p>
          </table:table-cell>
          <table:table-cell table:formula="of:=[$'raw data'.K52]" office:value-type="float" office:value="24.2901332569824" calcext:value-type="float">
            <text:p>24.2901332569824</text:p>
          </table:table-cell>
          <table:table-cell table:formula="of:=[$'raw data'.L52]" office:value-type="float" office:value="1743.88800509197" calcext:value-type="float">
            <text:p>1743.88800509197</text:p>
          </table:table-cell>
          <table:table-cell table:formula="of:=[$'raw data'.M52]" office:value-type="float" office:value="332.752749904281" calcext:value-type="float">
            <text:p>332.752749904281</text:p>
          </table:table-cell>
          <table:table-cell table:formula="of:=[$'raw data'.N52]" office:value-type="float" office:value="180.512303505473" calcext:value-type="float">
            <text:p>180.512303505473</text:p>
          </table:table-cell>
          <table:table-cell table:formula="of:=[$'raw data'.O52]" office:value-type="float" office:value="208.648473853671" calcext:value-type="float">
            <text:p>208.648473853671</text:p>
          </table:table-cell>
          <table:table-cell table:formula="of:=[$'raw data'.P52]" office:value-type="float" office:value="97.2890653679286" calcext:value-type="float">
            <text:p>97.2890653679286</text:p>
          </table:table-cell>
          <table:table-cell/>
        </table:table-row>
        <table:table-row table:style-name="ro3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HP_ELC</text:p>
          </table:table-cell>
          <table:table-cell table:style-name="ce20" office:value-type="string" calcext:value-type="string">
            <text:p>REFERENCE HIGH EFFICIENCY AIR SOURCE HEAT PUMP - COOLING</text:p>
          </table:table-cell>
          <table:table-cell office:value-type="string" calcext:value-type="string">
            <text:p>R_HP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C.ELC.HEATPUMP.RESID</text:p>
          </table:table-cell>
          <table:table-cell table:formula="of:=[$'raw data'.H53]" office:value-type="float" office:value="0.980493660055607" calcext:value-type="float">
            <text:p>0.980493660055607</text:p>
          </table:table-cell>
          <table:table-cell table:formula="of:=[$'raw data'.I53]" office:value-type="float" office:value="51.4756795610654" calcext:value-type="float">
            <text:p>51.4756795610654</text:p>
          </table:table-cell>
          <table:table-cell table:formula="of:=[$'raw data'.J53]" office:value-type="float" office:value="34.1310178769352" calcext:value-type="float">
            <text:p>34.1310178769352</text:p>
          </table:table-cell>
          <table:table-cell table:formula="of:=[$'raw data'.K53]" office:value-type="float" office:value="24.2901332569824" calcext:value-type="float">
            <text:p>24.2901332569824</text:p>
          </table:table-cell>
          <table:table-cell table:formula="of:=[$'raw data'.L53]" office:value-type="float" office:value="1743.88800509197" calcext:value-type="float">
            <text:p>1743.88800509197</text:p>
          </table:table-cell>
          <table:table-cell table:formula="of:=[$'raw data'.M53]" office:value-type="float" office:value="332.752749904281" calcext:value-type="float">
            <text:p>332.752749904281</text:p>
          </table:table-cell>
          <table:table-cell table:formula="of:=[$'raw data'.N53]" office:value-type="float" office:value="180.512303505473" calcext:value-type="float">
            <text:p>180.512303505473</text:p>
          </table:table-cell>
          <table:table-cell table:formula="of:=[$'raw data'.O53]" office:value-type="float" office:value="208.648473853671" calcext:value-type="float">
            <text:p>208.648473853671</text:p>
          </table:table-cell>
          <table:table-cell table:formula="of:=[$'raw data'.P53]" office:value-type="float" office:value="97.2890653679286" calcext:value-type="float">
            <text:p>97.2890653679286</text:p>
          </table:table-cell>
          <table:table-cell/>
        </table:table-row>
        <table:table-row table:style-name="ro2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HP_GEO</text:p>
          </table:table-cell>
          <table:table-cell table:style-name="ce24" office:value-type="string" calcext:value-type="string">
            <text:p>REFERENCE GEOTHERMAL HEAT PUMP - COOLING</text:p>
          </table:table-cell>
          <table:table-cell office:value-type="string" calcext:value-type="string">
            <text:p>R_HP_GEO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C.ELC.GHP.RESID</text:p>
          </table:table-cell>
          <table:table-cell table:formula="of:=[$'raw data'.H54]" office:value-type="float" office:value="1.41227999108635" calcext:value-type="float">
            <text:p>1.41227999108635</text:p>
          </table:table-cell>
          <table:table-cell table:formula="of:=[$'raw data'.I54]" office:value-type="float" office:value="19.6655442473421" calcext:value-type="float">
            <text:p>19.6655442473421</text:p>
          </table:table-cell>
          <table:table-cell table:formula="of:=[$'raw data'.J54]" office:value-type="float" office:value="17.5424091688892" calcext:value-type="float">
            <text:p>17.5424091688892</text:p>
          </table:table-cell>
          <table:table-cell table:formula="of:=[$'raw data'.K54]" office:value-type="float" office:value="19.9209818299586" calcext:value-type="float">
            <text:p>19.9209818299586</text:p>
          </table:table-cell>
          <table:table-cell table:formula="of:=[$'raw data'.L54]" office:value-type="float" office:value="31.233447390906" calcext:value-type="float">
            <text:p>31.233447390906</text:p>
          </table:table-cell>
          <table:table-cell table:formula="of:=[$'raw data'.M54]" office:value-type="float" office:value="30.4893050310437" calcext:value-type="float">
            <text:p>30.4893050310437</text:p>
          </table:table-cell>
          <table:table-cell table:formula="of:=[$'raw data'.N54]" office:value-type="float" office:value="32.0959177626349" calcext:value-type="float">
            <text:p>32.0959177626349</text:p>
          </table:table-cell>
          <table:table-cell table:formula="of:=[$'raw data'.O54]" office:value-type="float" office:value="14.156475258489" calcext:value-type="float">
            <text:p>14.156475258489</text:p>
          </table:table-cell>
          <table:table-cell table:formula="of:=[$'raw data'.P54]" office:value-type="float" office:value="5.57745225218158" calcext:value-type="float">
            <text:p>5.57745225218158</text:p>
          </table:table-cell>
          <table:table-cell/>
        </table:table-row>
        <table:table-row table:style-name="ro2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HP_GEO</text:p>
          </table:table-cell>
          <table:table-cell table:style-name="ce24" office:value-type="string" calcext:value-type="string">
            <text:p>REFERENCE GEOTHERMAL HEAT PUMP - COOLING</text:p>
          </table:table-cell>
          <table:table-cell office:value-type="string" calcext:value-type="string">
            <text:p>R_HP_GEO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C.ELC.GHP.RESID</text:p>
          </table:table-cell>
          <table:table-cell table:formula="of:=[$'raw data'.H55]" office:value-type="float" office:value="1.41227999108635" calcext:value-type="float">
            <text:p>1.41227999108635</text:p>
          </table:table-cell>
          <table:table-cell table:formula="of:=[$'raw data'.I55]" office:value-type="float" office:value="19.6655442473421" calcext:value-type="float">
            <text:p>19.6655442473421</text:p>
          </table:table-cell>
          <table:table-cell table:formula="of:=[$'raw data'.J55]" office:value-type="float" office:value="17.5424091688892" calcext:value-type="float">
            <text:p>17.5424091688892</text:p>
          </table:table-cell>
          <table:table-cell table:formula="of:=[$'raw data'.K55]" office:value-type="float" office:value="19.9209818299586" calcext:value-type="float">
            <text:p>19.9209818299586</text:p>
          </table:table-cell>
          <table:table-cell table:formula="of:=[$'raw data'.L55]" office:value-type="float" office:value="31.233447390906" calcext:value-type="float">
            <text:p>31.233447390906</text:p>
          </table:table-cell>
          <table:table-cell table:formula="of:=[$'raw data'.M55]" office:value-type="float" office:value="30.4893050310437" calcext:value-type="float">
            <text:p>30.4893050310437</text:p>
          </table:table-cell>
          <table:table-cell table:formula="of:=[$'raw data'.N55]" office:value-type="float" office:value="32.0959177626349" calcext:value-type="float">
            <text:p>32.0959177626349</text:p>
          </table:table-cell>
          <table:table-cell table:formula="of:=[$'raw data'.O55]" office:value-type="float" office:value="14.156475258489" calcext:value-type="float">
            <text:p>14.156475258489</text:p>
          </table:table-cell>
          <table:table-cell table:formula="of:=[$'raw data'.P55]" office:value-type="float" office:value="5.57745225218158" calcext:value-type="float">
            <text:p>5.57745225218158</text:p>
          </table:table-cell>
          <table:table-cell/>
        </table:table-row>
        <table:table-row table:style-name="ro3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HP_GEO</text:p>
          </table:table-cell>
          <table:table-cell table:style-name="ce24" office:value-type="string" calcext:value-type="string">
            <text:p>REFERENCE STANDARD GEOTHERMAL HEAT PUMP - COOLING</text:p>
          </table:table-cell>
          <table:table-cell office:value-type="string" calcext:value-type="string">
            <text:p>R_HPST_GEO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C.ELC.GHP.RESID</text:p>
          </table:table-cell>
          <table:table-cell table:formula="of:=[$'raw data'.H56]" office:value-type="float" office:value="1.41227999108635" calcext:value-type="float">
            <text:p>1.41227999108635</text:p>
          </table:table-cell>
          <table:table-cell table:formula="of:=[$'raw data'.I56]" office:value-type="float" office:value="19.6655442473421" calcext:value-type="float">
            <text:p>19.6655442473421</text:p>
          </table:table-cell>
          <table:table-cell table:formula="of:=[$'raw data'.J56]" office:value-type="float" office:value="17.5424091688892" calcext:value-type="float">
            <text:p>17.5424091688892</text:p>
          </table:table-cell>
          <table:table-cell table:formula="of:=[$'raw data'.K56]" office:value-type="float" office:value="19.9209818299586" calcext:value-type="float">
            <text:p>19.9209818299586</text:p>
          </table:table-cell>
          <table:table-cell table:formula="of:=[$'raw data'.L56]" office:value-type="float" office:value="31.233447390906" calcext:value-type="float">
            <text:p>31.233447390906</text:p>
          </table:table-cell>
          <table:table-cell table:formula="of:=[$'raw data'.M56]" office:value-type="float" office:value="30.4893050310437" calcext:value-type="float">
            <text:p>30.4893050310437</text:p>
          </table:table-cell>
          <table:table-cell table:formula="of:=[$'raw data'.N56]" office:value-type="float" office:value="32.0959177626349" calcext:value-type="float">
            <text:p>32.0959177626349</text:p>
          </table:table-cell>
          <table:table-cell table:formula="of:=[$'raw data'.O56]" office:value-type="float" office:value="14.156475258489" calcext:value-type="float">
            <text:p>14.156475258489</text:p>
          </table:table-cell>
          <table:table-cell table:formula="of:=[$'raw data'.P56]" office:value-type="float" office:value="5.57745225218158" calcext:value-type="float">
            <text:p>5.57745225218158</text:p>
          </table:table-cell>
          <table:table-cell/>
        </table:table-row>
        <table:table-row table:style-name="ro3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HP_GEO</text:p>
          </table:table-cell>
          <table:table-cell table:style-name="ce24" office:value-type="string" calcext:value-type="string">
            <text:p>REFERENCE HIGH EFFICIENCY GEOTHERMAL HEAT PUMP - COOLING</text:p>
          </table:table-cell>
          <table:table-cell office:value-type="string" calcext:value-type="string">
            <text:p>R_HPHE_GEO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C.ELC.GHP.RESID</text:p>
          </table:table-cell>
          <table:table-cell table:formula="of:=[$'raw data'.H57]" office:value-type="float" office:value="1.41227999108635" calcext:value-type="float">
            <text:p>1.41227999108635</text:p>
          </table:table-cell>
          <table:table-cell table:formula="of:=[$'raw data'.I57]" office:value-type="float" office:value="19.6655442473421" calcext:value-type="float">
            <text:p>19.6655442473421</text:p>
          </table:table-cell>
          <table:table-cell table:formula="of:=[$'raw data'.J57]" office:value-type="float" office:value="17.5424091688892" calcext:value-type="float">
            <text:p>17.5424091688892</text:p>
          </table:table-cell>
          <table:table-cell table:formula="of:=[$'raw data'.K57]" office:value-type="float" office:value="19.9209818299586" calcext:value-type="float">
            <text:p>19.9209818299586</text:p>
          </table:table-cell>
          <table:table-cell table:formula="of:=[$'raw data'.L57]" office:value-type="float" office:value="31.233447390906" calcext:value-type="float">
            <text:p>31.233447390906</text:p>
          </table:table-cell>
          <table:table-cell table:formula="of:=[$'raw data'.M57]" office:value-type="float" office:value="30.4893050310437" calcext:value-type="float">
            <text:p>30.4893050310437</text:p>
          </table:table-cell>
          <table:table-cell table:formula="of:=[$'raw data'.N57]" office:value-type="float" office:value="32.0959177626349" calcext:value-type="float">
            <text:p>32.0959177626349</text:p>
          </table:table-cell>
          <table:table-cell table:formula="of:=[$'raw data'.O57]" office:value-type="float" office:value="14.156475258489" calcext:value-type="float">
            <text:p>14.156475258489</text:p>
          </table:table-cell>
          <table:table-cell table:formula="of:=[$'raw data'.P57]" office:value-type="float" office:value="5.57745225218158" calcext:value-type="float">
            <text:p>5.57745225218158</text:p>
          </table:table-cell>
          <table:table-cell/>
        </table:table-row>
        <table:table-row table:style-name="ro2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HP_NGA</text:p>
          </table:table-cell>
          <table:table-cell table:style-name="ce20" office:value-type="string" calcext:value-type="string">
            <text:p>REFERENCE NATURAL GAS HEAT PUMP <text:s/>- COOLING</text:p>
          </table:table-cell>
          <table:table-cell office:value-type="string" calcext:value-type="string">
            <text:p>R_HP_NGA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C.NGA.HEATPUMP.RESID</text:p>
          </table:table-cell>
          <table:table-cell table:formula="of:=[$'raw data'.H58]" office:value-type="float" office:value="0" calcext:value-type="float">
            <text:p>0</text:p>
          </table:table-cell>
          <table:table-cell table:formula="of:=MAX([$'raw data'.I58]; [$'raw data'.I22])" office:value-type="float" office:value="4.57066917108898" calcext:value-type="float">
            <text:p>4.57066917108898</text:p>
          </table:table-cell>
          <table:table-cell table:formula="of:=MAX([$'raw data'.J58]; [$'raw data'.J22])" office:value-type="float" office:value="1.73161969739894" calcext:value-type="float">
            <text:p>1.73161969739894</text:p>
          </table:table-cell>
          <table:table-cell table:formula="of:=MAX([$'raw data'.K58]; [$'raw data'.K22])" office:value-type="float" office:value="5.97622661545374" calcext:value-type="float">
            <text:p>5.97622661545374</text:p>
          </table:table-cell>
          <table:table-cell table:formula="of:=MAX([$'raw data'.L58]; [$'raw data'.L22])" office:value-type="float" office:value="43.5733741937175" calcext:value-type="float">
            <text:p>43.5733741937175</text:p>
          </table:table-cell>
          <table:table-cell table:formula="of:=MAX([$'raw data'.M58]; [$'raw data'.M22])" office:value-type="float" office:value="12.2162156314824" calcext:value-type="float">
            <text:p>12.2162156314824</text:p>
          </table:table-cell>
          <table:table-cell table:formula="of:=MAX([$'raw data'.N58]; [$'raw data'.N22])" office:value-type="float" office:value="9.02087853783294" calcext:value-type="float">
            <text:p>9.02087853783294</text:p>
          </table:table-cell>
          <table:table-cell table:formula="of:=MAX([$'raw data'.O58]; [$'raw data'.O22])" office:value-type="float" office:value="16.7185341467664" calcext:value-type="float">
            <text:p>16.7185341467664</text:p>
          </table:table-cell>
          <table:table-cell table:formula="of:=MAX([$'raw data'.P58]; [$'raw data'.P22])" office:value-type="float" office:value="6.00225615852766" calcext:value-type="float">
            <text:p>6.00225615852766</text:p>
          </table:table-cell>
          <table:table-cell/>
        </table:table-row>
        <table:table-row table:style-name="ro2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HP_NGA</text:p>
          </table:table-cell>
          <table:table-cell table:style-name="ce20" office:value-type="string" calcext:value-type="string">
            <text:p>REFERENCE NATURAL GAS HEAT PUMP <text:s/>- COOLING</text:p>
          </table:table-cell>
          <table:table-cell office:value-type="string" calcext:value-type="string">
            <text:p>R_HP_NGA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C.NGA.HEATPUMP.RESID</text:p>
          </table:table-cell>
          <table:table-cell table:formula="of:=[$'raw data'.H59]" office:value-type="float" office:value="0" calcext:value-type="float">
            <text:p>0</text:p>
          </table:table-cell>
          <table:table-cell table:formula="of:=MAX([$'raw data'.I59]; [$'raw data'.I23])" office:value-type="float" office:value="4.57066917108898" calcext:value-type="float">
            <text:p>4.57066917108898</text:p>
          </table:table-cell>
          <table:table-cell table:formula="of:=MAX([$'raw data'.J59]; [$'raw data'.J23])" office:value-type="float" office:value="1.73161969739894" calcext:value-type="float">
            <text:p>1.73161969739894</text:p>
          </table:table-cell>
          <table:table-cell table:formula="of:=MAX([$'raw data'.K59]; [$'raw data'.K23])" office:value-type="float" office:value="5.97622661545374" calcext:value-type="float">
            <text:p>5.97622661545374</text:p>
          </table:table-cell>
          <table:table-cell table:formula="of:=MAX([$'raw data'.L59]; [$'raw data'.L23])" office:value-type="float" office:value="43.5733741937175" calcext:value-type="float">
            <text:p>43.5733741937175</text:p>
          </table:table-cell>
          <table:table-cell table:formula="of:=MAX([$'raw data'.M59]; [$'raw data'.M23])" office:value-type="float" office:value="12.2162156314824" calcext:value-type="float">
            <text:p>12.2162156314824</text:p>
          </table:table-cell>
          <table:table-cell table:formula="of:=MAX([$'raw data'.N59]; [$'raw data'.N23])" office:value-type="float" office:value="9.02087853783294" calcext:value-type="float">
            <text:p>9.02087853783294</text:p>
          </table:table-cell>
          <table:table-cell table:formula="of:=MAX([$'raw data'.O59]; [$'raw data'.O23])" office:value-type="float" office:value="16.7185341467664" calcext:value-type="float">
            <text:p>16.7185341467664</text:p>
          </table:table-cell>
          <table:table-cell table:formula="of:=MAX([$'raw data'.P59]; [$'raw data'.P23])" office:value-type="float" office:value="6.00225615852766" calcext:value-type="float">
            <text:p>6.00225615852766</text:p>
          </table:table-cell>
          <table:table-cell/>
        </table:table-row>
        <table:table-row table:style-name="ro3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HP_NGA</text:p>
          </table:table-cell>
          <table:table-cell table:style-name="ce20" office:value-type="string" calcext:value-type="string">
            <text:p>REFERENCE STANDARD NATURAL GAS HEAT PUMP <text:s/>- COOLING</text:p>
          </table:table-cell>
          <table:table-cell office:value-type="string" calcext:value-type="string">
            <text:p>R_HPST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C.NGA.HEATPUMP.RESID</text:p>
          </table:table-cell>
          <table:table-cell table:formula="of:=[$'raw data'.H60]" office:value-type="float" office:value="0" calcext:value-type="float">
            <text:p>0</text:p>
          </table:table-cell>
          <table:table-cell table:formula="of:=[$'raw data'.I60]" office:value-type="float" office:value="4.31687676430475" calcext:value-type="float">
            <text:p>4.31687676430475</text:p>
          </table:table-cell>
          <table:table-cell table:formula="of:=[$'raw data'.J60]" office:value-type="float" office:value="1.6800583852293" calcext:value-type="float">
            <text:p>1.6800583852293</text:p>
          </table:table-cell>
          <table:table-cell table:formula="of:=[$'raw data'.K60]" office:value-type="float" office:value="5.48042589924203" calcext:value-type="float">
            <text:p>5.48042589924203</text:p>
          </table:table-cell>
          <table:table-cell table:formula="of:=[$'raw data'.L60]" office:value-type="float" office:value="43.5733741937175" calcext:value-type="float">
            <text:p>43.5733741937175</text:p>
          </table:table-cell>
          <table:table-cell table:formula="of:=[$'raw data'.M60]" office:value-type="float" office:value="12.2162156314824" calcext:value-type="float">
            <text:p>12.2162156314824</text:p>
          </table:table-cell>
          <table:table-cell table:formula="of:=[$'raw data'.N60]" office:value-type="float" office:value="9.02087853783294" calcext:value-type="float">
            <text:p>9.02087853783294</text:p>
          </table:table-cell>
          <table:table-cell table:formula="of:=[$'raw data'.O60]" office:value-type="float" office:value="16.7185341467664" calcext:value-type="float">
            <text:p>16.7185341467664</text:p>
          </table:table-cell>
          <table:table-cell table:formula="of:=[$'raw data'.P60]" office:value-type="float" office:value="6.00225615852766" calcext:value-type="float">
            <text:p>6.00225615852766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ER_ELC</text:p>
          </table:table-cell>
          <table:table-cell table:style-name="ce25" office:value-type="string" calcext:value-type="string">
            <text:p>REFERENCE ELECTRIC RESISTANCE WATER HEATER</text:p>
          </table:table-cell>
          <table:table-cell office:value-type="string" calcext:value-type="string">
            <text:p>R_WH_ELC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WH.ELC.RESID</text:p>
          </table:table-cell>
          <table:table-cell table:formula="of:=[$'raw data'.H61]" office:value-type="float" office:value="110.276357463666" calcext:value-type="float">
            <text:p>110.276357463666</text:p>
          </table:table-cell>
          <table:table-cell table:formula="of:=[$'raw data'.I61]" office:value-type="float" office:value="308.491095460517" calcext:value-type="float">
            <text:p>308.491095460517</text:p>
          </table:table-cell>
          <table:table-cell table:formula="of:=[$'raw data'.J61]" office:value-type="float" office:value="399.947251596732" calcext:value-type="float">
            <text:p>399.947251596732</text:p>
          </table:table-cell>
          <table:table-cell table:formula="of:=[$'raw data'.K61]" office:value-type="float" office:value="238.694351547853" calcext:value-type="float">
            <text:p>238.694351547853</text:p>
          </table:table-cell>
          <table:table-cell table:formula="of:=[$'raw data'.L61]" office:value-type="float" office:value="1635.90042937054" calcext:value-type="float">
            <text:p>1635.90042937054</text:p>
          </table:table-cell>
          <table:table-cell table:formula="of:=[$'raw data'.M61]" office:value-type="float" office:value="476.170722864162" calcext:value-type="float">
            <text:p>476.170722864162</text:p>
          </table:table-cell>
          <table:table-cell table:formula="of:=[$'raw data'.N61]" office:value-type="float" office:value="635.14990289407" calcext:value-type="float">
            <text:p>635.14990289407</text:p>
          </table:table-cell>
          <table:table-cell table:formula="of:=[$'raw data'.O61]" office:value-type="float" office:value="234.410542549317" calcext:value-type="float">
            <text:p>234.410542549317</text:p>
          </table:table-cell>
          <table:table-cell table:formula="of:=[$'raw data'.P61]" office:value-type="float" office:value="502.980197349845" calcext:value-type="float">
            <text:p>502.980197349845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ER_ELC</text:p>
          </table:table-cell>
          <table:table-cell table:style-name="ce25" office:value-type="string" calcext:value-type="string">
            <text:p>REFERENCE ELECTRIC RESISTANCE WATER HEATER</text:p>
          </table:table-cell>
          <table:table-cell office:value-type="string" calcext:value-type="string">
            <text:p>R_WH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WH.ELC.RESID</text:p>
          </table:table-cell>
          <table:table-cell table:formula="of:=[$'raw data'.H62]" office:value-type="float" office:value="110.276357463666" calcext:value-type="float">
            <text:p>110.276357463666</text:p>
          </table:table-cell>
          <table:table-cell table:formula="of:=[$'raw data'.I62]" office:value-type="float" office:value="308.491095460517" calcext:value-type="float">
            <text:p>308.491095460517</text:p>
          </table:table-cell>
          <table:table-cell table:formula="of:=[$'raw data'.J62]" office:value-type="float" office:value="399.947251596732" calcext:value-type="float">
            <text:p>399.947251596732</text:p>
          </table:table-cell>
          <table:table-cell table:formula="of:=[$'raw data'.K62]" office:value-type="float" office:value="238.694351547853" calcext:value-type="float">
            <text:p>238.694351547853</text:p>
          </table:table-cell>
          <table:table-cell table:formula="of:=[$'raw data'.L62]" office:value-type="float" office:value="1635.90042937054" calcext:value-type="float">
            <text:p>1635.90042937054</text:p>
          </table:table-cell>
          <table:table-cell table:formula="of:=[$'raw data'.M62]" office:value-type="float" office:value="476.170722864162" calcext:value-type="float">
            <text:p>476.170722864162</text:p>
          </table:table-cell>
          <table:table-cell table:formula="of:=[$'raw data'.N62]" office:value-type="float" office:value="635.14990289407" calcext:value-type="float">
            <text:p>635.14990289407</text:p>
          </table:table-cell>
          <table:table-cell table:formula="of:=[$'raw data'.O62]" office:value-type="float" office:value="234.410542549317" calcext:value-type="float">
            <text:p>234.410542549317</text:p>
          </table:table-cell>
          <table:table-cell table:formula="of:=[$'raw data'.P62]" office:value-type="float" office:value="502.980197349845" calcext:value-type="float">
            <text:p>502.980197349845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ER_ELC</text:p>
          </table:table-cell>
          <table:table-cell table:style-name="ce25" office:value-type="string" calcext:value-type="string">
            <text:p>REFERENCE STANDARD ELECTRIC RESISTANCE WATER HEATER</text:p>
          </table:table-cell>
          <table:table-cell office:value-type="string" calcext:value-type="string">
            <text:p>R_WH_ER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WH.ELC.RESID</text:p>
          </table:table-cell>
          <table:table-cell table:formula="of:=[$'raw data'.H63]" office:value-type="float" office:value="110.276357463666" calcext:value-type="float">
            <text:p>110.276357463666</text:p>
          </table:table-cell>
          <table:table-cell table:formula="of:=[$'raw data'.I63]" office:value-type="float" office:value="308.491095460517" calcext:value-type="float">
            <text:p>308.491095460517</text:p>
          </table:table-cell>
          <table:table-cell table:formula="of:=[$'raw data'.J63]" office:value-type="float" office:value="399.947251596732" calcext:value-type="float">
            <text:p>399.947251596732</text:p>
          </table:table-cell>
          <table:table-cell table:formula="of:=[$'raw data'.K63]" office:value-type="float" office:value="238.694351547853" calcext:value-type="float">
            <text:p>238.694351547853</text:p>
          </table:table-cell>
          <table:table-cell table:formula="of:=[$'raw data'.L63]" office:value-type="float" office:value="1635.90042937054" calcext:value-type="float">
            <text:p>1635.90042937054</text:p>
          </table:table-cell>
          <table:table-cell table:formula="of:=[$'raw data'.M63]" office:value-type="float" office:value="476.170722864162" calcext:value-type="float">
            <text:p>476.170722864162</text:p>
          </table:table-cell>
          <table:table-cell table:formula="of:=[$'raw data'.N63]" office:value-type="float" office:value="635.14990289407" calcext:value-type="float">
            <text:p>635.14990289407</text:p>
          </table:table-cell>
          <table:table-cell table:formula="of:=[$'raw data'.O63]" office:value-type="float" office:value="234.410542549317" calcext:value-type="float">
            <text:p>234.410542549317</text:p>
          </table:table-cell>
          <table:table-cell table:formula="of:=[$'raw data'.P63]" office:value-type="float" office:value="502.980197349845" calcext:value-type="float">
            <text:p>502.980197349845</text:p>
          </table:table-cell>
          <table:table-cell/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ER_ELC</text:p>
          </table:table-cell>
          <table:table-cell table:style-name="ce25" office:value-type="string" calcext:value-type="string">
            <text:p>REFERENCE HIGH EFFICIENCY ELECTRIC RESISTANCE WATER HEATER</text:p>
          </table:table-cell>
          <table:table-cell office:value-type="string" calcext:value-type="string">
            <text:p>R_WH_ER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WH.ELC.RESID</text:p>
          </table:table-cell>
          <table:table-cell table:formula="of:=[$'raw data'.H64]" office:value-type="float" office:value="110.276357463666" calcext:value-type="float">
            <text:p>110.276357463666</text:p>
          </table:table-cell>
          <table:table-cell table:formula="of:=[$'raw data'.I64]" office:value-type="float" office:value="308.491095460517" calcext:value-type="float">
            <text:p>308.491095460517</text:p>
          </table:table-cell>
          <table:table-cell table:formula="of:=[$'raw data'.J64]" office:value-type="float" office:value="399.947251596732" calcext:value-type="float">
            <text:p>399.947251596732</text:p>
          </table:table-cell>
          <table:table-cell table:formula="of:=[$'raw data'.K64]" office:value-type="float" office:value="238.694351547853" calcext:value-type="float">
            <text:p>238.694351547853</text:p>
          </table:table-cell>
          <table:table-cell table:formula="of:=[$'raw data'.L64]" office:value-type="float" office:value="1635.90042937054" calcext:value-type="float">
            <text:p>1635.90042937054</text:p>
          </table:table-cell>
          <table:table-cell table:formula="of:=[$'raw data'.M64]" office:value-type="float" office:value="476.170722864162" calcext:value-type="float">
            <text:p>476.170722864162</text:p>
          </table:table-cell>
          <table:table-cell table:formula="of:=[$'raw data'.N64]" office:value-type="float" office:value="635.14990289407" calcext:value-type="float">
            <text:p>635.14990289407</text:p>
          </table:table-cell>
          <table:table-cell table:formula="of:=[$'raw data'.O64]" office:value-type="float" office:value="234.410542549317" calcext:value-type="float">
            <text:p>234.410542549317</text:p>
          </table:table-cell>
          <table:table-cell table:formula="of:=[$'raw data'.P64]" office:value-type="float" office:value="502.980197349845" calcext:value-type="float">
            <text:p>502.980197349845</text:p>
          </table:table-cell>
          <table:table-cell/>
        </table:table-row>
        <table:table-row table:style-name="ro5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GF</text:p>
          </table:table-cell>
          <table:table-cell table:style-name="ce20" office:value-type="string" calcext:value-type="string">
            <text:p>REFERENCE GAS WATER HEATER</text:p>
          </table:table-cell>
          <table:table-cell office:value-type="string" calcext:value-type="string">
            <text:p>R_WH_GF_NGA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WH.NGA.RESID</text:p>
          </table:table-cell>
          <table:table-cell table:formula="of:=[$'raw data'.H65]" office:value-type="float" office:value="326.171859080684" calcext:value-type="float">
            <text:p>326.171859080684</text:p>
          </table:table-cell>
          <table:table-cell table:formula="of:=[$'raw data'.I65]" office:value-type="float" office:value="1275.60251837689" calcext:value-type="float">
            <text:p>1275.60251837689</text:p>
          </table:table-cell>
          <table:table-cell table:formula="of:=[$'raw data'.J65]" office:value-type="float" office:value="1613.2741660781" calcext:value-type="float">
            <text:p>1613.2741660781</text:p>
          </table:table-cell>
          <table:table-cell table:formula="of:=[$'raw data'.K65]" office:value-type="float" office:value="623.006153299024" calcext:value-type="float">
            <text:p>623.006153299024</text:p>
          </table:table-cell>
          <table:table-cell table:formula="of:=[$'raw data'.L65]" office:value-type="float" office:value="998.060277763916" calcext:value-type="float">
            <text:p>998.060277763916</text:p>
          </table:table-cell>
          <table:table-cell table:formula="of:=[$'raw data'.M65]" office:value-type="float" office:value="323.95023644067" calcext:value-type="float">
            <text:p>323.95023644067</text:p>
          </table:table-cell>
          <table:table-cell table:formula="of:=[$'raw data'.N65]" office:value-type="float" office:value="934.133746057577" calcext:value-type="float">
            <text:p>934.133746057577</text:p>
          </table:table-cell>
          <table:table-cell table:formula="of:=[$'raw data'.O65]" office:value-type="float" office:value="711.582011034389" calcext:value-type="float">
            <text:p>711.582011034389</text:p>
          </table:table-cell>
          <table:table-cell table:formula="of:=[$'raw data'.P65]" office:value-type="float" office:value="1665.34760851744" calcext:value-type="float">
            <text:p>1665.34760851744</text:p>
          </table:table-cell>
          <table:table-cell/>
        </table:table-row>
        <table:table-row table:style-name="ro5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GF</text:p>
          </table:table-cell>
          <table:table-cell table:style-name="ce20" office:value-type="string" calcext:value-type="string">
            <text:p>REFERENCE GAS WATER HEATER</text:p>
          </table:table-cell>
          <table:table-cell office:value-type="string" calcext:value-type="string">
            <text:p>R_WH_GF_NGA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WH.NGA.RESID</text:p>
          </table:table-cell>
          <table:table-cell table:formula="of:=[$'raw data'.H66]" office:value-type="float" office:value="326.171859080684" calcext:value-type="float">
            <text:p>326.171859080684</text:p>
          </table:table-cell>
          <table:table-cell table:formula="of:=[$'raw data'.I66]" office:value-type="float" office:value="1275.60251837689" calcext:value-type="float">
            <text:p>1275.60251837689</text:p>
          </table:table-cell>
          <table:table-cell table:formula="of:=[$'raw data'.J66]" office:value-type="float" office:value="1613.2741660781" calcext:value-type="float">
            <text:p>1613.2741660781</text:p>
          </table:table-cell>
          <table:table-cell table:formula="of:=[$'raw data'.K66]" office:value-type="float" office:value="623.006153299024" calcext:value-type="float">
            <text:p>623.006153299024</text:p>
          </table:table-cell>
          <table:table-cell table:formula="of:=[$'raw data'.L66]" office:value-type="float" office:value="998.060277763916" calcext:value-type="float">
            <text:p>998.060277763916</text:p>
          </table:table-cell>
          <table:table-cell table:formula="of:=[$'raw data'.M66]" office:value-type="float" office:value="323.95023644067" calcext:value-type="float">
            <text:p>323.95023644067</text:p>
          </table:table-cell>
          <table:table-cell table:formula="of:=[$'raw data'.N66]" office:value-type="float" office:value="934.133746057577" calcext:value-type="float">
            <text:p>934.133746057577</text:p>
          </table:table-cell>
          <table:table-cell table:formula="of:=[$'raw data'.O66]" office:value-type="float" office:value="711.582011034389" calcext:value-type="float">
            <text:p>711.582011034389</text:p>
          </table:table-cell>
          <table:table-cell table:formula="of:=[$'raw data'.P66]" office:value-type="float" office:value="1665.34760851744" calcext:value-type="float">
            <text:p>1665.34760851744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GF</text:p>
          </table:table-cell>
          <table:table-cell table:style-name="ce20" office:value-type="string" calcext:value-type="string">
            <text:p>REFERENCE STANDARD GAS WATER HEATER</text:p>
          </table:table-cell>
          <table:table-cell office:value-type="string" calcext:value-type="string">
            <text:p>R_WH_GFST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WH.NGA.RESID</text:p>
          </table:table-cell>
          <table:table-cell table:formula="of:=[$'raw data'.H67]" office:value-type="float" office:value="326.171859080684" calcext:value-type="float">
            <text:p>326.171859080684</text:p>
          </table:table-cell>
          <table:table-cell table:formula="of:=[$'raw data'.I67]" office:value-type="float" office:value="1275.60251837689" calcext:value-type="float">
            <text:p>1275.60251837689</text:p>
          </table:table-cell>
          <table:table-cell table:formula="of:=[$'raw data'.J67]" office:value-type="float" office:value="1613.2741660781" calcext:value-type="float">
            <text:p>1613.2741660781</text:p>
          </table:table-cell>
          <table:table-cell table:formula="of:=[$'raw data'.K67]" office:value-type="float" office:value="623.006153299024" calcext:value-type="float">
            <text:p>623.006153299024</text:p>
          </table:table-cell>
          <table:table-cell table:formula="of:=[$'raw data'.L67]" office:value-type="float" office:value="998.060277763916" calcext:value-type="float">
            <text:p>998.060277763916</text:p>
          </table:table-cell>
          <table:table-cell table:formula="of:=[$'raw data'.M67]" office:value-type="float" office:value="323.95023644067" calcext:value-type="float">
            <text:p>323.95023644067</text:p>
          </table:table-cell>
          <table:table-cell table:formula="of:=[$'raw data'.N67]" office:value-type="float" office:value="934.133746057577" calcext:value-type="float">
            <text:p>934.133746057577</text:p>
          </table:table-cell>
          <table:table-cell table:formula="of:=[$'raw data'.O67]" office:value-type="float" office:value="711.582011034389" calcext:value-type="float">
            <text:p>711.582011034389</text:p>
          </table:table-cell>
          <table:table-cell table:formula="of:=[$'raw data'.P67]" office:value-type="float" office:value="1665.34760851744" calcext:value-type="float">
            <text:p>1665.34760851744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GF</text:p>
          </table:table-cell>
          <table:table-cell table:style-name="ce20" office:value-type="string" calcext:value-type="string">
            <text:p>REFERENCE HIGH EFFICIENCY GAS WATER HEATER</text:p>
          </table:table-cell>
          <table:table-cell office:value-type="string" calcext:value-type="string">
            <text:p>R_WH_GFHE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WH.NGA.RESID</text:p>
          </table:table-cell>
          <table:table-cell table:formula="of:=[$'raw data'.H68]" office:value-type="float" office:value="326.171859080684" calcext:value-type="float">
            <text:p>326.171859080684</text:p>
          </table:table-cell>
          <table:table-cell table:formula="of:=[$'raw data'.I68]" office:value-type="float" office:value="1275.60251837689" calcext:value-type="float">
            <text:p>1275.60251837689</text:p>
          </table:table-cell>
          <table:table-cell table:formula="of:=[$'raw data'.J68]" office:value-type="float" office:value="1613.2741660781" calcext:value-type="float">
            <text:p>1613.2741660781</text:p>
          </table:table-cell>
          <table:table-cell table:formula="of:=[$'raw data'.K68]" office:value-type="float" office:value="623.006153299024" calcext:value-type="float">
            <text:p>623.006153299024</text:p>
          </table:table-cell>
          <table:table-cell table:formula="of:=[$'raw data'.L68]" office:value-type="float" office:value="998.060277763916" calcext:value-type="float">
            <text:p>998.060277763916</text:p>
          </table:table-cell>
          <table:table-cell table:formula="of:=[$'raw data'.M68]" office:value-type="float" office:value="323.95023644067" calcext:value-type="float">
            <text:p>323.95023644067</text:p>
          </table:table-cell>
          <table:table-cell table:formula="of:=[$'raw data'.N68]" office:value-type="float" office:value="934.133746057577" calcext:value-type="float">
            <text:p>934.133746057577</text:p>
          </table:table-cell>
          <table:table-cell table:formula="of:=[$'raw data'.O68]" office:value-type="float" office:value="711.582011034389" calcext:value-type="float">
            <text:p>711.582011034389</text:p>
          </table:table-cell>
          <table:table-cell table:formula="of:=[$'raw data'.P68]" office:value-type="float" office:value="1665.34760851744" calcext:value-type="float">
            <text:p>1665.34760851744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SOL</text:p>
          </table:table-cell>
          <table:table-cell table:style-name="ce20" office:value-type="string" calcext:value-type="string">
            <text:p>REFERENCE SOLAR WATER HEATER WITH ELECTRIC BACKUP</text:p>
          </table:table-cell>
          <table:table-cell office:value-type="string" calcext:value-type="string">
            <text:p>R_WH_SOLELC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WH.SOL.RESID</text:p>
          </table:table-cell>
          <table:table-cell table:formula="of:=[$'raw data'.H69]" office:value-type="float" office:value="0.18373567330157" calcext:value-type="float">
            <text:p>0.18373567330157</text:p>
          </table:table-cell>
          <table:table-cell table:formula="of:=[$'raw data'.I69]" office:value-type="float" office:value="0" calcext:value-type="float">
            <text:p>0</text:p>
          </table:table-cell>
          <table:table-cell table:formula="of:=[$'raw data'.J69]" office:value-type="float" office:value="1.45477888008966" calcext:value-type="float">
            <text:p>1.45477888008966</text:p>
          </table:table-cell>
          <table:table-cell table:formula="of:=[$'raw data'.K69]" office:value-type="float" office:value="0" calcext:value-type="float">
            <text:p>0</text:p>
          </table:table-cell>
          <table:table-cell table:formula="of:=[$'raw data'.L69]" office:value-type="float" office:value="1.6706294647037" calcext:value-type="float">
            <text:p>1.6706294647037</text:p>
          </table:table-cell>
          <table:table-cell table:formula="of:=[$'raw data'.M69]" office:value-type="float" office:value="0" calcext:value-type="float">
            <text:p>0</text:p>
          </table:table-cell>
          <table:table-cell table:formula="of:=[$'raw data'.N69]" office:value-type="float" office:value="0" calcext:value-type="float">
            <text:p>0</text:p>
          </table:table-cell>
          <table:table-cell table:formula="of:=[$'raw data'.O69]" office:value-type="float" office:value="1.85271737909819" calcext:value-type="float">
            <text:p>1.85271737909819</text:p>
          </table:table-cell>
          <table:table-cell table:formula="of:=[$'raw data'.P69]" office:value-type="float" office:value="4.5615325805504" calcext:value-type="float">
            <text:p>4.5615325805504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SOL</text:p>
          </table:table-cell>
          <table:table-cell table:style-name="ce20" office:value-type="string" calcext:value-type="string">
            <text:p>REFERENCE SOLAR WATER HEATER WITH ELECTRIC BACKUP</text:p>
          </table:table-cell>
          <table:table-cell office:value-type="string" calcext:value-type="string">
            <text:p>R_WH_SOL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WH.SOL.RESID</text:p>
          </table:table-cell>
          <table:table-cell table:formula="of:=[$'raw data'.H70]" office:value-type="float" office:value="0.18373567330157" calcext:value-type="float">
            <text:p>0.18373567330157</text:p>
          </table:table-cell>
          <table:table-cell table:formula="of:=[$'raw data'.I70]" office:value-type="float" office:value="0" calcext:value-type="float">
            <text:p>0</text:p>
          </table:table-cell>
          <table:table-cell table:formula="of:=[$'raw data'.J70]" office:value-type="float" office:value="1.45477888008966" calcext:value-type="float">
            <text:p>1.45477888008966</text:p>
          </table:table-cell>
          <table:table-cell table:formula="of:=[$'raw data'.K70]" office:value-type="float" office:value="0" calcext:value-type="float">
            <text:p>0</text:p>
          </table:table-cell>
          <table:table-cell table:formula="of:=[$'raw data'.L70]" office:value-type="float" office:value="1.6706294647037" calcext:value-type="float">
            <text:p>1.6706294647037</text:p>
          </table:table-cell>
          <table:table-cell table:formula="of:=[$'raw data'.M70]" office:value-type="float" office:value="0" calcext:value-type="float">
            <text:p>0</text:p>
          </table:table-cell>
          <table:table-cell table:formula="of:=[$'raw data'.N70]" office:value-type="float" office:value="0" calcext:value-type="float">
            <text:p>0</text:p>
          </table:table-cell>
          <table:table-cell table:formula="of:=[$'raw data'.O70]" office:value-type="float" office:value="1.85271737909819" calcext:value-type="float">
            <text:p>1.85271737909819</text:p>
          </table:table-cell>
          <table:table-cell table:formula="of:=[$'raw data'.P70]" office:value-type="float" office:value="4.5615325805504" calcext:value-type="float">
            <text:p>4.5615325805504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SOL</text:p>
          </table:table-cell>
          <table:table-cell table:style-name="ce20" office:value-type="string" calcext:value-type="string">
            <text:p>REFERENCE STANDARD SOLAR WATER HEATER WITH ELECTRIC BACKUP</text:p>
          </table:table-cell>
          <table:table-cell office:value-type="string" calcext:value-type="string">
            <text:p>R_WH_SOL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WH.SOL.RESID</text:p>
          </table:table-cell>
          <table:table-cell table:formula="of:=[$'raw data'.H71]" office:value-type="float" office:value="0.18373567330157" calcext:value-type="float">
            <text:p>0.18373567330157</text:p>
          </table:table-cell>
          <table:table-cell table:formula="of:=[$'raw data'.I71]" office:value-type="float" office:value="0" calcext:value-type="float">
            <text:p>0</text:p>
          </table:table-cell>
          <table:table-cell table:formula="of:=[$'raw data'.J71]" office:value-type="float" office:value="1.45477888008966" calcext:value-type="float">
            <text:p>1.45477888008966</text:p>
          </table:table-cell>
          <table:table-cell table:formula="of:=[$'raw data'.K71]" office:value-type="float" office:value="0" calcext:value-type="float">
            <text:p>0</text:p>
          </table:table-cell>
          <table:table-cell table:formula="of:=[$'raw data'.L71]" office:value-type="float" office:value="1.6706294647037" calcext:value-type="float">
            <text:p>1.6706294647037</text:p>
          </table:table-cell>
          <table:table-cell table:formula="of:=[$'raw data'.M71]" office:value-type="float" office:value="0" calcext:value-type="float">
            <text:p>0</text:p>
          </table:table-cell>
          <table:table-cell table:formula="of:=[$'raw data'.N71]" office:value-type="float" office:value="0" calcext:value-type="float">
            <text:p>0</text:p>
          </table:table-cell>
          <table:table-cell table:formula="of:=[$'raw data'.O71]" office:value-type="float" office:value="1.85271737909819" calcext:value-type="float">
            <text:p>1.85271737909819</text:p>
          </table:table-cell>
          <table:table-cell table:formula="of:=[$'raw data'.P71]" office:value-type="float" office:value="4.5615325805504" calcext:value-type="float">
            <text:p>4.5615325805504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OF_DISTOIL</text:p>
          </table:table-cell>
          <table:table-cell table:style-name="ce26" office:value-type="string" calcext:value-type="string">
            <text:p>REFERENCE DISTILLATE OIL-FIRED WATER HEATING</text:p>
          </table:table-cell>
          <table:table-cell office:value-type="string" calcext:value-type="string">
            <text:p>R_WH_OF_DISTOI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WH.DSL.RESID</text:p>
          </table:table-cell>
          <table:table-cell table:formula="of:=[$'raw data'.H72]" office:value-type="float" office:value="201.118257203309" calcext:value-type="float">
            <text:p>201.118257203309</text:p>
          </table:table-cell>
          <table:table-cell table:formula="of:=[$'raw data'.I72]" office:value-type="float" office:value="215.419868510416" calcext:value-type="float">
            <text:p>215.419868510416</text:p>
          </table:table-cell>
          <table:table-cell table:formula="of:=[$'raw data'.J72]" office:value-type="float" office:value="0.148351836802546" calcext:value-type="float">
            <text:p>0.148351836802546</text:p>
          </table:table-cell>
          <table:table-cell table:formula="of:=[$'raw data'.K72]" office:value-type="float" office:value="0" calcext:value-type="float">
            <text:p>0</text:p>
          </table:table-cell>
          <table:table-cell table:formula="of:=[$'raw data'.L72]" office:value-type="float" office:value="6.73487278198534" calcext:value-type="float">
            <text:p>6.73487278198534</text:p>
          </table:table-cell>
          <table:table-cell table:formula="of:=[$'raw data'.M72]" office:value-type="float" office:value="0" calcext:value-type="float">
            <text:p>0</text:p>
          </table:table-cell>
          <table:table-cell table:formula="of:=[$'raw data'.N72]" office:value-type="float" office:value="0" calcext:value-type="float">
            <text:p>0</text:p>
          </table:table-cell>
          <table:table-cell table:formula="of:=[$'raw data'.O72]" office:value-type="float" office:value="0" calcext:value-type="float">
            <text:p>0</text:p>
          </table:table-cell>
          <table:table-cell table:formula="of:=[$'raw data'.P72]" office:value-type="float" office:value="1.48590904653758" calcext:value-type="float">
            <text:p>1.48590904653758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OF_DISTOIL</text:p>
          </table:table-cell>
          <table:table-cell table:style-name="ce26" office:value-type="string" calcext:value-type="string">
            <text:p>REFERENCE DISTILLATE OIL-FIRED WATER HEATING</text:p>
          </table:table-cell>
          <table:table-cell office:value-type="string" calcext:value-type="string">
            <text:p>R_WH_OF_DISTOI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WH.DSL.RESID</text:p>
          </table:table-cell>
          <table:table-cell table:formula="of:=[$'raw data'.H73]" office:value-type="float" office:value="201.118257203309" calcext:value-type="float">
            <text:p>201.118257203309</text:p>
          </table:table-cell>
          <table:table-cell table:formula="of:=[$'raw data'.I73]" office:value-type="float" office:value="215.419868510416" calcext:value-type="float">
            <text:p>215.419868510416</text:p>
          </table:table-cell>
          <table:table-cell table:formula="of:=[$'raw data'.J73]" office:value-type="float" office:value="0.148351836802546" calcext:value-type="float">
            <text:p>0.148351836802546</text:p>
          </table:table-cell>
          <table:table-cell table:formula="of:=[$'raw data'.K73]" office:value-type="float" office:value="0" calcext:value-type="float">
            <text:p>0</text:p>
          </table:table-cell>
          <table:table-cell table:formula="of:=[$'raw data'.L73]" office:value-type="float" office:value="6.73487278198534" calcext:value-type="float">
            <text:p>6.73487278198534</text:p>
          </table:table-cell>
          <table:table-cell table:formula="of:=[$'raw data'.M73]" office:value-type="float" office:value="0" calcext:value-type="float">
            <text:p>0</text:p>
          </table:table-cell>
          <table:table-cell table:formula="of:=[$'raw data'.N73]" office:value-type="float" office:value="0" calcext:value-type="float">
            <text:p>0</text:p>
          </table:table-cell>
          <table:table-cell table:formula="of:=[$'raw data'.O73]" office:value-type="float" office:value="0" calcext:value-type="float">
            <text:p>0</text:p>
          </table:table-cell>
          <table:table-cell table:formula="of:=[$'raw data'.P73]" office:value-type="float" office:value="1.48590904653758" calcext:value-type="float">
            <text:p>1.48590904653758</text:p>
          </table:table-cell>
          <table:table-cell/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OF_DISTOIL</text:p>
          </table:table-cell>
          <table:table-cell table:style-name="ce26" office:value-type="string" calcext:value-type="string">
            <text:p>REFERENCE STANDARD DISTILLATE OIL-FIRED WATER HEATING</text:p>
          </table:table-cell>
          <table:table-cell office:value-type="string" calcext:value-type="string">
            <text:p>R_WH_OFST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WH.DSL.RESID</text:p>
          </table:table-cell>
          <table:table-cell table:formula="of:=[$'raw data'.H74]" office:value-type="float" office:value="201.118257203309" calcext:value-type="float">
            <text:p>201.118257203309</text:p>
          </table:table-cell>
          <table:table-cell table:formula="of:=[$'raw data'.I74]" office:value-type="float" office:value="215.419868510416" calcext:value-type="float">
            <text:p>215.419868510416</text:p>
          </table:table-cell>
          <table:table-cell table:formula="of:=[$'raw data'.J74]" office:value-type="float" office:value="0.148351836802546" calcext:value-type="float">
            <text:p>0.148351836802546</text:p>
          </table:table-cell>
          <table:table-cell table:formula="of:=[$'raw data'.K74]" office:value-type="float" office:value="0" calcext:value-type="float">
            <text:p>0</text:p>
          </table:table-cell>
          <table:table-cell table:formula="of:=[$'raw data'.L74]" office:value-type="float" office:value="6.73487278198534" calcext:value-type="float">
            <text:p>6.73487278198534</text:p>
          </table:table-cell>
          <table:table-cell table:formula="of:=[$'raw data'.M74]" office:value-type="float" office:value="0" calcext:value-type="float">
            <text:p>0</text:p>
          </table:table-cell>
          <table:table-cell table:formula="of:=[$'raw data'.N74]" office:value-type="float" office:value="0" calcext:value-type="float">
            <text:p>0</text:p>
          </table:table-cell>
          <table:table-cell table:formula="of:=[$'raw data'.O74]" office:value-type="float" office:value="0" calcext:value-type="float">
            <text:p>0</text:p>
          </table:table-cell>
          <table:table-cell table:formula="of:=[$'raw data'.P74]" office:value-type="float" office:value="1.48590904653758" calcext:value-type="float">
            <text:p>1.48590904653758</text:p>
          </table:table-cell>
          <table:table-cell/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OF_DISTOIL</text:p>
          </table:table-cell>
          <table:table-cell table:style-name="ce26" office:value-type="string" calcext:value-type="string">
            <text:p>REFERENCE HIGH EFFICIENCY DISTILLATE OIL-FIRED WATER HEATING</text:p>
          </table:table-cell>
          <table:table-cell office:value-type="string" calcext:value-type="string">
            <text:p>R_WH_OFHE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WH.DSL.RESID</text:p>
          </table:table-cell>
          <table:table-cell table:formula="of:=[$'raw data'.H75]" office:value-type="float" office:value="201.118257203309" calcext:value-type="float">
            <text:p>201.118257203309</text:p>
          </table:table-cell>
          <table:table-cell table:formula="of:=[$'raw data'.I75]" office:value-type="float" office:value="215.419868510416" calcext:value-type="float">
            <text:p>215.419868510416</text:p>
          </table:table-cell>
          <table:table-cell table:formula="of:=[$'raw data'.J75]" office:value-type="float" office:value="0.148351836802546" calcext:value-type="float">
            <text:p>0.148351836802546</text:p>
          </table:table-cell>
          <table:table-cell table:formula="of:=[$'raw data'.K75]" office:value-type="float" office:value="0" calcext:value-type="float">
            <text:p>0</text:p>
          </table:table-cell>
          <table:table-cell table:formula="of:=[$'raw data'.L75]" office:value-type="float" office:value="6.73487278198534" calcext:value-type="float">
            <text:p>6.73487278198534</text:p>
          </table:table-cell>
          <table:table-cell table:formula="of:=[$'raw data'.M75]" office:value-type="float" office:value="0" calcext:value-type="float">
            <text:p>0</text:p>
          </table:table-cell>
          <table:table-cell table:formula="of:=[$'raw data'.N75]" office:value-type="float" office:value="0" calcext:value-type="float">
            <text:p>0</text:p>
          </table:table-cell>
          <table:table-cell table:formula="of:=[$'raw data'.O75]" office:value-type="float" office:value="0" calcext:value-type="float">
            <text:p>0</text:p>
          </table:table-cell>
          <table:table-cell table:formula="of:=[$'raw data'.P75]" office:value-type="float" office:value="1.48590904653758" calcext:value-type="float">
            <text:p>1.48590904653758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HP_ELC</text:p>
          </table:table-cell>
          <table:table-cell table:style-name="ce27" office:value-type="string" calcext:value-type="string">
            <text:p>REFERENCE ELECTRIC HEAT PUMP WATER HEATER</text:p>
          </table:table-cell>
          <table:table-cell table:style-name="Default" office:value-type="string" calcext:value-type="string">
            <text:p><text:span text:style-name="T3">R_WH_HP_</text:span>ELC_R</text:p>
          </table:table-cell>
          <table:table-cell office:value-type="float" office:value="2009" calcext:value-type="float">
            <text:p>2009</text:p>
          </table:table-cell>
          <table:table-cell/>
          <table:table-cell table:formula="of:=[$'raw data'.H76]" office:value-type="float" office:value="0" calcext:value-type="float">
            <text:p>0</text:p>
          </table:table-cell>
          <table:table-cell table:formula="of:=[$'raw data'.I76]" office:value-type="float" office:value="0" calcext:value-type="float">
            <text:p>0</text:p>
          </table:table-cell>
          <table:table-cell table:formula="of:=[$'raw data'.J76]" office:value-type="float" office:value="0" calcext:value-type="float">
            <text:p>0</text:p>
          </table:table-cell>
          <table:table-cell table:formula="of:=[$'raw data'.K76]" office:value-type="float" office:value="0" calcext:value-type="float">
            <text:p>0</text:p>
          </table:table-cell>
          <table:table-cell table:formula="of:=[$'raw data'.L76]" office:value-type="float" office:value="0" calcext:value-type="float">
            <text:p>0</text:p>
          </table:table-cell>
          <table:table-cell table:formula="of:=[$'raw data'.M76]" office:value-type="float" office:value="0" calcext:value-type="float">
            <text:p>0</text:p>
          </table:table-cell>
          <table:table-cell table:formula="of:=[$'raw data'.N76]" office:value-type="float" office:value="0" calcext:value-type="float">
            <text:p>0</text:p>
          </table:table-cell>
          <table:table-cell table:formula="of:=[$'raw data'.O76]" office:value-type="float" office:value="0" calcext:value-type="float">
            <text:p>0</text:p>
          </table:table-cell>
          <table:table-cell table:formula="of:=[$'raw data'.P76]" office:value-type="float" office:value="0" calcext:value-type="float">
            <text:p>0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HP_ELC</text:p>
          </table:table-cell>
          <table:table-cell table:style-name="ce27" office:value-type="string" calcext:value-type="string">
            <text:p>REFERENCE ELECTRIC HEAT PUMP WATER HEATER</text:p>
          </table:table-cell>
          <table:table-cell table:style-name="Default" office:value-type="string" calcext:value-type="string">
            <text:p><text:span text:style-name="T3">R_WH_HP_</text:span>ELC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[$'raw data'.H77]" office:value-type="float" office:value="0" calcext:value-type="float">
            <text:p>0</text:p>
          </table:table-cell>
          <table:table-cell table:formula="of:=[$'raw data'.I77]" office:value-type="float" office:value="0" calcext:value-type="float">
            <text:p>0</text:p>
          </table:table-cell>
          <table:table-cell table:formula="of:=[$'raw data'.J77]" office:value-type="float" office:value="0" calcext:value-type="float">
            <text:p>0</text:p>
          </table:table-cell>
          <table:table-cell table:formula="of:=[$'raw data'.K77]" office:value-type="float" office:value="0" calcext:value-type="float">
            <text:p>0</text:p>
          </table:table-cell>
          <table:table-cell table:formula="of:=[$'raw data'.L77]" office:value-type="float" office:value="0" calcext:value-type="float">
            <text:p>0</text:p>
          </table:table-cell>
          <table:table-cell table:formula="of:=[$'raw data'.M77]" office:value-type="float" office:value="0" calcext:value-type="float">
            <text:p>0</text:p>
          </table:table-cell>
          <table:table-cell table:formula="of:=[$'raw data'.N77]" office:value-type="float" office:value="0" calcext:value-type="float">
            <text:p>0</text:p>
          </table:table-cell>
          <table:table-cell table:formula="of:=[$'raw data'.O77]" office:value-type="float" office:value="0" calcext:value-type="float">
            <text:p>0</text:p>
          </table:table-cell>
          <table:table-cell table:formula="of:=[$'raw data'.P77]" office:value-type="float" office:value="0" calcext:value-type="float">
            <text:p>0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HP_ELC</text:p>
          </table:table-cell>
          <table:table-cell table:style-name="ce27" office:value-type="string" calcext:value-type="string">
            <text:p>REFERENCE STANDARD ELECTRIC HEAT PUMP WATER HEATER</text:p>
          </table:table-cell>
          <table:table-cell table:style-name="Default" office:value-type="string" calcext:value-type="string">
            <text:p><text:span text:style-name="T3">R_WH_HPST_</text:span>ELC_R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$'raw data'.H78]" office:value-type="float" office:value="0" calcext:value-type="float">
            <text:p>0</text:p>
          </table:table-cell>
          <table:table-cell table:formula="of:=[$'raw data'.I78]" office:value-type="float" office:value="0" calcext:value-type="float">
            <text:p>0</text:p>
          </table:table-cell>
          <table:table-cell table:formula="of:=[$'raw data'.J78]" office:value-type="float" office:value="0" calcext:value-type="float">
            <text:p>0</text:p>
          </table:table-cell>
          <table:table-cell table:formula="of:=[$'raw data'.K78]" office:value-type="float" office:value="0" calcext:value-type="float">
            <text:p>0</text:p>
          </table:table-cell>
          <table:table-cell table:formula="of:=[$'raw data'.L78]" office:value-type="float" office:value="0" calcext:value-type="float">
            <text:p>0</text:p>
          </table:table-cell>
          <table:table-cell table:formula="of:=[$'raw data'.M78]" office:value-type="float" office:value="0" calcext:value-type="float">
            <text:p>0</text:p>
          </table:table-cell>
          <table:table-cell table:formula="of:=[$'raw data'.N78]" office:value-type="float" office:value="0" calcext:value-type="float">
            <text:p>0</text:p>
          </table:table-cell>
          <table:table-cell table:formula="of:=[$'raw data'.O78]" office:value-type="float" office:value="0" calcext:value-type="float">
            <text:p>0</text:p>
          </table:table-cell>
          <table:table-cell table:formula="of:=[$'raw data'.P78]" office:value-type="float" office:value="0" calcext:value-type="float">
            <text:p>0</text:p>
          </table:table-cell>
          <table:table-cell/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HP_ELC</text:p>
          </table:table-cell>
          <table:table-cell table:style-name="ce27" office:value-type="string" calcext:value-type="string">
            <text:p>REFERENCE HIGH EFFICIENCY ELECTRIC HEAT PUMP WATER HEATER</text:p>
          </table:table-cell>
          <table:table-cell table:style-name="Default" office:value-type="string" calcext:value-type="string">
            <text:p><text:span text:style-name="T3">R_WH_HPHE_</text:span>ELC_R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$'raw data'.H79]" office:value-type="float" office:value="0" calcext:value-type="float">
            <text:p>0</text:p>
          </table:table-cell>
          <table:table-cell table:formula="of:=[$'raw data'.I79]" office:value-type="float" office:value="0" calcext:value-type="float">
            <text:p>0</text:p>
          </table:table-cell>
          <table:table-cell table:formula="of:=[$'raw data'.J79]" office:value-type="float" office:value="0" calcext:value-type="float">
            <text:p>0</text:p>
          </table:table-cell>
          <table:table-cell table:formula="of:=[$'raw data'.K79]" office:value-type="float" office:value="0" calcext:value-type="float">
            <text:p>0</text:p>
          </table:table-cell>
          <table:table-cell table:formula="of:=[$'raw data'.L79]" office:value-type="float" office:value="0" calcext:value-type="float">
            <text:p>0</text:p>
          </table:table-cell>
          <table:table-cell table:formula="of:=[$'raw data'.M79]" office:value-type="float" office:value="0" calcext:value-type="float">
            <text:p>0</text:p>
          </table:table-cell>
          <table:table-cell table:formula="of:=[$'raw data'.N79]" office:value-type="float" office:value="0" calcext:value-type="float">
            <text:p>0</text:p>
          </table:table-cell>
          <table:table-cell table:formula="of:=[$'raw data'.O79]" office:value-type="float" office:value="0" calcext:value-type="float">
            <text:p>0</text:p>
          </table:table-cell>
          <table:table-cell table:formula="of:=[$'raw data'.P79]" office:value-type="float" office:value="0" calcext:value-type="float">
            <text:p>0</text:p>
          </table:table-cell>
          <table:table-cell/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INST_NGA</text:p>
          </table:table-cell>
          <table:table-cell table:style-name="ce22" office:value-type="string" calcext:value-type="string">
            <text:p>REFERENCE RESIDENTIAL GAS-FIRED INSTANTANEOUS WATER HEATER</text:p>
          </table:table-cell>
          <table:table-cell table:style-name="Default" office:value-type="string" calcext:value-type="string">
            <text:p>R_WH_INST_NGA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WH.LPG.RESID</text:p>
          </table:table-cell>
          <table:table-cell table:formula="of:=[$'raw data'.H80]" office:value-type="float" office:value="19.1120463251407" calcext:value-type="float">
            <text:p>19.1120463251407</text:p>
          </table:table-cell>
          <table:table-cell table:formula="of:=[$'raw data'.I80]" office:value-type="float" office:value="58.8840522777899" calcext:value-type="float">
            <text:p>58.8840522777899</text:p>
          </table:table-cell>
          <table:table-cell table:formula="of:=[$'raw data'.J80]" office:value-type="float" office:value="97.3283190478564" calcext:value-type="float">
            <text:p>97.3283190478564</text:p>
          </table:table-cell>
          <table:table-cell table:formula="of:=[$'raw data'.K80]" office:value-type="float" office:value="66.11398263989" calcext:value-type="float">
            <text:p>66.11398263989</text:p>
          </table:table-cell>
          <table:table-cell table:formula="of:=[$'raw data'.L80]" office:value-type="float" office:value="70.1396091002539" calcext:value-type="float">
            <text:p>70.1396091002539</text:p>
          </table:table-cell>
          <table:table-cell table:formula="of:=[$'raw data'.M80]" office:value-type="float" office:value="34.0976796977468" calcext:value-type="float">
            <text:p>34.0976796977468</text:p>
          </table:table-cell>
          <table:table-cell table:formula="of:=[$'raw data'.N80]" office:value-type="float" office:value="83.9724060430426" calcext:value-type="float">
            <text:p>83.9724060430426</text:p>
          </table:table-cell>
          <table:table-cell table:formula="of:=[$'raw data'.O80]" office:value-type="float" office:value="71.8002899519197" calcext:value-type="float">
            <text:p>71.8002899519197</text:p>
          </table:table-cell>
          <table:table-cell table:formula="of:=[$'raw data'.P80]" office:value-type="float" office:value="93.260611151796" calcext:value-type="float">
            <text:p>93.260611151796</text:p>
          </table:table-cell>
          <table:table-cell office:value-type="string" calcext:value-type="string">
            <text:p>These need to be checked</text:p>
          </table:table-cell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INST_NGA</text:p>
          </table:table-cell>
          <table:table-cell table:style-name="ce22" office:value-type="string" calcext:value-type="string">
            <text:p>REFERENCE RESIDENTIAL GAS-FIRED INSTANTANEOUS WATER HEATER</text:p>
          </table:table-cell>
          <table:table-cell table:style-name="Default" office:value-type="string" calcext:value-type="string">
            <text:p>R_WH_INST_NGA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WH.LPG.RESID</text:p>
          </table:table-cell>
          <table:table-cell table:formula="of:=[$'raw data'.H81]" office:value-type="float" office:value="19.1120463251407" calcext:value-type="float">
            <text:p>19.1120463251407</text:p>
          </table:table-cell>
          <table:table-cell table:formula="of:=[$'raw data'.I81]" office:value-type="float" office:value="58.8840522777899" calcext:value-type="float">
            <text:p>58.8840522777899</text:p>
          </table:table-cell>
          <table:table-cell table:formula="of:=[$'raw data'.J81]" office:value-type="float" office:value="97.3283190478564" calcext:value-type="float">
            <text:p>97.3283190478564</text:p>
          </table:table-cell>
          <table:table-cell table:formula="of:=[$'raw data'.K81]" office:value-type="float" office:value="66.11398263989" calcext:value-type="float">
            <text:p>66.11398263989</text:p>
          </table:table-cell>
          <table:table-cell table:formula="of:=[$'raw data'.L81]" office:value-type="float" office:value="70.1396091002539" calcext:value-type="float">
            <text:p>70.1396091002539</text:p>
          </table:table-cell>
          <table:table-cell table:formula="of:=[$'raw data'.M81]" office:value-type="float" office:value="34.0976796977468" calcext:value-type="float">
            <text:p>34.0976796977468</text:p>
          </table:table-cell>
          <table:table-cell table:formula="of:=[$'raw data'.N81]" office:value-type="float" office:value="83.9724060430426" calcext:value-type="float">
            <text:p>83.9724060430426</text:p>
          </table:table-cell>
          <table:table-cell table:formula="of:=[$'raw data'.O81]" office:value-type="float" office:value="71.8002899519197" calcext:value-type="float">
            <text:p>71.8002899519197</text:p>
          </table:table-cell>
          <table:table-cell table:formula="of:=[$'raw data'.P81]" office:value-type="float" office:value="93.260611151796" calcext:value-type="float">
            <text:p>93.260611151796</text:p>
          </table:table-cell>
          <table:table-cell office:value-type="string" calcext:value-type="string">
            <text:p>These need to be checked</text:p>
          </table:table-cell>
        </table:table-row>
        <table:table-row table:style-name="ro6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INST_NGA</text:p>
          </table:table-cell>
          <table:table-cell table:style-name="ce22" office:value-type="string" calcext:value-type="string">
            <text:p>REFERENCE STANDARD RESIDENTIAL GAS-FIRED INSTANTANEOUS WATER HEATER</text:p>
          </table:table-cell>
          <table:table-cell table:style-name="Default" office:value-type="string" calcext:value-type="string">
            <text:p>R_WH_INSTST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WH.LPG.RESID</text:p>
          </table:table-cell>
          <table:table-cell table:formula="of:=[$'raw data'.H82]" office:value-type="float" office:value="19.1120463251407" calcext:value-type="float">
            <text:p>19.1120463251407</text:p>
          </table:table-cell>
          <table:table-cell table:formula="of:=[$'raw data'.I82]" office:value-type="float" office:value="58.8840522777899" calcext:value-type="float">
            <text:p>58.8840522777899</text:p>
          </table:table-cell>
          <table:table-cell table:formula="of:=[$'raw data'.J82]" office:value-type="float" office:value="97.3283190478564" calcext:value-type="float">
            <text:p>97.3283190478564</text:p>
          </table:table-cell>
          <table:table-cell table:formula="of:=[$'raw data'.K82]" office:value-type="float" office:value="66.11398263989" calcext:value-type="float">
            <text:p>66.11398263989</text:p>
          </table:table-cell>
          <table:table-cell table:formula="of:=[$'raw data'.L82]" office:value-type="float" office:value="70.1396091002539" calcext:value-type="float">
            <text:p>70.1396091002539</text:p>
          </table:table-cell>
          <table:table-cell table:formula="of:=[$'raw data'.M82]" office:value-type="float" office:value="34.0976796977468" calcext:value-type="float">
            <text:p>34.0976796977468</text:p>
          </table:table-cell>
          <table:table-cell table:formula="of:=[$'raw data'.N82]" office:value-type="float" office:value="83.9724060430426" calcext:value-type="float">
            <text:p>83.9724060430426</text:p>
          </table:table-cell>
          <table:table-cell table:formula="of:=[$'raw data'.O82]" office:value-type="float" office:value="71.8002899519197" calcext:value-type="float">
            <text:p>71.8002899519197</text:p>
          </table:table-cell>
          <table:table-cell table:formula="of:=[$'raw data'.P82]" office:value-type="float" office:value="93.260611151796" calcext:value-type="float">
            <text:p>93.260611151796</text:p>
          </table:table-cell>
          <table:table-cell office:value-type="string" calcext:value-type="string">
            <text:p>These need to be checked</text:p>
          </table:table-cell>
        </table:table-row>
        <table:table-row table:style-name="ro6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INST_NGA</text:p>
          </table:table-cell>
          <table:table-cell table:style-name="ce22" office:value-type="string" calcext:value-type="string">
            <text:p>REFERENCE HIGH EFFICIENCY RESIDENTIAL GAS-FIRED INSTANTANEOUS WATER HEATER</text:p>
          </table:table-cell>
          <table:table-cell table:style-name="Default" office:value-type="string" calcext:value-type="string">
            <text:p>R_WH_INSTHE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WH.LPG.RESID</text:p>
          </table:table-cell>
          <table:table-cell table:formula="of:=[$'raw data'.H83]" office:value-type="float" office:value="19.1120463251407" calcext:value-type="float">
            <text:p>19.1120463251407</text:p>
          </table:table-cell>
          <table:table-cell table:formula="of:=[$'raw data'.I83]" office:value-type="float" office:value="58.8840522777899" calcext:value-type="float">
            <text:p>58.8840522777899</text:p>
          </table:table-cell>
          <table:table-cell table:formula="of:=[$'raw data'.J83]" office:value-type="float" office:value="97.3283190478564" calcext:value-type="float">
            <text:p>97.3283190478564</text:p>
          </table:table-cell>
          <table:table-cell table:formula="of:=[$'raw data'.K83]" office:value-type="float" office:value="66.11398263989" calcext:value-type="float">
            <text:p>66.11398263989</text:p>
          </table:table-cell>
          <table:table-cell table:formula="of:=[$'raw data'.L83]" office:value-type="float" office:value="70.1396091002539" calcext:value-type="float">
            <text:p>70.1396091002539</text:p>
          </table:table-cell>
          <table:table-cell table:formula="of:=[$'raw data'.M83]" office:value-type="float" office:value="34.0976796977468" calcext:value-type="float">
            <text:p>34.0976796977468</text:p>
          </table:table-cell>
          <table:table-cell table:formula="of:=[$'raw data'.N83]" office:value-type="float" office:value="83.9724060430426" calcext:value-type="float">
            <text:p>83.9724060430426</text:p>
          </table:table-cell>
          <table:table-cell table:formula="of:=[$'raw data'.O83]" office:value-type="float" office:value="71.8002899519197" calcext:value-type="float">
            <text:p>71.8002899519197</text:p>
          </table:table-cell>
          <table:table-cell table:formula="of:=[$'raw data'.P83]" office:value-type="float" office:value="93.260611151796" calcext:value-type="float">
            <text:p>93.260611151796</text:p>
          </table:table-cell>
          <table:table-cell office:value-type="string" calcext:value-type="string">
            <text:p>These need to be checked</text:p>
          </table:table-cell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SF</text:p>
          </table:table-cell>
          <table:table-cell table:style-name="ce28" office:value-type="string" calcext:value-type="string">
            <text:p>REFERENCE SIDE MOUNT REFRIGERATOR</text:p>
          </table:table-cell>
          <table:table-cell office:value-type="string" calcext:value-type="string">
            <text:p>R_RF_SFELC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RF.ELC..RESID</text:p>
          </table:table-cell>
          <table:table-cell table:formula="of:=[$'raw data'.H84]*['refrigeration efficiencies'.$C2]" office:value-type="float" office:value="49245562.1303977" calcext:value-type="float">
            <text:p>49245562.1303977</text:p>
          </table:table-cell>
          <table:table-cell table:formula="of:=[$'raw data'.I84]*['refrigeration efficiencies'.$C2]" office:value-type="float" office:value="139038496.141689" calcext:value-type="float">
            <text:p>139038496.141689</text:p>
          </table:table-cell>
          <table:table-cell table:formula="of:=[$'raw data'.J84]*['refrigeration efficiencies'.$C2]" office:value-type="float" office:value="170752173.741017" calcext:value-type="float">
            <text:p>170752173.741017</text:p>
          </table:table-cell>
          <table:table-cell table:formula="of:=[$'raw data'.K84]*['refrigeration efficiencies'.$C2]" office:value-type="float" office:value="79194607.3384362" calcext:value-type="float">
            <text:p>79194607.3384362</text:p>
          </table:table-cell>
          <table:table-cell table:formula="of:=[$'raw data'.L84]*['refrigeration efficiencies'.$C2]" office:value-type="float" office:value="199163943.018866" calcext:value-type="float">
            <text:p>199163943.018866</text:p>
          </table:table-cell>
          <table:table-cell table:formula="of:=[$'raw data'.M84]*['refrigeration efficiencies'.$C2]" office:value-type="float" office:value="63401759.0101185" calcext:value-type="float">
            <text:p>63401759.0101185</text:p>
          </table:table-cell>
          <table:table-cell table:formula="of:=[$'raw data'.N84]*['refrigeration efficiencies'.$C2]" office:value-type="float" office:value="121658684.123978" calcext:value-type="float">
            <text:p>121658684.123978</text:p>
          </table:table-cell>
          <table:table-cell table:formula="of:=[$'raw data'.O84]*['refrigeration efficiencies'.$C2]" office:value-type="float" office:value="76379026.5991899" calcext:value-type="float">
            <text:p>76379026.5991899</text:p>
          </table:table-cell>
          <table:table-cell table:formula="of:=[$'raw data'.P84]*['refrigeration efficiencies'.$C2]" office:value-type="float" office:value="166963937.837304" calcext:value-type="float">
            <text:p>166963937.837304</text:p>
          </table:table-cell>
          <table:table-cell office:value-type="string" calcext:value-type="string">
            <text:p>33% SIDE MOUNT; units of ft3 – multiplied by efficiencies of these techs</text:p>
          </table:table-cell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SF</text:p>
          </table:table-cell>
          <table:table-cell table:style-name="ce28" office:value-type="string" calcext:value-type="string">
            <text:p>REFERENCE SIDE MOUNT REFRIGERATOR</text:p>
          </table:table-cell>
          <table:table-cell office:value-type="string" calcext:value-type="string">
            <text:p>R_RF_SF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RF.ELC..RESID</text:p>
          </table:table-cell>
          <table:table-cell table:formula="of:=[$'raw data'.H85]*['refrigeration efficiencies'.$C3]" office:value-type="float" office:value="63197552.2972406" calcext:value-type="float">
            <text:p>63197552.2972406</text:p>
          </table:table-cell>
          <table:table-cell table:formula="of:=[$'raw data'.I85]*['refrigeration efficiencies'.$C3]" office:value-type="float" office:value="178430141.745102" calcext:value-type="float">
            <text:p>178430141.745102</text:p>
          </table:table-cell>
          <table:table-cell table:formula="of:=[$'raw data'.J85]*['refrigeration efficiencies'.$C3]" office:value-type="float" office:value="219128769.436961" calcext:value-type="float">
            <text:p>219128769.436961</text:p>
          </table:table-cell>
          <table:table-cell table:formula="of:=[$'raw data'.K85]*['refrigeration efficiencies'.$C3]" office:value-type="float" office:value="101631601.354813" calcext:value-type="float">
            <text:p>101631601.354813</text:p>
          </table:table-cell>
          <table:table-cell table:formula="of:=[$'raw data'.L85]*['refrigeration efficiencies'.$C3]" office:value-type="float" office:value="255590009.742017" calcext:value-type="float">
            <text:p>255590009.742017</text:p>
          </table:table-cell>
          <table:table-cell table:formula="of:=[$'raw data'.M85]*['refrigeration efficiencies'.$C3]" office:value-type="float" office:value="81364407.4194803" calcext:value-type="float">
            <text:p>81364407.4194803</text:p>
          </table:table-cell>
          <table:table-cell table:formula="of:=[$'raw data'.N85]*['refrigeration efficiencies'.$C3]" office:value-type="float" office:value="156126374.026964" calcext:value-type="float">
            <text:p>156126374.026964</text:p>
          </table:table-cell>
          <table:table-cell table:formula="of:=[$'raw data'.O85]*['refrigeration efficiencies'.$C3]" office:value-type="float" office:value="98018325.2885463" calcext:value-type="float">
            <text:p>98018325.2885463</text:p>
          </table:table-cell>
          <table:table-cell table:formula="of:=[$'raw data'.P85]*['refrigeration efficiencies'.$C3]" office:value-type="float" office:value="214267270.729621" calcext:value-type="float">
            <text:p>214267270.729621</text:p>
          </table:table-cell>
          <table:table-cell office:value-type="string" calcext:value-type="string">
            <text:p>33% SIDE MOUNT; units of ft3 – multiplied by efficiencies of these tech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SF</text:p>
          </table:table-cell>
          <table:table-cell table:style-name="ce28" office:value-type="string" calcext:value-type="string">
            <text:p>REFERENCE STANDARD SIDE MOUNT REFRIGERATOR</text:p>
          </table:table-cell>
          <table:table-cell office:value-type="string" calcext:value-type="string">
            <text:p>R_RF_SF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RF.ELC..RESID</text:p>
          </table:table-cell>
          <table:table-cell table:formula="of:=[$'raw data'.H86]*['refrigeration efficiencies'.$C4]" office:value-type="float" office:value="84106429.5103361" calcext:value-type="float">
            <text:p>84106429.5103361</text:p>
          </table:table-cell>
          <table:table-cell table:formula="of:=[$'raw data'.I86]*['refrigeration efficiencies'.$C4]" office:value-type="float" office:value="237463661.070604" calcext:value-type="float">
            <text:p>237463661.070604</text:p>
          </table:table-cell>
          <table:table-cell table:formula="of:=[$'raw data'.J86]*['refrigeration efficiencies'.$C4]" office:value-type="float" office:value="291627408.505522" calcext:value-type="float">
            <text:p>291627408.505522</text:p>
          </table:table-cell>
          <table:table-cell table:formula="of:=[$'raw data'.K86]*['refrigeration efficiencies'.$C4]" office:value-type="float" office:value="135256363.65104" calcext:value-type="float">
            <text:p>135256363.65104</text:p>
          </table:table-cell>
          <table:table-cell table:formula="of:=[$'raw data'.L86]*['refrigeration efficiencies'.$C4]" office:value-type="float" office:value="340151831.146975" calcext:value-type="float">
            <text:p>340151831.146975</text:p>
          </table:table-cell>
          <table:table-cell table:formula="of:=[$'raw data'.M86]*['refrigeration efficiencies'.$C4]" office:value-type="float" office:value="108283779.173764" calcext:value-type="float">
            <text:p>108283779.173764</text:p>
          </table:table-cell>
          <table:table-cell table:formula="of:=[$'raw data'.N86]*['refrigeration efficiencies'.$C4]" office:value-type="float" office:value="207780703.436778" calcext:value-type="float">
            <text:p>207780703.436778</text:p>
          </table:table-cell>
          <table:table-cell table:formula="of:=[$'raw data'.O86]*['refrigeration efficiencies'.$C4]" office:value-type="float" office:value="130447637.082968" calcext:value-type="float">
            <text:p>130447637.082968</text:p>
          </table:table-cell>
          <table:table-cell table:formula="of:=[$'raw data'.P86]*['refrigeration efficiencies'.$C4]" office:value-type="float" office:value="285157485.486662" calcext:value-type="float">
            <text:p>285157485.486662</text:p>
          </table:table-cell>
          <table:table-cell office:value-type="string" calcext:value-type="string">
            <text:p>33% SIDE MOUNT; units of ft3 – multiplied by efficiencies of these tech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SF</text:p>
          </table:table-cell>
          <table:table-cell table:style-name="ce28" office:value-type="string" calcext:value-type="string">
            <text:p>REFERENCE HIGH EFFICIENCY SIDE MOUNT REFRIGERATOR</text:p>
          </table:table-cell>
          <table:table-cell office:value-type="string" calcext:value-type="string">
            <text:p>R_RF_SF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RF.ELC..RESID</text:p>
          </table:table-cell>
          <table:table-cell table:formula="of:=[$'raw data'.H87]*['refrigeration efficiencies'.$C5]" office:value-type="float" office:value="110875077.016573" calcext:value-type="float">
            <text:p>110875077.016573</text:p>
          </table:table-cell>
          <table:table-cell table:formula="of:=[$'raw data'.I87]*['refrigeration efficiencies'.$C5]" office:value-type="float" office:value="313041486.401524" calcext:value-type="float">
            <text:p>313041486.401524</text:p>
          </table:table-cell>
          <table:table-cell table:formula="of:=[$'raw data'.J87]*['refrigeration efficiencies'.$C5]" office:value-type="float" office:value="384443990.387438" calcext:value-type="float">
            <text:p>384443990.387438</text:p>
          </table:table-cell>
          <table:table-cell table:formula="of:=[$'raw data'.K87]*['refrigeration efficiencies'.$C5]" office:value-type="float" office:value="178304557.976126" calcext:value-type="float">
            <text:p>178304557.976126</text:p>
          </table:table-cell>
          <table:table-cell table:formula="of:=[$'raw data'.L87]*['refrigeration efficiencies'.$C5]" office:value-type="float" office:value="448412335.362713" calcext:value-type="float">
            <text:p>448412335.362713</text:p>
          </table:table-cell>
          <table:table-cell table:formula="of:=[$'raw data'.M87]*['refrigeration efficiencies'.$C5]" office:value-type="float" office:value="142747378.832212" calcext:value-type="float">
            <text:p>142747378.832212</text:p>
          </table:table-cell>
          <table:table-cell table:formula="of:=[$'raw data'.N87]*['refrigeration efficiencies'.$C5]" office:value-type="float" office:value="273911300.601333" calcext:value-type="float">
            <text:p>273911300.601333</text:p>
          </table:table-cell>
          <table:table-cell table:formula="of:=[$'raw data'.O87]*['refrigeration efficiencies'.$C5]" office:value-type="float" office:value="171965352.618216" calcext:value-type="float">
            <text:p>171965352.618216</text:p>
          </table:table-cell>
          <table:table-cell table:formula="of:=[$'raw data'.P87]*['refrigeration efficiencies'.$C5]" office:value-type="float" office:value="375914877.724068" calcext:value-type="float">
            <text:p>375914877.724068</text:p>
          </table:table-cell>
          <table:table-cell office:value-type="string" calcext:value-type="string">
            <text:p>33% SIDE MOUNT; units of ft3 – multiplied by efficiencies of these techs</text:p>
          </table:table-cell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TF</text:p>
          </table:table-cell>
          <table:table-cell table:style-name="ce28" office:value-type="string" calcext:value-type="string">
            <text:p>REFERENCE TOP MOUNT REFRIGERATOR</text:p>
          </table:table-cell>
          <table:table-cell office:value-type="string" calcext:value-type="string">
            <text:p>R_RF_TFELC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RF.ELC..RESID</text:p>
          </table:table-cell>
          <table:table-cell table:formula="of:=[$'raw data'.H88]*['refrigeration efficiencies'.$C6]" office:value-type="float" office:value="159880038.010353" calcext:value-type="float">
            <text:p>159880038.010353</text:p>
          </table:table-cell>
          <table:table-cell table:formula="of:=[$'raw data'.I88]*['refrigeration efficiencies'.$C6]" office:value-type="float" office:value="451400676.251271" calcext:value-type="float">
            <text:p>451400676.251271</text:p>
          </table:table-cell>
          <table:table-cell table:formula="of:=[$'raw data'.J88]*['refrigeration efficiencies'.$C6]" office:value-type="float" office:value="554361912.973532" calcext:value-type="float">
            <text:p>554361912.973532</text:p>
          </table:table-cell>
          <table:table-cell table:formula="of:=[$'raw data'.K88]*['refrigeration efficiencies'.$C6]" office:value-type="float" office:value="257112240.854461" calcext:value-type="float">
            <text:p>257112240.854461</text:p>
          </table:table-cell>
          <table:table-cell table:formula="of:=[$'raw data'.L88]*['refrigeration efficiencies'.$C6]" office:value-type="float" office:value="646603214.637544" calcext:value-type="float">
            <text:p>646603214.637544</text:p>
          </table:table-cell>
          <table:table-cell table:formula="of:=[$'raw data'.M88]*['refrigeration efficiencies'.$C6]" office:value-type="float" office:value="205839373.172754" calcext:value-type="float">
            <text:p>205839373.172754</text:p>
          </table:table-cell>
          <table:table-cell table:formula="of:=[$'raw data'.N88]*['refrigeration efficiencies'.$C6]" office:value-type="float" office:value="394975591.719862" calcext:value-type="float">
            <text:p>394975591.719862</text:p>
          </table:table-cell>
          <table:table-cell table:formula="of:=[$'raw data'.O88]*['refrigeration efficiencies'.$C6]" office:value-type="float" office:value="247971210.959829" calcext:value-type="float">
            <text:p>247971210.959829</text:p>
          </table:table-cell>
          <table:table-cell table:formula="of:=[$'raw data'.P88]*['refrigeration efficiencies'.$C6]" office:value-type="float" office:value="542063072.751664" calcext:value-type="float">
            <text:p>542063072.751664</text:p>
          </table:table-cell>
          <table:table-cell office:value-type="string" calcext:value-type="string">
            <text:p>51% TOP MOUNT; units of ft3 – multiplied by efficiencies of these techs</text:p>
          </table:table-cell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TF</text:p>
          </table:table-cell>
          <table:table-cell table:style-name="ce28" office:value-type="string" calcext:value-type="string">
            <text:p>REFERENCE TOP MOUNT REFRIGERATOR</text:p>
          </table:table-cell>
          <table:table-cell office:value-type="string" calcext:value-type="string">
            <text:p>R_RF_TF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RF.ELC..RESID</text:p>
          </table:table-cell>
          <table:table-cell table:formula="of:=[$'raw data'.H89]*['refrigeration efficiencies'.$C7]" office:value-type="float" office:value="87118803.0558693" calcext:value-type="float">
            <text:p>87118803.0558693</text:p>
          </table:table-cell>
          <table:table-cell table:formula="of:=[$'raw data'.I89]*['refrigeration efficiencies'.$C7]" office:value-type="float" office:value="245968709.433721" calcext:value-type="float">
            <text:p>245968709.433721</text:p>
          </table:table-cell>
          <table:table-cell table:formula="of:=[$'raw data'.J89]*['refrigeration efficiencies'.$C7]" office:value-type="float" office:value="302072397.023629" calcext:value-type="float">
            <text:p>302072397.023629</text:p>
          </table:table-cell>
          <table:table-cell table:formula="of:=[$'raw data'.K89]*['refrigeration efficiencies'.$C7]" office:value-type="float" office:value="140100733.981578" calcext:value-type="float">
            <text:p>140100733.981578</text:p>
          </table:table-cell>
          <table:table-cell table:formula="of:=[$'raw data'.L89]*['refrigeration efficiencies'.$C7]" office:value-type="float" office:value="352334780.578753" calcext:value-type="float">
            <text:p>352334780.578753</text:p>
          </table:table-cell>
          <table:table-cell table:formula="of:=[$'raw data'.M89]*['refrigeration efficiencies'.$C7]" office:value-type="float" office:value="112162093.75319" calcext:value-type="float">
            <text:p>112162093.75319</text:p>
          </table:table-cell>
          <table:table-cell table:formula="of:=[$'raw data'.N89]*['refrigeration efficiencies'.$C7]" office:value-type="float" office:value="215222620.754506" calcext:value-type="float">
            <text:p>215222620.754506</text:p>
          </table:table-cell>
          <table:table-cell table:formula="of:=[$'raw data'.O89]*['refrigeration efficiencies'.$C7]" office:value-type="float" office:value="135119777.052692" calcext:value-type="float">
            <text:p>135119777.052692</text:p>
          </table:table-cell>
          <table:table-cell table:formula="of:=[$'raw data'.P89]*['refrigeration efficiencies'.$C7]" office:value-type="float" office:value="295370745.882946" calcext:value-type="float">
            <text:p>295370745.882946</text:p>
          </table:table-cell>
          <table:table-cell office:value-type="string" calcext:value-type="string">
            <text:p>51% TOP MOUNT; units of ft3 – multiplied by efficiencies of these tech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TF</text:p>
          </table:table-cell>
          <table:table-cell table:style-name="ce28" office:value-type="string" calcext:value-type="string">
            <text:p>REFERENCE STANDARD TOP MOUNT REFRIGERATOR</text:p>
          </table:table-cell>
          <table:table-cell office:value-type="string" calcext:value-type="string">
            <text:p>R_RF_TF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RF.ELC..RESID</text:p>
          </table:table-cell>
          <table:table-cell table:formula="of:=[$'raw data'.H90]*['refrigeration efficiencies'.$C8]" office:value-type="float" office:value="111791120.327551" calcext:value-type="float">
            <text:p>111791120.327551</text:p>
          </table:table-cell>
          <table:table-cell table:formula="of:=[$'raw data'.I90]*['refrigeration efficiencies'.$C8]" office:value-type="float" office:value="315627816.597567" calcext:value-type="float">
            <text:p>315627816.597567</text:p>
          </table:table-cell>
          <table:table-cell table:formula="of:=[$'raw data'.J90]*['refrigeration efficiencies'.$C8]" office:value-type="float" office:value="387620243.836961" calcext:value-type="float">
            <text:p>387620243.836961</text:p>
          </table:table-cell>
          <table:table-cell table:formula="of:=[$'raw data'.K90]*['refrigeration efficiencies'.$C8]" office:value-type="float" office:value="179777699.659955" calcext:value-type="float">
            <text:p>179777699.659955</text:p>
          </table:table-cell>
          <table:table-cell table:formula="of:=[$'raw data'.L90]*['refrigeration efficiencies'.$C8]" office:value-type="float" office:value="452117091.484844" calcext:value-type="float">
            <text:p>452117091.484844</text:p>
          </table:table-cell>
          <table:table-cell table:formula="of:=[$'raw data'.M90]*['refrigeration efficiencies'.$C8]" office:value-type="float" office:value="143926749.210636" calcext:value-type="float">
            <text:p>143926749.210636</text:p>
          </table:table-cell>
          <table:table-cell table:formula="of:=[$'raw data'.N90]*['refrigeration efficiencies'.$C8]" office:value-type="float" office:value="276174339.522872" calcext:value-type="float">
            <text:p>276174339.522872</text:p>
          </table:table-cell>
          <table:table-cell table:formula="of:=[$'raw data'.O90]*['refrigeration efficiencies'.$C8]" office:value-type="float" office:value="173386120.163318" calcext:value-type="float">
            <text:p>173386120.163318</text:p>
          </table:table-cell>
          <table:table-cell table:formula="of:=[$'raw data'.P90]*['refrigeration efficiencies'.$C8]" office:value-type="float" office:value="379020664.150577" calcext:value-type="float">
            <text:p>379020664.150577</text:p>
          </table:table-cell>
          <table:table-cell office:value-type="string" calcext:value-type="string">
            <text:p>51% TOP MOUNT; units of ft3 – multiplied by efficiencies of these tech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TF</text:p>
          </table:table-cell>
          <table:table-cell table:style-name="ce28" office:value-type="string" calcext:value-type="string">
            <text:p>REFERENCE HIGH EFFICIENCY TOP MOUNT REFRIGERATOR</text:p>
          </table:table-cell>
          <table:table-cell office:value-type="string" calcext:value-type="string">
            <text:p>R_RF_TF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RF.ELC..RESID</text:p>
          </table:table-cell>
          <table:table-cell table:formula="of:=[$'raw data'.H91]*['refrigeration efficiencies'.$C9]" office:value-type="float" office:value="147138955.289733" calcext:value-type="float">
            <text:p>147138955.289733</text:p>
          </table:table-cell>
          <table:table-cell table:formula="of:=[$'raw data'.I91]*['refrigeration efficiencies'.$C9]" office:value-type="float" office:value="415427871.717108" calcext:value-type="float">
            <text:p>415427871.717108</text:p>
          </table:table-cell>
          <table:table-cell table:formula="of:=[$'raw data'.J91]*['refrigeration efficiencies'.$C9]" office:value-type="float" office:value="510183971.322685" calcext:value-type="float">
            <text:p>510183971.322685</text:p>
          </table:table-cell>
          <table:table-cell table:formula="of:=[$'raw data'.K91]*['refrigeration efficiencies'.$C9]" office:value-type="float" office:value="236622576.416188" calcext:value-type="float">
            <text:p>236622576.416188</text:p>
          </table:table-cell>
          <table:table-cell table:formula="of:=[$'raw data'.L91]*['refrigeration efficiencies'.$C9]" office:value-type="float" office:value="595074423.753832" calcext:value-type="float">
            <text:p>595074423.753832</text:p>
          </table:table-cell>
          <table:table-cell table:formula="of:=[$'raw data'.M91]*['refrigeration efficiencies'.$C9]" office:value-type="float" office:value="189435721.326082" calcext:value-type="float">
            <text:p>189435721.326082</text:p>
          </table:table-cell>
          <table:table-cell table:formula="of:=[$'raw data'.N91]*['refrigeration efficiencies'.$C9]" office:value-type="float" office:value="363499387.752469" calcext:value-type="float">
            <text:p>363499387.752469</text:p>
          </table:table-cell>
          <table:table-cell table:formula="of:=[$'raw data'.O91]*['refrigeration efficiencies'.$C9]" office:value-type="float" office:value="228210009.058146" calcext:value-type="float">
            <text:p>228210009.058146</text:p>
          </table:table-cell>
          <table:table-cell table:formula="of:=[$'raw data'.P91]*['refrigeration efficiencies'.$C9]" office:value-type="float" office:value="498865244.331866" calcext:value-type="float">
            <text:p>498865244.331866</text:p>
          </table:table-cell>
          <table:table-cell office:value-type="string" calcext:value-type="string">
            <text:p>51% TOP MOUNT; units of ft3 – multiplied by efficiencies of these techs</text:p>
          </table:table-cell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BF</text:p>
          </table:table-cell>
          <table:table-cell table:style-name="ce28" office:value-type="string" calcext:value-type="string">
            <text:p>REFERENCE BOTTOM MOUNT REFRIGERATOR</text:p>
          </table:table-cell>
          <table:table-cell office:value-type="string" calcext:value-type="string">
            <text:p>R_RF_BFELC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RF.ELC..RESID</text:p>
          </table:table-cell>
          <table:table-cell table:formula="of:=[$'raw data'.H92]*['refrigeration efficiencies'.$C10]" office:value-type="float" office:value="45580065.7438746" calcext:value-type="float">
            <text:p>45580065.7438746</text:p>
          </table:table-cell>
          <table:table-cell table:formula="of:=[$'raw data'.I92]*['refrigeration efficiencies'.$C10]" office:value-type="float" office:value="128689439.634923" calcext:value-type="float">
            <text:p>128689439.634923</text:p>
          </table:table-cell>
          <table:table-cell table:formula="of:=[$'raw data'.J92]*['refrigeration efficiencies'.$C10]" office:value-type="float" office:value="158042572.128971" calcext:value-type="float">
            <text:p>158042572.128971</text:p>
          </table:table-cell>
          <table:table-cell table:formula="of:=[$'raw data'.K92]*['refrigeration efficiencies'.$C10]" office:value-type="float" office:value="73299912.7817471" calcext:value-type="float">
            <text:p>73299912.7817471</text:p>
          </table:table-cell>
          <table:table-cell table:formula="of:=[$'raw data'.L92]*['refrigeration efficiencies'.$C10]" office:value-type="float" office:value="184339567.341556" calcext:value-type="float">
            <text:p>184339567.341556</text:p>
          </table:table-cell>
          <table:table-cell table:formula="of:=[$'raw data'.M92]*['refrigeration efficiencies'.$C10]" office:value-type="float" office:value="58682574.0014181" calcext:value-type="float">
            <text:p>58682574.0014181</text:p>
          </table:table-cell>
          <table:table-cell table:formula="of:=[$'raw data'.N92]*['refrigeration efficiencies'.$C10]" office:value-type="float" office:value="112603259.680557" calcext:value-type="float">
            <text:p>112603259.680557</text:p>
          </table:table-cell>
          <table:table-cell table:formula="of:=[$'raw data'.O92]*['refrigeration efficiencies'.$C10]" office:value-type="float" office:value="70693904.2471666" calcext:value-type="float">
            <text:p>70693904.2471666</text:p>
          </table:table-cell>
          <table:table-cell table:formula="of:=[$'raw data'.P92]*['refrigeration efficiencies'.$C10]" office:value-type="float" office:value="154536306.100626" calcext:value-type="float">
            <text:p>154536306.100626</text:p>
          </table:table-cell>
          <table:table-cell office:value-type="string" calcext:value-type="string">
            <text:p>16% BOT MOUNT; units of ft3 – multiplied by efficiencies of these techs</text:p>
          </table:table-cell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BF</text:p>
          </table:table-cell>
          <table:table-cell table:style-name="ce28" office:value-type="string" calcext:value-type="string">
            <text:p>REFERENCE BOTTOM MOUNT REFRIGERATOR</text:p>
          </table:table-cell>
          <table:table-cell office:value-type="string" calcext:value-type="string">
            <text:p>R_RF_BF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RF.ELC..RESID</text:p>
          </table:table-cell>
          <table:table-cell table:formula="of:=[$'raw data'.H93]*['refrigeration efficiencies'.$C11]" office:value-type="float" office:value="30210271.5317467" calcext:value-type="float">
            <text:p>30210271.5317467</text:p>
          </table:table-cell>
          <table:table-cell table:formula="of:=[$'raw data'.I93]*['refrigeration efficiencies'.$C11]" office:value-type="float" office:value="85294807.0870607" calcext:value-type="float">
            <text:p>85294807.0870607</text:p>
          </table:table-cell>
          <table:table-cell table:formula="of:=[$'raw data'.J93]*['refrigeration efficiencies'.$C11]" office:value-type="float" office:value="104749937.054084" calcext:value-type="float">
            <text:p>104749937.054084</text:p>
          </table:table-cell>
          <table:table-cell table:formula="of:=[$'raw data'.K93]*['refrigeration efficiencies'.$C11]" office:value-type="float" office:value="48582866.9233001" calcext:value-type="float">
            <text:p>48582866.9233001</text:p>
          </table:table-cell>
          <table:table-cell table:formula="of:=[$'raw data'.L93]*['refrigeration efficiencies'.$C11]" office:value-type="float" office:value="122179472.37563" calcext:value-type="float">
            <text:p>122179472.37563</text:p>
          </table:table-cell>
          <table:table-cell table:formula="of:=[$'raw data'.M93]*['refrigeration efficiencies'.$C11]" office:value-type="float" office:value="38894557.6499723" calcext:value-type="float">
            <text:p>38894557.6499723</text:p>
          </table:table-cell>
          <table:table-cell table:formula="of:=[$'raw data'.N93]*['refrigeration efficiencies'.$C11]" office:value-type="float" office:value="74632956.2011781" calcext:value-type="float">
            <text:p>74632956.2011781</text:p>
          </table:table-cell>
          <table:table-cell table:formula="of:=[$'raw data'.O93]*['refrigeration efficiencies'.$C11]" office:value-type="float" office:value="46855615.6752189" calcext:value-type="float">
            <text:p>46855615.6752189</text:p>
          </table:table-cell>
          <table:table-cell table:formula="of:=[$'raw data'.P93]*['refrigeration efficiencies'.$C11]" office:value-type="float" office:value="102425999.011211" calcext:value-type="float">
            <text:p>102425999.011211</text:p>
          </table:table-cell>
          <table:table-cell office:value-type="string" calcext:value-type="string">
            <text:p>16% BOT MOUNT; units of ft3 – multiplied by efficiencies of these tech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BF</text:p>
          </table:table-cell>
          <table:table-cell table:style-name="ce28" office:value-type="string" calcext:value-type="string">
            <text:p>REFERENCE STANDARD BOTTOM MOUNT REFRIGERATOR</text:p>
          </table:table-cell>
          <table:table-cell office:value-type="string" calcext:value-type="string">
            <text:p>R_RF_BF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RF.ELC..RESID</text:p>
          </table:table-cell>
          <table:table-cell table:formula="of:=[$'raw data'.H94]*['refrigeration efficiencies'.$C12]" office:value-type="float" office:value="35954089.1538702" calcext:value-type="float">
            <text:p>35954089.1538702</text:p>
          </table:table-cell>
          <table:table-cell table:formula="of:=[$'raw data'.I94]*['refrigeration efficiencies'.$C12]" office:value-type="float" office:value="101511735.673997" calcext:value-type="float">
            <text:p>101511735.673997</text:p>
          </table:table-cell>
          <table:table-cell table:formula="of:=[$'raw data'.J94]*['refrigeration efficiencies'.$C12]" office:value-type="float" office:value="124665830.022318" calcext:value-type="float">
            <text:p>124665830.022318</text:p>
          </table:table-cell>
          <table:table-cell table:formula="of:=[$'raw data'.K94]*['refrigeration efficiencies'.$C12]" office:value-type="float" office:value="57819828.8246219" calcext:value-type="float">
            <text:p>57819828.8246219</text:p>
          </table:table-cell>
          <table:table-cell table:formula="of:=[$'raw data'.L94]*['refrigeration efficiencies'.$C12]" office:value-type="float" office:value="145409207.525657" calcext:value-type="float">
            <text:p>145409207.525657</text:p>
          </table:table-cell>
          <table:table-cell table:formula="of:=[$'raw data'.M94]*['refrigeration efficiencies'.$C12]" office:value-type="float" office:value="46289500.9691624" calcext:value-type="float">
            <text:p>46289500.9691624</text:p>
          </table:table-cell>
          <table:table-cell table:formula="of:=[$'raw data'.N94]*['refrigeration efficiencies'.$C12]" office:value-type="float" office:value="88822768.7147473" calcext:value-type="float">
            <text:p>88822768.7147473</text:p>
          </table:table-cell>
          <table:table-cell table:formula="of:=[$'raw data'.O94]*['refrigeration efficiencies'.$C12]" office:value-type="float" office:value="55764178.8017685" calcext:value-type="float">
            <text:p>55764178.8017685</text:p>
          </table:table-cell>
          <table:table-cell table:formula="of:=[$'raw data'.P94]*['refrigeration efficiencies'.$C12]" office:value-type="float" office:value="121900046.355207" calcext:value-type="float">
            <text:p>121900046.355207</text:p>
          </table:table-cell>
          <table:table-cell office:value-type="string" calcext:value-type="string">
            <text:p>16% BOT MOUNT; units of ft3 – multiplied by efficiencies of these tech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BF</text:p>
          </table:table-cell>
          <table:table-cell table:style-name="ce28" office:value-type="string" calcext:value-type="string">
            <text:p>REFERENCE HIGH EFFICIENCY BOTTOM MOUNT REFRIGERATOR</text:p>
          </table:table-cell>
          <table:table-cell office:value-type="string" calcext:value-type="string">
            <text:p>R_RF_BF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RF.ELC..RESID</text:p>
          </table:table-cell>
          <table:table-cell table:formula="of:=[$'raw data'.H95]*['refrigeration efficiencies'.$C13]" office:value-type="float" office:value="40972680.7649312" calcext:value-type="float">
            <text:p>40972680.7649312</text:p>
          </table:table-cell>
          <table:table-cell table:formula="of:=[$'raw data'.I95]*['refrigeration efficiencies'.$C13]" office:value-type="float" office:value="115681082.111826" calcext:value-type="float">
            <text:p>115681082.111826</text:p>
          </table:table-cell>
          <table:table-cell table:formula="of:=[$'raw data'.J95]*['refrigeration efficiencies'.$C13]" office:value-type="float" office:value="142067102.1296" calcext:value-type="float">
            <text:p>142067102.1296</text:p>
          </table:table-cell>
          <table:table-cell table:formula="of:=[$'raw data'.K95]*['refrigeration efficiencies'.$C13]" office:value-type="float" office:value="65890513.2647254" calcext:value-type="float">
            <text:p>65890513.2647254</text:p>
          </table:table-cell>
          <table:table-cell table:formula="of:=[$'raw data'.L95]*['refrigeration efficiencies'.$C13]" office:value-type="float" office:value="165705909.409447" calcext:value-type="float">
            <text:p>165705909.409447</text:p>
          </table:table-cell>
          <table:table-cell table:formula="of:=[$'raw data'.M95]*['refrigeration efficiencies'.$C13]" office:value-type="float" office:value="52750743.8127747" calcext:value-type="float">
            <text:p>52750743.8127747</text:p>
          </table:table-cell>
          <table:table-cell table:formula="of:=[$'raw data'.N95]*['refrigeration efficiencies'.$C13]" office:value-type="float" office:value="101220946.847847" calcext:value-type="float">
            <text:p>101220946.847847</text:p>
          </table:table-cell>
          <table:table-cell table:formula="of:=[$'raw data'.O95]*['refrigeration efficiencies'.$C13]" office:value-type="float" office:value="63547928.7595154" calcext:value-type="float">
            <text:p>63547928.7595154</text:p>
          </table:table-cell>
          <table:table-cell table:formula="of:=[$'raw data'.P95]*['refrigeration efficiencies'.$C13]" office:value-type="float" office:value="138915261.158954" calcext:value-type="float">
            <text:p>138915261.158954</text:p>
          </table:table-cell>
          <table:table-cell office:value-type="string" calcext:value-type="string">
            <text:p>16% BOT MOUNT; units of ft3 – multiplied by efficiencies of these techs</text:p>
          </table:table-cell>
        </table:table-row>
        <table:table-row table:style-name="ro6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CFL_GSL</text:p>
          </table:table-cell>
          <table:table-cell office:value-type="string" calcext:value-type="string">
            <text:p>REFERENCE RESIDENTIAL GENERAL SERVICE COMPACT FLUORESCENT LAMPS</text:p>
          </table:table-cell>
          <table:table-cell table:style-name="Default" office:value-type="string" calcext:value-type="string">
            <text:p>R_LT_CFL_GS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LT.ELC.GSL.CFL.RESID</text:p>
          </table:table-cell>
          <table:table-cell table:formula="of:=[$'raw data'.H96]*['lighting efficiencies'.$C2]" office:value-type="float" office:value="92795178992947.1" calcext:value-type="float">
            <text:p>92795178992947.1</text:p>
          </table:table-cell>
          <table:table-cell table:formula="of:=[$'raw data'.I96]*['lighting efficiencies'.$C2]" office:value-type="float" office:value="262536521709193" calcext:value-type="float">
            <text:p>262536521709193</text:p>
          </table:table-cell>
          <table:table-cell table:formula="of:=[$'raw data'.J96]*['lighting efficiencies'.$C2]" office:value-type="float" office:value="298384633429572" calcext:value-type="float">
            <text:p>298384633429572</text:p>
          </table:table-cell>
          <table:table-cell table:formula="of:=[$'raw data'.K96]*['lighting efficiencies'.$C2]" office:value-type="float" office:value="131072703120673" calcext:value-type="float">
            <text:p>131072703120673</text:p>
          </table:table-cell>
          <table:table-cell table:formula="of:=[$'raw data'.L96]*['lighting efficiencies'.$C2]" office:value-type="float" office:value="383196721601073" calcext:value-type="float">
            <text:p>383196721601073</text:p>
          </table:table-cell>
          <table:table-cell table:formula="of:=[$'raw data'.M96]*['lighting efficiencies'.$C2]" office:value-type="float" office:value="117850382250338" calcext:value-type="float">
            <text:p>117850382250338</text:p>
          </table:table-cell>
          <table:table-cell table:formula="of:=[$'raw data'.N96]*['lighting efficiencies'.$C2]" office:value-type="float" office:value="233556107391420" calcext:value-type="float">
            <text:p>233556107391420</text:p>
          </table:table-cell>
          <table:table-cell table:formula="of:=[$'raw data'.O96]*['lighting efficiencies'.$C2]" office:value-type="float" office:value="144045713552186" calcext:value-type="float">
            <text:p>144045713552186</text:p>
          </table:table-cell>
          <table:table-cell table:formula="of:=[$'raw data'.P96]*['lighting efficiencies'.$C2]" office:value-type="float" office:value="320349774329603" calcext:value-type="float">
            <text:p>320349774329603</text:p>
          </table:table-cell>
          <table:table-cell office:value-type="string" calcext:value-type="string">
            <text:p>units of lum-hours</text:p>
          </table:table-cell>
        </table:table-row>
        <table:table-row table:style-name="ro7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CFL_GSL</text:p>
          </table:table-cell>
          <table:table-cell office:value-type="string" calcext:value-type="string">
            <text:p>REFERENCE STANDARD RESIDENTIAL GENERAL SERVICE COMPACT FLUORESCENT LAMPS</text:p>
          </table:table-cell>
          <table:table-cell table:style-name="Default" office:value-type="string" calcext:value-type="string">
            <text:p>R_LT_CFLST_GS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GSL.CFL.RESID</text:p>
          </table:table-cell>
          <table:table-cell table:formula="of:=[$'raw data'.H97]*['lighting efficiencies'.$C3]" office:value-type="float" office:value="100686422560851" calcext:value-type="float">
            <text:p>100686422560851</text:p>
          </table:table-cell>
          <table:table-cell table:formula="of:=[$'raw data'.I97]*['lighting efficiencies'.$C3]" office:value-type="float" office:value="284862462138006" calcext:value-type="float">
            <text:p>284862462138006</text:p>
          </table:table-cell>
          <table:table-cell table:formula="of:=[$'raw data'.J97]*['lighting efficiencies'.$C3]" office:value-type="float" office:value="323759074697599" calcext:value-type="float">
            <text:p>323759074697599</text:p>
          </table:table-cell>
          <table:table-cell table:formula="of:=[$'raw data'.K97]*['lighting efficiencies'.$C3]" office:value-type="float" office:value="142219043228572" calcext:value-type="float">
            <text:p>142219043228572</text:p>
          </table:table-cell>
          <table:table-cell table:formula="of:=[$'raw data'.L97]*['lighting efficiencies'.$C3]" office:value-type="float" office:value="415783529422267" calcext:value-type="float">
            <text:p>415783529422267</text:p>
          </table:table-cell>
          <table:table-cell table:formula="of:=[$'raw data'.M97]*['lighting efficiencies'.$C3]" office:value-type="float" office:value="127872304520445" calcext:value-type="float">
            <text:p>127872304520445</text:p>
          </table:table-cell>
          <table:table-cell table:formula="of:=[$'raw data'.N97]*['lighting efficiencies'.$C3]" office:value-type="float" office:value="253417571642028" calcext:value-type="float">
            <text:p>253417571642028</text:p>
          </table:table-cell>
          <table:table-cell table:formula="of:=[$'raw data'.O97]*['lighting efficiencies'.$C3]" office:value-type="float" office:value="156295270295207" calcext:value-type="float">
            <text:p>156295270295207</text:p>
          </table:table-cell>
          <table:table-cell table:formula="of:=[$'raw data'.P97]*['lighting efficiencies'.$C3]" office:value-type="float" office:value="347592117343458" calcext:value-type="float">
            <text:p>347592117343458</text:p>
          </table:table-cell>
          <table:table-cell office:value-type="string" calcext:value-type="string">
            <text:p>units of lum-hours</text:p>
          </table:table-cell>
        </table:table-row>
        <table:table-row table:style-name="ro7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CFL_GSL</text:p>
          </table:table-cell>
          <table:table-cell office:value-type="string" calcext:value-type="string">
            <text:p>REFERENCE HIGH EFFICIENCY RESIDENTIAL GENERAL SERVICE COMPACT FLUORESCENT LAMPS</text:p>
          </table:table-cell>
          <table:table-cell table:style-name="Default" office:value-type="string" calcext:value-type="string">
            <text:p>R_LT_CFLHE_GS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GSL.CFL.RESID</text:p>
          </table:table-cell>
          <table:table-cell table:formula="of:=[$'raw data'.H98]*['lighting efficiencies'.$C4]" office:value-type="float" office:value="104047507784218" calcext:value-type="float">
            <text:p>104047507784218</text:p>
          </table:table-cell>
          <table:table-cell table:formula="of:=[$'raw data'.I98]*['lighting efficiencies'.$C4]" office:value-type="float" office:value="294371658987316" calcext:value-type="float">
            <text:p>294371658987316</text:p>
          </table:table-cell>
          <table:table-cell table:formula="of:=[$'raw data'.J98]*['lighting efficiencies'.$C4]" office:value-type="float" office:value="334566707089536" calcext:value-type="float">
            <text:p>334566707089536</text:p>
          </table:table-cell>
          <table:table-cell table:formula="of:=[$'raw data'.K98]*['lighting efficiencies'.$C4]" office:value-type="float" office:value="146966558459715" calcext:value-type="float">
            <text:p>146966558459715</text:p>
          </table:table-cell>
          <table:table-cell table:formula="of:=[$'raw data'.L98]*['lighting efficiencies'.$C4]" office:value-type="float" office:value="429663095716479" calcext:value-type="float">
            <text:p>429663095716479</text:p>
          </table:table-cell>
          <table:table-cell table:formula="of:=[$'raw data'.M98]*['lighting efficiencies'.$C4]" office:value-type="float" office:value="132140901042898" calcext:value-type="float">
            <text:p>132140901042898</text:p>
          </table:table-cell>
          <table:table-cell table:formula="of:=[$'raw data'.N98]*['lighting efficiencies'.$C4]" office:value-type="float" office:value="261877084193214" calcext:value-type="float">
            <text:p>261877084193214</text:p>
          </table:table-cell>
          <table:table-cell table:formula="of:=[$'raw data'.O98]*['lighting efficiencies'.$C4]" office:value-type="float" office:value="161512674093160" calcext:value-type="float">
            <text:p>161512674093160</text:p>
          </table:table-cell>
          <table:table-cell table:formula="of:=[$'raw data'.P98]*['lighting efficiencies'.$C4]" office:value-type="float" office:value="359195337516027" calcext:value-type="float">
            <text:p>359195337516027</text:p>
          </table:table-cell>
          <table:table-cell office:value-type="string" calcext:value-type="string">
            <text:p>units of lum-hours</text:p>
          </table:table-cell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GSL</text:p>
          </table:table-cell>
          <table:table-cell office:value-type="string" calcext:value-type="string">
            <text:p>REFERENCE RESIDENTIAL GENERAL SERVICE LED LAMPS (60 WATT EQUIVALENT)</text:p>
          </table:table-cell>
          <table:table-cell table:style-name="Default" office:value-type="string" calcext:value-type="string">
            <text:p>R_LT_LED60_GS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LT.ELC.GSL.LED.RESID</text:p>
          </table:table-cell>
          <table:table-cell table:formula="of:=[$'raw data'.H99]*['lighting efficiencies'.$C5]" office:value-type="float" office:value="4173253809949.31" calcext:value-type="float">
            <text:p>4173253809949.31</text:p>
          </table:table-cell>
          <table:table-cell table:formula="of:=[$'raw data'.I99]*['lighting efficiencies'.$C5]" office:value-type="float" office:value="11806987726776.2" calcext:value-type="float">
            <text:p>11806987726776.2</text:p>
          </table:table-cell>
          <table:table-cell table:formula="of:=[$'raw data'.J99]*['lighting efficiencies'.$C5]" office:value-type="float" office:value="13419175670591" calcext:value-type="float">
            <text:p>13419175670591</text:p>
          </table:table-cell>
          <table:table-cell table:formula="of:=[$'raw data'.K99]*['lighting efficiencies'.$C5]" office:value-type="float" office:value="5894699095523.89" calcext:value-type="float">
            <text:p>5894699095523.89</text:p>
          </table:table-cell>
          <table:table-cell table:formula="of:=[$'raw data'.L99]*['lighting efficiencies'.$C5]" office:value-type="float" office:value="17233407982362" calcext:value-type="float">
            <text:p>17233407982362</text:p>
          </table:table-cell>
          <table:table-cell table:formula="of:=[$'raw data'.M99]*['lighting efficiencies'.$C5]" office:value-type="float" office:value="5300055046691.43" calcext:value-type="float">
            <text:p>5300055046691.43</text:p>
          </table:table-cell>
          <table:table-cell table:formula="of:=[$'raw data'.N99]*['lighting efficiencies'.$C5]" office:value-type="float" office:value="10503658978687.3" calcext:value-type="float">
            <text:p>10503658978687.3</text:p>
          </table:table-cell>
          <table:table-cell table:formula="of:=[$'raw data'.O99]*['lighting efficiencies'.$C5]" office:value-type="float" office:value="6478130969866.63" calcext:value-type="float">
            <text:p>6478130969866.63</text:p>
          </table:table-cell>
          <table:table-cell table:formula="of:=[$'raw data'.P99]*['lighting efficiencies'.$C5]" office:value-type="float" office:value="14407008324635.3" calcext:value-type="float">
            <text:p>14407008324635.3</text:p>
          </table:table-cell>
          <table:table-cell office:value-type="string" calcext:value-type="string">
            <text:p>units of lum-hours</text:p>
          </table:table-cell>
        </table:table-row>
        <table:table-row table:style-name="ro6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GSL</text:p>
          </table:table-cell>
          <table:table-cell office:value-type="string" calcext:value-type="string">
            <text:p>REFERENCE STANDARD RESIDENTIAL GENERAL SERVICE LED LAMPS (60 WATT EQUIVALENT)</text:p>
          </table:table-cell>
          <table:table-cell table:style-name="Default" office:value-type="string" calcext:value-type="string">
            <text:p>R_LT_LED60ST_GS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GSL.LED.RESID</text:p>
          </table:table-cell>
          <table:table-cell table:formula="of:=[$'raw data'.H100]*['lighting efficiencies'.$C6]" office:value-type="float" office:value="8820741007392.86" calcext:value-type="float">
            <text:p>8820741007392.86</text:p>
          </table:table-cell>
          <table:table-cell table:formula="of:=[$'raw data'.I100]*['lighting efficiencies'.$C6]" office:value-type="float" office:value="24955678604322.4" calcext:value-type="float">
            <text:p>24955678604322.4</text:p>
          </table:table-cell>
          <table:table-cell table:formula="of:=[$'raw data'.J100]*['lighting efficiencies'.$C6]" office:value-type="float" office:value="28363257667385.6" calcext:value-type="float">
            <text:p>28363257667385.6</text:p>
          </table:table-cell>
          <table:table-cell table:formula="of:=[$'raw data'.K100]*['lighting efficiencies'.$C6]" office:value-type="float" office:value="12459250360993.7" calcext:value-type="float">
            <text:p>12459250360993.7</text:p>
          </table:table-cell>
          <table:table-cell table:formula="of:=[$'raw data'.L100]*['lighting efficiencies'.$C6]" office:value-type="float" office:value="36425157780901.5" calcext:value-type="float">
            <text:p>36425157780901.5</text:p>
          </table:table-cell>
          <table:table-cell table:formula="of:=[$'raw data'.M100]*['lighting efficiencies'.$C6]" office:value-type="float" office:value="11202389075961.4" calcext:value-type="float">
            <text:p>11202389075961.4</text:p>
          </table:table-cell>
          <table:table-cell table:formula="of:=[$'raw data'.N100]*['lighting efficiencies'.$C6]" office:value-type="float" office:value="22200915568589.2" calcext:value-type="float">
            <text:p>22200915568589.2</text:p>
          </table:table-cell>
          <table:table-cell table:formula="of:=[$'raw data'.O100]*['lighting efficiencies'.$C6]" office:value-type="float" office:value="13692413186309" calcext:value-type="float">
            <text:p>13692413186309</text:p>
          </table:table-cell>
          <table:table-cell table:formula="of:=[$'raw data'.P100]*['lighting efficiencies'.$C6]" office:value-type="float" office:value="30451176686160.9" calcext:value-type="float">
            <text:p>30451176686160.9</text:p>
          </table:table-cell>
          <table:table-cell office:value-type="string" calcext:value-type="string">
            <text:p>units of lum-hours</text:p>
          </table:table-cell>
        </table:table-row>
        <table:table-row table:style-name="ro6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GSL</text:p>
          </table:table-cell>
          <table:table-cell office:value-type="string" calcext:value-type="string">
            <text:p>REFERENCE HIGH EFFICIENCY RESIDENTIAL GENERAL SERVICE LED LAMPS (60 WATT EQUIVALENT)</text:p>
          </table:table-cell>
          <table:table-cell table:style-name="Default" office:value-type="string" calcext:value-type="string">
            <text:p>R_LT_LED60HE_GS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GSL.LED.RESID</text:p>
          </table:table-cell>
          <table:table-cell table:formula="of:=[$'raw data'.H101]*['lighting efficiencies'.$C7]" office:value-type="float" office:value="9864054459880.2" calcext:value-type="float">
            <text:p>9864054459880.2</text:p>
          </table:table-cell>
          <table:table-cell table:formula="of:=[$'raw data'.I101]*['lighting efficiencies'.$C7]" office:value-type="float" office:value="27907425536016.5" calcext:value-type="float">
            <text:p>27907425536016.5</text:p>
          </table:table-cell>
          <table:table-cell table:formula="of:=[$'raw data'.J101]*['lighting efficiencies'.$C7]" office:value-type="float" office:value="31718051585033.4" calcext:value-type="float">
            <text:p>31718051585033.4</text:p>
          </table:table-cell>
          <table:table-cell table:formula="of:=[$'raw data'.K101]*['lighting efficiencies'.$C7]" office:value-type="float" office:value="13932925134874.7" calcext:value-type="float">
            <text:p>13932925134874.7</text:p>
          </table:table-cell>
          <table:table-cell table:formula="of:=[$'raw data'.L101]*['lighting efficiencies'.$C7]" office:value-type="float" office:value="40733509776492" calcext:value-type="float">
            <text:p>40733509776492</text:p>
          </table:table-cell>
          <table:table-cell table:formula="of:=[$'raw data'.M101]*['lighting efficiencies'.$C7]" office:value-type="float" office:value="12527402837634.3" calcext:value-type="float">
            <text:p>12527402837634.3</text:p>
          </table:table-cell>
          <table:table-cell table:formula="of:=[$'raw data'.N101]*['lighting efficiencies'.$C7]" office:value-type="float" office:value="24826830313261" calcext:value-type="float">
            <text:p>24826830313261</text:p>
          </table:table-cell>
          <table:table-cell table:formula="of:=[$'raw data'.O101]*['lighting efficiencies'.$C7]" office:value-type="float" office:value="15311945928775.7" calcext:value-type="float">
            <text:p>15311945928775.7</text:p>
          </table:table-cell>
          <table:table-cell table:formula="of:=[$'raw data'.P101]*['lighting efficiencies'.$C7]" office:value-type="float" office:value="34052928767319.8" calcext:value-type="float">
            <text:p>34052928767319.8</text:p>
          </table:table-cell>
          <table:table-cell office:value-type="string" calcext:value-type="string">
            <text:p>units of lum-hour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INC_RFL</text:p>
          </table:table-cell>
          <table:table-cell office:value-type="string" calcext:value-type="string">
            <text:p>REFERENCE RESIDENTIAL REFLECTOR LAMPS (65W INCANDESCENT)</text:p>
          </table:table-cell>
          <table:table-cell table:style-name="Default" office:value-type="string" calcext:value-type="string">
            <text:p>R_LT_INC_RF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LT.ELC.REF.INC.RESID</text:p>
          </table:table-cell>
          <table:table-cell table:formula="of:=[$'raw data'.H102]*['lighting efficiencies'.$C8]" office:value-type="float" office:value="3170338016396.68" calcext:value-type="float">
            <text:p>3170338016396.68</text:p>
          </table:table-cell>
          <table:table-cell table:formula="of:=[$'raw data'.I102]*['lighting efficiencies'.$C8]" office:value-type="float" office:value="8969534026444.05" calcext:value-type="float">
            <text:p>8969534026444.05</text:p>
          </table:table-cell>
          <table:table-cell table:formula="of:=[$'raw data'.J102]*['lighting efficiencies'.$C8]" office:value-type="float" office:value="10194281180730.9" calcext:value-type="float">
            <text:p>10194281180730.9</text:p>
          </table:table-cell>
          <table:table-cell table:formula="of:=[$'raw data'.K102]*['lighting efficiencies'.$C8]" office:value-type="float" office:value="4478085802786.45" calcext:value-type="float">
            <text:p>4478085802786.45</text:p>
          </table:table-cell>
          <table:table-cell table:formula="of:=[$'raw data'.L102]*['lighting efficiencies'.$C8]" office:value-type="float" office:value="13091877697038.5" calcext:value-type="float">
            <text:p>13091877697038.5</text:p>
          </table:table-cell>
          <table:table-cell table:formula="of:=[$'raw data'.M102]*['lighting efficiencies'.$C8]" office:value-type="float" office:value="4026346531682.7" calcext:value-type="float">
            <text:p>4026346531682.7</text:p>
          </table:table-cell>
          <table:table-cell table:formula="of:=[$'raw data'.N102]*['lighting efficiencies'.$C8]" office:value-type="float" office:value="7979421067563.41" calcext:value-type="float">
            <text:p>7979421067563.41</text:p>
          </table:table-cell>
          <table:table-cell table:formula="of:=[$'raw data'.O102]*['lighting efficiencies'.$C8]" office:value-type="float" office:value="4921307407663.86" calcext:value-type="float">
            <text:p>4921307407663.86</text:p>
          </table:table-cell>
          <table:table-cell table:formula="of:=[$'raw data'.P102]*['lighting efficiencies'.$C8]" office:value-type="float" office:value="10944718024396.8" calcext:value-type="float">
            <text:p>10944718024396.8</text:p>
          </table:table-cell>
          <table:table-cell office:value-type="string" calcext:value-type="string">
            <text:p>units of lum-hours</text:p>
          </table:table-cell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INC_RFL</text:p>
          </table:table-cell>
          <table:table-cell office:value-type="string" calcext:value-type="string">
            <text:p>REFERENCE STANDARD RESIDENTIAL REFLECTOR LAMPS (65W INCANDESCENT)</text:p>
          </table:table-cell>
          <table:table-cell table:style-name="Default" office:value-type="string" calcext:value-type="string">
            <text:p>R_LT_INCST_R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REF.INC.RESID</text:p>
          </table:table-cell>
          <table:table-cell table:formula="of:=[$'raw data'.H103]*['lighting efficiencies'.$C9]" office:value-type="float" office:value="3270453953756.57" calcext:value-type="float">
            <text:p>3270453953756.57</text:p>
          </table:table-cell>
          <table:table-cell table:formula="of:=[$'raw data'.I103]*['lighting efficiencies'.$C9]" office:value-type="float" office:value="9252782469384.38" calcext:value-type="float">
            <text:p>9252782469384.38</text:p>
          </table:table-cell>
          <table:table-cell table:formula="of:=[$'raw data'.J103]*['lighting efficiencies'.$C9]" office:value-type="float" office:value="10516205849596.1" calcext:value-type="float">
            <text:p>10516205849596.1</text:p>
          </table:table-cell>
          <table:table-cell table:formula="of:=[$'raw data'.K103]*['lighting efficiencies'.$C9]" office:value-type="float" office:value="4619499038663.91" calcext:value-type="float">
            <text:p>4619499038663.91</text:p>
          </table:table-cell>
          <table:table-cell table:formula="of:=[$'raw data'.L103]*['lighting efficiencies'.$C9]" office:value-type="float" office:value="13505305413787.1" calcext:value-type="float">
            <text:p>13505305413787.1</text:p>
          </table:table-cell>
          <table:table-cell table:formula="of:=[$'raw data'.M103]*['lighting efficiencies'.$C9]" office:value-type="float" office:value="4153494316893.73" calcext:value-type="float">
            <text:p>4153494316893.73</text:p>
          </table:table-cell>
          <table:table-cell table:formula="of:=[$'raw data'.N103]*['lighting efficiencies'.$C9]" office:value-type="float" office:value="8231402785486.46" calcext:value-type="float">
            <text:p>8231402785486.46</text:p>
          </table:table-cell>
          <table:table-cell table:formula="of:=[$'raw data'.O103]*['lighting efficiencies'.$C9]" office:value-type="float" office:value="5076717115274.29" calcext:value-type="float">
            <text:p>5076717115274.29</text:p>
          </table:table-cell>
          <table:table-cell table:formula="of:=[$'raw data'.P103]*['lighting efficiencies'.$C9]" office:value-type="float" office:value="11290340698851.4" calcext:value-type="float">
            <text:p>11290340698851.4</text:p>
          </table:table-cell>
          <table:table-cell office:value-type="string" calcext:value-type="string">
            <text:p>units of lum-hour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HAL_RFL</text:p>
          </table:table-cell>
          <table:table-cell office:value-type="string" calcext:value-type="string">
            <text:p>REFERENCE RESIDENTIAL REFLECTOR LAMPS (PAR30 HALOGEN)</text:p>
          </table:table-cell>
          <table:table-cell table:style-name="Default" office:value-type="string" calcext:value-type="string">
            <text:p>R_LT_HAL_RF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LT.ELC.REF.HAL.RESID</text:p>
          </table:table-cell>
          <table:table-cell table:formula="of:=[$'raw data'.H104]*['lighting efficiencies'.$C10]" office:value-type="float" office:value="2712614976467.06" calcext:value-type="float">
            <text:p>2712614976467.06</text:p>
          </table:table-cell>
          <table:table-cell table:formula="of:=[$'raw data'.I104]*['lighting efficiencies'.$C10]" office:value-type="float" office:value="7674542022404.55" calcext:value-type="float">
            <text:p>7674542022404.55</text:p>
          </table:table-cell>
          <table:table-cell table:formula="of:=[$'raw data'.J104]*['lighting efficiencies'.$C10]" office:value-type="float" office:value="8722464185884.14" calcext:value-type="float">
            <text:p>8722464185884.14</text:p>
          </table:table-cell>
          <table:table-cell table:formula="of:=[$'raw data'.K104]*['lighting efficiencies'.$C10]" office:value-type="float" office:value="3831554412090.54" calcext:value-type="float">
            <text:p>3831554412090.54</text:p>
          </table:table-cell>
          <table:table-cell table:formula="of:=[$'raw data'.L104]*['lighting efficiencies'.$C10]" office:value-type="float" office:value="11201715188535.3" calcext:value-type="float">
            <text:p>11201715188535.3</text:p>
          </table:table-cell>
          <table:table-cell table:formula="of:=[$'raw data'.M104]*['lighting efficiencies'.$C10]" office:value-type="float" office:value="3445035780349.44" calcext:value-type="float">
            <text:p>3445035780349.44</text:p>
          </table:table-cell>
          <table:table-cell table:formula="of:=[$'raw data'.N104]*['lighting efficiencies'.$C10]" office:value-type="float" office:value="6827378336146.8" calcext:value-type="float">
            <text:p>6827378336146.8</text:p>
          </table:table-cell>
          <table:table-cell table:formula="of:=[$'raw data'.O104]*['lighting efficiencies'.$C10]" office:value-type="float" office:value="4210785130413.33" calcext:value-type="float">
            <text:p>4210785130413.33</text:p>
          </table:table-cell>
          <table:table-cell table:formula="of:=[$'raw data'.P104]*['lighting efficiencies'.$C10]" office:value-type="float" office:value="9364555411012.97" calcext:value-type="float">
            <text:p>9364555411012.97</text:p>
          </table:table-cell>
          <table:table-cell office:value-type="string" calcext:value-type="string">
            <text:p>units of lum-hours</text:p>
          </table:table-cell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HAL_RFL</text:p>
          </table:table-cell>
          <table:table-cell office:value-type="string" calcext:value-type="string">
            <text:p>REFERENCE STANDARD RESIDENTIAL REFLECTOR LAMPS (PAR30 HALOGEN)</text:p>
          </table:table-cell>
          <table:table-cell table:style-name="Default" office:value-type="string" calcext:value-type="string">
            <text:p>R_LT_HALST_R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REF.HAL.RESID</text:p>
          </table:table-cell>
          <table:table-cell table:formula="of:=[$'raw data'.H105]*['lighting efficiencies'.$C11]" office:value-type="float" office:value="2877015884131.73" calcext:value-type="float">
            <text:p>2877015884131.73</text:p>
          </table:table-cell>
          <table:table-cell table:formula="of:=[$'raw data'.I105]*['lighting efficiencies'.$C11]" office:value-type="float" office:value="8139665781338.16" calcext:value-type="float">
            <text:p>8139665781338.16</text:p>
          </table:table-cell>
          <table:table-cell table:formula="of:=[$'raw data'.J105]*['lighting efficiencies'.$C11]" office:value-type="float" office:value="9251098378968.02" calcext:value-type="float">
            <text:p>9251098378968.02</text:p>
          </table:table-cell>
          <table:table-cell table:formula="of:=[$'raw data'.K105]*['lighting efficiencies'.$C11]" office:value-type="float" office:value="4063769831005.11" calcext:value-type="float">
            <text:p>4063769831005.11</text:p>
          </table:table-cell>
          <table:table-cell table:formula="of:=[$'raw data'.L105]*['lighting efficiencies'.$C11]" office:value-type="float" office:value="11880607018143.5" calcext:value-type="float">
            <text:p>11880607018143.5</text:p>
          </table:table-cell>
          <table:table-cell table:formula="of:=[$'raw data'.M105]*['lighting efficiencies'.$C11]" office:value-type="float" office:value="3653825827643.34" calcext:value-type="float">
            <text:p>3653825827643.34</text:p>
          </table:table-cell>
          <table:table-cell table:formula="of:=[$'raw data'.N105]*['lighting efficiencies'.$C11]" office:value-type="float" office:value="7241158841367.81" calcext:value-type="float">
            <text:p>7241158841367.81</text:p>
          </table:table-cell>
          <table:table-cell table:formula="of:=[$'raw data'.O105]*['lighting efficiencies'.$C11]" office:value-type="float" office:value="4465984229226.26" calcext:value-type="float">
            <text:p>4465984229226.26</text:p>
          </table:table-cell>
          <table:table-cell table:formula="of:=[$'raw data'.P105]*['lighting efficiencies'.$C11]" office:value-type="float" office:value="9932104223801.63" calcext:value-type="float">
            <text:p>9932104223801.63</text:p>
          </table:table-cell>
          <table:table-cell office:value-type="string" calcext:value-type="string">
            <text:p>units of lum-hours</text:p>
          </table:table-cell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HIR_RFL</text:p>
          </table:table-cell>
          <table:table-cell office:value-type="string" calcext:value-type="string">
            <text:p>REFERENCE RESIDENTIAL REFLECTOR LAMPS (HALOGEN INFRARED REFLECTOR)</text:p>
          </table:table-cell>
          <table:table-cell table:style-name="Default" office:value-type="string" calcext:value-type="string">
            <text:p>R_LT_HIR_RF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LT.ELC.REF.HAL.RESID</text:p>
          </table:table-cell>
          <table:table-cell table:formula="of:=[$'raw data'.H106]*['lighting efficiencies'.$C12]" office:value-type="float" office:value="3329118380209.57" calcext:value-type="float">
            <text:p>3329118380209.57</text:p>
          </table:table-cell>
          <table:table-cell table:formula="of:=[$'raw data'.I106]*['lighting efficiencies'.$C12]" office:value-type="float" office:value="9418756118405.58" calcext:value-type="float">
            <text:p>9418756118405.58</text:p>
          </table:table-cell>
          <table:table-cell table:formula="of:=[$'raw data'.J106]*['lighting efficiencies'.$C12]" office:value-type="float" office:value="10704842409948.7" calcext:value-type="float">
            <text:p>10704842409948.7</text:p>
          </table:table-cell>
          <table:table-cell table:formula="of:=[$'raw data'.K106]*['lighting efficiencies'.$C12]" office:value-type="float" office:value="4702362233020.2" calcext:value-type="float">
            <text:p>4702362233020.2</text:p>
          </table:table-cell>
          <table:table-cell table:formula="of:=[$'raw data'.L106]*['lighting efficiencies'.$C12]" office:value-type="float" office:value="13747559549566.1" calcext:value-type="float">
            <text:p>13747559549566.1</text:p>
          </table:table-cell>
          <table:table-cell table:formula="of:=[$'raw data'.M106]*['lighting efficiencies'.$C12]" office:value-type="float" office:value="4227998457701.58" calcext:value-type="float">
            <text:p>4227998457701.58</text:p>
          </table:table-cell>
          <table:table-cell table:formula="of:=[$'raw data'.N106]*['lighting efficiencies'.$C12]" office:value-type="float" office:value="8379055230725.61" calcext:value-type="float">
            <text:p>8379055230725.61</text:p>
          </table:table-cell>
          <table:table-cell table:formula="of:=[$'raw data'.O106]*['lighting efficiencies'.$C12]" office:value-type="float" office:value="5167781750961.81" calcext:value-type="float">
            <text:p>5167781750961.81</text:p>
          </table:table-cell>
          <table:table-cell table:formula="of:=[$'raw data'.P106]*['lighting efficiencies'.$C12]" office:value-type="float" office:value="11492863458970.5" calcext:value-type="float">
            <text:p>11492863458970.5</text:p>
          </table:table-cell>
          <table:table-cell office:value-type="string" calcext:value-type="string">
            <text:p>units of lum-hours</text:p>
          </table:table-cell>
        </table:table-row>
        <table:table-row table:style-name="ro6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HIR_RFL</text:p>
          </table:table-cell>
          <table:table-cell office:value-type="string" calcext:value-type="string">
            <text:p>REFERENCE STANDARD RESIDENTIAL REFLECTOR LAMPS (HALOGEN INFRARED REFLECTOR)</text:p>
          </table:table-cell>
          <table:table-cell table:style-name="Default" office:value-type="string" calcext:value-type="string">
            <text:p>R_LT_HIRST_R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REF.HAL.RESID</text:p>
          </table:table-cell>
          <table:table-cell table:formula="of:=[$'raw data'.H107]*['lighting efficiencies'.$C13]" office:value-type="float" office:value="3431868947499.99" calcext:value-type="float">
            <text:p>3431868947499.99</text:p>
          </table:table-cell>
          <table:table-cell table:formula="of:=[$'raw data'.I107]*['lighting efficiencies'.$C13]" office:value-type="float" office:value="9709458467739.09" calcext:value-type="float">
            <text:p>9709458467739.09</text:p>
          </table:table-cell>
          <table:table-cell table:formula="of:=[$'raw data'.J107]*['lighting efficiencies'.$C13]" office:value-type="float" office:value="11035238780626.1" calcext:value-type="float">
            <text:p>11035238780626.1</text:p>
          </table:table-cell>
          <table:table-cell table:formula="of:=[$'raw data'.K107]*['lighting efficiencies'.$C13]" office:value-type="float" office:value="4847496869841.81" calcext:value-type="float">
            <text:p>4847496869841.81</text:p>
          </table:table-cell>
          <table:table-cell table:formula="of:=[$'raw data'.L107]*['lighting efficiencies'.$C13]" office:value-type="float" office:value="14171866943071.2" calcext:value-type="float">
            <text:p>14171866943071.2</text:p>
          </table:table-cell>
          <table:table-cell table:formula="of:=[$'raw data'.M107]*['lighting efficiencies'.$C13]" office:value-type="float" office:value="4358492237260.27" calcext:value-type="float">
            <text:p>4358492237260.27</text:p>
          </table:table-cell>
          <table:table-cell table:formula="of:=[$'raw data'.N107]*['lighting efficiencies'.$C13]" office:value-type="float" office:value="8637668046488.75" calcext:value-type="float">
            <text:p>8637668046488.75</text:p>
          </table:table-cell>
          <table:table-cell table:formula="of:=[$'raw data'.O107]*['lighting efficiencies'.$C13]" office:value-type="float" office:value="5327281187719.89" calcext:value-type="float">
            <text:p>5327281187719.89</text:p>
          </table:table-cell>
          <table:table-cell table:formula="of:=[$'raw data'.P107]*['lighting efficiencies'.$C13]" office:value-type="float" office:value="11847581466963.4" calcext:value-type="float">
            <text:p>11847581466963.4</text:p>
          </table:table-cell>
          <table:table-cell office:value-type="string" calcext:value-type="string">
            <text:p>units of lum-hour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CFL_RFL</text:p>
          </table:table-cell>
          <table:table-cell office:value-type="string" calcext:value-type="string">
            <text:p>REFERENCE RESIDENTIAL REFLECTOR LAMPS (CFL)</text:p>
          </table:table-cell>
          <table:table-cell table:style-name="Default" office:value-type="string" calcext:value-type="string">
            <text:p>R_LT_CFL_RF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LT.ELC.REF.CFL.RESID</text:p>
          </table:table-cell>
          <table:table-cell table:formula="of:=[$'raw data'.H108]*['lighting efficiencies'.$C14]" office:value-type="float" office:value="3871676503902.06" calcext:value-type="float">
            <text:p>3871676503902.06</text:p>
          </table:table-cell>
          <table:table-cell table:formula="of:=[$'raw data'.I108]*['lighting efficiencies'.$C14]" office:value-type="float" office:value="10953763908305.1" calcext:value-type="float">
            <text:p>10953763908305.1</text:p>
          </table:table-cell>
          <table:table-cell table:formula="of:=[$'raw data'.J108]*['lighting efficiencies'.$C14]" office:value-type="float" office:value="12449448203149.7" calcext:value-type="float">
            <text:p>12449448203149.7</text:p>
          </table:table-cell>
          <table:table-cell table:formula="of:=[$'raw data'.K108]*['lighting efficiencies'.$C14]" office:value-type="float" office:value="5468722734117.57" calcext:value-type="float">
            <text:p>5468722734117.57</text:p>
          </table:table-cell>
          <table:table-cell table:formula="of:=[$'raw data'.L108]*['lighting efficiencies'.$C14]" office:value-type="float" office:value="15988047649629.9" calcext:value-type="float">
            <text:p>15988047649629.9</text:p>
          </table:table-cell>
          <table:table-cell table:formula="of:=[$'raw data'.M108]*['lighting efficiencies'.$C14]" office:value-type="float" office:value="4917050227029.45" calcext:value-type="float">
            <text:p>4917050227029.45</text:p>
          </table:table-cell>
          <table:table-cell table:formula="of:=[$'raw data'.N108]*['lighting efficiencies'.$C14]" office:value-type="float" office:value="9744619312592.83" calcext:value-type="float">
            <text:p>9744619312592.83</text:p>
          </table:table-cell>
          <table:table-cell table:formula="of:=[$'raw data'.O108]*['lighting efficiencies'.$C14]" office:value-type="float" office:value="6009993306766.45" calcext:value-type="float">
            <text:p>6009993306766.45</text:p>
          </table:table-cell>
          <table:table-cell table:formula="of:=[$'raw data'.P108]*['lighting efficiencies'.$C14]" office:value-type="float" office:value="13365895812286.9" calcext:value-type="float">
            <text:p>13365895812286.9</text:p>
          </table:table-cell>
          <table:table-cell office:value-type="string" calcext:value-type="string">
            <text:p>units of lum-hours</text:p>
          </table:table-cell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CFL_RFL</text:p>
          </table:table-cell>
          <table:table-cell office:value-type="string" calcext:value-type="string">
            <text:p>REFERENCE STANDARD RESIDENTIAL REFLECTOR LAMPS (CFL)</text:p>
          </table:table-cell>
          <table:table-cell table:style-name="Default" office:value-type="string" calcext:value-type="string">
            <text:p>R_LT_CFLST_R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REF.CFL.RESID</text:p>
          </table:table-cell>
          <table:table-cell table:formula="of:=[$'raw data'.H109]*['lighting efficiencies'.$C15]" office:value-type="float" office:value="3912952372813.59" calcext:value-type="float">
            <text:p>3912952372813.59</text:p>
          </table:table-cell>
          <table:table-cell table:formula="of:=[$'raw data'.I109]*['lighting efficiencies'.$C15]" office:value-type="float" office:value="11070541775131.3" calcext:value-type="float">
            <text:p>11070541775131.3</text:p>
          </table:table-cell>
          <table:table-cell table:formula="of:=[$'raw data'.J109]*['lighting efficiencies'.$C15]" office:value-type="float" office:value="12582171531541.5" calcext:value-type="float">
            <text:p>12582171531541.5</text:p>
          </table:table-cell>
          <table:table-cell table:formula="of:=[$'raw data'.K109]*['lighting efficiencies'.$C15]" office:value-type="float" office:value="5527024682242.5" calcext:value-type="float">
            <text:p>5527024682242.5</text:p>
          </table:table-cell>
          <table:table-cell table:formula="of:=[$'raw data'.L109]*['lighting efficiencies'.$C15]" office:value-type="float" office:value="16158495918815.7" calcext:value-type="float">
            <text:p>16158495918815.7</text:p>
          </table:table-cell>
          <table:table-cell table:formula="of:=[$'raw data'.M109]*['lighting efficiencies'.$C15]" office:value-type="float" office:value="4969470805142.78" calcext:value-type="float">
            <text:p>4969470805142.78</text:p>
          </table:table-cell>
          <table:table-cell table:formula="of:=[$'raw data'.N109]*['lighting efficiencies'.$C15]" office:value-type="float" office:value="9848506512087.43" calcext:value-type="float">
            <text:p>9848506512087.43</text:p>
          </table:table-cell>
          <table:table-cell table:formula="of:=[$'raw data'.O109]*['lighting efficiencies'.$C15]" office:value-type="float" office:value="6074065730079.52" calcext:value-type="float">
            <text:p>6074065730079.52</text:p>
          </table:table-cell>
          <table:table-cell table:formula="of:=[$'raw data'.P109]*['lighting efficiencies'.$C15]" office:value-type="float" office:value="13508389371053.3" calcext:value-type="float">
            <text:p>13508389371053.3</text:p>
          </table:table-cell>
          <table:table-cell office:value-type="string" calcext:value-type="string">
            <text:p>units of lum-hours</text:p>
          </table:table-cell>
        </table:table-row>
        <table:table-row table:style-name="ro6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CFL_RFL</text:p>
          </table:table-cell>
          <table:table-cell office:value-type="string" calcext:value-type="string">
            <text:p>REFERENCE HIGH EFFICIENCY STANDARD RESIDENTIAL REFLECTOR LAMPS (CFL)</text:p>
          </table:table-cell>
          <table:table-cell table:style-name="Default" office:value-type="string" calcext:value-type="string">
            <text:p>R_LT_CFLHE_R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REF.CFL.RESID</text:p>
          </table:table-cell>
          <table:table-cell table:formula="of:=[$'raw data'.H110]*['lighting efficiencies'.$C16]" office:value-type="float" office:value="4127586891153.57" calcext:value-type="float">
            <text:p>4127586891153.57</text:p>
          </table:table-cell>
          <table:table-cell table:formula="of:=[$'raw data'.I110]*['lighting efficiencies'.$C16]" office:value-type="float" office:value="11677786682628" calcext:value-type="float">
            <text:p>11677786682628</text:p>
          </table:table-cell>
          <table:table-cell table:formula="of:=[$'raw data'.J110]*['lighting efficiencies'.$C16]" office:value-type="float" office:value="13272332839178.8" calcext:value-type="float">
            <text:p>13272332839178.8</text:p>
          </table:table-cell>
          <table:table-cell table:formula="of:=[$'raw data'.K110]*['lighting efficiencies'.$C16]" office:value-type="float" office:value="5830194812492.07" calcext:value-type="float">
            <text:p>5830194812492.07</text:p>
          </table:table-cell>
          <table:table-cell table:formula="of:=[$'raw data'.L110]*['lighting efficiencies'.$C16]" office:value-type="float" office:value="17044826918582" calcext:value-type="float">
            <text:p>17044826918582</text:p>
          </table:table-cell>
          <table:table-cell table:formula="of:=[$'raw data'.M110]*['lighting efficiencies'.$C16]" office:value-type="float" office:value="5242057811332.03" calcext:value-type="float">
            <text:p>5242057811332.03</text:p>
          </table:table-cell>
          <table:table-cell table:formula="of:=[$'raw data'.N110]*['lighting efficiencies'.$C16]" office:value-type="float" office:value="10388719949459.3" calcext:value-type="float">
            <text:p>10388719949459.3</text:p>
          </table:table-cell>
          <table:table-cell table:formula="of:=[$'raw data'.O110]*['lighting efficiencies'.$C16]" office:value-type="float" office:value="6407242331307.51" calcext:value-type="float">
            <text:p>6407242331307.51</text:p>
          </table:table-cell>
          <table:table-cell table:formula="of:=[$'raw data'.P110]*['lighting efficiencies'.$C16]" office:value-type="float" office:value="14249355876638.5" calcext:value-type="float">
            <text:p>14249355876638.5</text:p>
          </table:table-cell>
          <table:table-cell office:value-type="string" calcext:value-type="string">
            <text:p>units of lum-hour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RFL</text:p>
          </table:table-cell>
          <table:table-cell office:value-type="string" calcext:value-type="string">
            <text:p>REFERENCE RESIDENTIAL REFLECTOR LAMPS (LED PAR38)</text:p>
          </table:table-cell>
          <table:table-cell table:style-name="Default" office:value-type="string" calcext:value-type="string">
            <text:p>R_LT_LED_RFL_R</text:p>
          </table:table-cell>
          <table:table-cell office:value-type="float" office:value="2009" calcext:value-type="float">
            <text:p>2009</text:p>
          </table:table-cell>
          <table:table-cell table:style-name="ce30"/>
          <table:table-cell table:formula="of:=[$'raw data'.H111]*['lighting efficiencies'.$C17]" office:value-type="float" office:value="0" calcext:value-type="float">
            <text:p>0</text:p>
          </table:table-cell>
          <table:table-cell table:formula="of:=[$'raw data'.I111]*['lighting efficiencies'.$C17]" office:value-type="float" office:value="0" calcext:value-type="float">
            <text:p>0</text:p>
          </table:table-cell>
          <table:table-cell table:formula="of:=[$'raw data'.J111]*['lighting efficiencies'.$C17]" office:value-type="float" office:value="0" calcext:value-type="float">
            <text:p>0</text:p>
          </table:table-cell>
          <table:table-cell table:formula="of:=[$'raw data'.K111]*['lighting efficiencies'.$C17]" office:value-type="float" office:value="0" calcext:value-type="float">
            <text:p>0</text:p>
          </table:table-cell>
          <table:table-cell table:formula="of:=[$'raw data'.L111]*['lighting efficiencies'.$C17]" office:value-type="float" office:value="0" calcext:value-type="float">
            <text:p>0</text:p>
          </table:table-cell>
          <table:table-cell table:formula="of:=[$'raw data'.M111]*['lighting efficiencies'.$C17]" office:value-type="float" office:value="0" calcext:value-type="float">
            <text:p>0</text:p>
          </table:table-cell>
          <table:table-cell table:formula="of:=[$'raw data'.N111]*['lighting efficiencies'.$C17]" office:value-type="float" office:value="0" calcext:value-type="float">
            <text:p>0</text:p>
          </table:table-cell>
          <table:table-cell table:formula="of:=[$'raw data'.O111]*['lighting efficiencies'.$C17]" office:value-type="float" office:value="0" calcext:value-type="float">
            <text:p>0</text:p>
          </table:table-cell>
          <table:table-cell table:formula="of:=[$'raw data'.P111]*['lighting efficiencies'.$C17]" office:value-type="float" office:value="0" calcext:value-type="float">
            <text:p>0</text:p>
          </table:table-cell>
          <table:table-cell office:value-type="string" calcext:value-type="string">
            <text:p>units of lum-hours</text:p>
          </table:table-cell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RFL</text:p>
          </table:table-cell>
          <table:table-cell office:value-type="string" calcext:value-type="string">
            <text:p>REFERENCE STANDARD RESIDENTIAL REFLECTOR LAMPS (LED PAR38)</text:p>
          </table:table-cell>
          <table:table-cell table:style-name="Default" office:value-type="string" calcext:value-type="string">
            <text:p>R_LT_LEDST_RFL_R</text:p>
          </table:table-cell>
          <table:table-cell office:value-type="float" office:value="2015" calcext:value-type="float">
            <text:p>2015</text:p>
          </table:table-cell>
          <table:table-cell table:style-name="ce30"/>
          <table:table-cell table:formula="of:=[$'raw data'.H112]*['lighting efficiencies'.$C18]" office:value-type="float" office:value="0" calcext:value-type="float">
            <text:p>0</text:p>
          </table:table-cell>
          <table:table-cell table:formula="of:=[$'raw data'.I112]*['lighting efficiencies'.$C18]" office:value-type="float" office:value="0" calcext:value-type="float">
            <text:p>0</text:p>
          </table:table-cell>
          <table:table-cell table:formula="of:=[$'raw data'.J112]*['lighting efficiencies'.$C18]" office:value-type="float" office:value="0" calcext:value-type="float">
            <text:p>0</text:p>
          </table:table-cell>
          <table:table-cell table:formula="of:=[$'raw data'.K112]*['lighting efficiencies'.$C18]" office:value-type="float" office:value="0" calcext:value-type="float">
            <text:p>0</text:p>
          </table:table-cell>
          <table:table-cell table:formula="of:=[$'raw data'.L112]*['lighting efficiencies'.$C18]" office:value-type="float" office:value="0" calcext:value-type="float">
            <text:p>0</text:p>
          </table:table-cell>
          <table:table-cell table:formula="of:=[$'raw data'.M112]*['lighting efficiencies'.$C18]" office:value-type="float" office:value="0" calcext:value-type="float">
            <text:p>0</text:p>
          </table:table-cell>
          <table:table-cell table:formula="of:=[$'raw data'.N112]*['lighting efficiencies'.$C18]" office:value-type="float" office:value="0" calcext:value-type="float">
            <text:p>0</text:p>
          </table:table-cell>
          <table:table-cell table:formula="of:=[$'raw data'.O112]*['lighting efficiencies'.$C18]" office:value-type="float" office:value="0" calcext:value-type="float">
            <text:p>0</text:p>
          </table:table-cell>
          <table:table-cell table:formula="of:=[$'raw data'.P112]*['lighting efficiencies'.$C18]" office:value-type="float" office:value="0" calcext:value-type="float">
            <text:p>0</text:p>
          </table:table-cell>
          <table:table-cell office:value-type="string" calcext:value-type="string">
            <text:p>units of lum-hours</text:p>
          </table:table-cell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RFL</text:p>
          </table:table-cell>
          <table:table-cell office:value-type="string" calcext:value-type="string">
            <text:p>REFERENCE HIGH EFFICIENCY RESIDENTIAL REFLECTOR LAMPS (LED PAR38)</text:p>
          </table:table-cell>
          <table:table-cell table:style-name="Default" office:value-type="string" calcext:value-type="string">
            <text:p>R_LT_LEDHE_RFL_R</text:p>
          </table:table-cell>
          <table:table-cell office:value-type="float" office:value="2015" calcext:value-type="float">
            <text:p>2015</text:p>
          </table:table-cell>
          <table:table-cell table:style-name="ce30"/>
          <table:table-cell table:formula="of:=[$'raw data'.H113]*['lighting efficiencies'.$C19]" office:value-type="float" office:value="0" calcext:value-type="float">
            <text:p>0</text:p>
          </table:table-cell>
          <table:table-cell table:formula="of:=[$'raw data'.I113]*['lighting efficiencies'.$C19]" office:value-type="float" office:value="0" calcext:value-type="float">
            <text:p>0</text:p>
          </table:table-cell>
          <table:table-cell table:formula="of:=[$'raw data'.J113]*['lighting efficiencies'.$C19]" office:value-type="float" office:value="0" calcext:value-type="float">
            <text:p>0</text:p>
          </table:table-cell>
          <table:table-cell table:formula="of:=[$'raw data'.K113]*['lighting efficiencies'.$C19]" office:value-type="float" office:value="0" calcext:value-type="float">
            <text:p>0</text:p>
          </table:table-cell>
          <table:table-cell table:formula="of:=[$'raw data'.L113]*['lighting efficiencies'.$C19]" office:value-type="float" office:value="0" calcext:value-type="float">
            <text:p>0</text:p>
          </table:table-cell>
          <table:table-cell table:formula="of:=[$'raw data'.M113]*['lighting efficiencies'.$C19]" office:value-type="float" office:value="0" calcext:value-type="float">
            <text:p>0</text:p>
          </table:table-cell>
          <table:table-cell table:formula="of:=[$'raw data'.N113]*['lighting efficiencies'.$C19]" office:value-type="float" office:value="0" calcext:value-type="float">
            <text:p>0</text:p>
          </table:table-cell>
          <table:table-cell table:formula="of:=[$'raw data'.O113]*['lighting efficiencies'.$C19]" office:value-type="float" office:value="0" calcext:value-type="float">
            <text:p>0</text:p>
          </table:table-cell>
          <table:table-cell table:formula="of:=[$'raw data'.P113]*['lighting efficiencies'.$C19]" office:value-type="float" office:value="0" calcext:value-type="float">
            <text:p>0</text:p>
          </table:table-cell>
          <table:table-cell office:value-type="string" calcext:value-type="string">
            <text:p>units of lum-hour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T8_LFL</text:p>
          </table:table-cell>
          <table:table-cell office:value-type="string" calcext:value-type="string">
            <text:p>REFERENCE RESIDENTIAL LINEAR FLUORESCENT LAMP (T8)</text:p>
          </table:table-cell>
          <table:table-cell table:style-name="Default" office:value-type="string" calcext:value-type="string">
            <text:p>R_LT_T8_LF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LT.ELC.LFL.T8.RESID</text:p>
          </table:table-cell>
          <table:table-cell table:formula="of:=[$'raw data'.H114]*['lighting efficiencies'.$C20]" office:value-type="float" office:value="28722735502567.9" calcext:value-type="float">
            <text:p>28722735502567.9</text:p>
          </table:table-cell>
          <table:table-cell table:formula="of:=[$'raw data'.I114]*['lighting efficiencies'.$C20]" office:value-type="float" office:value="81262487498304.5" calcext:value-type="float">
            <text:p>81262487498304.5</text:p>
          </table:table-cell>
          <table:table-cell table:formula="of:=[$'raw data'.J114]*['lighting efficiencies'.$C20]" office:value-type="float" office:value="92358493157060.1" calcext:value-type="float">
            <text:p>92358493157060.1</text:p>
          </table:table-cell>
          <table:table-cell table:formula="of:=[$'raw data'.K114]*['lighting efficiencies'.$C20]" office:value-type="float" office:value="40570713093056.5" calcext:value-type="float">
            <text:p>40570713093056.5</text:p>
          </table:table-cell>
          <table:table-cell table:formula="of:=[$'raw data'.L114]*['lighting efficiencies'.$C20]" office:value-type="float" office:value="118610235999818" calcext:value-type="float">
            <text:p>118610235999818</text:p>
          </table:table-cell>
          <table:table-cell table:formula="of:=[$'raw data'.M114]*['lighting efficiencies'.$C20]" office:value-type="float" office:value="36478030378175.6" calcext:value-type="float">
            <text:p>36478030378175.6</text:p>
          </table:table-cell>
          <table:table-cell table:formula="of:=[$'raw data'.N114]*['lighting efficiencies'.$C20]" office:value-type="float" office:value="72292228652556.6" calcext:value-type="float">
            <text:p>72292228652556.6</text:p>
          </table:table-cell>
          <table:table-cell table:formula="of:=[$'raw data'.O114]*['lighting efficiencies'.$C20]" office:value-type="float" office:value="44586227167605.1" calcext:value-type="float">
            <text:p>44586227167605.1</text:p>
          </table:table-cell>
          <table:table-cell table:formula="of:=[$'raw data'.P114]*['lighting efficiencies'.$C20]" office:value-type="float" office:value="99157326234327.5" calcext:value-type="float">
            <text:p>99157326234327.5</text:p>
          </table:table-cell>
          <table:table-cell office:value-type="string" calcext:value-type="string">
            <text:p>units of lum-hours</text:p>
          </table:table-cell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T8_LFL</text:p>
          </table:table-cell>
          <table:table-cell office:value-type="string" calcext:value-type="string">
            <text:p>REFERENCE STANDARD RESIDENTIAL LINEAR FLUORESCENT LAMP (T8)</text:p>
          </table:table-cell>
          <table:table-cell table:style-name="Default" office:value-type="string" calcext:value-type="string">
            <text:p>R_LT_T8ST_L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LFL.T8.RESID</text:p>
          </table:table-cell>
          <table:table-cell table:formula="of:=[$'raw data'.H115]*['lighting efficiencies'.$C21]" office:value-type="float" office:value="33301722321817.7" calcext:value-type="float">
            <text:p>33301722321817.7</text:p>
          </table:table-cell>
          <table:table-cell table:formula="of:=[$'raw data'.I115]*['lighting efficiencies'.$C21]" office:value-type="float" office:value="94217376809628.1" calcext:value-type="float">
            <text:p>94217376809628.1</text:p>
          </table:table-cell>
          <table:table-cell table:formula="of:=[$'raw data'.J115]*['lighting efficiencies'.$C21]" office:value-type="float" office:value="107082310906736" calcext:value-type="float">
            <text:p>107082310906736</text:p>
          </table:table-cell>
          <table:table-cell table:formula="of:=[$'raw data'.K115]*['lighting efficiencies'.$C21]" office:value-type="float" office:value="47038507933978.4" calcext:value-type="float">
            <text:p>47038507933978.4</text:p>
          </table:table-cell>
          <table:table-cell table:formula="of:=[$'raw data'.L115]*['lighting efficiencies'.$C21]" office:value-type="float" office:value="137519114202687" calcext:value-type="float">
            <text:p>137519114202687</text:p>
          </table:table-cell>
          <table:table-cell table:formula="of:=[$'raw data'.M115]*['lighting efficiencies'.$C21]" office:value-type="float" office:value="42293368554406.4" calcext:value-type="float">
            <text:p>42293368554406.4</text:p>
          </table:table-cell>
          <table:table-cell table:formula="of:=[$'raw data'.N115]*['lighting efficiencies'.$C21]" office:value-type="float" office:value="83817076698616.1" calcext:value-type="float">
            <text:p>83817076698616.1</text:p>
          </table:table-cell>
          <table:table-cell table:formula="of:=[$'raw data'.O115]*['lighting efficiencies'.$C21]" office:value-type="float" office:value="51694176426208.6" calcext:value-type="float">
            <text:p>51694176426208.6</text:p>
          </table:table-cell>
          <table:table-cell table:formula="of:=[$'raw data'.P115]*['lighting efficiencies'.$C21]" office:value-type="float" office:value="114965015923858" calcext:value-type="float">
            <text:p>114965015923858</text:p>
          </table:table-cell>
          <table:table-cell office:value-type="string" calcext:value-type="string">
            <text:p>units of lum-hours</text:p>
          </table:table-cell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T8_LFL</text:p>
          </table:table-cell>
          <table:table-cell office:value-type="string" calcext:value-type="string">
            <text:p>REFERENCE HIGH EFFICIENCY RESIDENTIAL LINEAR FLUORESCENT LAMP (T8)</text:p>
          </table:table-cell>
          <table:table-cell table:style-name="Default" office:value-type="string" calcext:value-type="string">
            <text:p>R_LT_T8HE_L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LFL.T8.RESID</text:p>
          </table:table-cell>
          <table:table-cell table:formula="of:=[$'raw data'.H116]*['lighting efficiencies'.$C22]" office:value-type="float" office:value="35383079966931.4" calcext:value-type="float">
            <text:p>35383079966931.4</text:p>
          </table:table-cell>
          <table:table-cell table:formula="of:=[$'raw data'.I116]*['lighting efficiencies'.$C22]" office:value-type="float" office:value="100105962860230" calcext:value-type="float">
            <text:p>100105962860230</text:p>
          </table:table-cell>
          <table:table-cell table:formula="of:=[$'raw data'.J116]*['lighting efficiencies'.$C22]" office:value-type="float" office:value="113774955338407" calcext:value-type="float">
            <text:p>113774955338407</text:p>
          </table:table-cell>
          <table:table-cell table:formula="of:=[$'raw data'.K116]*['lighting efficiencies'.$C22]" office:value-type="float" office:value="49978414679852.1" calcext:value-type="float">
            <text:p>49978414679852.1</text:p>
          </table:table-cell>
          <table:table-cell table:formula="of:=[$'raw data'.L116]*['lighting efficiencies'.$C22]" office:value-type="float" office:value="146114058840355" calcext:value-type="float">
            <text:p>146114058840355</text:p>
          </table:table-cell>
          <table:table-cell table:formula="of:=[$'raw data'.M116]*['lighting efficiencies'.$C22]" office:value-type="float" office:value="44936704089056.8" calcext:value-type="float">
            <text:p>44936704089056.8</text:p>
          </table:table-cell>
          <table:table-cell table:formula="of:=[$'raw data'.N116]*['lighting efficiencies'.$C22]" office:value-type="float" office:value="89055643992279.7" calcext:value-type="float">
            <text:p>89055643992279.7</text:p>
          </table:table-cell>
          <table:table-cell table:formula="of:=[$'raw data'.O116]*['lighting efficiencies'.$C22]" office:value-type="float" office:value="54925062452846.7" calcext:value-type="float">
            <text:p>54925062452846.7</text:p>
          </table:table-cell>
          <table:table-cell table:formula="of:=[$'raw data'.P116]*['lighting efficiencies'.$C22]" office:value-type="float" office:value="122150329419099" calcext:value-type="float">
            <text:p>122150329419099</text:p>
          </table:table-cell>
          <table:table-cell office:value-type="string" calcext:value-type="string">
            <text:p>units of lum-hour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T5_LFL</text:p>
          </table:table-cell>
          <table:table-cell office:value-type="string" calcext:value-type="string">
            <text:p>REFERENCE RESIDENTIAL LINEAR FLUORESCENT LAMP (T5)</text:p>
          </table:table-cell>
          <table:table-cell table:style-name="Default" office:value-type="string" calcext:value-type="string">
            <text:p>R_LT_T5_LFL_R</text:p>
          </table:table-cell>
          <table:table-cell office:value-type="float" office:value="2009" calcext:value-type="float">
            <text:p>2009</text:p>
          </table:table-cell>
          <table:table-cell table:style-name="ce30"/>
          <table:table-cell table:formula="of:=[$'raw data'.H117]*['lighting efficiencies'.$C23]" office:value-type="float" office:value="0" calcext:value-type="float">
            <text:p>0</text:p>
          </table:table-cell>
          <table:table-cell table:formula="of:=[$'raw data'.I117]*['lighting efficiencies'.$C23]" office:value-type="float" office:value="0" calcext:value-type="float">
            <text:p>0</text:p>
          </table:table-cell>
          <table:table-cell table:formula="of:=[$'raw data'.J117]*['lighting efficiencies'.$C23]" office:value-type="float" office:value="0" calcext:value-type="float">
            <text:p>0</text:p>
          </table:table-cell>
          <table:table-cell table:formula="of:=[$'raw data'.K117]*['lighting efficiencies'.$C23]" office:value-type="float" office:value="0" calcext:value-type="float">
            <text:p>0</text:p>
          </table:table-cell>
          <table:table-cell table:formula="of:=[$'raw data'.L117]*['lighting efficiencies'.$C23]" office:value-type="float" office:value="0" calcext:value-type="float">
            <text:p>0</text:p>
          </table:table-cell>
          <table:table-cell table:formula="of:=[$'raw data'.M117]*['lighting efficiencies'.$C23]" office:value-type="float" office:value="0" calcext:value-type="float">
            <text:p>0</text:p>
          </table:table-cell>
          <table:table-cell table:formula="of:=[$'raw data'.N117]*['lighting efficiencies'.$C23]" office:value-type="float" office:value="0" calcext:value-type="float">
            <text:p>0</text:p>
          </table:table-cell>
          <table:table-cell table:formula="of:=[$'raw data'.O117]*['lighting efficiencies'.$C23]" office:value-type="float" office:value="0" calcext:value-type="float">
            <text:p>0</text:p>
          </table:table-cell>
          <table:table-cell table:formula="of:=[$'raw data'.P117]*['lighting efficiencies'.$C23]" office:value-type="float" office:value="0" calcext:value-type="float">
            <text:p>0</text:p>
          </table:table-cell>
          <table:table-cell office:value-type="string" calcext:value-type="string">
            <text:p>units of lum-hours</text:p>
          </table:table-cell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T5_LFL</text:p>
          </table:table-cell>
          <table:table-cell office:value-type="string" calcext:value-type="string">
            <text:p>REFERENCE STANDARD RESIDENTIAL LINEAR FLUORESCENT LAMP (T5)</text:p>
          </table:table-cell>
          <table:table-cell table:style-name="Default" office:value-type="string" calcext:value-type="string">
            <text:p>R_LT_T5ST_LFL_R</text:p>
          </table:table-cell>
          <table:table-cell office:value-type="float" office:value="2015" calcext:value-type="float">
            <text:p>2015</text:p>
          </table:table-cell>
          <table:table-cell table:style-name="ce30"/>
          <table:table-cell table:formula="of:=[$'raw data'.H118]*['lighting efficiencies'.$C24]" office:value-type="float" office:value="0" calcext:value-type="float">
            <text:p>0</text:p>
          </table:table-cell>
          <table:table-cell table:formula="of:=[$'raw data'.I118]*['lighting efficiencies'.$C24]" office:value-type="float" office:value="0" calcext:value-type="float">
            <text:p>0</text:p>
          </table:table-cell>
          <table:table-cell table:formula="of:=[$'raw data'.J118]*['lighting efficiencies'.$C24]" office:value-type="float" office:value="0" calcext:value-type="float">
            <text:p>0</text:p>
          </table:table-cell>
          <table:table-cell table:formula="of:=[$'raw data'.K118]*['lighting efficiencies'.$C24]" office:value-type="float" office:value="0" calcext:value-type="float">
            <text:p>0</text:p>
          </table:table-cell>
          <table:table-cell table:formula="of:=[$'raw data'.L118]*['lighting efficiencies'.$C24]" office:value-type="float" office:value="0" calcext:value-type="float">
            <text:p>0</text:p>
          </table:table-cell>
          <table:table-cell table:formula="of:=[$'raw data'.M118]*['lighting efficiencies'.$C24]" office:value-type="float" office:value="0" calcext:value-type="float">
            <text:p>0</text:p>
          </table:table-cell>
          <table:table-cell table:formula="of:=[$'raw data'.N118]*['lighting efficiencies'.$C24]" office:value-type="float" office:value="0" calcext:value-type="float">
            <text:p>0</text:p>
          </table:table-cell>
          <table:table-cell table:formula="of:=[$'raw data'.O118]*['lighting efficiencies'.$C24]" office:value-type="float" office:value="0" calcext:value-type="float">
            <text:p>0</text:p>
          </table:table-cell>
          <table:table-cell table:formula="of:=[$'raw data'.P118]*['lighting efficiencies'.$C24]" office:value-type="float" office:value="0" calcext:value-type="float">
            <text:p>0</text:p>
          </table:table-cell>
          <table:table-cell office:value-type="string" calcext:value-type="string">
            <text:p>units of lum-hours</text:p>
          </table:table-cell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T5_LFL</text:p>
          </table:table-cell>
          <table:table-cell office:value-type="string" calcext:value-type="string">
            <text:p>REFERENCE HIGH EFFICIENCY RESIDENTIAL LINEAR FLUORESCENT LAMP (T5)</text:p>
          </table:table-cell>
          <table:table-cell table:style-name="Default" office:value-type="string" calcext:value-type="string">
            <text:p>R_LT_T5HE_LFL_R</text:p>
          </table:table-cell>
          <table:table-cell office:value-type="float" office:value="2015" calcext:value-type="float">
            <text:p>2015</text:p>
          </table:table-cell>
          <table:table-cell table:style-name="ce30"/>
          <table:table-cell table:formula="of:=[$'raw data'.H119]*['lighting efficiencies'.$C25]" office:value-type="float" office:value="0" calcext:value-type="float">
            <text:p>0</text:p>
          </table:table-cell>
          <table:table-cell table:formula="of:=[$'raw data'.I119]*['lighting efficiencies'.$C25]" office:value-type="float" office:value="0" calcext:value-type="float">
            <text:p>0</text:p>
          </table:table-cell>
          <table:table-cell table:formula="of:=[$'raw data'.J119]*['lighting efficiencies'.$C25]" office:value-type="float" office:value="0" calcext:value-type="float">
            <text:p>0</text:p>
          </table:table-cell>
          <table:table-cell table:formula="of:=[$'raw data'.K119]*['lighting efficiencies'.$C25]" office:value-type="float" office:value="0" calcext:value-type="float">
            <text:p>0</text:p>
          </table:table-cell>
          <table:table-cell table:formula="of:=[$'raw data'.L119]*['lighting efficiencies'.$C25]" office:value-type="float" office:value="0" calcext:value-type="float">
            <text:p>0</text:p>
          </table:table-cell>
          <table:table-cell table:formula="of:=[$'raw data'.M119]*['lighting efficiencies'.$C25]" office:value-type="float" office:value="0" calcext:value-type="float">
            <text:p>0</text:p>
          </table:table-cell>
          <table:table-cell table:formula="of:=[$'raw data'.N119]*['lighting efficiencies'.$C25]" office:value-type="float" office:value="0" calcext:value-type="float">
            <text:p>0</text:p>
          </table:table-cell>
          <table:table-cell table:formula="of:=[$'raw data'.O119]*['lighting efficiencies'.$C25]" office:value-type="float" office:value="0" calcext:value-type="float">
            <text:p>0</text:p>
          </table:table-cell>
          <table:table-cell table:formula="of:=[$'raw data'.P119]*['lighting efficiencies'.$C25]" office:value-type="float" office:value="0" calcext:value-type="float">
            <text:p>0</text:p>
          </table:table-cell>
          <table:table-cell office:value-type="string" calcext:value-type="string">
            <text:p>units of lum-hours</text:p>
          </table:table-cell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LR_L2L</text:p>
          </table:table-cell>
          <table:table-cell office:value-type="string" calcext:value-type="string">
            <text:p>REFERENCE RESIDENTIAL LINEAR LED REPLACEMENT LAMP 2 LAMP SYSTEM</text:p>
          </table:table-cell>
          <table:table-cell table:style-name="Default" office:value-type="string" calcext:value-type="string">
            <text:p>R_LT_LLR_L2L_R</text:p>
          </table:table-cell>
          <table:table-cell office:value-type="float" office:value="2009" calcext:value-type="float">
            <text:p>2009</text:p>
          </table:table-cell>
          <table:table-cell table:style-name="ce30"/>
          <table:table-cell table:formula="of:=[$'raw data'.H120]*['lighting efficiencies'.$C26]" office:value-type="float" office:value="0" calcext:value-type="float">
            <text:p>0</text:p>
          </table:table-cell>
          <table:table-cell table:formula="of:=[$'raw data'.I120]*['lighting efficiencies'.$C26]" office:value-type="float" office:value="0" calcext:value-type="float">
            <text:p>0</text:p>
          </table:table-cell>
          <table:table-cell table:formula="of:=[$'raw data'.J120]*['lighting efficiencies'.$C26]" office:value-type="float" office:value="0" calcext:value-type="float">
            <text:p>0</text:p>
          </table:table-cell>
          <table:table-cell table:formula="of:=[$'raw data'.K120]*['lighting efficiencies'.$C26]" office:value-type="float" office:value="0" calcext:value-type="float">
            <text:p>0</text:p>
          </table:table-cell>
          <table:table-cell table:formula="of:=[$'raw data'.L120]*['lighting efficiencies'.$C26]" office:value-type="float" office:value="0" calcext:value-type="float">
            <text:p>0</text:p>
          </table:table-cell>
          <table:table-cell table:formula="of:=[$'raw data'.M120]*['lighting efficiencies'.$C26]" office:value-type="float" office:value="0" calcext:value-type="float">
            <text:p>0</text:p>
          </table:table-cell>
          <table:table-cell table:formula="of:=[$'raw data'.N120]*['lighting efficiencies'.$C26]" office:value-type="float" office:value="0" calcext:value-type="float">
            <text:p>0</text:p>
          </table:table-cell>
          <table:table-cell table:formula="of:=[$'raw data'.O120]*['lighting efficiencies'.$C26]" office:value-type="float" office:value="0" calcext:value-type="float">
            <text:p>0</text:p>
          </table:table-cell>
          <table:table-cell table:formula="of:=[$'raw data'.P120]*['lighting efficiencies'.$C26]" office:value-type="float" office:value="0" calcext:value-type="float">
            <text:p>0</text:p>
          </table:table-cell>
          <table:table-cell office:value-type="string" calcext:value-type="string">
            <text:p>units of lum-hours</text:p>
          </table:table-cell>
        </table:table-row>
        <table:table-row table:style-name="ro6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LR_L2L</text:p>
          </table:table-cell>
          <table:table-cell office:value-type="string" calcext:value-type="string">
            <text:p>REFERENCE STANDARD RESIDENTIAL LINEAR LED REPLACEMENT LAMP 2 LAMP SYSTEM</text:p>
          </table:table-cell>
          <table:table-cell table:style-name="Default" office:value-type="string" calcext:value-type="string">
            <text:p>R_LT_LLRST_L2L_R</text:p>
          </table:table-cell>
          <table:table-cell office:value-type="float" office:value="2015" calcext:value-type="float">
            <text:p>2015</text:p>
          </table:table-cell>
          <table:table-cell table:style-name="ce30"/>
          <table:table-cell table:formula="of:=[$'raw data'.H121]*['lighting efficiencies'.$C27]" office:value-type="float" office:value="0" calcext:value-type="float">
            <text:p>0</text:p>
          </table:table-cell>
          <table:table-cell table:formula="of:=[$'raw data'.I121]*['lighting efficiencies'.$C27]" office:value-type="float" office:value="0" calcext:value-type="float">
            <text:p>0</text:p>
          </table:table-cell>
          <table:table-cell table:formula="of:=[$'raw data'.J121]*['lighting efficiencies'.$C27]" office:value-type="float" office:value="0" calcext:value-type="float">
            <text:p>0</text:p>
          </table:table-cell>
          <table:table-cell table:formula="of:=[$'raw data'.K121]*['lighting efficiencies'.$C27]" office:value-type="float" office:value="0" calcext:value-type="float">
            <text:p>0</text:p>
          </table:table-cell>
          <table:table-cell table:formula="of:=[$'raw data'.L121]*['lighting efficiencies'.$C27]" office:value-type="float" office:value="0" calcext:value-type="float">
            <text:p>0</text:p>
          </table:table-cell>
          <table:table-cell table:formula="of:=[$'raw data'.M121]*['lighting efficiencies'.$C27]" office:value-type="float" office:value="0" calcext:value-type="float">
            <text:p>0</text:p>
          </table:table-cell>
          <table:table-cell table:formula="of:=[$'raw data'.N121]*['lighting efficiencies'.$C27]" office:value-type="float" office:value="0" calcext:value-type="float">
            <text:p>0</text:p>
          </table:table-cell>
          <table:table-cell table:formula="of:=[$'raw data'.O121]*['lighting efficiencies'.$C27]" office:value-type="float" office:value="0" calcext:value-type="float">
            <text:p>0</text:p>
          </table:table-cell>
          <table:table-cell table:formula="of:=[$'raw data'.P121]*['lighting efficiencies'.$C27]" office:value-type="float" office:value="0" calcext:value-type="float">
            <text:p>0</text:p>
          </table:table-cell>
          <table:table-cell office:value-type="string" calcext:value-type="string">
            <text:p>units of lum-hours</text:p>
          </table:table-cell>
        </table:table-row>
        <table:table-row table:style-name="ro6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LR_L2L</text:p>
          </table:table-cell>
          <table:table-cell office:value-type="string" calcext:value-type="string">
            <text:p>REFERENCE HIGH EFFICIENCY RESIDENTIAL LINEAR LED REPLACEMENT LAMP 2 LAMP SYSTEM</text:p>
          </table:table-cell>
          <table:table-cell table:style-name="Default" office:value-type="string" calcext:value-type="string">
            <text:p>R_LT_LLRHE_L2L_R</text:p>
          </table:table-cell>
          <table:table-cell office:value-type="float" office:value="2015" calcext:value-type="float">
            <text:p>2015</text:p>
          </table:table-cell>
          <table:table-cell table:style-name="ce30"/>
          <table:table-cell table:formula="of:=[$'raw data'.H122]*['lighting efficiencies'.$C28]" office:value-type="float" office:value="0" calcext:value-type="float">
            <text:p>0</text:p>
          </table:table-cell>
          <table:table-cell table:formula="of:=[$'raw data'.I122]*['lighting efficiencies'.$C28]" office:value-type="float" office:value="0" calcext:value-type="float">
            <text:p>0</text:p>
          </table:table-cell>
          <table:table-cell table:formula="of:=[$'raw data'.J122]*['lighting efficiencies'.$C28]" office:value-type="float" office:value="0" calcext:value-type="float">
            <text:p>0</text:p>
          </table:table-cell>
          <table:table-cell table:formula="of:=[$'raw data'.K122]*['lighting efficiencies'.$C28]" office:value-type="float" office:value="0" calcext:value-type="float">
            <text:p>0</text:p>
          </table:table-cell>
          <table:table-cell table:formula="of:=[$'raw data'.L122]*['lighting efficiencies'.$C28]" office:value-type="float" office:value="0" calcext:value-type="float">
            <text:p>0</text:p>
          </table:table-cell>
          <table:table-cell table:formula="of:=[$'raw data'.M122]*['lighting efficiencies'.$C28]" office:value-type="float" office:value="0" calcext:value-type="float">
            <text:p>0</text:p>
          </table:table-cell>
          <table:table-cell table:formula="of:=[$'raw data'.N122]*['lighting efficiencies'.$C28]" office:value-type="float" office:value="0" calcext:value-type="float">
            <text:p>0</text:p>
          </table:table-cell>
          <table:table-cell table:formula="of:=[$'raw data'.O122]*['lighting efficiencies'.$C28]" office:value-type="float" office:value="0" calcext:value-type="float">
            <text:p>0</text:p>
          </table:table-cell>
          <table:table-cell table:formula="of:=[$'raw data'.P122]*['lighting efficiencies'.$C28]" office:value-type="float" office:value="0" calcext:value-type="float">
            <text:p>0</text:p>
          </table:table-cell>
          <table:table-cell office:value-type="string" calcext:value-type="string">
            <text:p>units of lum-hours</text:p>
          </table:table-cell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LUM</text:p>
          </table:table-cell>
          <table:table-cell office:value-type="string" calcext:value-type="string">
            <text:p>REFERENCE RESIDENTIAL LINEAR LED LUMINARE</text:p>
          </table:table-cell>
          <table:table-cell table:style-name="Default" office:value-type="string" calcext:value-type="string">
            <text:p>R_LT_LED_LUM_R</text:p>
          </table:table-cell>
          <table:table-cell office:value-type="float" office:value="2009" calcext:value-type="float">
            <text:p>2009</text:p>
          </table:table-cell>
          <table:table-cell table:style-name="ce30"/>
          <table:table-cell table:formula="of:=[$'raw data'.H123]*['lighting efficiencies'.$C29]" office:value-type="float" office:value="0" calcext:value-type="float">
            <text:p>0</text:p>
          </table:table-cell>
          <table:table-cell table:formula="of:=[$'raw data'.I123]*['lighting efficiencies'.$C29]" office:value-type="float" office:value="0" calcext:value-type="float">
            <text:p>0</text:p>
          </table:table-cell>
          <table:table-cell table:formula="of:=[$'raw data'.J123]*['lighting efficiencies'.$C29]" office:value-type="float" office:value="0" calcext:value-type="float">
            <text:p>0</text:p>
          </table:table-cell>
          <table:table-cell table:formula="of:=[$'raw data'.K123]*['lighting efficiencies'.$C29]" office:value-type="float" office:value="0" calcext:value-type="float">
            <text:p>0</text:p>
          </table:table-cell>
          <table:table-cell table:formula="of:=[$'raw data'.L123]*['lighting efficiencies'.$C29]" office:value-type="float" office:value="0" calcext:value-type="float">
            <text:p>0</text:p>
          </table:table-cell>
          <table:table-cell table:formula="of:=[$'raw data'.M123]*['lighting efficiencies'.$C29]" office:value-type="float" office:value="0" calcext:value-type="float">
            <text:p>0</text:p>
          </table:table-cell>
          <table:table-cell table:formula="of:=[$'raw data'.N123]*['lighting efficiencies'.$C29]" office:value-type="float" office:value="0" calcext:value-type="float">
            <text:p>0</text:p>
          </table:table-cell>
          <table:table-cell table:formula="of:=[$'raw data'.O123]*['lighting efficiencies'.$C29]" office:value-type="float" office:value="0" calcext:value-type="float">
            <text:p>0</text:p>
          </table:table-cell>
          <table:table-cell table:formula="of:=[$'raw data'.P123]*['lighting efficiencies'.$C29]" office:value-type="float" office:value="0" calcext:value-type="float">
            <text:p>0</text:p>
          </table:table-cell>
          <table:table-cell office:value-type="string" calcext:value-type="string">
            <text:p>units of lum-hours</text:p>
          </table:table-cell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LUM</text:p>
          </table:table-cell>
          <table:table-cell office:value-type="string" calcext:value-type="string">
            <text:p>REFERENCE STANDARD LINEAR LED LUMINARE</text:p>
          </table:table-cell>
          <table:table-cell table:style-name="Default" office:value-type="string" calcext:value-type="string">
            <text:p>R_LT_LEDST_LUM_R</text:p>
          </table:table-cell>
          <table:table-cell office:value-type="float" office:value="2015" calcext:value-type="float">
            <text:p>2015</text:p>
          </table:table-cell>
          <table:table-cell table:style-name="ce30"/>
          <table:table-cell table:formula="of:=[$'raw data'.H124]*['lighting efficiencies'.$C30]" office:value-type="float" office:value="0" calcext:value-type="float">
            <text:p>0</text:p>
          </table:table-cell>
          <table:table-cell table:formula="of:=[$'raw data'.I124]*['lighting efficiencies'.$C30]" office:value-type="float" office:value="0" calcext:value-type="float">
            <text:p>0</text:p>
          </table:table-cell>
          <table:table-cell table:formula="of:=[$'raw data'.J124]*['lighting efficiencies'.$C30]" office:value-type="float" office:value="0" calcext:value-type="float">
            <text:p>0</text:p>
          </table:table-cell>
          <table:table-cell table:formula="of:=[$'raw data'.K124]*['lighting efficiencies'.$C30]" office:value-type="float" office:value="0" calcext:value-type="float">
            <text:p>0</text:p>
          </table:table-cell>
          <table:table-cell table:formula="of:=[$'raw data'.L124]*['lighting efficiencies'.$C30]" office:value-type="float" office:value="0" calcext:value-type="float">
            <text:p>0</text:p>
          </table:table-cell>
          <table:table-cell table:formula="of:=[$'raw data'.M124]*['lighting efficiencies'.$C30]" office:value-type="float" office:value="0" calcext:value-type="float">
            <text:p>0</text:p>
          </table:table-cell>
          <table:table-cell table:formula="of:=[$'raw data'.N124]*['lighting efficiencies'.$C30]" office:value-type="float" office:value="0" calcext:value-type="float">
            <text:p>0</text:p>
          </table:table-cell>
          <table:table-cell table:formula="of:=[$'raw data'.O124]*['lighting efficiencies'.$C30]" office:value-type="float" office:value="0" calcext:value-type="float">
            <text:p>0</text:p>
          </table:table-cell>
          <table:table-cell table:formula="of:=[$'raw data'.P124]*['lighting efficiencies'.$C30]" office:value-type="float" office:value="0" calcext:value-type="float">
            <text:p>0</text:p>
          </table:table-cell>
          <table:table-cell office:value-type="string" calcext:value-type="string">
            <text:p>units of lum-hours</text:p>
          </table:table-cell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LUM</text:p>
          </table:table-cell>
          <table:table-cell office:value-type="string" calcext:value-type="string">
            <text:p>REFERENCE HIGH EFFICIENCY LINEAR LED LUMINARE</text:p>
          </table:table-cell>
          <table:table-cell table:style-name="Default" office:value-type="string" calcext:value-type="string">
            <text:p>R_LT_LEDHE_LUM_R</text:p>
          </table:table-cell>
          <table:table-cell office:value-type="float" office:value="2015" calcext:value-type="float">
            <text:p>2015</text:p>
          </table:table-cell>
          <table:table-cell table:style-name="ce30"/>
          <table:table-cell table:formula="of:=[$'raw data'.H125]*['lighting efficiencies'.$C31]" office:value-type="float" office:value="0" calcext:value-type="float">
            <text:p>0</text:p>
          </table:table-cell>
          <table:table-cell table:formula="of:=[$'raw data'.I125]*['lighting efficiencies'.$C31]" office:value-type="float" office:value="0" calcext:value-type="float">
            <text:p>0</text:p>
          </table:table-cell>
          <table:table-cell table:formula="of:=[$'raw data'.J125]*['lighting efficiencies'.$C31]" office:value-type="float" office:value="0" calcext:value-type="float">
            <text:p>0</text:p>
          </table:table-cell>
          <table:table-cell table:formula="of:=[$'raw data'.K125]*['lighting efficiencies'.$C31]" office:value-type="float" office:value="0" calcext:value-type="float">
            <text:p>0</text:p>
          </table:table-cell>
          <table:table-cell table:formula="of:=[$'raw data'.L125]*['lighting efficiencies'.$C31]" office:value-type="float" office:value="0" calcext:value-type="float">
            <text:p>0</text:p>
          </table:table-cell>
          <table:table-cell table:formula="of:=[$'raw data'.M125]*['lighting efficiencies'.$C31]" office:value-type="float" office:value="0" calcext:value-type="float">
            <text:p>0</text:p>
          </table:table-cell>
          <table:table-cell table:formula="of:=[$'raw data'.N125]*['lighting efficiencies'.$C31]" office:value-type="float" office:value="0" calcext:value-type="float">
            <text:p>0</text:p>
          </table:table-cell>
          <table:table-cell table:formula="of:=[$'raw data'.O125]*['lighting efficiencies'.$C31]" office:value-type="float" office:value="0" calcext:value-type="float">
            <text:p>0</text:p>
          </table:table-cell>
          <table:table-cell table:formula="of:=[$'raw data'.P125]*['lighting efficiencies'.$C31]" office:value-type="float" office:value="0" calcext:value-type="float">
            <text:p>0</text:p>
          </table:table-cell>
          <table:table-cell office:value-type="string" calcext:value-type="string">
            <text:p>units of lum-hours</text:p>
          </table:table-cell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INC_ROL</text:p>
          </table:table-cell>
          <table:table-cell office:value-type="string" calcext:value-type="string">
            <text:p>REFERENCE RESIDENTIAL OUTDOOR LAMP (INCANDESCENT BR30)</text:p>
          </table:table-cell>
          <table:table-cell table:style-name="Default" office:value-type="string" calcext:value-type="string">
            <text:p>R_LT_INC_RO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LT.ELC.EXT.INC.RESID</text:p>
          </table:table-cell>
          <table:table-cell table:formula="of:=[$'raw data'.H126]*['lighting efficiencies'.$C32]" office:value-type="float" office:value="1334879164798.6" calcext:value-type="float">
            <text:p>1334879164798.6</text:p>
          </table:table-cell>
          <table:table-cell table:formula="of:=[$'raw data'.I126]*['lighting efficiencies'.$C32]" office:value-type="float" office:value="3776645905871.17" calcext:value-type="float">
            <text:p>3776645905871.17</text:p>
          </table:table-cell>
          <table:table-cell table:formula="of:=[$'raw data'.J126]*['lighting efficiencies'.$C32]" office:value-type="float" office:value="4292328918202.5" calcext:value-type="float">
            <text:p>4292328918202.5</text:p>
          </table:table-cell>
          <table:table-cell table:formula="of:=[$'raw data'.K126]*['lighting efficiencies'.$C32]" office:value-type="float" office:value="1885509811699.56" calcext:value-type="float">
            <text:p>1885509811699.56</text:p>
          </table:table-cell>
          <table:table-cell table:formula="of:=[$'raw data'.L126]*['lighting efficiencies'.$C32]" office:value-type="float" office:value="5512369556647.78" calcext:value-type="float">
            <text:p>5512369556647.78</text:p>
          </table:table-cell>
          <table:table-cell table:formula="of:=[$'raw data'.M126]*['lighting efficiencies'.$C32]" office:value-type="float" office:value="1695303802813.76" calcext:value-type="float">
            <text:p>1695303802813.76</text:p>
          </table:table-cell>
          <table:table-cell table:formula="of:=[$'raw data'.N126]*['lighting efficiencies'.$C32]" office:value-type="float" office:value="3359756238974.08" calcext:value-type="float">
            <text:p>3359756238974.08</text:p>
          </table:table-cell>
          <table:table-cell table:formula="of:=[$'raw data'.O126]*['lighting efficiencies'.$C32]" office:value-type="float" office:value="2072129434805.83" calcext:value-type="float">
            <text:p>2072129434805.83</text:p>
          </table:table-cell>
          <table:table-cell table:formula="of:=[$'raw data'.P126]*['lighting efficiencies'.$C32]" office:value-type="float" office:value="4608302326061.82" calcext:value-type="float">
            <text:p>4608302326061.82</text:p>
          </table:table-cell>
          <table:table-cell office:value-type="string" calcext:value-type="string">
            <text:p>units of lum-hours</text:p>
          </table:table-cell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INC_ROL</text:p>
          </table:table-cell>
          <table:table-cell office:value-type="string" calcext:value-type="string">
            <text:p>REFERENCE STANDARD OUTDOOR LAMP (INCANDESCENT BR30)</text:p>
          </table:table-cell>
          <table:table-cell table:style-name="Default" office:value-type="string" calcext:value-type="string">
            <text:p>R_LT_INCST_RO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EXT.INC.RESID</text:p>
          </table:table-cell>
          <table:table-cell table:formula="of:=[$'raw data'.H127]*['lighting efficiencies'.$C33]" office:value-type="float" office:value="1377033243686.98" calcext:value-type="float">
            <text:p>1377033243686.98</text:p>
          </table:table-cell>
          <table:table-cell table:formula="of:=[$'raw data'.I127]*['lighting efficiencies'.$C33]" office:value-type="float" office:value="3895908408161.83" calcext:value-type="float">
            <text:p>3895908408161.83</text:p>
          </table:table-cell>
          <table:table-cell table:formula="of:=[$'raw data'.J127]*['lighting efficiencies'.$C33]" office:value-type="float" office:value="4427876147198.36" calcext:value-type="float">
            <text:p>4427876147198.36</text:p>
          </table:table-cell>
          <table:table-cell table:formula="of:=[$'raw data'.K127]*['lighting efficiencies'.$C33]" office:value-type="float" office:value="1945052226805.86" calcext:value-type="float">
            <text:p>1945052226805.86</text:p>
          </table:table-cell>
          <table:table-cell table:formula="of:=[$'raw data'.L127]*['lighting efficiencies'.$C33]" office:value-type="float" office:value="5686444384752.44" calcext:value-type="float">
            <text:p>5686444384752.44</text:p>
          </table:table-cell>
          <table:table-cell table:formula="of:=[$'raw data'.M127]*['lighting efficiencies'.$C33]" office:value-type="float" office:value="1748839712376.3" calcext:value-type="float">
            <text:p>1748839712376.3</text:p>
          </table:table-cell>
          <table:table-cell table:formula="of:=[$'raw data'.N127]*['lighting efficiencies'.$C33]" office:value-type="float" office:value="3465853804415.36" calcext:value-type="float">
            <text:p>3465853804415.36</text:p>
          </table:table-cell>
          <table:table-cell table:formula="of:=[$'raw data'.O127]*['lighting efficiencies'.$C33]" office:value-type="float" office:value="2137565101168.12" calcext:value-type="float">
            <text:p>2137565101168.12</text:p>
          </table:table-cell>
          <table:table-cell table:formula="of:=[$'raw data'.P127]*['lighting efficiencies'.$C33]" office:value-type="float" office:value="4753827662674.29" calcext:value-type="float">
            <text:p>4753827662674.29</text:p>
          </table:table-cell>
          <table:table-cell office:value-type="string" calcext:value-type="string">
            <text:p>units of lum-hour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HAL_ROL</text:p>
          </table:table-cell>
          <table:table-cell office:value-type="string" calcext:value-type="string">
            <text:p>REFERENCE RESIDENTIAL OUTDOOR LAMP (HALOGEN PAR38)</text:p>
          </table:table-cell>
          <table:table-cell table:style-name="Default" office:value-type="string" calcext:value-type="string">
            <text:p>R_LT_HAL_RO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LT.ELC.EXT.HPS.RESID</text:p>
          </table:table-cell>
          <table:table-cell table:formula="of:=[$'raw data'.H128]*['lighting efficiencies'.$C34]" office:value-type="float" office:value="1523343025828.72" calcext:value-type="float">
            <text:p>1523343025828.72</text:p>
          </table:table-cell>
          <table:table-cell table:formula="of:=[$'raw data'.I128]*['lighting efficiencies'.$C34]" office:value-type="float" office:value="4309848676529.05" calcext:value-type="float">
            <text:p>4309848676529.05</text:p>
          </table:table-cell>
          <table:table-cell table:formula="of:=[$'raw data'.J128]*['lighting efficiencies'.$C34]" office:value-type="float" office:value="4898337987838.21" calcext:value-type="float">
            <text:p>4898337987838.21</text:p>
          </table:table-cell>
          <table:table-cell table:formula="of:=[$'raw data'.K128]*['lighting efficiencies'.$C34]" office:value-type="float" office:value="2151714025903.98" calcext:value-type="float">
            <text:p>2151714025903.98</text:p>
          </table:table-cell>
          <table:table-cell table:formula="of:=[$'raw data'.L128]*['lighting efficiencies'.$C34]" office:value-type="float" office:value="6290629100632.39" calcext:value-type="float">
            <text:p>6290629100632.39</text:p>
          </table:table-cell>
          <table:table-cell table:formula="of:=[$'raw data'.M128]*['lighting efficiencies'.$C34]" office:value-type="float" office:value="1934653931816.28" calcext:value-type="float">
            <text:p>1934653931816.28</text:p>
          </table:table-cell>
          <table:table-cell table:formula="of:=[$'raw data'.N128]*['lighting efficiencies'.$C34]" office:value-type="float" office:value="3834100771134.49" calcext:value-type="float">
            <text:p>3834100771134.49</text:p>
          </table:table-cell>
          <table:table-cell table:formula="of:=[$'raw data'.O128]*['lighting efficiencies'.$C34]" office:value-type="float" office:value="2364681393167.23" calcext:value-type="float">
            <text:p>2364681393167.23</text:p>
          </table:table-cell>
          <table:table-cell table:formula="of:=[$'raw data'.P128]*['lighting efficiencies'.$C34]" office:value-type="float" office:value="5258921851833.42" calcext:value-type="float">
            <text:p>5258921851833.42</text:p>
          </table:table-cell>
          <table:table-cell office:value-type="string" calcext:value-type="string">
            <text:p>units of lum-hour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HAL_ROL</text:p>
          </table:table-cell>
          <table:table-cell office:value-type="string" calcext:value-type="string">
            <text:p>REFERENCE STANDARD OUTDOOR LAMP (HALOGEN PAR38)</text:p>
          </table:table-cell>
          <table:table-cell table:style-name="Default" office:value-type="string" calcext:value-type="string">
            <text:p>R_LT_HALST_RO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EXT.HPS.RESID</text:p>
          </table:table-cell>
          <table:table-cell table:formula="of:=[$'raw data'.H129]*['lighting efficiencies'.$C35]" office:value-type="float" office:value="1948221012624.49" calcext:value-type="float">
            <text:p>1948221012624.49</text:p>
          </table:table-cell>
          <table:table-cell table:formula="of:=[$'raw data'.I129]*['lighting efficiencies'.$C35]" office:value-type="float" office:value="5511915314200.41" calcext:value-type="float">
            <text:p>5511915314200.41</text:p>
          </table:table-cell>
          <table:table-cell table:formula="of:=[$'raw data'.J129]*['lighting efficiencies'.$C35]" office:value-type="float" office:value="6264541100092.41" calcext:value-type="float">
            <text:p>6264541100092.41</text:p>
          </table:table-cell>
          <table:table-cell table:formula="of:=[$'raw data'.K129]*['lighting efficiencies'.$C35]" office:value-type="float" office:value="2751851951496.25" calcext:value-type="float">
            <text:p>2751851951496.25</text:p>
          </table:table-cell>
          <table:table-cell table:formula="of:=[$'raw data'.L129]*['lighting efficiencies'.$C35]" office:value-type="float" office:value="8045158305570.68" calcext:value-type="float">
            <text:p>8045158305570.68</text:p>
          </table:table-cell>
          <table:table-cell table:formula="of:=[$'raw data'.M129]*['lighting efficiencies'.$C35]" office:value-type="float" office:value="2474251286948.71" calcext:value-type="float">
            <text:p>2474251286948.71</text:p>
          </table:table-cell>
          <table:table-cell table:formula="of:=[$'raw data'.N129]*['lighting efficiencies'.$C35]" office:value-type="float" office:value="4903475816144.79" calcext:value-type="float">
            <text:p>4903475816144.79</text:p>
          </table:table-cell>
          <table:table-cell table:formula="of:=[$'raw data'.O129]*['lighting efficiencies'.$C35]" office:value-type="float" office:value="3024218380377.13" calcext:value-type="float">
            <text:p>3024218380377.13</text:p>
          </table:table-cell>
          <table:table-cell table:formula="of:=[$'raw data'.P129]*['lighting efficiencies'.$C35]" office:value-type="float" office:value="6725695973773.35" calcext:value-type="float">
            <text:p>6725695973773.35</text:p>
          </table:table-cell>
          <table:table-cell office:value-type="string" calcext:value-type="string">
            <text:p>units of lum-hour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HIR_ROL</text:p>
          </table:table-cell>
          <table:table-cell office:value-type="string" calcext:value-type="string">
            <text:p>REFERENCE RESIDENTIAL OUTDOOR LAMP (HIR PAR38)</text:p>
          </table:table-cell>
          <table:table-cell table:style-name="Default" office:value-type="string" calcext:value-type="string">
            <text:p>R_LT_HIR_ROL_R</text:p>
          </table:table-cell>
          <table:table-cell office:value-type="float" office:value="2009" calcext:value-type="float">
            <text:p>2009</text:p>
          </table:table-cell>
          <table:table-cell table:style-name="ce30"/>
          <table:table-cell table:formula="of:=[$'raw data'.H130]*['lighting efficiencies'.$C36]" office:value-type="float" office:value="0" calcext:value-type="float">
            <text:p>0</text:p>
          </table:table-cell>
          <table:table-cell table:formula="of:=[$'raw data'.I130]*['lighting efficiencies'.$C36]" office:value-type="float" office:value="0" calcext:value-type="float">
            <text:p>0</text:p>
          </table:table-cell>
          <table:table-cell table:formula="of:=[$'raw data'.J130]*['lighting efficiencies'.$C36]" office:value-type="float" office:value="0" calcext:value-type="float">
            <text:p>0</text:p>
          </table:table-cell>
          <table:table-cell table:formula="of:=[$'raw data'.K130]*['lighting efficiencies'.$C36]" office:value-type="float" office:value="0" calcext:value-type="float">
            <text:p>0</text:p>
          </table:table-cell>
          <table:table-cell table:formula="of:=[$'raw data'.L130]*['lighting efficiencies'.$C36]" office:value-type="float" office:value="0" calcext:value-type="float">
            <text:p>0</text:p>
          </table:table-cell>
          <table:table-cell table:formula="of:=[$'raw data'.M130]*['lighting efficiencies'.$C36]" office:value-type="float" office:value="0" calcext:value-type="float">
            <text:p>0</text:p>
          </table:table-cell>
          <table:table-cell table:formula="of:=[$'raw data'.N130]*['lighting efficiencies'.$C36]" office:value-type="float" office:value="0" calcext:value-type="float">
            <text:p>0</text:p>
          </table:table-cell>
          <table:table-cell table:formula="of:=[$'raw data'.O130]*['lighting efficiencies'.$C36]" office:value-type="float" office:value="0" calcext:value-type="float">
            <text:p>0</text:p>
          </table:table-cell>
          <table:table-cell table:formula="of:=[$'raw data'.P130]*['lighting efficiencies'.$C36]" office:value-type="float" office:value="0" calcext:value-type="float">
            <text:p>0</text:p>
          </table:table-cell>
          <table:table-cell office:value-type="string" calcext:value-type="string">
            <text:p>units of lum-hours</text:p>
          </table:table-cell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HIR_ROL</text:p>
          </table:table-cell>
          <table:table-cell office:value-type="string" calcext:value-type="string">
            <text:p>REFERENCE STANDARD OUTDOOR LAMP (HIR PAR38)</text:p>
          </table:table-cell>
          <table:table-cell table:style-name="Default" office:value-type="string" calcext:value-type="string">
            <text:p>R_LT_HIRST_ROL_R</text:p>
          </table:table-cell>
          <table:table-cell office:value-type="float" office:value="2015" calcext:value-type="float">
            <text:p>2015</text:p>
          </table:table-cell>
          <table:table-cell table:style-name="ce30"/>
          <table:table-cell table:formula="of:=[$'raw data'.H131]*['lighting efficiencies'.$C37]" office:value-type="float" office:value="0" calcext:value-type="float">
            <text:p>0</text:p>
          </table:table-cell>
          <table:table-cell table:formula="of:=[$'raw data'.I131]*['lighting efficiencies'.$C37]" office:value-type="float" office:value="0" calcext:value-type="float">
            <text:p>0</text:p>
          </table:table-cell>
          <table:table-cell table:formula="of:=[$'raw data'.J131]*['lighting efficiencies'.$C37]" office:value-type="float" office:value="0" calcext:value-type="float">
            <text:p>0</text:p>
          </table:table-cell>
          <table:table-cell table:formula="of:=[$'raw data'.K131]*['lighting efficiencies'.$C37]" office:value-type="float" office:value="0" calcext:value-type="float">
            <text:p>0</text:p>
          </table:table-cell>
          <table:table-cell table:formula="of:=[$'raw data'.L131]*['lighting efficiencies'.$C37]" office:value-type="float" office:value="0" calcext:value-type="float">
            <text:p>0</text:p>
          </table:table-cell>
          <table:table-cell table:formula="of:=[$'raw data'.M131]*['lighting efficiencies'.$C37]" office:value-type="float" office:value="0" calcext:value-type="float">
            <text:p>0</text:p>
          </table:table-cell>
          <table:table-cell table:formula="of:=[$'raw data'.N131]*['lighting efficiencies'.$C37]" office:value-type="float" office:value="0" calcext:value-type="float">
            <text:p>0</text:p>
          </table:table-cell>
          <table:table-cell table:formula="of:=[$'raw data'.O131]*['lighting efficiencies'.$C37]" office:value-type="float" office:value="0" calcext:value-type="float">
            <text:p>0</text:p>
          </table:table-cell>
          <table:table-cell table:formula="of:=[$'raw data'.P131]*['lighting efficiencies'.$C37]" office:value-type="float" office:value="0" calcext:value-type="float">
            <text:p>0</text:p>
          </table:table-cell>
          <table:table-cell office:value-type="string" calcext:value-type="string">
            <text:p>units of lum-hour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CFL_ROL</text:p>
          </table:table-cell>
          <table:table-cell office:value-type="string" calcext:value-type="string">
            <text:p>REFERENCE RESIDENTIAL OUTDOOR LAMP (CFL PAR38)</text:p>
          </table:table-cell>
          <table:table-cell table:style-name="Default" office:value-type="string" calcext:value-type="string">
            <text:p>R_LT_CFL_RO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LT.ELC.EXT.CFL.RESID</text:p>
          </table:table-cell>
          <table:table-cell table:formula="of:=[$'raw data'.H132]*['lighting efficiencies'.$C38]" office:value-type="float" office:value="5689219871972.57" calcext:value-type="float">
            <text:p>5689219871972.57</text:p>
          </table:table-cell>
          <table:table-cell table:formula="of:=[$'raw data'.I132]*['lighting efficiencies'.$C38]" office:value-type="float" office:value="16095965465404.4" calcext:value-type="float">
            <text:p>16095965465404.4</text:p>
          </table:table-cell>
          <table:table-cell table:formula="of:=[$'raw data'.J132]*['lighting efficiencies'.$C38]" office:value-type="float" office:value="18293792893355" calcext:value-type="float">
            <text:p>18293792893355</text:p>
          </table:table-cell>
          <table:table-cell table:formula="of:=[$'raw data'.K132]*['lighting efficiencies'.$C38]" office:value-type="float" office:value="8035993198784.27" calcext:value-type="float">
            <text:p>8035993198784.27</text:p>
          </table:table-cell>
          <table:table-cell table:formula="of:=[$'raw data'.L132]*['lighting efficiencies'.$C38]" office:value-type="float" office:value="23493573988076.1" calcext:value-type="float">
            <text:p>23493573988076.1</text:p>
          </table:table-cell>
          <table:table-cell table:formula="of:=[$'raw data'.M132]*['lighting efficiencies'.$C38]" office:value-type="float" office:value="7225340194334.27" calcext:value-type="float">
            <text:p>7225340194334.27</text:p>
          </table:table-cell>
          <table:table-cell table:formula="of:=[$'raw data'.N132]*['lighting efficiencies'.$C38]" office:value-type="float" office:value="14319192675869.6" calcext:value-type="float">
            <text:p>14319192675869.6</text:p>
          </table:table-cell>
          <table:table-cell table:formula="of:=[$'raw data'.O132]*['lighting efficiencies'.$C38]" office:value-type="float" office:value="8831361121420.46" calcext:value-type="float">
            <text:p>8831361121420.46</text:p>
          </table:table-cell>
          <table:table-cell table:formula="of:=[$'raw data'.P132]*['lighting efficiencies'.$C38]" office:value-type="float" office:value="19640463242561.6" calcext:value-type="float">
            <text:p>19640463242561.6</text:p>
          </table:table-cell>
          <table:table-cell office:value-type="string" calcext:value-type="string">
            <text:p>units of lum-hours</text:p>
          </table:table-cell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CFL_ROL</text:p>
          </table:table-cell>
          <table:table-cell office:value-type="string" calcext:value-type="string">
            <text:p>REFERENCE STANDARD OUTDOOR LAMP (CFL PAR38)</text:p>
          </table:table-cell>
          <table:table-cell table:style-name="Default" office:value-type="string" calcext:value-type="string">
            <text:p>R_LT_CFLST_RO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EXT.CFL.RESID</text:p>
          </table:table-cell>
          <table:table-cell table:formula="of:=[$'raw data'.H133]*['lighting efficiencies'.$C39]" office:value-type="float" office:value="5855025915600.17" calcext:value-type="float">
            <text:p>5855025915600.17</text:p>
          </table:table-cell>
          <table:table-cell table:formula="of:=[$'raw data'.I133]*['lighting efficiencies'.$C39]" office:value-type="float" office:value="16565064641081" calcext:value-type="float">
            <text:p>16565064641081</text:p>
          </table:table-cell>
          <table:table-cell table:formula="of:=[$'raw data'.J133]*['lighting efficiencies'.$C39]" office:value-type="float" office:value="18826945327405.3" calcext:value-type="float">
            <text:p>18826945327405.3</text:p>
          </table:table-cell>
          <table:table-cell table:formula="of:=[$'raw data'.K133]*['lighting efficiencies'.$C39]" office:value-type="float" office:value="8270193364869.04" calcext:value-type="float">
            <text:p>8270193364869.04</text:p>
          </table:table-cell>
          <table:table-cell table:formula="of:=[$'raw data'.L133]*['lighting efficiencies'.$C39]" office:value-type="float" office:value="24178268311954.4" calcext:value-type="float">
            <text:p>24178268311954.4</text:p>
          </table:table-cell>
          <table:table-cell table:formula="of:=[$'raw data'.M133]*['lighting efficiencies'.$C39]" office:value-type="float" office:value="7435914771946.91" calcext:value-type="float">
            <text:p>7435914771946.91</text:p>
          </table:table-cell>
          <table:table-cell table:formula="of:=[$'raw data'.N133]*['lighting efficiencies'.$C39]" office:value-type="float" office:value="14736509766605.3" calcext:value-type="float">
            <text:p>14736509766605.3</text:p>
          </table:table-cell>
          <table:table-cell table:formula="of:=[$'raw data'.O133]*['lighting efficiencies'.$C39]" office:value-type="float" office:value="9088741409112.11" calcext:value-type="float">
            <text:p>9088741409112.11</text:p>
          </table:table-cell>
          <table:table-cell table:formula="of:=[$'raw data'.P133]*['lighting efficiencies'.$C39]" office:value-type="float" office:value="20212862899903.9" calcext:value-type="float">
            <text:p>20212862899903.9</text:p>
          </table:table-cell>
          <table:table-cell office:value-type="string" calcext:value-type="string">
            <text:p>units of lum-hour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ROL</text:p>
          </table:table-cell>
          <table:table-cell office:value-type="string" calcext:value-type="string">
            <text:p>REFERENCE RESIDENTIAL OUTDOOR LAMP (LED PAR38)</text:p>
          </table:table-cell>
          <table:table-cell table:style-name="Default" office:value-type="string" calcext:value-type="string">
            <text:p>R_LT_LED_ROL_R</text:p>
          </table:table-cell>
          <table:table-cell office:value-type="float" office:value="2009" calcext:value-type="float">
            <text:p>2009</text:p>
          </table:table-cell>
          <table:table-cell table:style-name="ce30"/>
          <table:table-cell table:formula="of:=[$'raw data'.H134]*['lighting efficiencies'.$C40]" office:value-type="float" office:value="0" calcext:value-type="float">
            <text:p>0</text:p>
          </table:table-cell>
          <table:table-cell table:formula="of:=[$'raw data'.I134]*['lighting efficiencies'.$C40]" office:value-type="float" office:value="0" calcext:value-type="float">
            <text:p>0</text:p>
          </table:table-cell>
          <table:table-cell table:formula="of:=[$'raw data'.J134]*['lighting efficiencies'.$C40]" office:value-type="float" office:value="0" calcext:value-type="float">
            <text:p>0</text:p>
          </table:table-cell>
          <table:table-cell table:formula="of:=[$'raw data'.K134]*['lighting efficiencies'.$C40]" office:value-type="float" office:value="0" calcext:value-type="float">
            <text:p>0</text:p>
          </table:table-cell>
          <table:table-cell table:formula="of:=[$'raw data'.L134]*['lighting efficiencies'.$C40]" office:value-type="float" office:value="0" calcext:value-type="float">
            <text:p>0</text:p>
          </table:table-cell>
          <table:table-cell table:formula="of:=[$'raw data'.M134]*['lighting efficiencies'.$C40]" office:value-type="float" office:value="0" calcext:value-type="float">
            <text:p>0</text:p>
          </table:table-cell>
          <table:table-cell table:formula="of:=[$'raw data'.N134]*['lighting efficiencies'.$C40]" office:value-type="float" office:value="0" calcext:value-type="float">
            <text:p>0</text:p>
          </table:table-cell>
          <table:table-cell table:formula="of:=[$'raw data'.O134]*['lighting efficiencies'.$C40]" office:value-type="float" office:value="0" calcext:value-type="float">
            <text:p>0</text:p>
          </table:table-cell>
          <table:table-cell table:formula="of:=[$'raw data'.P134]*['lighting efficiencies'.$C40]" office:value-type="float" office:value="0" calcext:value-type="float">
            <text:p>0</text:p>
          </table:table-cell>
          <table:table-cell office:value-type="string" calcext:value-type="string">
            <text:p>units of lum-hours</text:p>
          </table:table-cell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ROL</text:p>
          </table:table-cell>
          <table:table-cell office:value-type="string" calcext:value-type="string">
            <text:p>REFERENCE STANDARD OUTDOOR LAMP (LED PAR38)</text:p>
          </table:table-cell>
          <table:table-cell table:style-name="Default" office:value-type="string" calcext:value-type="string">
            <text:p>R_LT_LEDST_ROL_R</text:p>
          </table:table-cell>
          <table:table-cell office:value-type="float" office:value="2015" calcext:value-type="float">
            <text:p>2015</text:p>
          </table:table-cell>
          <table:table-cell table:style-name="ce30"/>
          <table:table-cell table:formula="of:=[$'raw data'.H135]*['lighting efficiencies'.$C41]" office:value-type="float" office:value="0" calcext:value-type="float">
            <text:p>0</text:p>
          </table:table-cell>
          <table:table-cell table:formula="of:=[$'raw data'.I135]*['lighting efficiencies'.$C41]" office:value-type="float" office:value="0" calcext:value-type="float">
            <text:p>0</text:p>
          </table:table-cell>
          <table:table-cell table:formula="of:=[$'raw data'.J135]*['lighting efficiencies'.$C41]" office:value-type="float" office:value="0" calcext:value-type="float">
            <text:p>0</text:p>
          </table:table-cell>
          <table:table-cell table:formula="of:=[$'raw data'.K135]*['lighting efficiencies'.$C41]" office:value-type="float" office:value="0" calcext:value-type="float">
            <text:p>0</text:p>
          </table:table-cell>
          <table:table-cell table:formula="of:=[$'raw data'.L135]*['lighting efficiencies'.$C41]" office:value-type="float" office:value="0" calcext:value-type="float">
            <text:p>0</text:p>
          </table:table-cell>
          <table:table-cell table:formula="of:=[$'raw data'.M135]*['lighting efficiencies'.$C41]" office:value-type="float" office:value="0" calcext:value-type="float">
            <text:p>0</text:p>
          </table:table-cell>
          <table:table-cell table:formula="of:=[$'raw data'.N135]*['lighting efficiencies'.$C41]" office:value-type="float" office:value="0" calcext:value-type="float">
            <text:p>0</text:p>
          </table:table-cell>
          <table:table-cell table:formula="of:=[$'raw data'.O135]*['lighting efficiencies'.$C41]" office:value-type="float" office:value="0" calcext:value-type="float">
            <text:p>0</text:p>
          </table:table-cell>
          <table:table-cell table:formula="of:=[$'raw data'.P135]*['lighting efficiencies'.$C41]" office:value-type="float" office:value="0" calcext:value-type="float">
            <text:p>0</text:p>
          </table:table-cell>
          <table:table-cell office:value-type="string" calcext:value-type="string">
            <text:p>units of lum-hour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ROL</text:p>
          </table:table-cell>
          <table:table-cell office:value-type="string" calcext:value-type="string">
            <text:p>REFERENCE HIGH EFFICIENCY OUTDOOR LAMP (LED PAR38)</text:p>
          </table:table-cell>
          <table:table-cell table:style-name="Default" office:value-type="string" calcext:value-type="string">
            <text:p>R_LT_LEDHE_ROL_R</text:p>
          </table:table-cell>
          <table:table-cell office:value-type="float" office:value="2015" calcext:value-type="float">
            <text:p>2015</text:p>
          </table:table-cell>
          <table:table-cell table:style-name="ce30"/>
          <table:table-cell table:formula="of:=[$'raw data'.H136]*['lighting efficiencies'.$C42]" office:value-type="float" office:value="0" calcext:value-type="float">
            <text:p>0</text:p>
          </table:table-cell>
          <table:table-cell table:formula="of:=[$'raw data'.I136]*['lighting efficiencies'.$C42]" office:value-type="float" office:value="0" calcext:value-type="float">
            <text:p>0</text:p>
          </table:table-cell>
          <table:table-cell table:formula="of:=[$'raw data'.J136]*['lighting efficiencies'.$C42]" office:value-type="float" office:value="0" calcext:value-type="float">
            <text:p>0</text:p>
          </table:table-cell>
          <table:table-cell table:formula="of:=[$'raw data'.K136]*['lighting efficiencies'.$C42]" office:value-type="float" office:value="0" calcext:value-type="float">
            <text:p>0</text:p>
          </table:table-cell>
          <table:table-cell table:formula="of:=[$'raw data'.L136]*['lighting efficiencies'.$C42]" office:value-type="float" office:value="0" calcext:value-type="float">
            <text:p>0</text:p>
          </table:table-cell>
          <table:table-cell table:formula="of:=[$'raw data'.M136]*['lighting efficiencies'.$C42]" office:value-type="float" office:value="0" calcext:value-type="float">
            <text:p>0</text:p>
          </table:table-cell>
          <table:table-cell table:formula="of:=[$'raw data'.N136]*['lighting efficiencies'.$C42]" office:value-type="float" office:value="0" calcext:value-type="float">
            <text:p>0</text:p>
          </table:table-cell>
          <table:table-cell table:formula="of:=[$'raw data'.O136]*['lighting efficiencies'.$C42]" office:value-type="float" office:value="0" calcext:value-type="float">
            <text:p>0</text:p>
          </table:table-cell>
          <table:table-cell table:formula="of:=[$'raw data'.P136]*['lighting efficiencies'.$C42]" office:value-type="float" office:value="0" calcext:value-type="float">
            <text:p>0</text:p>
          </table:table-cell>
          <table:table-cell office:value-type="string" calcext:value-type="string">
            <text:p>units of lum-hours</text:p>
          </table:table-cell>
        </table:table-row>
      </table:table>
      <table:table table:name="raw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9"/>
        <table:table-column table:style-name="co5" table:default-cell-style-name="ce30"/>
        <table:table-column table:style-name="co1" table:default-cell-style-name="Default"/>
        <table:table-column table:style-name="co6" table:default-cell-style-name="Default"/>
        <table:table-column table:style-name="co1" table:number-columns-repeated="10" table:default-cell-style-name="Default"/>
        <table:table-row table:style-name="ro1">
          <table:table-cell table:style-name="ce18" office:value-type="string" calcext:value-type="string">
            <text:p>Sector</text:p>
          </table:table-cell>
          <table:table-cell table:style-name="ce18" office:value-type="string" calcext:value-type="string">
            <text:p>Subsector</text:p>
          </table:table-cell>
          <table:table-cell table:style-name="ce18" office:value-type="string" calcext:value-type="string">
            <text:p>Tech_Code_Pandas</text:p>
          </table:table-cell>
          <table:table-cell table:style-name="ce18" office:value-type="string" calcext:value-type="string">
            <text:p>Tech Description</text:p>
          </table:table-cell>
          <table:table-cell table:style-name="ce18" office:value-type="string" calcext:value-type="string">
            <text:p>tech</text:p>
          </table:table-cell>
          <table:table-cell table:style-name="ce18" office:value-type="string" calcext:value-type="string">
            <text:p>vintage</text:p>
          </table:table-cell>
          <table:table-cell table:style-name="ce31" office:value-type="string" calcext:value-type="string">
            <text:p>Tech From Markal</text:p>
          </table:table-cell>
          <table:table-cell table:style-name="ce32" office:value-type="string" calcext:value-type="string">
            <text:p>New England</text:p>
          </table:table-cell>
          <table:table-cell table:style-name="ce32" office:value-type="string" calcext:value-type="string">
            <text:p>Middle Atlantic</text:p>
          </table:table-cell>
          <table:table-cell table:style-name="ce32" office:value-type="string" calcext:value-type="string">
            <text:p>East North Central</text:p>
          </table:table-cell>
          <table:table-cell table:style-name="ce32" office:value-type="string" calcext:value-type="string">
            <text:p>West North Central</text:p>
          </table:table-cell>
          <table:table-cell table:style-name="ce32" office:value-type="string" calcext:value-type="string">
            <text:p>South Atlantic</text:p>
          </table:table-cell>
          <table:table-cell table:style-name="ce32" office:value-type="string" calcext:value-type="string">
            <text:p>East South Central</text:p>
          </table:table-cell>
          <table:table-cell table:style-name="ce32" office:value-type="string" calcext:value-type="string">
            <text:p>West South Central</text:p>
          </table:table-cell>
          <table:table-cell table:style-name="ce32" office:value-type="string" calcext:value-type="string">
            <text:p>Mountain</text:p>
          </table:table-cell>
          <table:table-cell table:style-name="ce32" office:value-type="string" calcext:value-type="string">
            <text:p>Pacific</text:p>
          </table:table-cell>
          <table:table-cell office:value-type="string" calcext:value-type="string">
            <text:p>Notes</text:p>
          </table:table-cell>
        </table:table-row>
        <table:table-row table:style-name="ro5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F_DISTOIL</text:p>
          </table:table-cell>
          <table:table-cell table:style-name="ce19" office:value-type="string" calcext:value-type="string">
            <text:p>REFERENCE DISTILLATE FURNACE</text:p>
          </table:table-cell>
          <table:table-cell office:value-type="string" calcext:value-type="string">
            <text:p>R_SH_FDISTOI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H.KER.FURNACE.RESID</text:p>
          </table:table-cell>
          <table:table-cell office:value-type="float" office:value="14.4779141393745" calcext:value-type="float">
            <text:p>14.4779141393745</text:p>
          </table:table-cell>
          <table:table-cell office:value-type="float" office:value="47.8000703507349" calcext:value-type="float">
            <text:p>47.8000703507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394864681456" calcext:value-type="float">
            <text:p>28.8394864681456</text:p>
          </table:table-cell>
          <table:table-cell office:value-type="float" office:value="2.15442265093016" calcext:value-type="float">
            <text:p>2.15442265093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0101359720159" calcext:value-type="float">
            <text:p>5.10101359720159</text:p>
          </table:table-cell>
          <table:table-cell/>
        </table:table-row>
        <table:table-row table:style-name="ro5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F_DISTOIL</text:p>
          </table:table-cell>
          <table:table-cell table:style-name="ce19" office:value-type="string" calcext:value-type="string">
            <text:p>REFERENCE DISTILLATE FURNACE</text:p>
          </table:table-cell>
          <table:table-cell office:value-type="string" calcext:value-type="string">
            <text:p>R_SH_FDISTOI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H.KER.FURNACE.RESID</text:p>
          </table:table-cell>
          <table:table-cell office:value-type="float" office:value="14.4779141393745" calcext:value-type="float">
            <text:p>14.4779141393745</text:p>
          </table:table-cell>
          <table:table-cell office:value-type="float" office:value="47.8000703507349" calcext:value-type="float">
            <text:p>47.8000703507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394864681456" calcext:value-type="float">
            <text:p>28.8394864681456</text:p>
          </table:table-cell>
          <table:table-cell office:value-type="float" office:value="2.15442265093016" calcext:value-type="float">
            <text:p>2.15442265093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0101359720159" calcext:value-type="float">
            <text:p>5.10101359720159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F_DISTOIL</text:p>
          </table:table-cell>
          <table:table-cell table:style-name="ce19" office:value-type="string" calcext:value-type="string">
            <text:p>REFERENCE STANDARD DISTILLATE FURNACE</text:p>
          </table:table-cell>
          <table:table-cell office:value-type="string" calcext:value-type="string">
            <text:p>R_SH_FST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KER.FURNACE.RESID</text:p>
          </table:table-cell>
          <table:table-cell office:value-type="float" office:value="14.4779141393745" calcext:value-type="float">
            <text:p>14.4779141393745</text:p>
          </table:table-cell>
          <table:table-cell office:value-type="float" office:value="47.8000703507349" calcext:value-type="float">
            <text:p>47.8000703507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394864681456" calcext:value-type="float">
            <text:p>28.8394864681456</text:p>
          </table:table-cell>
          <table:table-cell office:value-type="float" office:value="2.15442265093016" calcext:value-type="float">
            <text:p>2.15442265093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0101359720159" calcext:value-type="float">
            <text:p>5.10101359720159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F_DISTOIL</text:p>
          </table:table-cell>
          <table:table-cell table:style-name="ce19" office:value-type="string" calcext:value-type="string">
            <text:p>REFERENCE HIGH EFFICIENCY DISTILLATE FURNACE</text:p>
          </table:table-cell>
          <table:table-cell office:value-type="string" calcext:value-type="string">
            <text:p>R_SH_FHE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KER.FURNACE.RESID</text:p>
          </table:table-cell>
          <table:table-cell office:value-type="float" office:value="14.4779141393745" calcext:value-type="float">
            <text:p>14.4779141393745</text:p>
          </table:table-cell>
          <table:table-cell office:value-type="float" office:value="47.8000703507349" calcext:value-type="float">
            <text:p>47.8000703507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394864681456" calcext:value-type="float">
            <text:p>28.8394864681456</text:p>
          </table:table-cell>
          <table:table-cell office:value-type="float" office:value="2.15442265093016" calcext:value-type="float">
            <text:p>2.15442265093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0101359720159" calcext:value-type="float">
            <text:p>5.10101359720159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F_NGA</text:p>
          </table:table-cell>
          <table:table-cell table:style-name="ce20" office:value-type="string" calcext:value-type="string">
            <text:p>REFERENCE NATURAL GAS FURNACE</text:p>
          </table:table-cell>
          <table:table-cell office:value-type="string" calcext:value-type="string">
            <text:p>R_SH_FNGA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H.NGA.FURNACE.RESID</text:p>
          </table:table-cell>
          <table:table-cell office:value-type="float" office:value="283.463497686669" calcext:value-type="float">
            <text:p>283.463497686669</text:p>
          </table:table-cell>
          <table:table-cell office:value-type="float" office:value="1679.34727853458" calcext:value-type="float">
            <text:p>1679.34727853458</text:p>
          </table:table-cell>
          <table:table-cell office:value-type="float" office:value="4268.02172996335" calcext:value-type="float">
            <text:p>4268.02172996335</text:p>
          </table:table-cell>
          <table:table-cell office:value-type="float" office:value="1559.36242613502" calcext:value-type="float">
            <text:p>1559.36242613502</text:p>
          </table:table-cell>
          <table:table-cell office:value-type="float" office:value="1493.98678666542" calcext:value-type="float">
            <text:p>1493.98678666542</text:p>
          </table:table-cell>
          <table:table-cell office:value-type="float" office:value="607.074039009901" calcext:value-type="float">
            <text:p>607.074039009901</text:p>
          </table:table-cell>
          <table:table-cell office:value-type="float" office:value="960.618264208678" calcext:value-type="float">
            <text:p>960.618264208678</text:p>
          </table:table-cell>
          <table:table-cell office:value-type="float" office:value="1471.65961944776" calcext:value-type="float">
            <text:p>1471.65961944776</text:p>
          </table:table-cell>
          <table:table-cell office:value-type="float" office:value="1413.49519986361" calcext:value-type="float">
            <text:p>1413.49519986361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F_NGA</text:p>
          </table:table-cell>
          <table:table-cell table:style-name="ce20" office:value-type="string" calcext:value-type="string">
            <text:p>REFERENCE NATURAL GAS FURNACE</text:p>
          </table:table-cell>
          <table:table-cell office:value-type="string" calcext:value-type="string">
            <text:p>R_SH_FNGA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H.NGA.FURNACE.RESID</text:p>
          </table:table-cell>
          <table:table-cell office:value-type="float" office:value="283.463497686669" calcext:value-type="float">
            <text:p>283.463497686669</text:p>
          </table:table-cell>
          <table:table-cell office:value-type="float" office:value="1679.34727853458" calcext:value-type="float">
            <text:p>1679.34727853458</text:p>
          </table:table-cell>
          <table:table-cell office:value-type="float" office:value="4268.02172996335" calcext:value-type="float">
            <text:p>4268.02172996335</text:p>
          </table:table-cell>
          <table:table-cell office:value-type="float" office:value="1559.36242613502" calcext:value-type="float">
            <text:p>1559.36242613502</text:p>
          </table:table-cell>
          <table:table-cell office:value-type="float" office:value="1493.98678666542" calcext:value-type="float">
            <text:p>1493.98678666542</text:p>
          </table:table-cell>
          <table:table-cell office:value-type="float" office:value="607.074039009901" calcext:value-type="float">
            <text:p>607.074039009901</text:p>
          </table:table-cell>
          <table:table-cell office:value-type="float" office:value="960.618264208678" calcext:value-type="float">
            <text:p>960.618264208678</text:p>
          </table:table-cell>
          <table:table-cell office:value-type="float" office:value="1471.65961944776" calcext:value-type="float">
            <text:p>1471.65961944776</text:p>
          </table:table-cell>
          <table:table-cell office:value-type="float" office:value="1413.49519986361" calcext:value-type="float">
            <text:p>1413.49519986361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F_NGA</text:p>
          </table:table-cell>
          <table:table-cell table:style-name="ce20" office:value-type="string" calcext:value-type="string">
            <text:p>REFERENCE STANDARD NATURAL GAS FURNACE</text:p>
          </table:table-cell>
          <table:table-cell office:value-type="string" calcext:value-type="string">
            <text:p>R_SH_FST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NGA.FURNACE.RESID</text:p>
          </table:table-cell>
          <table:table-cell office:value-type="float" office:value="283.463497686669" calcext:value-type="float">
            <text:p>283.463497686669</text:p>
          </table:table-cell>
          <table:table-cell office:value-type="float" office:value="1679.34727853458" calcext:value-type="float">
            <text:p>1679.34727853458</text:p>
          </table:table-cell>
          <table:table-cell office:value-type="float" office:value="4268.02172996335" calcext:value-type="float">
            <text:p>4268.02172996335</text:p>
          </table:table-cell>
          <table:table-cell office:value-type="float" office:value="1559.36242613502" calcext:value-type="float">
            <text:p>1559.36242613502</text:p>
          </table:table-cell>
          <table:table-cell office:value-type="float" office:value="1493.98678666542" calcext:value-type="float">
            <text:p>1493.98678666542</text:p>
          </table:table-cell>
          <table:table-cell office:value-type="float" office:value="607.074039009901" calcext:value-type="float">
            <text:p>607.074039009901</text:p>
          </table:table-cell>
          <table:table-cell office:value-type="float" office:value="960.618264208678" calcext:value-type="float">
            <text:p>960.618264208678</text:p>
          </table:table-cell>
          <table:table-cell office:value-type="float" office:value="1471.65961944776" calcext:value-type="float">
            <text:p>1471.65961944776</text:p>
          </table:table-cell>
          <table:table-cell office:value-type="float" office:value="1413.49519986361" calcext:value-type="float">
            <text:p>1413.49519986361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F_NGA</text:p>
          </table:table-cell>
          <table:table-cell table:style-name="ce20" office:value-type="string" calcext:value-type="string">
            <text:p>REFERENCE HIGH EFFICIENCY NATURAL GAS FURNACE</text:p>
          </table:table-cell>
          <table:table-cell office:value-type="string" calcext:value-type="string">
            <text:p>R_SH_FHE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NGA.FURNACE.RESID</text:p>
          </table:table-cell>
          <table:table-cell office:value-type="float" office:value="283.463497686669" calcext:value-type="float">
            <text:p>283.463497686669</text:p>
          </table:table-cell>
          <table:table-cell office:value-type="float" office:value="1679.34727853458" calcext:value-type="float">
            <text:p>1679.34727853458</text:p>
          </table:table-cell>
          <table:table-cell office:value-type="float" office:value="4268.02172996335" calcext:value-type="float">
            <text:p>4268.02172996335</text:p>
          </table:table-cell>
          <table:table-cell office:value-type="float" office:value="1559.36242613502" calcext:value-type="float">
            <text:p>1559.36242613502</text:p>
          </table:table-cell>
          <table:table-cell office:value-type="float" office:value="1493.98678666542" calcext:value-type="float">
            <text:p>1493.98678666542</text:p>
          </table:table-cell>
          <table:table-cell office:value-type="float" office:value="607.074039009901" calcext:value-type="float">
            <text:p>607.074039009901</text:p>
          </table:table-cell>
          <table:table-cell office:value-type="float" office:value="960.618264208678" calcext:value-type="float">
            <text:p>960.618264208678</text:p>
          </table:table-cell>
          <table:table-cell office:value-type="float" office:value="1471.65961944776" calcext:value-type="float">
            <text:p>1471.65961944776</text:p>
          </table:table-cell>
          <table:table-cell office:value-type="float" office:value="1413.49519986361" calcext:value-type="float">
            <text:p>1413.49519986361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HP_ELC</text:p>
          </table:table-cell>
          <table:table-cell table:style-name="ce33" office:value-type="string" calcext:value-type="string">
            <text:p>REFERENCE AIR SOURCE HEAT PUMP - HEATING</text:p>
          </table:table-cell>
          <table:table-cell office:value-type="string" calcext:value-type="string">
            <text:p>R_SH_HPELC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H.ELC.HEATPUMP.RESID</text:p>
          </table:table-cell>
          <table:table-cell office:value-type="float" office:value="0.450820371228734" calcext:value-type="float">
            <text:p>0.450820371228734</text:p>
          </table:table-cell>
          <table:table-cell office:value-type="float" office:value="27.7031421152503" calcext:value-type="float">
            <text:p>27.7031421152503</text:p>
          </table:table-cell>
          <table:table-cell office:value-type="float" office:value="27.068973333249" calcext:value-type="float">
            <text:p>27.068973333249</text:p>
          </table:table-cell>
          <table:table-cell office:value-type="float" office:value="22.2935789905629" calcext:value-type="float">
            <text:p>22.2935789905629</text:p>
          </table:table-cell>
          <table:table-cell office:value-type="float" office:value="507.759155976399" calcext:value-type="float">
            <text:p>507.759155976399</text:p>
          </table:table-cell>
          <table:table-cell office:value-type="float" office:value="149.428019626663" calcext:value-type="float">
            <text:p>149.428019626663</text:p>
          </table:table-cell>
          <table:table-cell office:value-type="float" office:value="34.4309756577993" calcext:value-type="float">
            <text:p>34.4309756577993</text:p>
          </table:table-cell>
          <table:table-cell office:value-type="float" office:value="69.9019112594405" calcext:value-type="float">
            <text:p>69.9019112594405</text:p>
          </table:table-cell>
          <table:table-cell office:value-type="float" office:value="52.8452551324383" calcext:value-type="float">
            <text:p>52.8452551324383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HP_ELC</text:p>
          </table:table-cell>
          <table:table-cell table:style-name="ce33" office:value-type="string" calcext:value-type="string">
            <text:p>REFERENCE AIR SOURCE HEAT PUMP - HEATING</text:p>
          </table:table-cell>
          <table:table-cell office:value-type="string" calcext:value-type="string">
            <text:p>R_SH_HP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H.ELC.HEATPUMP.RESID</text:p>
          </table:table-cell>
          <table:table-cell office:value-type="float" office:value="0.450820371228734" calcext:value-type="float">
            <text:p>0.450820371228734</text:p>
          </table:table-cell>
          <table:table-cell office:value-type="float" office:value="27.7031421152503" calcext:value-type="float">
            <text:p>27.7031421152503</text:p>
          </table:table-cell>
          <table:table-cell office:value-type="float" office:value="27.068973333249" calcext:value-type="float">
            <text:p>27.068973333249</text:p>
          </table:table-cell>
          <table:table-cell office:value-type="float" office:value="22.2935789905629" calcext:value-type="float">
            <text:p>22.2935789905629</text:p>
          </table:table-cell>
          <table:table-cell office:value-type="float" office:value="507.759155976399" calcext:value-type="float">
            <text:p>507.759155976399</text:p>
          </table:table-cell>
          <table:table-cell office:value-type="float" office:value="149.428019626663" calcext:value-type="float">
            <text:p>149.428019626663</text:p>
          </table:table-cell>
          <table:table-cell office:value-type="float" office:value="34.4309756577993" calcext:value-type="float">
            <text:p>34.4309756577993</text:p>
          </table:table-cell>
          <table:table-cell office:value-type="float" office:value="69.9019112594405" calcext:value-type="float">
            <text:p>69.9019112594405</text:p>
          </table:table-cell>
          <table:table-cell office:value-type="float" office:value="52.8452551324383" calcext:value-type="float">
            <text:p>52.8452551324383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HP_ELC</text:p>
          </table:table-cell>
          <table:table-cell table:style-name="ce33" office:value-type="string" calcext:value-type="string">
            <text:p>REFERENCE STANDARD AIR SOURCE HEAT PUMP - HEATING</text:p>
          </table:table-cell>
          <table:table-cell office:value-type="string" calcext:value-type="string">
            <text:p>R_SH_HP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ELC.HEATPUMP.RESID</text:p>
          </table:table-cell>
          <table:table-cell office:value-type="float" office:value="0.450820371228734" calcext:value-type="float">
            <text:p>0.450820371228734</text:p>
          </table:table-cell>
          <table:table-cell office:value-type="float" office:value="27.7031421152503" calcext:value-type="float">
            <text:p>27.7031421152503</text:p>
          </table:table-cell>
          <table:table-cell office:value-type="float" office:value="27.068973333249" calcext:value-type="float">
            <text:p>27.068973333249</text:p>
          </table:table-cell>
          <table:table-cell office:value-type="float" office:value="22.2935789905629" calcext:value-type="float">
            <text:p>22.2935789905629</text:p>
          </table:table-cell>
          <table:table-cell office:value-type="float" office:value="507.759155976399" calcext:value-type="float">
            <text:p>507.759155976399</text:p>
          </table:table-cell>
          <table:table-cell office:value-type="float" office:value="149.428019626663" calcext:value-type="float">
            <text:p>149.428019626663</text:p>
          </table:table-cell>
          <table:table-cell office:value-type="float" office:value="34.4309756577993" calcext:value-type="float">
            <text:p>34.4309756577993</text:p>
          </table:table-cell>
          <table:table-cell office:value-type="float" office:value="69.9019112594405" calcext:value-type="float">
            <text:p>69.9019112594405</text:p>
          </table:table-cell>
          <table:table-cell office:value-type="float" office:value="52.8452551324383" calcext:value-type="float">
            <text:p>52.8452551324383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HP_ELC</text:p>
          </table:table-cell>
          <table:table-cell table:style-name="ce33" office:value-type="string" calcext:value-type="string">
            <text:p>REFERENCE HIGH EFFICIENCY AIR SOURCE HEAT PUMP - HEATING</text:p>
          </table:table-cell>
          <table:table-cell office:value-type="string" calcext:value-type="string">
            <text:p>R_SH_HP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ELC.HEATPUMP.RESID</text:p>
          </table:table-cell>
          <table:table-cell office:value-type="float" office:value="0.450820371228734" calcext:value-type="float">
            <text:p>0.450820371228734</text:p>
          </table:table-cell>
          <table:table-cell office:value-type="float" office:value="27.7031421152503" calcext:value-type="float">
            <text:p>27.7031421152503</text:p>
          </table:table-cell>
          <table:table-cell office:value-type="float" office:value="27.068973333249" calcext:value-type="float">
            <text:p>27.068973333249</text:p>
          </table:table-cell>
          <table:table-cell office:value-type="float" office:value="22.2935789905629" calcext:value-type="float">
            <text:p>22.2935789905629</text:p>
          </table:table-cell>
          <table:table-cell office:value-type="float" office:value="507.759155976399" calcext:value-type="float">
            <text:p>507.759155976399</text:p>
          </table:table-cell>
          <table:table-cell office:value-type="float" office:value="149.428019626663" calcext:value-type="float">
            <text:p>149.428019626663</text:p>
          </table:table-cell>
          <table:table-cell office:value-type="float" office:value="34.4309756577993" calcext:value-type="float">
            <text:p>34.4309756577993</text:p>
          </table:table-cell>
          <table:table-cell office:value-type="float" office:value="69.9019112594405" calcext:value-type="float">
            <text:p>69.9019112594405</text:p>
          </table:table-cell>
          <table:table-cell office:value-type="float" office:value="52.8452551324383" calcext:value-type="float">
            <text:p>52.8452551324383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HP_GEO</text:p>
          </table:table-cell>
          <table:table-cell table:style-name="ce20" office:value-type="string" calcext:value-type="string">
            <text:p>REFERENCE GEOTHERMAL HEAT PUMP - HEATING</text:p>
          </table:table-cell>
          <table:table-cell office:value-type="string" calcext:value-type="string">
            <text:p>R_SH_HPGEO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H.ELC.GHP.RESID</text:p>
          </table:table-cell>
          <table:table-cell office:value-type="float" office:value="0.569550830918073" calcext:value-type="float">
            <text:p>0.569550830918073</text:p>
          </table:table-cell>
          <table:table-cell office:value-type="float" office:value="10.66139676606" calcext:value-type="float">
            <text:p>10.66139676606</text:p>
          </table:table-cell>
          <table:table-cell office:value-type="float" office:value="14.8279102088389" calcext:value-type="float">
            <text:p>14.8279102088389</text:p>
          </table:table-cell>
          <table:table-cell office:value-type="float" office:value="19.1510528574156" calcext:value-type="float">
            <text:p>19.1510528574156</text:p>
          </table:table-cell>
          <table:table-cell office:value-type="float" office:value="9.07834030140484" calcext:value-type="float">
            <text:p>9.07834030140484</text:p>
          </table:table-cell>
          <table:table-cell office:value-type="float" office:value="13.8011710828823" calcext:value-type="float">
            <text:p>13.8011710828823</text:p>
          </table:table-cell>
          <table:table-cell office:value-type="float" office:value="6.02082283042027" calcext:value-type="float">
            <text:p>6.02082283042027</text:p>
          </table:table-cell>
          <table:table-cell office:value-type="float" office:value="4.65811715108861" calcext:value-type="float">
            <text:p>4.65811715108861</text:p>
          </table:table-cell>
          <table:table-cell office:value-type="float" office:value="2.80125659255069" calcext:value-type="float">
            <text:p>2.80125659255069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HP_GEO</text:p>
          </table:table-cell>
          <table:table-cell table:style-name="ce20" office:value-type="string" calcext:value-type="string">
            <text:p>REFERENCE GEOTHERMAL HEAT PUMP - HEATING</text:p>
          </table:table-cell>
          <table:table-cell office:value-type="string" calcext:value-type="string">
            <text:p>R_SH_HPGEO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H.ELC.GHP.RESID</text:p>
          </table:table-cell>
          <table:table-cell office:value-type="float" office:value="0.569550830918073" calcext:value-type="float">
            <text:p>0.569550830918073</text:p>
          </table:table-cell>
          <table:table-cell office:value-type="float" office:value="10.66139676606" calcext:value-type="float">
            <text:p>10.66139676606</text:p>
          </table:table-cell>
          <table:table-cell office:value-type="float" office:value="14.8279102088389" calcext:value-type="float">
            <text:p>14.8279102088389</text:p>
          </table:table-cell>
          <table:table-cell office:value-type="float" office:value="19.1510528574156" calcext:value-type="float">
            <text:p>19.1510528574156</text:p>
          </table:table-cell>
          <table:table-cell office:value-type="float" office:value="9.07834030140484" calcext:value-type="float">
            <text:p>9.07834030140484</text:p>
          </table:table-cell>
          <table:table-cell office:value-type="float" office:value="13.8011710828823" calcext:value-type="float">
            <text:p>13.8011710828823</text:p>
          </table:table-cell>
          <table:table-cell office:value-type="float" office:value="6.02082283042027" calcext:value-type="float">
            <text:p>6.02082283042027</text:p>
          </table:table-cell>
          <table:table-cell office:value-type="float" office:value="4.65811715108861" calcext:value-type="float">
            <text:p>4.65811715108861</text:p>
          </table:table-cell>
          <table:table-cell office:value-type="float" office:value="2.80125659255069" calcext:value-type="float">
            <text:p>2.80125659255069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HP_GEO</text:p>
          </table:table-cell>
          <table:table-cell table:style-name="ce20" office:value-type="string" calcext:value-type="string">
            <text:p>REFERENCE STANDARD GEOTHERMAL HEAT PUMP - HEATING</text:p>
          </table:table-cell>
          <table:table-cell office:value-type="string" calcext:value-type="string">
            <text:p>R_SH_HPST_GEO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ELC.GHP.RESID</text:p>
          </table:table-cell>
          <table:table-cell office:value-type="float" office:value="0.569550830918073" calcext:value-type="float">
            <text:p>0.569550830918073</text:p>
          </table:table-cell>
          <table:table-cell office:value-type="float" office:value="10.66139676606" calcext:value-type="float">
            <text:p>10.66139676606</text:p>
          </table:table-cell>
          <table:table-cell office:value-type="float" office:value="14.8279102088389" calcext:value-type="float">
            <text:p>14.8279102088389</text:p>
          </table:table-cell>
          <table:table-cell office:value-type="float" office:value="19.1510528574156" calcext:value-type="float">
            <text:p>19.1510528574156</text:p>
          </table:table-cell>
          <table:table-cell office:value-type="float" office:value="9.07834030140484" calcext:value-type="float">
            <text:p>9.07834030140484</text:p>
          </table:table-cell>
          <table:table-cell office:value-type="float" office:value="13.8011710828823" calcext:value-type="float">
            <text:p>13.8011710828823</text:p>
          </table:table-cell>
          <table:table-cell office:value-type="float" office:value="6.02082283042027" calcext:value-type="float">
            <text:p>6.02082283042027</text:p>
          </table:table-cell>
          <table:table-cell office:value-type="float" office:value="4.65811715108861" calcext:value-type="float">
            <text:p>4.65811715108861</text:p>
          </table:table-cell>
          <table:table-cell office:value-type="float" office:value="2.80125659255069" calcext:value-type="float">
            <text:p>2.80125659255069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HP_GEO</text:p>
          </table:table-cell>
          <table:table-cell table:style-name="ce20" office:value-type="string" calcext:value-type="string">
            <text:p>REFERENCE HIGH EFFICIENCY GEOTHERMAL HEAT PUMP - HEATING</text:p>
          </table:table-cell>
          <table:table-cell office:value-type="string" calcext:value-type="string">
            <text:p>R_SH_HPHE_GEO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ELC.GHP.RESID</text:p>
          </table:table-cell>
          <table:table-cell office:value-type="float" office:value="0.569550830918073" calcext:value-type="float">
            <text:p>0.569550830918073</text:p>
          </table:table-cell>
          <table:table-cell office:value-type="float" office:value="10.66139676606" calcext:value-type="float">
            <text:p>10.66139676606</text:p>
          </table:table-cell>
          <table:table-cell office:value-type="float" office:value="14.8279102088389" calcext:value-type="float">
            <text:p>14.8279102088389</text:p>
          </table:table-cell>
          <table:table-cell office:value-type="float" office:value="19.1510528574156" calcext:value-type="float">
            <text:p>19.1510528574156</text:p>
          </table:table-cell>
          <table:table-cell office:value-type="float" office:value="9.07834030140484" calcext:value-type="float">
            <text:p>9.07834030140484</text:p>
          </table:table-cell>
          <table:table-cell office:value-type="float" office:value="13.8011710828823" calcext:value-type="float">
            <text:p>13.8011710828823</text:p>
          </table:table-cell>
          <table:table-cell office:value-type="float" office:value="6.02082283042027" calcext:value-type="float">
            <text:p>6.02082283042027</text:p>
          </table:table-cell>
          <table:table-cell office:value-type="float" office:value="4.65811715108861" calcext:value-type="float">
            <text:p>4.65811715108861</text:p>
          </table:table-cell>
          <table:table-cell office:value-type="float" office:value="2.80125659255069" calcext:value-type="float">
            <text:p>2.80125659255069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WH_BIO</text:p>
          </table:table-cell>
          <table:table-cell table:style-name="ce21" office:value-type="string" calcext:value-type="string">
            <text:p>REFERENCE CORDWOOD STOVE WOOD HEAT FOR SPACE HEATING</text:p>
          </table:table-cell>
          <table:table-cell office:value-type="string" calcext:value-type="string">
            <text:p>R_SH_WHBIO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H.WDHEAT.RESID</text:p>
          </table:table-cell>
          <table:table-cell office:value-type="float" office:value="135.322133274911" calcext:value-type="float">
            <text:p>135.322133274911</text:p>
          </table:table-cell>
          <table:table-cell office:value-type="float" office:value="179.920832091129" calcext:value-type="float">
            <text:p>179.920832091129</text:p>
          </table:table-cell>
          <table:table-cell office:value-type="float" office:value="285.204729211299" calcext:value-type="float">
            <text:p>285.204729211299</text:p>
          </table:table-cell>
          <table:table-cell office:value-type="float" office:value="211.051652578224" calcext:value-type="float">
            <text:p>211.051652578224</text:p>
          </table:table-cell>
          <table:table-cell office:value-type="float" office:value="387.53940758254" calcext:value-type="float">
            <text:p>387.53940758254</text:p>
          </table:table-cell>
          <table:table-cell office:value-type="float" office:value="179.489604653709" calcext:value-type="float">
            <text:p>179.489604653709</text:p>
          </table:table-cell>
          <table:table-cell office:value-type="float" office:value="119.822884177205" calcext:value-type="float">
            <text:p>119.822884177205</text:p>
          </table:table-cell>
          <table:table-cell office:value-type="float" office:value="130.218368456061" calcext:value-type="float">
            <text:p>130.218368456061</text:p>
          </table:table-cell>
          <table:table-cell office:value-type="float" office:value="348.605342969068" calcext:value-type="float">
            <text:p>348.605342969068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WH_BIO</text:p>
          </table:table-cell>
          <table:table-cell table:style-name="ce21" office:value-type="string" calcext:value-type="string">
            <text:p>REFERENCE CORDWOOD STOVE WOOD HEAT FOR SPACE HEATING</text:p>
          </table:table-cell>
          <table:table-cell office:value-type="string" calcext:value-type="string">
            <text:p>R_SH_WHBIO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H.WDHEAT.RESID</text:p>
          </table:table-cell>
          <table:table-cell office:value-type="float" office:value="135.322133274911" calcext:value-type="float">
            <text:p>135.322133274911</text:p>
          </table:table-cell>
          <table:table-cell office:value-type="float" office:value="179.920832091129" calcext:value-type="float">
            <text:p>179.920832091129</text:p>
          </table:table-cell>
          <table:table-cell office:value-type="float" office:value="285.204729211299" calcext:value-type="float">
            <text:p>285.204729211299</text:p>
          </table:table-cell>
          <table:table-cell office:value-type="float" office:value="211.051652578224" calcext:value-type="float">
            <text:p>211.051652578224</text:p>
          </table:table-cell>
          <table:table-cell office:value-type="float" office:value="387.53940758254" calcext:value-type="float">
            <text:p>387.53940758254</text:p>
          </table:table-cell>
          <table:table-cell office:value-type="float" office:value="179.489604653709" calcext:value-type="float">
            <text:p>179.489604653709</text:p>
          </table:table-cell>
          <table:table-cell office:value-type="float" office:value="119.822884177205" calcext:value-type="float">
            <text:p>119.822884177205</text:p>
          </table:table-cell>
          <table:table-cell office:value-type="float" office:value="130.218368456061" calcext:value-type="float">
            <text:p>130.218368456061</text:p>
          </table:table-cell>
          <table:table-cell office:value-type="float" office:value="348.605342969068" calcext:value-type="float">
            <text:p>348.605342969068</text:p>
          </table:table-cell>
          <table:table-cell/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WH_BIO</text:p>
          </table:table-cell>
          <table:table-cell table:style-name="ce21" office:value-type="string" calcext:value-type="string">
            <text:p>REFERENCE STANDARD CORDWOOD STOVE WOOD HEAT FOR SPACE HEATING</text:p>
          </table:table-cell>
          <table:table-cell office:value-type="string" calcext:value-type="string">
            <text:p>R_SH_WHST_BIO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WDHEAT.RESID</text:p>
          </table:table-cell>
          <table:table-cell office:value-type="float" office:value="135.322133274911" calcext:value-type="float">
            <text:p>135.322133274911</text:p>
          </table:table-cell>
          <table:table-cell office:value-type="float" office:value="179.920832091129" calcext:value-type="float">
            <text:p>179.920832091129</text:p>
          </table:table-cell>
          <table:table-cell office:value-type="float" office:value="285.204729211299" calcext:value-type="float">
            <text:p>285.204729211299</text:p>
          </table:table-cell>
          <table:table-cell office:value-type="float" office:value="211.051652578224" calcext:value-type="float">
            <text:p>211.051652578224</text:p>
          </table:table-cell>
          <table:table-cell office:value-type="float" office:value="387.53940758254" calcext:value-type="float">
            <text:p>387.53940758254</text:p>
          </table:table-cell>
          <table:table-cell office:value-type="float" office:value="179.489604653709" calcext:value-type="float">
            <text:p>179.489604653709</text:p>
          </table:table-cell>
          <table:table-cell office:value-type="float" office:value="119.822884177205" calcext:value-type="float">
            <text:p>119.822884177205</text:p>
          </table:table-cell>
          <table:table-cell office:value-type="float" office:value="130.218368456061" calcext:value-type="float">
            <text:p>130.218368456061</text:p>
          </table:table-cell>
          <table:table-cell office:value-type="float" office:value="348.605342969068" calcext:value-type="float">
            <text:p>348.605342969068</text:p>
          </table:table-cell>
          <table:table-cell/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WH_BIO</text:p>
          </table:table-cell>
          <table:table-cell table:style-name="ce21" office:value-type="string" calcext:value-type="string">
            <text:p>REFERENCE HIGH EFFICIENCY CORDWOOD STOVE WOOD HEAT FOR SPACE HEATING</text:p>
          </table:table-cell>
          <table:table-cell office:value-type="string" calcext:value-type="string">
            <text:p>R_SH_WHHE_BIO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WDHEAT.RESID</text:p>
          </table:table-cell>
          <table:table-cell office:value-type="float" office:value="135.322133274911" calcext:value-type="float">
            <text:p>135.322133274911</text:p>
          </table:table-cell>
          <table:table-cell office:value-type="float" office:value="179.920832091129" calcext:value-type="float">
            <text:p>179.920832091129</text:p>
          </table:table-cell>
          <table:table-cell office:value-type="float" office:value="285.204729211299" calcext:value-type="float">
            <text:p>285.204729211299</text:p>
          </table:table-cell>
          <table:table-cell office:value-type="float" office:value="211.051652578224" calcext:value-type="float">
            <text:p>211.051652578224</text:p>
          </table:table-cell>
          <table:table-cell office:value-type="float" office:value="387.53940758254" calcext:value-type="float">
            <text:p>387.53940758254</text:p>
          </table:table-cell>
          <table:table-cell office:value-type="float" office:value="179.489604653709" calcext:value-type="float">
            <text:p>179.489604653709</text:p>
          </table:table-cell>
          <table:table-cell office:value-type="float" office:value="119.822884177205" calcext:value-type="float">
            <text:p>119.822884177205</text:p>
          </table:table-cell>
          <table:table-cell office:value-type="float" office:value="130.218368456061" calcext:value-type="float">
            <text:p>130.218368456061</text:p>
          </table:table-cell>
          <table:table-cell office:value-type="float" office:value="348.605342969068" calcext:value-type="float">
            <text:p>348.605342969068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HP_NGA</text:p>
          </table:table-cell>
          <table:table-cell table:style-name="ce21" office:value-type="string" calcext:value-type="string">
            <text:p>REFERENCE NATURAL GAS HEAT PUMP FOR SPACE HEATING</text:p>
          </table:table-cell>
          <table:table-cell office:value-type="string" calcext:value-type="string">
            <text:p>R_SH_HPNGA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H.NGA.HEATPUMP.RESID</text:p>
          </table:table-cell>
          <table:table-cell office:value-type="float" office:value="0" calcext:value-type="float">
            <text:p>0</text:p>
          </table:table-cell>
          <table:table-cell office:value-type="float" office:value="4.57066917108898" calcext:value-type="float">
            <text:p>4.57066917108898</text:p>
          </table:table-cell>
          <table:table-cell office:value-type="float" office:value="1.73161969739894" calcext:value-type="float">
            <text:p>1.73161969739894</text:p>
          </table:table-cell>
          <table:table-cell office:value-type="float" office:value="5.97622661545374" calcext:value-type="float">
            <text:p>5.97622661545374</text:p>
          </table:table-cell>
          <table:table-cell office:value-type="float" office:value="19.2350972018641" calcext:value-type="float">
            <text:p>19.2350972018641</text:p>
          </table:table-cell>
          <table:table-cell office:value-type="float" office:value="5.64145643534933" calcext:value-type="float">
            <text:p>5.64145643534933</text:p>
          </table:table-cell>
          <table:table-cell office:value-type="float" office:value="1.91222257940872" calcext:value-type="float">
            <text:p>1.91222257940872</text:p>
          </table:table-cell>
          <table:table-cell office:value-type="float" office:value="8.52027624133139" calcext:value-type="float">
            <text:p>8.52027624133139</text:p>
          </table:table-cell>
          <table:table-cell office:value-type="float" office:value="2.68573961438208" calcext:value-type="float">
            <text:p>2.68573961438208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HP_NGA</text:p>
          </table:table-cell>
          <table:table-cell table:style-name="ce21" office:value-type="string" calcext:value-type="string">
            <text:p>REFERENCE NATURAL GAS HEAT PUMP FOR SPACE HEATING</text:p>
          </table:table-cell>
          <table:table-cell office:value-type="string" calcext:value-type="string">
            <text:p>R_SH_HPNGA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H.NGA.HEATPUMP.RESID</text:p>
          </table:table-cell>
          <table:table-cell office:value-type="float" office:value="0" calcext:value-type="float">
            <text:p>0</text:p>
          </table:table-cell>
          <table:table-cell office:value-type="float" office:value="4.57066917108898" calcext:value-type="float">
            <text:p>4.57066917108898</text:p>
          </table:table-cell>
          <table:table-cell office:value-type="float" office:value="1.73161969739894" calcext:value-type="float">
            <text:p>1.73161969739894</text:p>
          </table:table-cell>
          <table:table-cell office:value-type="float" office:value="5.97622661545374" calcext:value-type="float">
            <text:p>5.97622661545374</text:p>
          </table:table-cell>
          <table:table-cell office:value-type="float" office:value="19.2350972018641" calcext:value-type="float">
            <text:p>19.2350972018641</text:p>
          </table:table-cell>
          <table:table-cell office:value-type="float" office:value="5.64145643534933" calcext:value-type="float">
            <text:p>5.64145643534933</text:p>
          </table:table-cell>
          <table:table-cell office:value-type="float" office:value="1.91222257940872" calcext:value-type="float">
            <text:p>1.91222257940872</text:p>
          </table:table-cell>
          <table:table-cell office:value-type="float" office:value="8.52027624133139" calcext:value-type="float">
            <text:p>8.52027624133139</text:p>
          </table:table-cell>
          <table:table-cell office:value-type="float" office:value="2.68573961438208" calcext:value-type="float">
            <text:p>2.68573961438208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HP_NGA</text:p>
          </table:table-cell>
          <table:table-cell table:style-name="ce21" office:value-type="string" calcext:value-type="string">
            <text:p>REFERENCE NATURAL GAS HEAT PUMP FOR SPACE HEATING</text:p>
          </table:table-cell>
          <table:table-cell office:value-type="string" calcext:value-type="string">
            <text:p>R_SH_HP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NGA.HEATPUMP.RESID</text:p>
          </table:table-cell>
          <table:table-cell office:value-type="float" office:value="0" calcext:value-type="float">
            <text:p>0</text:p>
          </table:table-cell>
          <table:table-cell office:value-type="float" office:value="4.57066917108898" calcext:value-type="float">
            <text:p>4.57066917108898</text:p>
          </table:table-cell>
          <table:table-cell office:value-type="float" office:value="1.73161969739894" calcext:value-type="float">
            <text:p>1.73161969739894</text:p>
          </table:table-cell>
          <table:table-cell office:value-type="float" office:value="5.97622661545374" calcext:value-type="float">
            <text:p>5.97622661545374</text:p>
          </table:table-cell>
          <table:table-cell office:value-type="float" office:value="19.2350972018641" calcext:value-type="float">
            <text:p>19.2350972018641</text:p>
          </table:table-cell>
          <table:table-cell office:value-type="float" office:value="5.64145643534933" calcext:value-type="float">
            <text:p>5.64145643534933</text:p>
          </table:table-cell>
          <table:table-cell office:value-type="float" office:value="1.91222257940872" calcext:value-type="float">
            <text:p>1.91222257940872</text:p>
          </table:table-cell>
          <table:table-cell office:value-type="float" office:value="8.52027624133139" calcext:value-type="float">
            <text:p>8.52027624133139</text:p>
          </table:table-cell>
          <table:table-cell office:value-type="float" office:value="2.68573961438208" calcext:value-type="float">
            <text:p>2.68573961438208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PLT_BIO</text:p>
          </table:table-cell>
          <table:table-cell table:style-name="ce22" office:value-type="string" calcext:value-type="string">
            <text:p>REFERENCE RESIDENTIAL WOOD PELLET STOVES</text:p>
          </table:table-cell>
          <table:table-cell office:value-type="string" calcext:value-type="string">
            <text:p>R_SH_PLT_BIO_R</text:p>
          </table:table-cell>
          <table:table-cell office:value-type="float" office:value="2009" calcext:value-type="float">
            <text:p>2009</text:p>
          </table:table-cell>
          <table:table-cell table:number-columns-repeated="11"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PLT_BIO</text:p>
          </table:table-cell>
          <table:table-cell table:style-name="ce22" office:value-type="string" calcext:value-type="string">
            <text:p>REFERENCE RESIDENTIAL WOOD PELLET STOVES</text:p>
          </table:table-cell>
          <table:table-cell office:value-type="string" calcext:value-type="string">
            <text:p>R_SH_PLT_BIO_R</text:p>
          </table:table-cell>
          <table:table-cell office:value-type="float" office:value="2015" calcext:value-type="float">
            <text:p>2015</text:p>
          </table:table-cell>
          <table:table-cell table:number-columns-repeated="11"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PLT_BIO</text:p>
          </table:table-cell>
          <table:table-cell table:style-name="ce22" office:value-type="string" calcext:value-type="string">
            <text:p>REFERENCE STANDARD RESIDENTIAL WOOD PELLET STOVES</text:p>
          </table:table-cell>
          <table:table-cell office:value-type="string" calcext:value-type="string">
            <text:p>R_SH_PLTST_BIO_R</text:p>
          </table:table-cell>
          <table:table-cell office:value-type="float" office:value="2017" calcext:value-type="float">
            <text:p>2017</text:p>
          </table:table-cell>
          <table:table-cell table:number-columns-repeated="11"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PLT_BIO</text:p>
          </table:table-cell>
          <table:table-cell table:style-name="ce22" office:value-type="string" calcext:value-type="string">
            <text:p>REFERENCE HIGH EFFICIENCY RESIDENTIAL WOOD PELLET STOVES</text:p>
          </table:table-cell>
          <table:table-cell office:value-type="string" calcext:value-type="string">
            <text:p>R_SH_PLTHE_BIO_R</text:p>
          </table:table-cell>
          <table:table-cell office:value-type="float" office:value="2017" calcext:value-type="float">
            <text:p>2017</text:p>
          </table:table-cell>
          <table:table-cell table:number-columns-repeated="11"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F_ELC</text:p>
          </table:table-cell>
          <table:table-cell table:style-name="ce22" office:value-type="string" calcext:value-type="string">
            <text:p>REFERENCE ELECTRIC RESISTANCE FURNACE</text:p>
          </table:table-cell>
          <table:table-cell office:value-type="string" calcext:value-type="string">
            <text:p>R_SH_F_ELC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H.ELC.RADIANT.RESID</text:p>
          </table:table-cell>
          <table:table-cell office:value-type="float" office:value="24.9431463131737" calcext:value-type="float">
            <text:p>24.9431463131737</text:p>
          </table:table-cell>
          <table:table-cell office:value-type="float" office:value="125.374642453021" calcext:value-type="float">
            <text:p>125.374642453021</text:p>
          </table:table-cell>
          <table:table-cell office:value-type="float" office:value="215.259595312009" calcext:value-type="float">
            <text:p>215.259595312009</text:p>
          </table:table-cell>
          <table:table-cell office:value-type="float" office:value="166.785071244904" calcext:value-type="float">
            <text:p>166.785071244904</text:p>
          </table:table-cell>
          <table:table-cell office:value-type="float" office:value="694.763700260734" calcext:value-type="float">
            <text:p>694.763700260734</text:p>
          </table:table-cell>
          <table:table-cell office:value-type="float" office:value="267.676811170205" calcext:value-type="float">
            <text:p>267.676811170205</text:p>
          </table:table-cell>
          <table:table-cell office:value-type="float" office:value="380.155207772295" calcext:value-type="float">
            <text:p>380.155207772295</text:p>
          </table:table-cell>
          <table:table-cell office:value-type="float" office:value="115.253177253138" calcext:value-type="float">
            <text:p>115.253177253138</text:p>
          </table:table-cell>
          <table:table-cell office:value-type="float" office:value="342.744303133297" calcext:value-type="float">
            <text:p>342.744303133297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F_ELC</text:p>
          </table:table-cell>
          <table:table-cell table:style-name="ce22" office:value-type="string" calcext:value-type="string">
            <text:p>REFERENCE ELECTRIC RESISTANCE FURNACE</text:p>
          </table:table-cell>
          <table:table-cell office:value-type="string" calcext:value-type="string">
            <text:p>R_SH_F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H.ELC.RADIANT.RESID</text:p>
          </table:table-cell>
          <table:table-cell office:value-type="float" office:value="24.9431463131737" calcext:value-type="float">
            <text:p>24.9431463131737</text:p>
          </table:table-cell>
          <table:table-cell office:value-type="float" office:value="125.374642453021" calcext:value-type="float">
            <text:p>125.374642453021</text:p>
          </table:table-cell>
          <table:table-cell office:value-type="float" office:value="215.259595312009" calcext:value-type="float">
            <text:p>215.259595312009</text:p>
          </table:table-cell>
          <table:table-cell office:value-type="float" office:value="166.785071244904" calcext:value-type="float">
            <text:p>166.785071244904</text:p>
          </table:table-cell>
          <table:table-cell office:value-type="float" office:value="694.763700260734" calcext:value-type="float">
            <text:p>694.763700260734</text:p>
          </table:table-cell>
          <table:table-cell office:value-type="float" office:value="267.676811170205" calcext:value-type="float">
            <text:p>267.676811170205</text:p>
          </table:table-cell>
          <table:table-cell office:value-type="float" office:value="380.155207772295" calcext:value-type="float">
            <text:p>380.155207772295</text:p>
          </table:table-cell>
          <table:table-cell office:value-type="float" office:value="115.253177253138" calcext:value-type="float">
            <text:p>115.253177253138</text:p>
          </table:table-cell>
          <table:table-cell office:value-type="float" office:value="342.744303133297" calcext:value-type="float">
            <text:p>342.744303133297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F_ELC</text:p>
          </table:table-cell>
          <table:table-cell table:style-name="ce22" office:value-type="string" calcext:value-type="string">
            <text:p>REFERENCE STANDARD ELECTRIC RESISTANCE FURNACE</text:p>
          </table:table-cell>
          <table:table-cell office:value-type="string" calcext:value-type="string">
            <text:p>R_SH_F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ELC.RADIANT.RESID</text:p>
          </table:table-cell>
          <table:table-cell office:value-type="float" office:value="24.9431463131737" calcext:value-type="float">
            <text:p>24.9431463131737</text:p>
          </table:table-cell>
          <table:table-cell office:value-type="float" office:value="125.374642453021" calcext:value-type="float">
            <text:p>125.374642453021</text:p>
          </table:table-cell>
          <table:table-cell office:value-type="float" office:value="215.259595312009" calcext:value-type="float">
            <text:p>215.259595312009</text:p>
          </table:table-cell>
          <table:table-cell office:value-type="float" office:value="166.785071244904" calcext:value-type="float">
            <text:p>166.785071244904</text:p>
          </table:table-cell>
          <table:table-cell office:value-type="float" office:value="694.763700260734" calcext:value-type="float">
            <text:p>694.763700260734</text:p>
          </table:table-cell>
          <table:table-cell office:value-type="float" office:value="267.676811170205" calcext:value-type="float">
            <text:p>267.676811170205</text:p>
          </table:table-cell>
          <table:table-cell office:value-type="float" office:value="380.155207772295" calcext:value-type="float">
            <text:p>380.155207772295</text:p>
          </table:table-cell>
          <table:table-cell office:value-type="float" office:value="115.253177253138" calcext:value-type="float">
            <text:p>115.253177253138</text:p>
          </table:table-cell>
          <table:table-cell office:value-type="float" office:value="342.744303133297" calcext:value-type="float">
            <text:p>342.744303133297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BLR_NGA</text:p>
          </table:table-cell>
          <table:table-cell table:style-name="ce22" office:value-type="string" calcext:value-type="string">
            <text:p>REFERENCE NATURAL GAS BOILER/RADIATOR</text:p>
          </table:table-cell>
          <table:table-cell table:style-name="Default" office:value-type="string" calcext:value-type="string">
            <text:p>R_SH_BLR_NGA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H.NGA.RADIANT.RESID</text:p>
          </table:table-cell>
          <table:table-cell office:value-type="float" office:value="370.400243286138" calcext:value-type="float">
            <text:p>370.400243286138</text:p>
          </table:table-cell>
          <table:table-cell office:value-type="float" office:value="997.571811813729" calcext:value-type="float">
            <text:p>997.571811813729</text:p>
          </table:table-cell>
          <table:table-cell office:value-type="float" office:value="479.175349040896" calcext:value-type="float">
            <text:p>479.175349040896</text:p>
          </table:table-cell>
          <table:table-cell office:value-type="float" office:value="190.144388020909" calcext:value-type="float">
            <text:p>190.144388020909</text:p>
          </table:table-cell>
          <table:table-cell office:value-type="float" office:value="204.803086321744" calcext:value-type="float">
            <text:p>204.803086321744</text:p>
          </table:table-cell>
          <table:table-cell office:value-type="float" office:value="60.2035618798416" calcext:value-type="float">
            <text:p>60.2035618798416</text:p>
          </table:table-cell>
          <table:table-cell office:value-type="float" office:value="197.949141546664" calcext:value-type="float">
            <text:p>197.949141546664</text:p>
          </table:table-cell>
          <table:table-cell office:value-type="float" office:value="158.483020929693" calcext:value-type="float">
            <text:p>158.483020929693</text:p>
          </table:table-cell>
          <table:table-cell office:value-type="float" office:value="417.250306736698" calcext:value-type="float">
            <text:p>417.250306736698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BLR_NGA</text:p>
          </table:table-cell>
          <table:table-cell table:style-name="ce22" office:value-type="string" calcext:value-type="string">
            <text:p>REFERENCE NATURAL GAS BOILER/RADIATOR</text:p>
          </table:table-cell>
          <table:table-cell table:style-name="Default" office:value-type="string" calcext:value-type="string">
            <text:p>R_SH_BLR_NGA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H.NGA.RADIANT.RESID</text:p>
          </table:table-cell>
          <table:table-cell office:value-type="float" office:value="370.400243286138" calcext:value-type="float">
            <text:p>370.400243286138</text:p>
          </table:table-cell>
          <table:table-cell office:value-type="float" office:value="997.571811813729" calcext:value-type="float">
            <text:p>997.571811813729</text:p>
          </table:table-cell>
          <table:table-cell office:value-type="float" office:value="479.175349040896" calcext:value-type="float">
            <text:p>479.175349040896</text:p>
          </table:table-cell>
          <table:table-cell office:value-type="float" office:value="190.144388020909" calcext:value-type="float">
            <text:p>190.144388020909</text:p>
          </table:table-cell>
          <table:table-cell office:value-type="float" office:value="204.803086321744" calcext:value-type="float">
            <text:p>204.803086321744</text:p>
          </table:table-cell>
          <table:table-cell office:value-type="float" office:value="60.2035618798416" calcext:value-type="float">
            <text:p>60.2035618798416</text:p>
          </table:table-cell>
          <table:table-cell office:value-type="float" office:value="197.949141546664" calcext:value-type="float">
            <text:p>197.949141546664</text:p>
          </table:table-cell>
          <table:table-cell office:value-type="float" office:value="158.483020929693" calcext:value-type="float">
            <text:p>158.483020929693</text:p>
          </table:table-cell>
          <table:table-cell office:value-type="float" office:value="417.250306736698" calcext:value-type="float">
            <text:p>417.250306736698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BLR_NGA</text:p>
          </table:table-cell>
          <table:table-cell table:style-name="ce22" office:value-type="string" calcext:value-type="string">
            <text:p>REFERENCE STANDARD NATURAL GAS BOILER/RADIATOR</text:p>
          </table:table-cell>
          <table:table-cell table:style-name="Default" office:value-type="string" calcext:value-type="string">
            <text:p>R_SH_BLRST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NGA.RADIANT.RESID</text:p>
          </table:table-cell>
          <table:table-cell office:value-type="float" office:value="370.400243286138" calcext:value-type="float">
            <text:p>370.400243286138</text:p>
          </table:table-cell>
          <table:table-cell office:value-type="float" office:value="997.571811813729" calcext:value-type="float">
            <text:p>997.571811813729</text:p>
          </table:table-cell>
          <table:table-cell office:value-type="float" office:value="479.175349040896" calcext:value-type="float">
            <text:p>479.175349040896</text:p>
          </table:table-cell>
          <table:table-cell office:value-type="float" office:value="190.144388020909" calcext:value-type="float">
            <text:p>190.144388020909</text:p>
          </table:table-cell>
          <table:table-cell office:value-type="float" office:value="204.803086321744" calcext:value-type="float">
            <text:p>204.803086321744</text:p>
          </table:table-cell>
          <table:table-cell office:value-type="float" office:value="60.2035618798416" calcext:value-type="float">
            <text:p>60.2035618798416</text:p>
          </table:table-cell>
          <table:table-cell office:value-type="float" office:value="197.949141546664" calcext:value-type="float">
            <text:p>197.949141546664</text:p>
          </table:table-cell>
          <table:table-cell office:value-type="float" office:value="158.483020929693" calcext:value-type="float">
            <text:p>158.483020929693</text:p>
          </table:table-cell>
          <table:table-cell office:value-type="float" office:value="417.250306736698" calcext:value-type="float">
            <text:p>417.250306736698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BLR_NGA</text:p>
          </table:table-cell>
          <table:table-cell table:style-name="ce22" office:value-type="string" calcext:value-type="string">
            <text:p>REFERENCE HIGH EFFICIENCY NATURAL GAS BOILER/RADIATOR</text:p>
          </table:table-cell>
          <table:table-cell table:style-name="Default" office:value-type="string" calcext:value-type="string">
            <text:p>R_SH_BLRHE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NGA.RADIANT.RESID</text:p>
          </table:table-cell>
          <table:table-cell office:value-type="float" office:value="370.400243286138" calcext:value-type="float">
            <text:p>370.400243286138</text:p>
          </table:table-cell>
          <table:table-cell office:value-type="float" office:value="997.571811813729" calcext:value-type="float">
            <text:p>997.571811813729</text:p>
          </table:table-cell>
          <table:table-cell office:value-type="float" office:value="479.175349040896" calcext:value-type="float">
            <text:p>479.175349040896</text:p>
          </table:table-cell>
          <table:table-cell office:value-type="float" office:value="190.144388020909" calcext:value-type="float">
            <text:p>190.144388020909</text:p>
          </table:table-cell>
          <table:table-cell office:value-type="float" office:value="204.803086321744" calcext:value-type="float">
            <text:p>204.803086321744</text:p>
          </table:table-cell>
          <table:table-cell office:value-type="float" office:value="60.2035618798416" calcext:value-type="float">
            <text:p>60.2035618798416</text:p>
          </table:table-cell>
          <table:table-cell office:value-type="float" office:value="197.949141546664" calcext:value-type="float">
            <text:p>197.949141546664</text:p>
          </table:table-cell>
          <table:table-cell office:value-type="float" office:value="158.483020929693" calcext:value-type="float">
            <text:p>158.483020929693</text:p>
          </table:table-cell>
          <table:table-cell office:value-type="float" office:value="417.250306736698" calcext:value-type="float">
            <text:p>417.250306736698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BLR_DISTOIL</text:p>
          </table:table-cell>
          <table:table-cell table:style-name="ce22" office:value-type="string" calcext:value-type="string">
            <text:p>REFERENCE DISTILLATE BOILER/RADIATOR</text:p>
          </table:table-cell>
          <table:table-cell table:style-name="Default" office:value-type="string" calcext:value-type="string">
            <text:p>R_SH_BLR_DISTOI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H.DSL.RADIANT.RESID</text:p>
          </table:table-cell>
          <table:table-cell office:value-type="float" office:value="551.245845649089" calcext:value-type="float">
            <text:p>551.245845649089</text:p>
          </table:table-cell>
          <table:table-cell office:value-type="float" office:value="833.494867730289" calcext:value-type="float">
            <text:p>833.494867730289</text:p>
          </table:table-cell>
          <table:table-cell office:value-type="float" office:value="15.8167564659559" calcext:value-type="float">
            <text:p>15.8167564659559</text:p>
          </table:table-cell>
          <table:table-cell office:value-type="float" office:value="25.6426273127841" calcext:value-type="float">
            <text:p>25.6426273127841</text:p>
          </table:table-cell>
          <table:table-cell office:value-type="float" office:value="97.6107481105534" calcext:value-type="float">
            <text:p>97.6107481105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602863883171" calcext:value-type="float">
            <text:p>7.7602863883171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BLR_DISTOIL</text:p>
          </table:table-cell>
          <table:table-cell table:style-name="ce22" office:value-type="string" calcext:value-type="string">
            <text:p>REFERENCE DISTILLATE BOILER/RADIATOR</text:p>
          </table:table-cell>
          <table:table-cell table:style-name="Default" office:value-type="string" calcext:value-type="string">
            <text:p>R_SH_BLR_DISTOI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H.DSL.RADIANT.RESID</text:p>
          </table:table-cell>
          <table:table-cell office:value-type="float" office:value="551.245845649089" calcext:value-type="float">
            <text:p>551.245845649089</text:p>
          </table:table-cell>
          <table:table-cell office:value-type="float" office:value="833.494867730289" calcext:value-type="float">
            <text:p>833.494867730289</text:p>
          </table:table-cell>
          <table:table-cell office:value-type="float" office:value="15.8167564659559" calcext:value-type="float">
            <text:p>15.8167564659559</text:p>
          </table:table-cell>
          <table:table-cell office:value-type="float" office:value="25.6426273127841" calcext:value-type="float">
            <text:p>25.6426273127841</text:p>
          </table:table-cell>
          <table:table-cell office:value-type="float" office:value="97.6107481105534" calcext:value-type="float">
            <text:p>97.6107481105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602863883171" calcext:value-type="float">
            <text:p>7.7602863883171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BLR_DISTOIL</text:p>
          </table:table-cell>
          <table:table-cell table:style-name="ce22" office:value-type="string" calcext:value-type="string">
            <text:p>REFERENCE STANDARD DISTILLATE BOILER/RADIATOR</text:p>
          </table:table-cell>
          <table:table-cell table:style-name="Default" office:value-type="string" calcext:value-type="string">
            <text:p>R_SH_BLRST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DSL.RADIANT.RESID</text:p>
          </table:table-cell>
          <table:table-cell office:value-type="float" office:value="551.245845649089" calcext:value-type="float">
            <text:p>551.245845649089</text:p>
          </table:table-cell>
          <table:table-cell office:value-type="float" office:value="833.494867730289" calcext:value-type="float">
            <text:p>833.494867730289</text:p>
          </table:table-cell>
          <table:table-cell office:value-type="float" office:value="15.8167564659559" calcext:value-type="float">
            <text:p>15.8167564659559</text:p>
          </table:table-cell>
          <table:table-cell office:value-type="float" office:value="25.6426273127841" calcext:value-type="float">
            <text:p>25.6426273127841</text:p>
          </table:table-cell>
          <table:table-cell office:value-type="float" office:value="97.6107481105534" calcext:value-type="float">
            <text:p>97.6107481105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602863883171" calcext:value-type="float">
            <text:p>7.7602863883171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BLR_DISTOIL</text:p>
          </table:table-cell>
          <table:table-cell table:style-name="ce22" office:value-type="string" calcext:value-type="string">
            <text:p>REFERENCE HIGH EFFICIENCY DISTILLATE BOILER/RADIATOR</text:p>
          </table:table-cell>
          <table:table-cell table:style-name="Default" office:value-type="string" calcext:value-type="string">
            <text:p>R_SH_BLRHE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H.DSL.RADIANT.RESID</text:p>
          </table:table-cell>
          <table:table-cell office:value-type="float" office:value="551.245845649089" calcext:value-type="float">
            <text:p>551.245845649089</text:p>
          </table:table-cell>
          <table:table-cell office:value-type="float" office:value="833.494867730289" calcext:value-type="float">
            <text:p>833.494867730289</text:p>
          </table:table-cell>
          <table:table-cell office:value-type="float" office:value="15.8167564659559" calcext:value-type="float">
            <text:p>15.8167564659559</text:p>
          </table:table-cell>
          <table:table-cell office:value-type="float" office:value="25.6426273127841" calcext:value-type="float">
            <text:p>25.6426273127841</text:p>
          </table:table-cell>
          <table:table-cell office:value-type="float" office:value="97.6107481105534" calcext:value-type="float">
            <text:p>97.6107481105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602863883171" calcext:value-type="float">
            <text:p>7.7602863883171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RES_ELC</text:p>
          </table:table-cell>
          <table:table-cell table:style-name="ce22" office:value-type="string" calcext:value-type="string">
            <text:p>REFERENCE ELECTRIC RESISTANCE UNIT HEATERS</text:p>
          </table:table-cell>
          <table:table-cell table:style-name="Default" office:value-type="string" calcext:value-type="string">
            <text:p>R_SH_RES_ELC_R</text:p>
          </table:table-cell>
          <table:table-cell office:value-type="float" office:value="2009" calcext:value-type="float">
            <text:p>2009</text:p>
          </table:table-cell>
          <table:table-cell table:number-columns-repeated="11"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Space Heating</text:p>
          </table:table-cell>
          <table:table-cell office:value-type="string" calcext:value-type="string">
            <text:p>R_SH_RES_ELC</text:p>
          </table:table-cell>
          <table:table-cell table:style-name="ce22" office:value-type="string" calcext:value-type="string">
            <text:p>REFERENCE STANDARD ELECTRIC RESISTANCE UNIT HEATERS</text:p>
          </table:table-cell>
          <table:table-cell table:style-name="Default" office:value-type="string" calcext:value-type="string">
            <text:p>R_SH_RESST_ELC_R</text:p>
          </table:table-cell>
          <table:table-cell office:value-type="float" office:value="2015" calcext:value-type="float">
            <text:p>2015</text:p>
          </table:table-cell>
          <table:table-cell table:number-columns-repeated="11"/>
        </table:table-row>
        <table:table-row table:style-name="ro5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RAC</text:p>
          </table:table-cell>
          <table:table-cell table:style-name="ce23" office:value-type="string" calcext:value-type="string">
            <text:p>REFERENCE ROOM AIR CONDITIONER</text:p>
          </table:table-cell>
          <table:table-cell office:value-type="string" calcext:value-type="string">
            <text:p>R_SC_RACELC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C.ELC.RAC.RESID</text:p>
          </table:table-cell>
          <table:table-cell office:value-type="float" office:value="216.293333778759" calcext:value-type="float">
            <text:p>216.293333778759</text:p>
          </table:table-cell>
          <table:table-cell office:value-type="float" office:value="584.17873664883" calcext:value-type="float">
            <text:p>584.17873664883</text:p>
          </table:table-cell>
          <table:table-cell office:value-type="float" office:value="291.515903784886" calcext:value-type="float">
            <text:p>291.515903784886</text:p>
          </table:table-cell>
          <table:table-cell office:value-type="float" office:value="61.3508090477989" calcext:value-type="float">
            <text:p>61.3508090477989</text:p>
          </table:table-cell>
          <table:table-cell office:value-type="float" office:value="388.483832921323" calcext:value-type="float">
            <text:p>388.483832921323</text:p>
          </table:table-cell>
          <table:table-cell office:value-type="float" office:value="100.227741155172" calcext:value-type="float">
            <text:p>100.227741155172</text:p>
          </table:table-cell>
          <table:table-cell office:value-type="float" office:value="476.692677435889" calcext:value-type="float">
            <text:p>476.692677435889</text:p>
          </table:table-cell>
          <table:table-cell office:value-type="float" office:value="51.1567828752268" calcext:value-type="float">
            <text:p>51.1567828752268</text:p>
          </table:table-cell>
          <table:table-cell office:value-type="float" office:value="186.650295278165" calcext:value-type="float">
            <text:p>186.650295278165</text:p>
          </table:table-cell>
          <table:table-cell/>
        </table:table-row>
        <table:table-row table:style-name="ro5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RAC</text:p>
          </table:table-cell>
          <table:table-cell table:style-name="ce23" office:value-type="string" calcext:value-type="string">
            <text:p>REFERENCE ROOM AIR CONDITIONER</text:p>
          </table:table-cell>
          <table:table-cell office:value-type="string" calcext:value-type="string">
            <text:p>R_SC_RAC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C.ELC.RAC.RESID</text:p>
          </table:table-cell>
          <table:table-cell office:value-type="float" office:value="216.293333778759" calcext:value-type="float">
            <text:p>216.293333778759</text:p>
          </table:table-cell>
          <table:table-cell office:value-type="float" office:value="584.17873664883" calcext:value-type="float">
            <text:p>584.17873664883</text:p>
          </table:table-cell>
          <table:table-cell office:value-type="float" office:value="291.515903784886" calcext:value-type="float">
            <text:p>291.515903784886</text:p>
          </table:table-cell>
          <table:table-cell office:value-type="float" office:value="61.3508090477989" calcext:value-type="float">
            <text:p>61.3508090477989</text:p>
          </table:table-cell>
          <table:table-cell office:value-type="float" office:value="388.483832921323" calcext:value-type="float">
            <text:p>388.483832921323</text:p>
          </table:table-cell>
          <table:table-cell office:value-type="float" office:value="100.227741155172" calcext:value-type="float">
            <text:p>100.227741155172</text:p>
          </table:table-cell>
          <table:table-cell office:value-type="float" office:value="476.692677435889" calcext:value-type="float">
            <text:p>476.692677435889</text:p>
          </table:table-cell>
          <table:table-cell office:value-type="float" office:value="51.1567828752268" calcext:value-type="float">
            <text:p>51.1567828752268</text:p>
          </table:table-cell>
          <table:table-cell office:value-type="float" office:value="186.650295278165" calcext:value-type="float">
            <text:p>186.650295278165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RAC</text:p>
          </table:table-cell>
          <table:table-cell table:style-name="ce23" office:value-type="string" calcext:value-type="string">
            <text:p>REFERENCE STANDARD ROOM AIR CONDITIONER</text:p>
          </table:table-cell>
          <table:table-cell table:style-name="Default" office:value-type="string" calcext:value-type="string">
            <text:p>R_SC_RAC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C.ELC.RAC.RESID</text:p>
          </table:table-cell>
          <table:table-cell office:value-type="float" office:value="216.293333778759" calcext:value-type="float">
            <text:p>216.293333778759</text:p>
          </table:table-cell>
          <table:table-cell office:value-type="float" office:value="584.17873664883" calcext:value-type="float">
            <text:p>584.17873664883</text:p>
          </table:table-cell>
          <table:table-cell office:value-type="float" office:value="291.515903784886" calcext:value-type="float">
            <text:p>291.515903784886</text:p>
          </table:table-cell>
          <table:table-cell office:value-type="float" office:value="61.3508090477989" calcext:value-type="float">
            <text:p>61.3508090477989</text:p>
          </table:table-cell>
          <table:table-cell office:value-type="float" office:value="388.483832921323" calcext:value-type="float">
            <text:p>388.483832921323</text:p>
          </table:table-cell>
          <table:table-cell office:value-type="float" office:value="100.227741155172" calcext:value-type="float">
            <text:p>100.227741155172</text:p>
          </table:table-cell>
          <table:table-cell office:value-type="float" office:value="476.692677435889" calcext:value-type="float">
            <text:p>476.692677435889</text:p>
          </table:table-cell>
          <table:table-cell office:value-type="float" office:value="51.1567828752268" calcext:value-type="float">
            <text:p>51.1567828752268</text:p>
          </table:table-cell>
          <table:table-cell office:value-type="float" office:value="186.650295278165" calcext:value-type="float">
            <text:p>186.650295278165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RAC</text:p>
          </table:table-cell>
          <table:table-cell table:style-name="ce23" office:value-type="string" calcext:value-type="string">
            <text:p>REFERENCE HIGH EFFICIENCY ROOM AIR CONDITIONER</text:p>
          </table:table-cell>
          <table:table-cell table:style-name="Default" office:value-type="string" calcext:value-type="string">
            <text:p>R_SC_RAC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C.ELC.RAC.RESID</text:p>
          </table:table-cell>
          <table:table-cell office:value-type="float" office:value="216.293333778759" calcext:value-type="float">
            <text:p>216.293333778759</text:p>
          </table:table-cell>
          <table:table-cell office:value-type="float" office:value="584.17873664883" calcext:value-type="float">
            <text:p>584.17873664883</text:p>
          </table:table-cell>
          <table:table-cell office:value-type="float" office:value="291.515903784886" calcext:value-type="float">
            <text:p>291.515903784886</text:p>
          </table:table-cell>
          <table:table-cell office:value-type="float" office:value="61.3508090477989" calcext:value-type="float">
            <text:p>61.3508090477989</text:p>
          </table:table-cell>
          <table:table-cell office:value-type="float" office:value="388.483832921323" calcext:value-type="float">
            <text:p>388.483832921323</text:p>
          </table:table-cell>
          <table:table-cell office:value-type="float" office:value="100.227741155172" calcext:value-type="float">
            <text:p>100.227741155172</text:p>
          </table:table-cell>
          <table:table-cell office:value-type="float" office:value="476.692677435889" calcext:value-type="float">
            <text:p>476.692677435889</text:p>
          </table:table-cell>
          <table:table-cell office:value-type="float" office:value="51.1567828752268" calcext:value-type="float">
            <text:p>51.1567828752268</text:p>
          </table:table-cell>
          <table:table-cell office:value-type="float" office:value="186.650295278165" calcext:value-type="float">
            <text:p>186.650295278165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CAC</text:p>
          </table:table-cell>
          <table:table-cell table:style-name="ce20" office:value-type="string" calcext:value-type="string">
            <text:p>REFERENCE CENTRAL AIR CONDITIONER</text:p>
          </table:table-cell>
          <table:table-cell office:value-type="string" calcext:value-type="string">
            <text:p>R_SC_CACELC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C.ELC.CAC.RESID</text:p>
          </table:table-cell>
          <table:table-cell office:value-type="float" office:value="207.811881118794" calcext:value-type="float">
            <text:p>207.811881118794</text:p>
          </table:table-cell>
          <table:table-cell office:value-type="float" office:value="1177.05019144366" calcext:value-type="float">
            <text:p>1177.05019144366</text:p>
          </table:table-cell>
          <table:table-cell office:value-type="float" office:value="1702.82708178642" calcext:value-type="float">
            <text:p>1702.82708178642</text:p>
          </table:table-cell>
          <table:table-cell office:value-type="float" office:value="921.819617017808" calcext:value-type="float">
            <text:p>921.819617017808</text:p>
          </table:table-cell>
          <table:table-cell office:value-type="float" office:value="3947.67669493496" calcext:value-type="float">
            <text:p>3947.67669493496</text:p>
          </table:table-cell>
          <table:table-cell office:value-type="float" office:value="1177.39471740942" calcext:value-type="float">
            <text:p>1177.39471740942</text:p>
          </table:table-cell>
          <table:table-cell office:value-type="float" office:value="3816.73384683016" calcext:value-type="float">
            <text:p>3816.73384683016</text:p>
          </table:table-cell>
          <table:table-cell office:value-type="float" office:value="1215.3610322192" calcext:value-type="float">
            <text:p>1215.3610322192</text:p>
          </table:table-cell>
          <table:table-cell office:value-type="float" office:value="1129.8668002276" calcext:value-type="float">
            <text:p>1129.8668002276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CAC</text:p>
          </table:table-cell>
          <table:table-cell table:style-name="ce20" office:value-type="string" calcext:value-type="string">
            <text:p>REFERENCE CENTRAL AIR CONDITIONER</text:p>
          </table:table-cell>
          <table:table-cell office:value-type="string" calcext:value-type="string">
            <text:p>R_SC_CAC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C.ELC.CAC.RESID</text:p>
          </table:table-cell>
          <table:table-cell office:value-type="float" office:value="207.811881118794" calcext:value-type="float">
            <text:p>207.811881118794</text:p>
          </table:table-cell>
          <table:table-cell office:value-type="float" office:value="1177.05019144366" calcext:value-type="float">
            <text:p>1177.05019144366</text:p>
          </table:table-cell>
          <table:table-cell office:value-type="float" office:value="1702.82708178642" calcext:value-type="float">
            <text:p>1702.82708178642</text:p>
          </table:table-cell>
          <table:table-cell office:value-type="float" office:value="921.819617017808" calcext:value-type="float">
            <text:p>921.819617017808</text:p>
          </table:table-cell>
          <table:table-cell office:value-type="float" office:value="3947.67669493496" calcext:value-type="float">
            <text:p>3947.67669493496</text:p>
          </table:table-cell>
          <table:table-cell office:value-type="float" office:value="1177.39471740942" calcext:value-type="float">
            <text:p>1177.39471740942</text:p>
          </table:table-cell>
          <table:table-cell office:value-type="float" office:value="3816.73384683016" calcext:value-type="float">
            <text:p>3816.73384683016</text:p>
          </table:table-cell>
          <table:table-cell office:value-type="float" office:value="1215.3610322192" calcext:value-type="float">
            <text:p>1215.3610322192</text:p>
          </table:table-cell>
          <table:table-cell office:value-type="float" office:value="1129.8668002276" calcext:value-type="float">
            <text:p>1129.8668002276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CAC</text:p>
          </table:table-cell>
          <table:table-cell table:style-name="ce20" office:value-type="string" calcext:value-type="string">
            <text:p>REFERENCE STANDARD CENTRAL AIR CONDITIONER</text:p>
          </table:table-cell>
          <table:table-cell office:value-type="string" calcext:value-type="string">
            <text:p>R_SC_CAC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C.ELC.CAC.RESID</text:p>
          </table:table-cell>
          <table:table-cell office:value-type="float" office:value="207.811881118794" calcext:value-type="float">
            <text:p>207.811881118794</text:p>
          </table:table-cell>
          <table:table-cell office:value-type="float" office:value="1177.05019144366" calcext:value-type="float">
            <text:p>1177.05019144366</text:p>
          </table:table-cell>
          <table:table-cell office:value-type="float" office:value="1702.82708178642" calcext:value-type="float">
            <text:p>1702.82708178642</text:p>
          </table:table-cell>
          <table:table-cell office:value-type="float" office:value="921.819617017808" calcext:value-type="float">
            <text:p>921.819617017808</text:p>
          </table:table-cell>
          <table:table-cell office:value-type="float" office:value="3947.67669493496" calcext:value-type="float">
            <text:p>3947.67669493496</text:p>
          </table:table-cell>
          <table:table-cell office:value-type="float" office:value="1177.39471740942" calcext:value-type="float">
            <text:p>1177.39471740942</text:p>
          </table:table-cell>
          <table:table-cell office:value-type="float" office:value="3816.73384683016" calcext:value-type="float">
            <text:p>3816.73384683016</text:p>
          </table:table-cell>
          <table:table-cell office:value-type="float" office:value="1215.3610322192" calcext:value-type="float">
            <text:p>1215.3610322192</text:p>
          </table:table-cell>
          <table:table-cell office:value-type="float" office:value="1129.8668002276" calcext:value-type="float">
            <text:p>1129.8668002276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CAC</text:p>
          </table:table-cell>
          <table:table-cell table:style-name="ce20" office:value-type="string" calcext:value-type="string">
            <text:p>REFERENCE HIGH EFFICIENCY CENTRAL AIR CONDITIONER</text:p>
          </table:table-cell>
          <table:table-cell office:value-type="string" calcext:value-type="string">
            <text:p>R_SC_CAC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C.ELC.CAC.RESID</text:p>
          </table:table-cell>
          <table:table-cell office:value-type="float" office:value="207.811881118794" calcext:value-type="float">
            <text:p>207.811881118794</text:p>
          </table:table-cell>
          <table:table-cell office:value-type="float" office:value="1177.05019144366" calcext:value-type="float">
            <text:p>1177.05019144366</text:p>
          </table:table-cell>
          <table:table-cell office:value-type="float" office:value="1702.82708178642" calcext:value-type="float">
            <text:p>1702.82708178642</text:p>
          </table:table-cell>
          <table:table-cell office:value-type="float" office:value="921.819617017808" calcext:value-type="float">
            <text:p>921.819617017808</text:p>
          </table:table-cell>
          <table:table-cell office:value-type="float" office:value="3947.67669493496" calcext:value-type="float">
            <text:p>3947.67669493496</text:p>
          </table:table-cell>
          <table:table-cell office:value-type="float" office:value="1177.39471740942" calcext:value-type="float">
            <text:p>1177.39471740942</text:p>
          </table:table-cell>
          <table:table-cell office:value-type="float" office:value="3816.73384683016" calcext:value-type="float">
            <text:p>3816.73384683016</text:p>
          </table:table-cell>
          <table:table-cell office:value-type="float" office:value="1215.3610322192" calcext:value-type="float">
            <text:p>1215.3610322192</text:p>
          </table:table-cell>
          <table:table-cell office:value-type="float" office:value="1129.8668002276" calcext:value-type="float">
            <text:p>1129.8668002276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HP_ELC</text:p>
          </table:table-cell>
          <table:table-cell table:style-name="ce20" office:value-type="string" calcext:value-type="string">
            <text:p>REFERENCE AIR SOURCE HEAT PUMP - COOLING</text:p>
          </table:table-cell>
          <table:table-cell office:value-type="string" calcext:value-type="string">
            <text:p>R_SC_HPELC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C.ELC.HEATPUMP.RESID</text:p>
          </table:table-cell>
          <table:table-cell office:value-type="float" office:value="0.980493660055607" calcext:value-type="float">
            <text:p>0.980493660055607</text:p>
          </table:table-cell>
          <table:table-cell office:value-type="float" office:value="51.4756795610654" calcext:value-type="float">
            <text:p>51.4756795610654</text:p>
          </table:table-cell>
          <table:table-cell office:value-type="float" office:value="34.1310178769352" calcext:value-type="float">
            <text:p>34.1310178769352</text:p>
          </table:table-cell>
          <table:table-cell office:value-type="float" office:value="24.2901332569824" calcext:value-type="float">
            <text:p>24.2901332569824</text:p>
          </table:table-cell>
          <table:table-cell office:value-type="float" office:value="1743.88800509197" calcext:value-type="float">
            <text:p>1743.88800509197</text:p>
          </table:table-cell>
          <table:table-cell office:value-type="float" office:value="332.752749904281" calcext:value-type="float">
            <text:p>332.752749904281</text:p>
          </table:table-cell>
          <table:table-cell office:value-type="float" office:value="180.512303505473" calcext:value-type="float">
            <text:p>180.512303505473</text:p>
          </table:table-cell>
          <table:table-cell office:value-type="float" office:value="208.648473853671" calcext:value-type="float">
            <text:p>208.648473853671</text:p>
          </table:table-cell>
          <table:table-cell office:value-type="float" office:value="97.2890653679286" calcext:value-type="float">
            <text:p>97.2890653679286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HP_ELC</text:p>
          </table:table-cell>
          <table:table-cell table:style-name="ce20" office:value-type="string" calcext:value-type="string">
            <text:p>REFERENCE AIR SOURCE HEAT PUMP - COOLING</text:p>
          </table:table-cell>
          <table:table-cell office:value-type="string" calcext:value-type="string">
            <text:p>R_SC_HP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C.ELC.HEATPUMP.RESID</text:p>
          </table:table-cell>
          <table:table-cell office:value-type="float" office:value="0.980493660055607" calcext:value-type="float">
            <text:p>0.980493660055607</text:p>
          </table:table-cell>
          <table:table-cell office:value-type="float" office:value="51.4756795610654" calcext:value-type="float">
            <text:p>51.4756795610654</text:p>
          </table:table-cell>
          <table:table-cell office:value-type="float" office:value="34.1310178769352" calcext:value-type="float">
            <text:p>34.1310178769352</text:p>
          </table:table-cell>
          <table:table-cell office:value-type="float" office:value="24.2901332569824" calcext:value-type="float">
            <text:p>24.2901332569824</text:p>
          </table:table-cell>
          <table:table-cell office:value-type="float" office:value="1743.88800509197" calcext:value-type="float">
            <text:p>1743.88800509197</text:p>
          </table:table-cell>
          <table:table-cell office:value-type="float" office:value="332.752749904281" calcext:value-type="float">
            <text:p>332.752749904281</text:p>
          </table:table-cell>
          <table:table-cell office:value-type="float" office:value="180.512303505473" calcext:value-type="float">
            <text:p>180.512303505473</text:p>
          </table:table-cell>
          <table:table-cell office:value-type="float" office:value="208.648473853671" calcext:value-type="float">
            <text:p>208.648473853671</text:p>
          </table:table-cell>
          <table:table-cell office:value-type="float" office:value="97.2890653679286" calcext:value-type="float">
            <text:p>97.2890653679286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HP_ELC</text:p>
          </table:table-cell>
          <table:table-cell table:style-name="ce20" office:value-type="string" calcext:value-type="string">
            <text:p>REFERENCE STANDARD AIR SOURCE HEAT PUMP - COOLING</text:p>
          </table:table-cell>
          <table:table-cell office:value-type="string" calcext:value-type="string">
            <text:p>R_SC_HP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C.ELC.HEATPUMP.RESID</text:p>
          </table:table-cell>
          <table:table-cell office:value-type="float" office:value="0.980493660055607" calcext:value-type="float">
            <text:p>0.980493660055607</text:p>
          </table:table-cell>
          <table:table-cell office:value-type="float" office:value="51.4756795610654" calcext:value-type="float">
            <text:p>51.4756795610654</text:p>
          </table:table-cell>
          <table:table-cell office:value-type="float" office:value="34.1310178769352" calcext:value-type="float">
            <text:p>34.1310178769352</text:p>
          </table:table-cell>
          <table:table-cell office:value-type="float" office:value="24.2901332569824" calcext:value-type="float">
            <text:p>24.2901332569824</text:p>
          </table:table-cell>
          <table:table-cell office:value-type="float" office:value="1743.88800509197" calcext:value-type="float">
            <text:p>1743.88800509197</text:p>
          </table:table-cell>
          <table:table-cell office:value-type="float" office:value="332.752749904281" calcext:value-type="float">
            <text:p>332.752749904281</text:p>
          </table:table-cell>
          <table:table-cell office:value-type="float" office:value="180.512303505473" calcext:value-type="float">
            <text:p>180.512303505473</text:p>
          </table:table-cell>
          <table:table-cell office:value-type="float" office:value="208.648473853671" calcext:value-type="float">
            <text:p>208.648473853671</text:p>
          </table:table-cell>
          <table:table-cell office:value-type="float" office:value="97.2890653679286" calcext:value-type="float">
            <text:p>97.2890653679286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HP_ELC</text:p>
          </table:table-cell>
          <table:table-cell table:style-name="ce20" office:value-type="string" calcext:value-type="string">
            <text:p>REFERENCE HIGH EFFICIENCY AIR SOURCE HEAT PUMP - COOLING</text:p>
          </table:table-cell>
          <table:table-cell office:value-type="string" calcext:value-type="string">
            <text:p>R_SC_HP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C.ELC.HEATPUMP.RESID</text:p>
          </table:table-cell>
          <table:table-cell office:value-type="float" office:value="0.980493660055607" calcext:value-type="float">
            <text:p>0.980493660055607</text:p>
          </table:table-cell>
          <table:table-cell office:value-type="float" office:value="51.4756795610654" calcext:value-type="float">
            <text:p>51.4756795610654</text:p>
          </table:table-cell>
          <table:table-cell office:value-type="float" office:value="34.1310178769352" calcext:value-type="float">
            <text:p>34.1310178769352</text:p>
          </table:table-cell>
          <table:table-cell office:value-type="float" office:value="24.2901332569824" calcext:value-type="float">
            <text:p>24.2901332569824</text:p>
          </table:table-cell>
          <table:table-cell office:value-type="float" office:value="1743.88800509197" calcext:value-type="float">
            <text:p>1743.88800509197</text:p>
          </table:table-cell>
          <table:table-cell office:value-type="float" office:value="332.752749904281" calcext:value-type="float">
            <text:p>332.752749904281</text:p>
          </table:table-cell>
          <table:table-cell office:value-type="float" office:value="180.512303505473" calcext:value-type="float">
            <text:p>180.512303505473</text:p>
          </table:table-cell>
          <table:table-cell office:value-type="float" office:value="208.648473853671" calcext:value-type="float">
            <text:p>208.648473853671</text:p>
          </table:table-cell>
          <table:table-cell office:value-type="float" office:value="97.2890653679286" calcext:value-type="float">
            <text:p>97.2890653679286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HP_GEO</text:p>
          </table:table-cell>
          <table:table-cell table:style-name="ce24" office:value-type="string" calcext:value-type="string">
            <text:p>REFERENCE GEOTHERMAL HEAT PUMP - COOLING</text:p>
          </table:table-cell>
          <table:table-cell office:value-type="string" calcext:value-type="string">
            <text:p>R_SC_HP_GEO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C.ELC.GHP.RESID</text:p>
          </table:table-cell>
          <table:table-cell office:value-type="float" office:value="1.41227999108635" calcext:value-type="float">
            <text:p>1.41227999108635</text:p>
          </table:table-cell>
          <table:table-cell office:value-type="float" office:value="19.6655442473421" calcext:value-type="float">
            <text:p>19.6655442473421</text:p>
          </table:table-cell>
          <table:table-cell office:value-type="float" office:value="17.5424091688892" calcext:value-type="float">
            <text:p>17.5424091688892</text:p>
          </table:table-cell>
          <table:table-cell office:value-type="float" office:value="19.9209818299586" calcext:value-type="float">
            <text:p>19.9209818299586</text:p>
          </table:table-cell>
          <table:table-cell office:value-type="float" office:value="31.233447390906" calcext:value-type="float">
            <text:p>31.233447390906</text:p>
          </table:table-cell>
          <table:table-cell office:value-type="float" office:value="30.4893050310437" calcext:value-type="float">
            <text:p>30.4893050310437</text:p>
          </table:table-cell>
          <table:table-cell office:value-type="float" office:value="32.0959177626349" calcext:value-type="float">
            <text:p>32.0959177626349</text:p>
          </table:table-cell>
          <table:table-cell office:value-type="float" office:value="14.156475258489" calcext:value-type="float">
            <text:p>14.156475258489</text:p>
          </table:table-cell>
          <table:table-cell office:value-type="float" office:value="5.57745225218158" calcext:value-type="float">
            <text:p>5.57745225218158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HP_GEO</text:p>
          </table:table-cell>
          <table:table-cell table:style-name="ce24" office:value-type="string" calcext:value-type="string">
            <text:p>REFERENCE GEOTHERMAL HEAT PUMP - COOLING</text:p>
          </table:table-cell>
          <table:table-cell office:value-type="string" calcext:value-type="string">
            <text:p>R_SC_HP_GEO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C.ELC.GHP.RESID</text:p>
          </table:table-cell>
          <table:table-cell office:value-type="float" office:value="1.41227999108635" calcext:value-type="float">
            <text:p>1.41227999108635</text:p>
          </table:table-cell>
          <table:table-cell office:value-type="float" office:value="19.6655442473421" calcext:value-type="float">
            <text:p>19.6655442473421</text:p>
          </table:table-cell>
          <table:table-cell office:value-type="float" office:value="17.5424091688892" calcext:value-type="float">
            <text:p>17.5424091688892</text:p>
          </table:table-cell>
          <table:table-cell office:value-type="float" office:value="19.9209818299586" calcext:value-type="float">
            <text:p>19.9209818299586</text:p>
          </table:table-cell>
          <table:table-cell office:value-type="float" office:value="31.233447390906" calcext:value-type="float">
            <text:p>31.233447390906</text:p>
          </table:table-cell>
          <table:table-cell office:value-type="float" office:value="30.4893050310437" calcext:value-type="float">
            <text:p>30.4893050310437</text:p>
          </table:table-cell>
          <table:table-cell office:value-type="float" office:value="32.0959177626349" calcext:value-type="float">
            <text:p>32.0959177626349</text:p>
          </table:table-cell>
          <table:table-cell office:value-type="float" office:value="14.156475258489" calcext:value-type="float">
            <text:p>14.156475258489</text:p>
          </table:table-cell>
          <table:table-cell office:value-type="float" office:value="5.57745225218158" calcext:value-type="float">
            <text:p>5.57745225218158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HP_GEO</text:p>
          </table:table-cell>
          <table:table-cell table:style-name="ce24" office:value-type="string" calcext:value-type="string">
            <text:p>REFERENCE STANDARD GEOTHERMAL HEAT PUMP - COOLING</text:p>
          </table:table-cell>
          <table:table-cell office:value-type="string" calcext:value-type="string">
            <text:p>R_SC_HPST_GEO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C.ELC.GHP.RESID</text:p>
          </table:table-cell>
          <table:table-cell office:value-type="float" office:value="1.41227999108635" calcext:value-type="float">
            <text:p>1.41227999108635</text:p>
          </table:table-cell>
          <table:table-cell office:value-type="float" office:value="19.6655442473421" calcext:value-type="float">
            <text:p>19.6655442473421</text:p>
          </table:table-cell>
          <table:table-cell office:value-type="float" office:value="17.5424091688892" calcext:value-type="float">
            <text:p>17.5424091688892</text:p>
          </table:table-cell>
          <table:table-cell office:value-type="float" office:value="19.9209818299586" calcext:value-type="float">
            <text:p>19.9209818299586</text:p>
          </table:table-cell>
          <table:table-cell office:value-type="float" office:value="31.233447390906" calcext:value-type="float">
            <text:p>31.233447390906</text:p>
          </table:table-cell>
          <table:table-cell office:value-type="float" office:value="30.4893050310437" calcext:value-type="float">
            <text:p>30.4893050310437</text:p>
          </table:table-cell>
          <table:table-cell office:value-type="float" office:value="32.0959177626349" calcext:value-type="float">
            <text:p>32.0959177626349</text:p>
          </table:table-cell>
          <table:table-cell office:value-type="float" office:value="14.156475258489" calcext:value-type="float">
            <text:p>14.156475258489</text:p>
          </table:table-cell>
          <table:table-cell office:value-type="float" office:value="5.57745225218158" calcext:value-type="float">
            <text:p>5.57745225218158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HP_GEO</text:p>
          </table:table-cell>
          <table:table-cell table:style-name="ce24" office:value-type="string" calcext:value-type="string">
            <text:p>REFERENCE HIGH EFFICIENCY GEOTHERMAL HEAT PUMP - COOLING</text:p>
          </table:table-cell>
          <table:table-cell office:value-type="string" calcext:value-type="string">
            <text:p>R_SC_HPHE_GEO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C.ELC.GHP.RESID</text:p>
          </table:table-cell>
          <table:table-cell office:value-type="float" office:value="1.41227999108635" calcext:value-type="float">
            <text:p>1.41227999108635</text:p>
          </table:table-cell>
          <table:table-cell office:value-type="float" office:value="19.6655442473421" calcext:value-type="float">
            <text:p>19.6655442473421</text:p>
          </table:table-cell>
          <table:table-cell office:value-type="float" office:value="17.5424091688892" calcext:value-type="float">
            <text:p>17.5424091688892</text:p>
          </table:table-cell>
          <table:table-cell office:value-type="float" office:value="19.9209818299586" calcext:value-type="float">
            <text:p>19.9209818299586</text:p>
          </table:table-cell>
          <table:table-cell office:value-type="float" office:value="31.233447390906" calcext:value-type="float">
            <text:p>31.233447390906</text:p>
          </table:table-cell>
          <table:table-cell office:value-type="float" office:value="30.4893050310437" calcext:value-type="float">
            <text:p>30.4893050310437</text:p>
          </table:table-cell>
          <table:table-cell office:value-type="float" office:value="32.0959177626349" calcext:value-type="float">
            <text:p>32.0959177626349</text:p>
          </table:table-cell>
          <table:table-cell office:value-type="float" office:value="14.156475258489" calcext:value-type="float">
            <text:p>14.156475258489</text:p>
          </table:table-cell>
          <table:table-cell office:value-type="float" office:value="5.57745225218158" calcext:value-type="float">
            <text:p>5.57745225218158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HP_NGA</text:p>
          </table:table-cell>
          <table:table-cell table:style-name="ce20" office:value-type="string" calcext:value-type="string">
            <text:p>REFERENCE NATURAL GAS HEAT PUMP <text:s/>- COOLING</text:p>
          </table:table-cell>
          <table:table-cell office:value-type="string" calcext:value-type="string">
            <text:p>R_SC_HP_NGA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SC.NGA.HEATPUMP.RESID</text:p>
          </table:table-cell>
          <table:table-cell office:value-type="float" office:value="0" calcext:value-type="float">
            <text:p>0</text:p>
          </table:table-cell>
          <table:table-cell office:value-type="float" office:value="4.31687676430475" calcext:value-type="float">
            <text:p>4.31687676430475</text:p>
          </table:table-cell>
          <table:table-cell office:value-type="float" office:value="1.6800583852293" calcext:value-type="float">
            <text:p>1.6800583852293</text:p>
          </table:table-cell>
          <table:table-cell office:value-type="float" office:value="5.48042589924203" calcext:value-type="float">
            <text:p>5.48042589924203</text:p>
          </table:table-cell>
          <table:table-cell office:value-type="float" office:value="43.5733741937175" calcext:value-type="float">
            <text:p>43.5733741937175</text:p>
          </table:table-cell>
          <table:table-cell office:value-type="float" office:value="12.2162156314824" calcext:value-type="float">
            <text:p>12.2162156314824</text:p>
          </table:table-cell>
          <table:table-cell office:value-type="float" office:value="9.02087853783294" calcext:value-type="float">
            <text:p>9.02087853783294</text:p>
          </table:table-cell>
          <table:table-cell office:value-type="float" office:value="16.7185341467664" calcext:value-type="float">
            <text:p>16.7185341467664</text:p>
          </table:table-cell>
          <table:table-cell office:value-type="float" office:value="6.00225615852766" calcext:value-type="float">
            <text:p>6.00225615852766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HP_NGA</text:p>
          </table:table-cell>
          <table:table-cell table:style-name="ce20" office:value-type="string" calcext:value-type="string">
            <text:p>REFERENCE NATURAL GAS HEAT PUMP <text:s/>- COOLING</text:p>
          </table:table-cell>
          <table:table-cell office:value-type="string" calcext:value-type="string">
            <text:p>R_SC_HP_NGA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SC.NGA.HEATPUMP.RESID</text:p>
          </table:table-cell>
          <table:table-cell office:value-type="float" office:value="0" calcext:value-type="float">
            <text:p>0</text:p>
          </table:table-cell>
          <table:table-cell office:value-type="float" office:value="4.31687676430475" calcext:value-type="float">
            <text:p>4.31687676430475</text:p>
          </table:table-cell>
          <table:table-cell office:value-type="float" office:value="1.6800583852293" calcext:value-type="float">
            <text:p>1.6800583852293</text:p>
          </table:table-cell>
          <table:table-cell office:value-type="float" office:value="5.48042589924203" calcext:value-type="float">
            <text:p>5.48042589924203</text:p>
          </table:table-cell>
          <table:table-cell office:value-type="float" office:value="43.5733741937175" calcext:value-type="float">
            <text:p>43.5733741937175</text:p>
          </table:table-cell>
          <table:table-cell office:value-type="float" office:value="12.2162156314824" calcext:value-type="float">
            <text:p>12.2162156314824</text:p>
          </table:table-cell>
          <table:table-cell office:value-type="float" office:value="9.02087853783294" calcext:value-type="float">
            <text:p>9.02087853783294</text:p>
          </table:table-cell>
          <table:table-cell office:value-type="float" office:value="16.7185341467664" calcext:value-type="float">
            <text:p>16.7185341467664</text:p>
          </table:table-cell>
          <table:table-cell office:value-type="float" office:value="6.00225615852766" calcext:value-type="float">
            <text:p>6.00225615852766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Cooling</text:p>
          </table:table-cell>
          <table:table-cell office:value-type="string" calcext:value-type="string">
            <text:p>R_SC_HP_NGA</text:p>
          </table:table-cell>
          <table:table-cell table:style-name="ce20" office:value-type="string" calcext:value-type="string">
            <text:p>REFERENCE STANDARD NATURAL GAS HEAT PUMP <text:s/>- COOLING</text:p>
          </table:table-cell>
          <table:table-cell office:value-type="string" calcext:value-type="string">
            <text:p>R_SC_HPST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SC.NGA.HEATPUMP.RESID</text:p>
          </table:table-cell>
          <table:table-cell office:value-type="float" office:value="0" calcext:value-type="float">
            <text:p>0</text:p>
          </table:table-cell>
          <table:table-cell office:value-type="float" office:value="4.31687676430475" calcext:value-type="float">
            <text:p>4.31687676430475</text:p>
          </table:table-cell>
          <table:table-cell office:value-type="float" office:value="1.6800583852293" calcext:value-type="float">
            <text:p>1.6800583852293</text:p>
          </table:table-cell>
          <table:table-cell office:value-type="float" office:value="5.48042589924203" calcext:value-type="float">
            <text:p>5.48042589924203</text:p>
          </table:table-cell>
          <table:table-cell office:value-type="float" office:value="43.5733741937175" calcext:value-type="float">
            <text:p>43.5733741937175</text:p>
          </table:table-cell>
          <table:table-cell office:value-type="float" office:value="12.2162156314824" calcext:value-type="float">
            <text:p>12.2162156314824</text:p>
          </table:table-cell>
          <table:table-cell office:value-type="float" office:value="9.02087853783294" calcext:value-type="float">
            <text:p>9.02087853783294</text:p>
          </table:table-cell>
          <table:table-cell office:value-type="float" office:value="16.7185341467664" calcext:value-type="float">
            <text:p>16.7185341467664</text:p>
          </table:table-cell>
          <table:table-cell office:value-type="float" office:value="6.00225615852766" calcext:value-type="float">
            <text:p>6.00225615852766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ER_ELC</text:p>
          </table:table-cell>
          <table:table-cell table:style-name="ce25" office:value-type="string" calcext:value-type="string">
            <text:p>REFERENCE ELECTRIC RESISTANCE WATER HEATER</text:p>
          </table:table-cell>
          <table:table-cell office:value-type="string" calcext:value-type="string">
            <text:p>R_WH_ELC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WH.ELC.RESID</text:p>
          </table:table-cell>
          <table:table-cell office:value-type="float" office:value="110.276357463666" calcext:value-type="float">
            <text:p>110.276357463666</text:p>
          </table:table-cell>
          <table:table-cell office:value-type="float" office:value="308.491095460517" calcext:value-type="float">
            <text:p>308.491095460517</text:p>
          </table:table-cell>
          <table:table-cell office:value-type="float" office:value="399.947251596732" calcext:value-type="float">
            <text:p>399.947251596732</text:p>
          </table:table-cell>
          <table:table-cell office:value-type="float" office:value="238.694351547853" calcext:value-type="float">
            <text:p>238.694351547853</text:p>
          </table:table-cell>
          <table:table-cell office:value-type="float" office:value="1635.90042937054" calcext:value-type="float">
            <text:p>1635.90042937054</text:p>
          </table:table-cell>
          <table:table-cell office:value-type="float" office:value="476.170722864162" calcext:value-type="float">
            <text:p>476.170722864162</text:p>
          </table:table-cell>
          <table:table-cell office:value-type="float" office:value="635.14990289407" calcext:value-type="float">
            <text:p>635.14990289407</text:p>
          </table:table-cell>
          <table:table-cell office:value-type="float" office:value="234.410542549317" calcext:value-type="float">
            <text:p>234.410542549317</text:p>
          </table:table-cell>
          <table:table-cell office:value-type="float" office:value="502.980197349845" calcext:value-type="float">
            <text:p>502.980197349845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ER_ELC</text:p>
          </table:table-cell>
          <table:table-cell table:style-name="ce25" office:value-type="string" calcext:value-type="string">
            <text:p>REFERENCE ELECTRIC RESISTANCE WATER HEATER</text:p>
          </table:table-cell>
          <table:table-cell office:value-type="string" calcext:value-type="string">
            <text:p>R_WH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WH.ELC.RESID</text:p>
          </table:table-cell>
          <table:table-cell office:value-type="float" office:value="110.276357463666" calcext:value-type="float">
            <text:p>110.276357463666</text:p>
          </table:table-cell>
          <table:table-cell office:value-type="float" office:value="308.491095460517" calcext:value-type="float">
            <text:p>308.491095460517</text:p>
          </table:table-cell>
          <table:table-cell office:value-type="float" office:value="399.947251596732" calcext:value-type="float">
            <text:p>399.947251596732</text:p>
          </table:table-cell>
          <table:table-cell office:value-type="float" office:value="238.694351547853" calcext:value-type="float">
            <text:p>238.694351547853</text:p>
          </table:table-cell>
          <table:table-cell office:value-type="float" office:value="1635.90042937054" calcext:value-type="float">
            <text:p>1635.90042937054</text:p>
          </table:table-cell>
          <table:table-cell office:value-type="float" office:value="476.170722864162" calcext:value-type="float">
            <text:p>476.170722864162</text:p>
          </table:table-cell>
          <table:table-cell office:value-type="float" office:value="635.14990289407" calcext:value-type="float">
            <text:p>635.14990289407</text:p>
          </table:table-cell>
          <table:table-cell office:value-type="float" office:value="234.410542549317" calcext:value-type="float">
            <text:p>234.410542549317</text:p>
          </table:table-cell>
          <table:table-cell office:value-type="float" office:value="502.980197349845" calcext:value-type="float">
            <text:p>502.980197349845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ER_ELC</text:p>
          </table:table-cell>
          <table:table-cell table:style-name="ce25" office:value-type="string" calcext:value-type="string">
            <text:p>REFERENCE STANDARD ELECTRIC RESISTANCE WATER HEATER</text:p>
          </table:table-cell>
          <table:table-cell office:value-type="string" calcext:value-type="string">
            <text:p>R_WH_ER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WH.ELC.RESID</text:p>
          </table:table-cell>
          <table:table-cell office:value-type="float" office:value="110.276357463666" calcext:value-type="float">
            <text:p>110.276357463666</text:p>
          </table:table-cell>
          <table:table-cell office:value-type="float" office:value="308.491095460517" calcext:value-type="float">
            <text:p>308.491095460517</text:p>
          </table:table-cell>
          <table:table-cell office:value-type="float" office:value="399.947251596732" calcext:value-type="float">
            <text:p>399.947251596732</text:p>
          </table:table-cell>
          <table:table-cell office:value-type="float" office:value="238.694351547853" calcext:value-type="float">
            <text:p>238.694351547853</text:p>
          </table:table-cell>
          <table:table-cell office:value-type="float" office:value="1635.90042937054" calcext:value-type="float">
            <text:p>1635.90042937054</text:p>
          </table:table-cell>
          <table:table-cell office:value-type="float" office:value="476.170722864162" calcext:value-type="float">
            <text:p>476.170722864162</text:p>
          </table:table-cell>
          <table:table-cell office:value-type="float" office:value="635.14990289407" calcext:value-type="float">
            <text:p>635.14990289407</text:p>
          </table:table-cell>
          <table:table-cell office:value-type="float" office:value="234.410542549317" calcext:value-type="float">
            <text:p>234.410542549317</text:p>
          </table:table-cell>
          <table:table-cell office:value-type="float" office:value="502.980197349845" calcext:value-type="float">
            <text:p>502.980197349845</text:p>
          </table:table-cell>
          <table:table-cell/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ER_ELC</text:p>
          </table:table-cell>
          <table:table-cell table:style-name="ce25" office:value-type="string" calcext:value-type="string">
            <text:p>REFERENCE HIGH EFFICIENCY ELECTRIC RESISTANCE WATER HEATER</text:p>
          </table:table-cell>
          <table:table-cell office:value-type="string" calcext:value-type="string">
            <text:p>R_WH_ER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WH.ELC.RESID</text:p>
          </table:table-cell>
          <table:table-cell office:value-type="float" office:value="110.276357463666" calcext:value-type="float">
            <text:p>110.276357463666</text:p>
          </table:table-cell>
          <table:table-cell office:value-type="float" office:value="308.491095460517" calcext:value-type="float">
            <text:p>308.491095460517</text:p>
          </table:table-cell>
          <table:table-cell office:value-type="float" office:value="399.947251596732" calcext:value-type="float">
            <text:p>399.947251596732</text:p>
          </table:table-cell>
          <table:table-cell office:value-type="float" office:value="238.694351547853" calcext:value-type="float">
            <text:p>238.694351547853</text:p>
          </table:table-cell>
          <table:table-cell office:value-type="float" office:value="1635.90042937054" calcext:value-type="float">
            <text:p>1635.90042937054</text:p>
          </table:table-cell>
          <table:table-cell office:value-type="float" office:value="476.170722864162" calcext:value-type="float">
            <text:p>476.170722864162</text:p>
          </table:table-cell>
          <table:table-cell office:value-type="float" office:value="635.14990289407" calcext:value-type="float">
            <text:p>635.14990289407</text:p>
          </table:table-cell>
          <table:table-cell office:value-type="float" office:value="234.410542549317" calcext:value-type="float">
            <text:p>234.410542549317</text:p>
          </table:table-cell>
          <table:table-cell office:value-type="float" office:value="502.980197349845" calcext:value-type="float">
            <text:p>502.980197349845</text:p>
          </table:table-cell>
          <table:table-cell/>
        </table:table-row>
        <table:table-row table:style-name="ro5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GF</text:p>
          </table:table-cell>
          <table:table-cell table:style-name="ce20" office:value-type="string" calcext:value-type="string">
            <text:p>REFERENCE GAS WATER HEATER</text:p>
          </table:table-cell>
          <table:table-cell office:value-type="string" calcext:value-type="string">
            <text:p>R_WH_GF_NGA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WH.NGA.RESID</text:p>
          </table:table-cell>
          <table:table-cell office:value-type="float" office:value="326.171859080684" calcext:value-type="float">
            <text:p>326.171859080684</text:p>
          </table:table-cell>
          <table:table-cell office:value-type="float" office:value="1275.60251837689" calcext:value-type="float">
            <text:p>1275.60251837689</text:p>
          </table:table-cell>
          <table:table-cell office:value-type="float" office:value="1613.2741660781" calcext:value-type="float">
            <text:p>1613.2741660781</text:p>
          </table:table-cell>
          <table:table-cell office:value-type="float" office:value="623.006153299024" calcext:value-type="float">
            <text:p>623.006153299024</text:p>
          </table:table-cell>
          <table:table-cell office:value-type="float" office:value="998.060277763916" calcext:value-type="float">
            <text:p>998.060277763916</text:p>
          </table:table-cell>
          <table:table-cell office:value-type="float" office:value="323.95023644067" calcext:value-type="float">
            <text:p>323.95023644067</text:p>
          </table:table-cell>
          <table:table-cell office:value-type="float" office:value="934.133746057577" calcext:value-type="float">
            <text:p>934.133746057577</text:p>
          </table:table-cell>
          <table:table-cell office:value-type="float" office:value="711.582011034389" calcext:value-type="float">
            <text:p>711.582011034389</text:p>
          </table:table-cell>
          <table:table-cell office:value-type="float" office:value="1665.34760851744" calcext:value-type="float">
            <text:p>1665.34760851744</text:p>
          </table:table-cell>
          <table:table-cell/>
        </table:table-row>
        <table:table-row table:style-name="ro5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GF</text:p>
          </table:table-cell>
          <table:table-cell table:style-name="ce20" office:value-type="string" calcext:value-type="string">
            <text:p>REFERENCE GAS WATER HEATER</text:p>
          </table:table-cell>
          <table:table-cell office:value-type="string" calcext:value-type="string">
            <text:p>R_WH_GF_NGA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WH.NGA.RESID</text:p>
          </table:table-cell>
          <table:table-cell office:value-type="float" office:value="326.171859080684" calcext:value-type="float">
            <text:p>326.171859080684</text:p>
          </table:table-cell>
          <table:table-cell office:value-type="float" office:value="1275.60251837689" calcext:value-type="float">
            <text:p>1275.60251837689</text:p>
          </table:table-cell>
          <table:table-cell office:value-type="float" office:value="1613.2741660781" calcext:value-type="float">
            <text:p>1613.2741660781</text:p>
          </table:table-cell>
          <table:table-cell office:value-type="float" office:value="623.006153299024" calcext:value-type="float">
            <text:p>623.006153299024</text:p>
          </table:table-cell>
          <table:table-cell office:value-type="float" office:value="998.060277763916" calcext:value-type="float">
            <text:p>998.060277763916</text:p>
          </table:table-cell>
          <table:table-cell office:value-type="float" office:value="323.95023644067" calcext:value-type="float">
            <text:p>323.95023644067</text:p>
          </table:table-cell>
          <table:table-cell office:value-type="float" office:value="934.133746057577" calcext:value-type="float">
            <text:p>934.133746057577</text:p>
          </table:table-cell>
          <table:table-cell office:value-type="float" office:value="711.582011034389" calcext:value-type="float">
            <text:p>711.582011034389</text:p>
          </table:table-cell>
          <table:table-cell office:value-type="float" office:value="1665.34760851744" calcext:value-type="float">
            <text:p>1665.34760851744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GF</text:p>
          </table:table-cell>
          <table:table-cell table:style-name="ce20" office:value-type="string" calcext:value-type="string">
            <text:p>REFERENCE STANDARD GAS WATER HEATER</text:p>
          </table:table-cell>
          <table:table-cell office:value-type="string" calcext:value-type="string">
            <text:p>R_WH_GFST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WH.NGA.RESID</text:p>
          </table:table-cell>
          <table:table-cell office:value-type="float" office:value="326.171859080684" calcext:value-type="float">
            <text:p>326.171859080684</text:p>
          </table:table-cell>
          <table:table-cell office:value-type="float" office:value="1275.60251837689" calcext:value-type="float">
            <text:p>1275.60251837689</text:p>
          </table:table-cell>
          <table:table-cell office:value-type="float" office:value="1613.2741660781" calcext:value-type="float">
            <text:p>1613.2741660781</text:p>
          </table:table-cell>
          <table:table-cell office:value-type="float" office:value="623.006153299024" calcext:value-type="float">
            <text:p>623.006153299024</text:p>
          </table:table-cell>
          <table:table-cell office:value-type="float" office:value="998.060277763916" calcext:value-type="float">
            <text:p>998.060277763916</text:p>
          </table:table-cell>
          <table:table-cell office:value-type="float" office:value="323.95023644067" calcext:value-type="float">
            <text:p>323.95023644067</text:p>
          </table:table-cell>
          <table:table-cell office:value-type="float" office:value="934.133746057577" calcext:value-type="float">
            <text:p>934.133746057577</text:p>
          </table:table-cell>
          <table:table-cell office:value-type="float" office:value="711.582011034389" calcext:value-type="float">
            <text:p>711.582011034389</text:p>
          </table:table-cell>
          <table:table-cell office:value-type="float" office:value="1665.34760851744" calcext:value-type="float">
            <text:p>1665.34760851744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GF</text:p>
          </table:table-cell>
          <table:table-cell table:style-name="ce20" office:value-type="string" calcext:value-type="string">
            <text:p>REFERENCE HIGH EFFICIENCY GAS WATER HEATER</text:p>
          </table:table-cell>
          <table:table-cell office:value-type="string" calcext:value-type="string">
            <text:p>R_WH_GFHE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WH.NGA.RESID</text:p>
          </table:table-cell>
          <table:table-cell office:value-type="float" office:value="326.171859080684" calcext:value-type="float">
            <text:p>326.171859080684</text:p>
          </table:table-cell>
          <table:table-cell office:value-type="float" office:value="1275.60251837689" calcext:value-type="float">
            <text:p>1275.60251837689</text:p>
          </table:table-cell>
          <table:table-cell office:value-type="float" office:value="1613.2741660781" calcext:value-type="float">
            <text:p>1613.2741660781</text:p>
          </table:table-cell>
          <table:table-cell office:value-type="float" office:value="623.006153299024" calcext:value-type="float">
            <text:p>623.006153299024</text:p>
          </table:table-cell>
          <table:table-cell office:value-type="float" office:value="998.060277763916" calcext:value-type="float">
            <text:p>998.060277763916</text:p>
          </table:table-cell>
          <table:table-cell office:value-type="float" office:value="323.95023644067" calcext:value-type="float">
            <text:p>323.95023644067</text:p>
          </table:table-cell>
          <table:table-cell office:value-type="float" office:value="934.133746057577" calcext:value-type="float">
            <text:p>934.133746057577</text:p>
          </table:table-cell>
          <table:table-cell office:value-type="float" office:value="711.582011034389" calcext:value-type="float">
            <text:p>711.582011034389</text:p>
          </table:table-cell>
          <table:table-cell office:value-type="float" office:value="1665.34760851744" calcext:value-type="float">
            <text:p>1665.34760851744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SOL</text:p>
          </table:table-cell>
          <table:table-cell table:style-name="ce20" office:value-type="string" calcext:value-type="string">
            <text:p>REFERENCE SOLAR WATER HEATER WITH ELECTRIC BACKUP</text:p>
          </table:table-cell>
          <table:table-cell office:value-type="string" calcext:value-type="string">
            <text:p>R_WH_SOLELC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WH.SOL.RESID</text:p>
          </table:table-cell>
          <table:table-cell office:value-type="float" office:value="0.18373567330157" calcext:value-type="float">
            <text:p>0.18373567330157</text:p>
          </table:table-cell>
          <table:table-cell office:value-type="float" office:value="0" calcext:value-type="float">
            <text:p>0</text:p>
          </table:table-cell>
          <table:table-cell office:value-type="float" office:value="1.45477888008966" calcext:value-type="float">
            <text:p>1.45477888008966</text:p>
          </table:table-cell>
          <table:table-cell office:value-type="float" office:value="0" calcext:value-type="float">
            <text:p>0</text:p>
          </table:table-cell>
          <table:table-cell office:value-type="float" office:value="1.6706294647037" calcext:value-type="float">
            <text:p>1.6706294647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271737909819" calcext:value-type="float">
            <text:p>1.85271737909819</text:p>
          </table:table-cell>
          <table:table-cell office:value-type="float" office:value="4.5615325805504" calcext:value-type="float">
            <text:p>4.5615325805504</text:p>
          </table:table-cell>
          <table:table-cell/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SOL</text:p>
          </table:table-cell>
          <table:table-cell table:style-name="ce20" office:value-type="string" calcext:value-type="string">
            <text:p>REFERENCE SOLAR WATER HEATER WITH ELECTRIC BACKUP</text:p>
          </table:table-cell>
          <table:table-cell office:value-type="string" calcext:value-type="string">
            <text:p>R_WH_SOL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WH.SOL.RESID</text:p>
          </table:table-cell>
          <table:table-cell office:value-type="float" office:value="0.18373567330157" calcext:value-type="float">
            <text:p>0.18373567330157</text:p>
          </table:table-cell>
          <table:table-cell office:value-type="float" office:value="0" calcext:value-type="float">
            <text:p>0</text:p>
          </table:table-cell>
          <table:table-cell office:value-type="float" office:value="1.45477888008966" calcext:value-type="float">
            <text:p>1.45477888008966</text:p>
          </table:table-cell>
          <table:table-cell office:value-type="float" office:value="0" calcext:value-type="float">
            <text:p>0</text:p>
          </table:table-cell>
          <table:table-cell office:value-type="float" office:value="1.6706294647037" calcext:value-type="float">
            <text:p>1.6706294647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271737909819" calcext:value-type="float">
            <text:p>1.85271737909819</text:p>
          </table:table-cell>
          <table:table-cell office:value-type="float" office:value="4.5615325805504" calcext:value-type="float">
            <text:p>4.5615325805504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SOL</text:p>
          </table:table-cell>
          <table:table-cell table:style-name="ce20" office:value-type="string" calcext:value-type="string">
            <text:p>REFERENCE STANDARD SOLAR WATER HEATER WITH ELECTRIC BACKUP</text:p>
          </table:table-cell>
          <table:table-cell office:value-type="string" calcext:value-type="string">
            <text:p>R_WH_SOL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WH.SOL.RESID</text:p>
          </table:table-cell>
          <table:table-cell office:value-type="float" office:value="0.18373567330157" calcext:value-type="float">
            <text:p>0.18373567330157</text:p>
          </table:table-cell>
          <table:table-cell office:value-type="float" office:value="0" calcext:value-type="float">
            <text:p>0</text:p>
          </table:table-cell>
          <table:table-cell office:value-type="float" office:value="1.45477888008966" calcext:value-type="float">
            <text:p>1.45477888008966</text:p>
          </table:table-cell>
          <table:table-cell office:value-type="float" office:value="0" calcext:value-type="float">
            <text:p>0</text:p>
          </table:table-cell>
          <table:table-cell office:value-type="float" office:value="1.6706294647037" calcext:value-type="float">
            <text:p>1.6706294647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271737909819" calcext:value-type="float">
            <text:p>1.85271737909819</text:p>
          </table:table-cell>
          <table:table-cell office:value-type="float" office:value="4.5615325805504" calcext:value-type="float">
            <text:p>4.5615325805504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OF_DISTOIL</text:p>
          </table:table-cell>
          <table:table-cell table:style-name="ce26" office:value-type="string" calcext:value-type="string">
            <text:p>REFERENCE DISTILLATE OIL-FIRED WATER HEATING</text:p>
          </table:table-cell>
          <table:table-cell office:value-type="string" calcext:value-type="string">
            <text:p>R_WH_OF_DISTOI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WH.DSL.RESID</text:p>
          </table:table-cell>
          <table:table-cell office:value-type="float" office:value="201.118257203309" calcext:value-type="float">
            <text:p>201.118257203309</text:p>
          </table:table-cell>
          <table:table-cell office:value-type="float" office:value="215.419868510416" calcext:value-type="float">
            <text:p>215.419868510416</text:p>
          </table:table-cell>
          <table:table-cell office:value-type="float" office:value="0.148351836802546" calcext:value-type="float">
            <text:p>0.148351836802546</text:p>
          </table:table-cell>
          <table:table-cell office:value-type="float" office:value="0" calcext:value-type="float">
            <text:p>0</text:p>
          </table:table-cell>
          <table:table-cell office:value-type="float" office:value="6.73487278198534" calcext:value-type="float">
            <text:p>6.73487278198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8590904653758" calcext:value-type="float">
            <text:p>1.48590904653758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OF_DISTOIL</text:p>
          </table:table-cell>
          <table:table-cell table:style-name="ce26" office:value-type="string" calcext:value-type="string">
            <text:p>REFERENCE DISTILLATE OIL-FIRED WATER HEATING</text:p>
          </table:table-cell>
          <table:table-cell office:value-type="string" calcext:value-type="string">
            <text:p>R_WH_OF_DISTOI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WH.DSL.RESID</text:p>
          </table:table-cell>
          <table:table-cell office:value-type="float" office:value="201.118257203309" calcext:value-type="float">
            <text:p>201.118257203309</text:p>
          </table:table-cell>
          <table:table-cell office:value-type="float" office:value="215.419868510416" calcext:value-type="float">
            <text:p>215.419868510416</text:p>
          </table:table-cell>
          <table:table-cell office:value-type="float" office:value="0.148351836802546" calcext:value-type="float">
            <text:p>0.148351836802546</text:p>
          </table:table-cell>
          <table:table-cell office:value-type="float" office:value="0" calcext:value-type="float">
            <text:p>0</text:p>
          </table:table-cell>
          <table:table-cell office:value-type="float" office:value="6.73487278198534" calcext:value-type="float">
            <text:p>6.73487278198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8590904653758" calcext:value-type="float">
            <text:p>1.48590904653758</text:p>
          </table:table-cell>
          <table:table-cell/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OF_DISTOIL</text:p>
          </table:table-cell>
          <table:table-cell table:style-name="ce26" office:value-type="string" calcext:value-type="string">
            <text:p>REFERENCE STANDARD DISTILLATE OIL-FIRED WATER HEATING</text:p>
          </table:table-cell>
          <table:table-cell office:value-type="string" calcext:value-type="string">
            <text:p>R_WH_OFST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WH.DSL.RESID</text:p>
          </table:table-cell>
          <table:table-cell office:value-type="float" office:value="201.118257203309" calcext:value-type="float">
            <text:p>201.118257203309</text:p>
          </table:table-cell>
          <table:table-cell office:value-type="float" office:value="215.419868510416" calcext:value-type="float">
            <text:p>215.419868510416</text:p>
          </table:table-cell>
          <table:table-cell office:value-type="float" office:value="0.148351836802546" calcext:value-type="float">
            <text:p>0.148351836802546</text:p>
          </table:table-cell>
          <table:table-cell office:value-type="float" office:value="0" calcext:value-type="float">
            <text:p>0</text:p>
          </table:table-cell>
          <table:table-cell office:value-type="float" office:value="6.73487278198534" calcext:value-type="float">
            <text:p>6.73487278198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8590904653758" calcext:value-type="float">
            <text:p>1.48590904653758</text:p>
          </table:table-cell>
          <table:table-cell/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OF_DISTOIL</text:p>
          </table:table-cell>
          <table:table-cell table:style-name="ce26" office:value-type="string" calcext:value-type="string">
            <text:p>REFERENCE HIGH EFFICIENCY DISTILLATE OIL-FIRED WATER HEATING</text:p>
          </table:table-cell>
          <table:table-cell office:value-type="string" calcext:value-type="string">
            <text:p>R_WH_OFHE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WH.DSL.RESID</text:p>
          </table:table-cell>
          <table:table-cell office:value-type="float" office:value="201.118257203309" calcext:value-type="float">
            <text:p>201.118257203309</text:p>
          </table:table-cell>
          <table:table-cell office:value-type="float" office:value="215.419868510416" calcext:value-type="float">
            <text:p>215.419868510416</text:p>
          </table:table-cell>
          <table:table-cell office:value-type="float" office:value="0.148351836802546" calcext:value-type="float">
            <text:p>0.148351836802546</text:p>
          </table:table-cell>
          <table:table-cell office:value-type="float" office:value="0" calcext:value-type="float">
            <text:p>0</text:p>
          </table:table-cell>
          <table:table-cell office:value-type="float" office:value="6.73487278198534" calcext:value-type="float">
            <text:p>6.73487278198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8590904653758" calcext:value-type="float">
            <text:p>1.48590904653758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HP_ELC</text:p>
          </table:table-cell>
          <table:table-cell table:style-name="ce27" office:value-type="string" calcext:value-type="string">
            <text:p>REFERENCE ELECTRIC HEAT PUMP WATER HEATER</text:p>
          </table:table-cell>
          <table:table-cell table:style-name="Default" office:value-type="string" calcext:value-type="string">
            <text:p><text:span text:style-name="T3">R_WH_HP_</text:span>ELC_R</text:p>
          </table:table-cell>
          <table:table-cell office:value-type="float" office:value="2009" calcext:value-type="float">
            <text:p>2009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HP_ELC</text:p>
          </table:table-cell>
          <table:table-cell table:style-name="ce27" office:value-type="string" calcext:value-type="string">
            <text:p>REFERENCE ELECTRIC HEAT PUMP WATER HEATER</text:p>
          </table:table-cell>
          <table:table-cell table:style-name="Default" office:value-type="string" calcext:value-type="string">
            <text:p><text:span text:style-name="T3">R_WH_HP_</text:span>ELC_R</text:p>
          </table:table-cell>
          <table:table-cell office:value-type="float" office:value="2015" calcext:value-type="float">
            <text:p>2015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HP_ELC</text:p>
          </table:table-cell>
          <table:table-cell table:style-name="ce27" office:value-type="string" calcext:value-type="string">
            <text:p>REFERENCE STANDARD ELECTRIC HEAT PUMP WATER HEATER</text:p>
          </table:table-cell>
          <table:table-cell table:style-name="Default" office:value-type="string" calcext:value-type="string">
            <text:p><text:span text:style-name="T3">R_WH_HPST_</text:span>ELC_R</text:p>
          </table:table-cell>
          <table:table-cell office:value-type="float" office:value="2017" calcext:value-type="float">
            <text:p>2017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HP_ELC</text:p>
          </table:table-cell>
          <table:table-cell table:style-name="ce27" office:value-type="string" calcext:value-type="string">
            <text:p>REFERENCE HIGH EFFICIENCY ELECTRIC HEAT PUMP WATER HEATER</text:p>
          </table:table-cell>
          <table:table-cell table:style-name="Default" office:value-type="string" calcext:value-type="string">
            <text:p><text:span text:style-name="T3">R_WH_HPHE_</text:span>ELC_R</text:p>
          </table:table-cell>
          <table:table-cell office:value-type="float" office:value="2017" calcext:value-type="float">
            <text:p>2017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INST_NGA</text:p>
          </table:table-cell>
          <table:table-cell table:style-name="ce22" office:value-type="string" calcext:value-type="string">
            <text:p>REFERENCE RESIDENTIAL GAS-FIRED INSTANTANEOUS WATER HEATER</text:p>
          </table:table-cell>
          <table:table-cell table:style-name="Default" office:value-type="string" calcext:value-type="string">
            <text:p>R_WH_INST_NGA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WH.LPG.RESID</text:p>
          </table:table-cell>
          <table:table-cell office:value-type="float" office:value="19.1120463251407" calcext:value-type="float">
            <text:p>19.1120463251407</text:p>
          </table:table-cell>
          <table:table-cell office:value-type="float" office:value="58.8840522777899" calcext:value-type="float">
            <text:p>58.8840522777899</text:p>
          </table:table-cell>
          <table:table-cell office:value-type="float" office:value="97.3283190478564" calcext:value-type="float">
            <text:p>97.3283190478564</text:p>
          </table:table-cell>
          <table:table-cell office:value-type="float" office:value="66.11398263989" calcext:value-type="float">
            <text:p>66.11398263989</text:p>
          </table:table-cell>
          <table:table-cell office:value-type="float" office:value="70.1396091002539" calcext:value-type="float">
            <text:p>70.1396091002539</text:p>
          </table:table-cell>
          <table:table-cell office:value-type="float" office:value="34.0976796977468" calcext:value-type="float">
            <text:p>34.0976796977468</text:p>
          </table:table-cell>
          <table:table-cell office:value-type="float" office:value="83.9724060430426" calcext:value-type="float">
            <text:p>83.9724060430426</text:p>
          </table:table-cell>
          <table:table-cell office:value-type="float" office:value="71.8002899519197" calcext:value-type="float">
            <text:p>71.8002899519197</text:p>
          </table:table-cell>
          <table:table-cell office:value-type="float" office:value="93.260611151796" calcext:value-type="float">
            <text:p>93.260611151796</text:p>
          </table:table-cell>
          <table:table-cell office:value-type="string" calcext:value-type="string">
            <text:p>These need to be checked</text:p>
          </table:table-cell>
        </table:table-row>
        <table:table-row table:style-name="ro4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INST_NGA</text:p>
          </table:table-cell>
          <table:table-cell table:style-name="ce22" office:value-type="string" calcext:value-type="string">
            <text:p>REFERENCE RESIDENTIAL GAS-FIRED INSTANTANEOUS WATER HEATER</text:p>
          </table:table-cell>
          <table:table-cell table:style-name="Default" office:value-type="string" calcext:value-type="string">
            <text:p>R_WH_INST_NGA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WH.LPG.RESID</text:p>
          </table:table-cell>
          <table:table-cell office:value-type="float" office:value="19.1120463251407" calcext:value-type="float">
            <text:p>19.1120463251407</text:p>
          </table:table-cell>
          <table:table-cell office:value-type="float" office:value="58.8840522777899" calcext:value-type="float">
            <text:p>58.8840522777899</text:p>
          </table:table-cell>
          <table:table-cell office:value-type="float" office:value="97.3283190478564" calcext:value-type="float">
            <text:p>97.3283190478564</text:p>
          </table:table-cell>
          <table:table-cell office:value-type="float" office:value="66.11398263989" calcext:value-type="float">
            <text:p>66.11398263989</text:p>
          </table:table-cell>
          <table:table-cell office:value-type="float" office:value="70.1396091002539" calcext:value-type="float">
            <text:p>70.1396091002539</text:p>
          </table:table-cell>
          <table:table-cell office:value-type="float" office:value="34.0976796977468" calcext:value-type="float">
            <text:p>34.0976796977468</text:p>
          </table:table-cell>
          <table:table-cell office:value-type="float" office:value="83.9724060430426" calcext:value-type="float">
            <text:p>83.9724060430426</text:p>
          </table:table-cell>
          <table:table-cell office:value-type="float" office:value="71.8002899519197" calcext:value-type="float">
            <text:p>71.8002899519197</text:p>
          </table:table-cell>
          <table:table-cell office:value-type="float" office:value="93.260611151796" calcext:value-type="float">
            <text:p>93.260611151796</text:p>
          </table:table-cell>
          <table:table-cell office:value-type="string" calcext:value-type="string">
            <text:p>These need to be checked</text:p>
          </table:table-cell>
        </table:table-row>
        <table:table-row table:style-name="ro6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INST_NGA</text:p>
          </table:table-cell>
          <table:table-cell table:style-name="ce22" office:value-type="string" calcext:value-type="string">
            <text:p>REFERENCE STANDARD RESIDENTIAL GAS-FIRED INSTANTANEOUS WATER HEATER</text:p>
          </table:table-cell>
          <table:table-cell table:style-name="Default" office:value-type="string" calcext:value-type="string">
            <text:p>R_WH_INSTST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WH.LPG.RESID</text:p>
          </table:table-cell>
          <table:table-cell office:value-type="float" office:value="19.1120463251407" calcext:value-type="float">
            <text:p>19.1120463251407</text:p>
          </table:table-cell>
          <table:table-cell office:value-type="float" office:value="58.8840522777899" calcext:value-type="float">
            <text:p>58.8840522777899</text:p>
          </table:table-cell>
          <table:table-cell office:value-type="float" office:value="97.3283190478564" calcext:value-type="float">
            <text:p>97.3283190478564</text:p>
          </table:table-cell>
          <table:table-cell office:value-type="float" office:value="66.11398263989" calcext:value-type="float">
            <text:p>66.11398263989</text:p>
          </table:table-cell>
          <table:table-cell office:value-type="float" office:value="70.1396091002539" calcext:value-type="float">
            <text:p>70.1396091002539</text:p>
          </table:table-cell>
          <table:table-cell office:value-type="float" office:value="34.0976796977468" calcext:value-type="float">
            <text:p>34.0976796977468</text:p>
          </table:table-cell>
          <table:table-cell office:value-type="float" office:value="83.9724060430426" calcext:value-type="float">
            <text:p>83.9724060430426</text:p>
          </table:table-cell>
          <table:table-cell office:value-type="float" office:value="71.8002899519197" calcext:value-type="float">
            <text:p>71.8002899519197</text:p>
          </table:table-cell>
          <table:table-cell office:value-type="float" office:value="93.260611151796" calcext:value-type="float">
            <text:p>93.260611151796</text:p>
          </table:table-cell>
          <table:table-cell office:value-type="string" calcext:value-type="string">
            <text:p>These need to be checked</text:p>
          </table:table-cell>
        </table:table-row>
        <table:table-row table:style-name="ro6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Water Heating</text:p>
          </table:table-cell>
          <table:table-cell office:value-type="string" calcext:value-type="string">
            <text:p>R_WH_INST_NGA</text:p>
          </table:table-cell>
          <table:table-cell table:style-name="ce22" office:value-type="string" calcext:value-type="string">
            <text:p>REFERENCE HIGH EFFICIENCY RESIDENTIAL GAS-FIRED INSTANTANEOUS WATER HEATER</text:p>
          </table:table-cell>
          <table:table-cell table:style-name="Default" office:value-type="string" calcext:value-type="string">
            <text:p>R_WH_INSTHE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WH.LPG.RESID</text:p>
          </table:table-cell>
          <table:table-cell office:value-type="float" office:value="19.1120463251407" calcext:value-type="float">
            <text:p>19.1120463251407</text:p>
          </table:table-cell>
          <table:table-cell office:value-type="float" office:value="58.8840522777899" calcext:value-type="float">
            <text:p>58.8840522777899</text:p>
          </table:table-cell>
          <table:table-cell office:value-type="float" office:value="97.3283190478564" calcext:value-type="float">
            <text:p>97.3283190478564</text:p>
          </table:table-cell>
          <table:table-cell office:value-type="float" office:value="66.11398263989" calcext:value-type="float">
            <text:p>66.11398263989</text:p>
          </table:table-cell>
          <table:table-cell office:value-type="float" office:value="70.1396091002539" calcext:value-type="float">
            <text:p>70.1396091002539</text:p>
          </table:table-cell>
          <table:table-cell office:value-type="float" office:value="34.0976796977468" calcext:value-type="float">
            <text:p>34.0976796977468</text:p>
          </table:table-cell>
          <table:table-cell office:value-type="float" office:value="83.9724060430426" calcext:value-type="float">
            <text:p>83.9724060430426</text:p>
          </table:table-cell>
          <table:table-cell office:value-type="float" office:value="71.8002899519197" calcext:value-type="float">
            <text:p>71.8002899519197</text:p>
          </table:table-cell>
          <table:table-cell office:value-type="float" office:value="93.260611151796" calcext:value-type="float">
            <text:p>93.260611151796</text:p>
          </table:table-cell>
          <table:table-cell office:value-type="string" calcext:value-type="string">
            <text:p>These need to be checked</text:p>
          </table:table-cell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SF</text:p>
          </table:table-cell>
          <table:table-cell table:style-name="ce28" office:value-type="string" calcext:value-type="string">
            <text:p>REFERENCE SIDE MOUNT REFRIGERATOR</text:p>
          </table:table-cell>
          <table:table-cell office:value-type="string" calcext:value-type="string">
            <text:p>R_RF_SFELC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RF.ELC..RESID</text:p>
          </table:table-cell>
          <table:table-cell table:formula="of:=19.2394121711241*0.33" office:value-type="float" office:value="6.34900601647095" calcext:value-type="float">
            <text:p>6.34900601647095</text:p>
          </table:table-cell>
          <table:table-cell table:formula="of:=54.32 *0.33" office:value-type="float" office:value="17.9256" calcext:value-type="float">
            <text:p>17.9256</text:p>
          </table:table-cell>
          <table:table-cell table:formula="of:=66.71*0.33" office:value-type="float" office:value="22.0143" calcext:value-type="float">
            <text:p>22.0143</text:p>
          </table:table-cell>
          <table:table-cell table:formula="of:=30.94*0.33" office:value-type="float" office:value="10.2102" calcext:value-type="float">
            <text:p>10.2102</text:p>
          </table:table-cell>
          <table:table-cell table:formula="of:=77.81*0.33" office:value-type="float" office:value="25.6773" calcext:value-type="float">
            <text:p>25.6773</text:p>
          </table:table-cell>
          <table:table-cell table:formula="of:=24.77*0.33" office:value-type="float" office:value="8.1741" calcext:value-type="float">
            <text:p>8.1741</text:p>
          </table:table-cell>
          <table:table-cell table:formula="of:=47.53*0.33" office:value-type="float" office:value="15.6849" calcext:value-type="float">
            <text:p>15.6849</text:p>
          </table:table-cell>
          <table:table-cell table:formula="of:=29.84*0.33" office:value-type="float" office:value="9.8472" calcext:value-type="float">
            <text:p>9.8472</text:p>
          </table:table-cell>
          <table:table-cell table:formula="of:=65.23*0.33" office:value-type="float" office:value="21.5259" calcext:value-type="float">
            <text:p>21.5259</text:p>
          </table:table-cell>
          <table:table-cell office:value-type="string" calcext:value-type="string">
            <text:p>33% SIDE MOUNT; units of ft3 – multiplied by efficiencies of these techs</text:p>
          </table:table-cell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SF</text:p>
          </table:table-cell>
          <table:table-cell table:style-name="ce28" office:value-type="string" calcext:value-type="string">
            <text:p>REFERENCE SIDE MOUNT REFRIGERATOR</text:p>
          </table:table-cell>
          <table:table-cell office:value-type="string" calcext:value-type="string">
            <text:p>R_RF_SF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RF.ELC..RESID</text:p>
          </table:table-cell>
          <table:table-cell table:formula="of:=19.2394121711241*0.33" office:value-type="float" office:value="6.34900601647095" calcext:value-type="float">
            <text:p>6.34900601647095</text:p>
          </table:table-cell>
          <table:table-cell table:formula="of:=54.32 *0.33" office:value-type="float" office:value="17.9256" calcext:value-type="float">
            <text:p>17.9256</text:p>
          </table:table-cell>
          <table:table-cell table:formula="of:=66.71*0.33" office:value-type="float" office:value="22.0143" calcext:value-type="float">
            <text:p>22.0143</text:p>
          </table:table-cell>
          <table:table-cell table:formula="of:=30.94*0.33" office:value-type="float" office:value="10.2102" calcext:value-type="float">
            <text:p>10.2102</text:p>
          </table:table-cell>
          <table:table-cell table:formula="of:=77.81*0.33" office:value-type="float" office:value="25.6773" calcext:value-type="float">
            <text:p>25.6773</text:p>
          </table:table-cell>
          <table:table-cell table:formula="of:=24.77*0.33" office:value-type="float" office:value="8.1741" calcext:value-type="float">
            <text:p>8.1741</text:p>
          </table:table-cell>
          <table:table-cell table:formula="of:=47.53*0.33" office:value-type="float" office:value="15.6849" calcext:value-type="float">
            <text:p>15.6849</text:p>
          </table:table-cell>
          <table:table-cell table:formula="of:=29.84*0.33" office:value-type="float" office:value="9.8472" calcext:value-type="float">
            <text:p>9.8472</text:p>
          </table:table-cell>
          <table:table-cell table:formula="of:=65.23*0.33" office:value-type="float" office:value="21.5259" calcext:value-type="float">
            <text:p>21.5259</text:p>
          </table:table-cell>
          <table:table-cell office:value-type="string" calcext:value-type="string">
            <text:p>33% SIDE MOUNT; units of ft3 – multiplied by efficiencies of these tech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SF</text:p>
          </table:table-cell>
          <table:table-cell table:style-name="ce28" office:value-type="string" calcext:value-type="string">
            <text:p>REFERENCE STANDARD SIDE MOUNT REFRIGERATOR</text:p>
          </table:table-cell>
          <table:table-cell office:value-type="string" calcext:value-type="string">
            <text:p>R_RF_SF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RF.ELC..RESID</text:p>
          </table:table-cell>
          <table:table-cell table:formula="of:=19.2394121711241*0.33" office:value-type="float" office:value="6.34900601647095" calcext:value-type="float">
            <text:p>6.34900601647095</text:p>
          </table:table-cell>
          <table:table-cell table:formula="of:=54.32*0.33" office:value-type="float" office:value="17.9256" calcext:value-type="float">
            <text:p>17.9256</text:p>
          </table:table-cell>
          <table:table-cell table:formula="of:=66.71*0.33" office:value-type="float" office:value="22.0143" calcext:value-type="float">
            <text:p>22.0143</text:p>
          </table:table-cell>
          <table:table-cell table:formula="of:=30.94*0.33" office:value-type="float" office:value="10.2102" calcext:value-type="float">
            <text:p>10.2102</text:p>
          </table:table-cell>
          <table:table-cell table:formula="of:=77.81*0.33" office:value-type="float" office:value="25.6773" calcext:value-type="float">
            <text:p>25.6773</text:p>
          </table:table-cell>
          <table:table-cell table:formula="of:=24.77*0.33" office:value-type="float" office:value="8.1741" calcext:value-type="float">
            <text:p>8.1741</text:p>
          </table:table-cell>
          <table:table-cell table:formula="of:=47.53*0.33" office:value-type="float" office:value="15.6849" calcext:value-type="float">
            <text:p>15.6849</text:p>
          </table:table-cell>
          <table:table-cell table:formula="of:=29.84*0.33" office:value-type="float" office:value="9.8472" calcext:value-type="float">
            <text:p>9.8472</text:p>
          </table:table-cell>
          <table:table-cell table:formula="of:=65.23*0.33" office:value-type="float" office:value="21.5259" calcext:value-type="float">
            <text:p>21.5259</text:p>
          </table:table-cell>
          <table:table-cell office:value-type="string" calcext:value-type="string">
            <text:p>33% SIDE MOUNT; units of ft3 – multiplied by efficiencies of these tech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SF</text:p>
          </table:table-cell>
          <table:table-cell table:style-name="ce28" office:value-type="string" calcext:value-type="string">
            <text:p>REFERENCE HIGH EFFICIENCY SIDE MOUNT REFRIGERATOR</text:p>
          </table:table-cell>
          <table:table-cell office:value-type="string" calcext:value-type="string">
            <text:p>R_RF_SF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RF.ELC..RESID</text:p>
          </table:table-cell>
          <table:table-cell table:formula="of:=19.2394121711241*0.33" office:value-type="float" office:value="6.34900601647095" calcext:value-type="float">
            <text:p>6.34900601647095</text:p>
          </table:table-cell>
          <table:table-cell table:formula="of:=54.32*0.33" office:value-type="float" office:value="17.9256" calcext:value-type="float">
            <text:p>17.9256</text:p>
          </table:table-cell>
          <table:table-cell table:formula="of:=66.71*0.33" office:value-type="float" office:value="22.0143" calcext:value-type="float">
            <text:p>22.0143</text:p>
          </table:table-cell>
          <table:table-cell table:formula="of:=30.94*0.33" office:value-type="float" office:value="10.2102" calcext:value-type="float">
            <text:p>10.2102</text:p>
          </table:table-cell>
          <table:table-cell table:formula="of:=77.81*0.33" office:value-type="float" office:value="25.6773" calcext:value-type="float">
            <text:p>25.6773</text:p>
          </table:table-cell>
          <table:table-cell table:formula="of:=24.77*0.33" office:value-type="float" office:value="8.1741" calcext:value-type="float">
            <text:p>8.1741</text:p>
          </table:table-cell>
          <table:table-cell table:formula="of:=47.53*0.33" office:value-type="float" office:value="15.6849" calcext:value-type="float">
            <text:p>15.6849</text:p>
          </table:table-cell>
          <table:table-cell table:formula="of:=29.84*0.33" office:value-type="float" office:value="9.8472" calcext:value-type="float">
            <text:p>9.8472</text:p>
          </table:table-cell>
          <table:table-cell table:formula="of:=65.23*0.33" office:value-type="float" office:value="21.5259" calcext:value-type="float">
            <text:p>21.5259</text:p>
          </table:table-cell>
          <table:table-cell office:value-type="string" calcext:value-type="string">
            <text:p>33% SIDE MOUNT; units of ft3 – multiplied by efficiencies of these techs</text:p>
          </table:table-cell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TF</text:p>
          </table:table-cell>
          <table:table-cell table:style-name="ce28" office:value-type="string" calcext:value-type="string">
            <text:p>REFERENCE TOP MOUNT REFRIGERATOR</text:p>
          </table:table-cell>
          <table:table-cell office:value-type="string" calcext:value-type="string">
            <text:p>R_RF_TFELC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RF.ELC..RESID</text:p>
          </table:table-cell>
          <table:table-cell table:formula="of:=19.2394121711241*0.51" office:value-type="float" office:value="9.81210020727329" calcext:value-type="float">
            <text:p>9.81210020727329</text:p>
          </table:table-cell>
          <table:table-cell table:formula="of:=54.32*0.51" office:value-type="float" office:value="27.7032" calcext:value-type="float">
            <text:p>27.7032</text:p>
          </table:table-cell>
          <table:table-cell table:formula="of:=66.71*0.51" office:value-type="float" office:value="34.0221" calcext:value-type="float">
            <text:p>34.0221</text:p>
          </table:table-cell>
          <table:table-cell table:formula="of:=30.94*0.51" office:value-type="float" office:value="15.7794" calcext:value-type="float">
            <text:p>15.7794</text:p>
          </table:table-cell>
          <table:table-cell table:formula="of:=77.81*0.51" office:value-type="float" office:value="39.6831" calcext:value-type="float">
            <text:p>39.6831</text:p>
          </table:table-cell>
          <table:table-cell table:formula="of:=24.77*0.51" office:value-type="float" office:value="12.6327" calcext:value-type="float">
            <text:p>12.6327</text:p>
          </table:table-cell>
          <table:table-cell table:formula="of:=47.53*0.51" office:value-type="float" office:value="24.2403" calcext:value-type="float">
            <text:p>24.2403</text:p>
          </table:table-cell>
          <table:table-cell table:formula="of:=29.84*0.51" office:value-type="float" office:value="15.2184" calcext:value-type="float">
            <text:p>15.2184</text:p>
          </table:table-cell>
          <table:table-cell table:formula="of:=65.23*0.51" office:value-type="float" office:value="33.2673" calcext:value-type="float">
            <text:p>33.2673</text:p>
          </table:table-cell>
          <table:table-cell office:value-type="string" calcext:value-type="string">
            <text:p>51% TOP MOUNT; units of ft3 – multiplied by efficiencies of these techs</text:p>
          </table:table-cell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TF</text:p>
          </table:table-cell>
          <table:table-cell table:style-name="ce28" office:value-type="string" calcext:value-type="string">
            <text:p>REFERENCE TOP MOUNT REFRIGERATOR</text:p>
          </table:table-cell>
          <table:table-cell office:value-type="string" calcext:value-type="string">
            <text:p>R_RF_TF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RF.ELC..RESID</text:p>
          </table:table-cell>
          <table:table-cell table:formula="of:=19.2394121711241*0.51" office:value-type="float" office:value="9.81210020727329" calcext:value-type="float">
            <text:p>9.81210020727329</text:p>
          </table:table-cell>
          <table:table-cell table:formula="of:=54.32*0.51" office:value-type="float" office:value="27.7032" calcext:value-type="float">
            <text:p>27.7032</text:p>
          </table:table-cell>
          <table:table-cell table:formula="of:=66.71*0.51" office:value-type="float" office:value="34.0221" calcext:value-type="float">
            <text:p>34.0221</text:p>
          </table:table-cell>
          <table:table-cell table:formula="of:=30.94*0.51" office:value-type="float" office:value="15.7794" calcext:value-type="float">
            <text:p>15.7794</text:p>
          </table:table-cell>
          <table:table-cell table:formula="of:=77.81*0.51" office:value-type="float" office:value="39.6831" calcext:value-type="float">
            <text:p>39.6831</text:p>
          </table:table-cell>
          <table:table-cell table:formula="of:=24.77*0.51" office:value-type="float" office:value="12.6327" calcext:value-type="float">
            <text:p>12.6327</text:p>
          </table:table-cell>
          <table:table-cell table:formula="of:=47.53*0.51" office:value-type="float" office:value="24.2403" calcext:value-type="float">
            <text:p>24.2403</text:p>
          </table:table-cell>
          <table:table-cell table:formula="of:=29.84*0.51" office:value-type="float" office:value="15.2184" calcext:value-type="float">
            <text:p>15.2184</text:p>
          </table:table-cell>
          <table:table-cell table:formula="of:=65.23*0.51" office:value-type="float" office:value="33.2673" calcext:value-type="float">
            <text:p>33.2673</text:p>
          </table:table-cell>
          <table:table-cell office:value-type="string" calcext:value-type="string">
            <text:p>51% TOP MOUNT; units of ft3 – multiplied by efficiencies of these tech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TF</text:p>
          </table:table-cell>
          <table:table-cell table:style-name="ce28" office:value-type="string" calcext:value-type="string">
            <text:p>REFERENCE STANDARD TOP MOUNT REFRIGERATOR</text:p>
          </table:table-cell>
          <table:table-cell office:value-type="string" calcext:value-type="string">
            <text:p>R_RF_TF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RF.ELC..RESID</text:p>
          </table:table-cell>
          <table:table-cell table:formula="of:=19.2394121711241*0.51" office:value-type="float" office:value="9.81210020727329" calcext:value-type="float">
            <text:p>9.81210020727329</text:p>
          </table:table-cell>
          <table:table-cell table:formula="of:=54.32*0.51" office:value-type="float" office:value="27.7032" calcext:value-type="float">
            <text:p>27.7032</text:p>
          </table:table-cell>
          <table:table-cell table:formula="of:=66.71*0.51" office:value-type="float" office:value="34.0221" calcext:value-type="float">
            <text:p>34.0221</text:p>
          </table:table-cell>
          <table:table-cell table:formula="of:=30.94*0.51" office:value-type="float" office:value="15.7794" calcext:value-type="float">
            <text:p>15.7794</text:p>
          </table:table-cell>
          <table:table-cell table:formula="of:=77.81*0.51" office:value-type="float" office:value="39.6831" calcext:value-type="float">
            <text:p>39.6831</text:p>
          </table:table-cell>
          <table:table-cell table:formula="of:=24.77*0.51" office:value-type="float" office:value="12.6327" calcext:value-type="float">
            <text:p>12.6327</text:p>
          </table:table-cell>
          <table:table-cell table:formula="of:=47.53*0.51" office:value-type="float" office:value="24.2403" calcext:value-type="float">
            <text:p>24.2403</text:p>
          </table:table-cell>
          <table:table-cell table:formula="of:=29.84*0.51" office:value-type="float" office:value="15.2184" calcext:value-type="float">
            <text:p>15.2184</text:p>
          </table:table-cell>
          <table:table-cell table:formula="of:=65.23*0.51" office:value-type="float" office:value="33.2673" calcext:value-type="float">
            <text:p>33.2673</text:p>
          </table:table-cell>
          <table:table-cell office:value-type="string" calcext:value-type="string">
            <text:p>51% TOP MOUNT; units of ft3 – multiplied by efficiencies of these tech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TF</text:p>
          </table:table-cell>
          <table:table-cell table:style-name="ce28" office:value-type="string" calcext:value-type="string">
            <text:p>REFERENCE HIGH EFFICIENCY TOP MOUNT REFRIGERATOR</text:p>
          </table:table-cell>
          <table:table-cell office:value-type="string" calcext:value-type="string">
            <text:p>R_RF_TF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RF.ELC..RESID</text:p>
          </table:table-cell>
          <table:table-cell table:formula="of:=19.2394121711241*0.51" office:value-type="float" office:value="9.81210020727329" calcext:value-type="float">
            <text:p>9.81210020727329</text:p>
          </table:table-cell>
          <table:table-cell table:formula="of:=54.32*0.51" office:value-type="float" office:value="27.7032" calcext:value-type="float">
            <text:p>27.7032</text:p>
          </table:table-cell>
          <table:table-cell table:formula="of:=66.71*0.51" office:value-type="float" office:value="34.0221" calcext:value-type="float">
            <text:p>34.0221</text:p>
          </table:table-cell>
          <table:table-cell table:formula="of:=30.94*0.51" office:value-type="float" office:value="15.7794" calcext:value-type="float">
            <text:p>15.7794</text:p>
          </table:table-cell>
          <table:table-cell table:formula="of:=77.81*0.51" office:value-type="float" office:value="39.6831" calcext:value-type="float">
            <text:p>39.6831</text:p>
          </table:table-cell>
          <table:table-cell table:formula="of:=24.77*0.51" office:value-type="float" office:value="12.6327" calcext:value-type="float">
            <text:p>12.6327</text:p>
          </table:table-cell>
          <table:table-cell table:formula="of:=47.53*0.51" office:value-type="float" office:value="24.2403" calcext:value-type="float">
            <text:p>24.2403</text:p>
          </table:table-cell>
          <table:table-cell table:formula="of:=29.84*0.51" office:value-type="float" office:value="15.2184" calcext:value-type="float">
            <text:p>15.2184</text:p>
          </table:table-cell>
          <table:table-cell table:formula="of:=65.23*0.51" office:value-type="float" office:value="33.2673" calcext:value-type="float">
            <text:p>33.2673</text:p>
          </table:table-cell>
          <table:table-cell office:value-type="string" calcext:value-type="string">
            <text:p>51% TOP MOUNT; units of ft3 – multiplied by efficiencies of these techs</text:p>
          </table:table-cell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BF</text:p>
          </table:table-cell>
          <table:table-cell table:style-name="ce28" office:value-type="string" calcext:value-type="string">
            <text:p>REFERENCE BOTTOM MOUNT REFRIGERATOR</text:p>
          </table:table-cell>
          <table:table-cell office:value-type="string" calcext:value-type="string">
            <text:p>R_RF_BFELC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RF.ELC..RESID</text:p>
          </table:table-cell>
          <table:table-cell table:formula="of:=19.2394121711241*0.16" office:value-type="float" office:value="3.07830594737986" calcext:value-type="float">
            <text:p>3.07830594737986</text:p>
          </table:table-cell>
          <table:table-cell table:formula="of:=54.32*0.16" office:value-type="float" office:value="8.6912" calcext:value-type="float">
            <text:p>8.6912</text:p>
          </table:table-cell>
          <table:table-cell table:formula="of:=66.71*0.16" office:value-type="float" office:value="10.6736" calcext:value-type="float">
            <text:p>10.6736</text:p>
          </table:table-cell>
          <table:table-cell table:formula="of:=30.94*0.16" office:value-type="float" office:value="4.9504" calcext:value-type="float">
            <text:p>4.9504</text:p>
          </table:table-cell>
          <table:table-cell table:formula="of:=77.81*0.16" office:value-type="float" office:value="12.4496" calcext:value-type="float">
            <text:p>12.4496</text:p>
          </table:table-cell>
          <table:table-cell table:formula="of:=24.77*0.16" office:value-type="float" office:value="3.9632" calcext:value-type="float">
            <text:p>3.9632</text:p>
          </table:table-cell>
          <table:table-cell table:formula="of:=47.53*0.16" office:value-type="float" office:value="7.6048" calcext:value-type="float">
            <text:p>7.6048</text:p>
          </table:table-cell>
          <table:table-cell table:formula="of:=29.84*0.16" office:value-type="float" office:value="4.7744" calcext:value-type="float">
            <text:p>4.7744</text:p>
          </table:table-cell>
          <table:table-cell table:formula="of:=65.23*0.16" office:value-type="float" office:value="10.4368" calcext:value-type="float">
            <text:p>10.4368</text:p>
          </table:table-cell>
          <table:table-cell office:value-type="string" calcext:value-type="string">
            <text:p>16% BOT MOUNT; units of ft3 – multiplied by efficiencies of these techs</text:p>
          </table:table-cell>
        </table:table-row>
        <table:table-row table:style-name="ro2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BF</text:p>
          </table:table-cell>
          <table:table-cell table:style-name="ce28" office:value-type="string" calcext:value-type="string">
            <text:p>REFERENCE BOTTOM MOUNT REFRIGERATOR</text:p>
          </table:table-cell>
          <table:table-cell office:value-type="string" calcext:value-type="string">
            <text:p>R_RF_BF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RF.ELC..RESID</text:p>
          </table:table-cell>
          <table:table-cell table:formula="of:=19.2394121711241*0.16" office:value-type="float" office:value="3.07830594737986" calcext:value-type="float">
            <text:p>3.07830594737986</text:p>
          </table:table-cell>
          <table:table-cell table:formula="of:=54.32*0.16" office:value-type="float" office:value="8.6912" calcext:value-type="float">
            <text:p>8.6912</text:p>
          </table:table-cell>
          <table:table-cell table:formula="of:=66.71*0.16" office:value-type="float" office:value="10.6736" calcext:value-type="float">
            <text:p>10.6736</text:p>
          </table:table-cell>
          <table:table-cell table:formula="of:=30.94*0.16" office:value-type="float" office:value="4.9504" calcext:value-type="float">
            <text:p>4.9504</text:p>
          </table:table-cell>
          <table:table-cell table:formula="of:=77.81*0.16" office:value-type="float" office:value="12.4496" calcext:value-type="float">
            <text:p>12.4496</text:p>
          </table:table-cell>
          <table:table-cell table:formula="of:=24.77*0.16" office:value-type="float" office:value="3.9632" calcext:value-type="float">
            <text:p>3.9632</text:p>
          </table:table-cell>
          <table:table-cell table:formula="of:=47.53*0.16" office:value-type="float" office:value="7.6048" calcext:value-type="float">
            <text:p>7.6048</text:p>
          </table:table-cell>
          <table:table-cell table:formula="of:=29.84*0.16" office:value-type="float" office:value="4.7744" calcext:value-type="float">
            <text:p>4.7744</text:p>
          </table:table-cell>
          <table:table-cell table:formula="of:=65.23*0.16" office:value-type="float" office:value="10.4368" calcext:value-type="float">
            <text:p>10.4368</text:p>
          </table:table-cell>
          <table:table-cell office:value-type="string" calcext:value-type="string">
            <text:p>16% BOT MOUNT; units of ft3 – multiplied by efficiencies of these tech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BF</text:p>
          </table:table-cell>
          <table:table-cell table:style-name="ce28" office:value-type="string" calcext:value-type="string">
            <text:p>REFERENCE STANDARD BOTTOM MOUNT REFRIGERATOR</text:p>
          </table:table-cell>
          <table:table-cell office:value-type="string" calcext:value-type="string">
            <text:p>R_RF_BF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RF.ELC..RESID</text:p>
          </table:table-cell>
          <table:table-cell table:formula="of:=19.2394121711241*0.16" office:value-type="float" office:value="3.07830594737986" calcext:value-type="float">
            <text:p>3.07830594737986</text:p>
          </table:table-cell>
          <table:table-cell table:formula="of:=54.32*0.16" office:value-type="float" office:value="8.6912" calcext:value-type="float">
            <text:p>8.6912</text:p>
          </table:table-cell>
          <table:table-cell table:formula="of:=66.71*0.16" office:value-type="float" office:value="10.6736" calcext:value-type="float">
            <text:p>10.6736</text:p>
          </table:table-cell>
          <table:table-cell table:formula="of:=30.94*0.16" office:value-type="float" office:value="4.9504" calcext:value-type="float">
            <text:p>4.9504</text:p>
          </table:table-cell>
          <table:table-cell table:formula="of:=77.81*0.16" office:value-type="float" office:value="12.4496" calcext:value-type="float">
            <text:p>12.4496</text:p>
          </table:table-cell>
          <table:table-cell table:formula="of:=24.77*0.16" office:value-type="float" office:value="3.9632" calcext:value-type="float">
            <text:p>3.9632</text:p>
          </table:table-cell>
          <table:table-cell table:formula="of:=47.53*0.16" office:value-type="float" office:value="7.6048" calcext:value-type="float">
            <text:p>7.6048</text:p>
          </table:table-cell>
          <table:table-cell table:formula="of:=29.84*0.16" office:value-type="float" office:value="4.7744" calcext:value-type="float">
            <text:p>4.7744</text:p>
          </table:table-cell>
          <table:table-cell table:formula="of:=65.23*0.16" office:value-type="float" office:value="10.4368" calcext:value-type="float">
            <text:p>10.4368</text:p>
          </table:table-cell>
          <table:table-cell office:value-type="string" calcext:value-type="string">
            <text:p>16% BOT MOUNT; units of ft3 – multiplied by efficiencies of these techs</text:p>
          </table:table-cell>
        </table:table-row>
        <table:table-row table:style-name="ro3" table:visibility="filter">
          <table:table-cell office:value-type="string" calcext:value-type="string">
            <text:p>Residential</text:p>
          </table:table-cell>
          <table:table-cell office:value-type="string" calcext:value-type="string">
            <text:p>Residential Refrigeration</text:p>
          </table:table-cell>
          <table:table-cell office:value-type="string" calcext:value-type="string">
            <text:p>R_RF_BF</text:p>
          </table:table-cell>
          <table:table-cell table:style-name="ce28" office:value-type="string" calcext:value-type="string">
            <text:p>REFERENCE HIGH EFFICIENCY BOTTOM MOUNT REFRIGERATOR</text:p>
          </table:table-cell>
          <table:table-cell office:value-type="string" calcext:value-type="string">
            <text:p>R_RF_BF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RF.ELC..RESID</text:p>
          </table:table-cell>
          <table:table-cell table:formula="of:=19.2394121711241*0.16" office:value-type="float" office:value="3.07830594737986" calcext:value-type="float">
            <text:p>3.07830594737986</text:p>
          </table:table-cell>
          <table:table-cell table:formula="of:=54.32*0.16" office:value-type="float" office:value="8.6912" calcext:value-type="float">
            <text:p>8.6912</text:p>
          </table:table-cell>
          <table:table-cell table:formula="of:=66.71*0.16" office:value-type="float" office:value="10.6736" calcext:value-type="float">
            <text:p>10.6736</text:p>
          </table:table-cell>
          <table:table-cell table:formula="of:=30.94*0.16" office:value-type="float" office:value="4.9504" calcext:value-type="float">
            <text:p>4.9504</text:p>
          </table:table-cell>
          <table:table-cell table:formula="of:=77.81*0.16" office:value-type="float" office:value="12.4496" calcext:value-type="float">
            <text:p>12.4496</text:p>
          </table:table-cell>
          <table:table-cell table:formula="of:=24.77*0.16" office:value-type="float" office:value="3.9632" calcext:value-type="float">
            <text:p>3.9632</text:p>
          </table:table-cell>
          <table:table-cell table:formula="of:=47.53*0.16" office:value-type="float" office:value="7.6048" calcext:value-type="float">
            <text:p>7.6048</text:p>
          </table:table-cell>
          <table:table-cell table:formula="of:=29.84*0.16" office:value-type="float" office:value="4.7744" calcext:value-type="float">
            <text:p>4.7744</text:p>
          </table:table-cell>
          <table:table-cell table:formula="of:=65.23*0.16" office:value-type="float" office:value="10.4368" calcext:value-type="float">
            <text:p>10.4368</text:p>
          </table:table-cell>
          <table:table-cell office:value-type="string" calcext:value-type="string">
            <text:p>16% BOT MOUNT; units of ft3 – multiplied by efficiencies of these techs</text:p>
          </table:table-cell>
        </table:table-row>
        <table:table-row table:style-name="ro6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CFL_GSL</text:p>
          </table:table-cell>
          <table:table-cell office:value-type="string" calcext:value-type="string">
            <text:p>REFERENCE RESIDENTIAL GENERAL SERVICE COMPACT FLUORESCENT LAMPS</text:p>
          </table:table-cell>
          <table:table-cell table:style-name="Default" office:value-type="string" calcext:value-type="string">
            <text:p>R_LT_CFL_GS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LT.ELC.GSL.CFL.RESID</text:p>
          </table:table-cell>
          <table:table-cell office:value-type="float" office:value="5.26082904526944" calcext:value-type="float">
            <text:p>5.26082904526944</text:p>
          </table:table-cell>
          <table:table-cell office:value-type="float" office:value="14.8839602858755" calcext:value-type="float">
            <text:p>14.8839602858755</text:p>
          </table:table-cell>
          <table:table-cell office:value-type="float" office:value="16.9162941786844" calcext:value-type="float">
            <text:p>16.9162941786844</text:p>
          </table:table-cell>
          <table:table-cell office:value-type="float" office:value="7.43089340526648" calcext:value-type="float">
            <text:p>7.43089340526648</text:p>
          </table:table-cell>
          <table:table-cell office:value-type="float" office:value="21.7245385474624" calcext:value-type="float">
            <text:p>21.7245385474624</text:p>
          </table:table-cell>
          <table:table-cell office:value-type="float" office:value="6.68128151340497" calcext:value-type="float">
            <text:p>6.68128151340497</text:p>
          </table:table-cell>
          <table:table-cell office:value-type="float" office:value="13.2409761670726" calcext:value-type="float">
            <text:p>13.2409761670726</text:p>
          </table:table-cell>
          <table:table-cell office:value-type="float" office:value="8.16637116201371" calcext:value-type="float">
            <text:p>8.16637116201371</text:p>
          </table:table-cell>
          <table:table-cell office:value-type="float" office:value="18.1615620092373" calcext:value-type="float">
            <text:p>18.1615620092373</text:p>
          </table:table-cell>
          <table:table-cell office:value-type="string" calcext:value-type="string">
            <text:p>units of PJ</text:p>
          </table:table-cell>
        </table:table-row>
        <table:table-row table:style-name="ro7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CFL_GSL</text:p>
          </table:table-cell>
          <table:table-cell office:value-type="string" calcext:value-type="string">
            <text:p>REFERENCE STANDARD RESIDENTIAL GENERAL SERVICE COMPACT FLUORESCENT LAMPS</text:p>
          </table:table-cell>
          <table:table-cell table:style-name="Default" office:value-type="string" calcext:value-type="string">
            <text:p>R_LT_CFLST_GS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GSL.CFL.RESID</text:p>
          </table:table-cell>
          <table:table-cell office:value-type="float" office:value="5.26082904526944" calcext:value-type="float">
            <text:p>5.26082904526944</text:p>
          </table:table-cell>
          <table:table-cell office:value-type="float" office:value="14.8839602858755" calcext:value-type="float">
            <text:p>14.8839602858755</text:p>
          </table:table-cell>
          <table:table-cell office:value-type="float" office:value="16.9162941786844" calcext:value-type="float">
            <text:p>16.9162941786844</text:p>
          </table:table-cell>
          <table:table-cell office:value-type="float" office:value="7.43089340526648" calcext:value-type="float">
            <text:p>7.43089340526648</text:p>
          </table:table-cell>
          <table:table-cell office:value-type="float" office:value="21.7245385474624" calcext:value-type="float">
            <text:p>21.7245385474624</text:p>
          </table:table-cell>
          <table:table-cell office:value-type="float" office:value="6.68128151340497" calcext:value-type="float">
            <text:p>6.68128151340497</text:p>
          </table:table-cell>
          <table:table-cell office:value-type="float" office:value="13.2409761670726" calcext:value-type="float">
            <text:p>13.2409761670726</text:p>
          </table:table-cell>
          <table:table-cell office:value-type="float" office:value="8.16637116201371" calcext:value-type="float">
            <text:p>8.16637116201371</text:p>
          </table:table-cell>
          <table:table-cell office:value-type="float" office:value="18.1615620092373" calcext:value-type="float">
            <text:p>18.1615620092373</text:p>
          </table:table-cell>
          <table:table-cell office:value-type="string" calcext:value-type="string">
            <text:p>units of PJ</text:p>
          </table:table-cell>
        </table:table-row>
        <table:table-row table:style-name="ro7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CFL_GSL</text:p>
          </table:table-cell>
          <table:table-cell office:value-type="string" calcext:value-type="string">
            <text:p>REFERENCE HIGH EFFICIENCY RESIDENTIAL GENERAL SERVICE COMPACT FLUORESCENT LAMPS</text:p>
          </table:table-cell>
          <table:table-cell table:style-name="Default" office:value-type="string" calcext:value-type="string">
            <text:p>R_LT_CFLHE_GS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GSL.CFL.RESID</text:p>
          </table:table-cell>
          <table:table-cell office:value-type="float" office:value="5.26082904526944" calcext:value-type="float">
            <text:p>5.26082904526944</text:p>
          </table:table-cell>
          <table:table-cell office:value-type="float" office:value="14.8839602858755" calcext:value-type="float">
            <text:p>14.8839602858755</text:p>
          </table:table-cell>
          <table:table-cell office:value-type="float" office:value="16.9162941786844" calcext:value-type="float">
            <text:p>16.9162941786844</text:p>
          </table:table-cell>
          <table:table-cell office:value-type="float" office:value="7.43089340526648" calcext:value-type="float">
            <text:p>7.43089340526648</text:p>
          </table:table-cell>
          <table:table-cell office:value-type="float" office:value="21.7245385474624" calcext:value-type="float">
            <text:p>21.7245385474624</text:p>
          </table:table-cell>
          <table:table-cell office:value-type="float" office:value="6.68128151340497" calcext:value-type="float">
            <text:p>6.68128151340497</text:p>
          </table:table-cell>
          <table:table-cell office:value-type="float" office:value="13.2409761670726" calcext:value-type="float">
            <text:p>13.2409761670726</text:p>
          </table:table-cell>
          <table:table-cell office:value-type="float" office:value="8.16637116201371" calcext:value-type="float">
            <text:p>8.16637116201371</text:p>
          </table:table-cell>
          <table:table-cell office:value-type="float" office:value="18.1615620092373" calcext:value-type="float">
            <text:p>18.1615620092373</text:p>
          </table:table-cell>
          <table:table-cell office:value-type="string" calcext:value-type="string">
            <text:p>units of PJ</text:p>
          </table:table-cell>
        </table:table-row>
        <table:table-row table:style-name="ro4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GSL</text:p>
          </table:table-cell>
          <table:table-cell office:value-type="string" calcext:value-type="string">
            <text:p>REFERENCE RESIDENTIAL GENERAL SERVICE LED LAMPS (60 WATT EQUIVALENT)</text:p>
          </table:table-cell>
          <table:table-cell table:style-name="Default" office:value-type="string" calcext:value-type="string">
            <text:p>R_LT_LED60_GS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LT.ELC.GSL.LED.RESID</text:p>
          </table:table-cell>
          <table:table-cell office:value-type="float" office:value="0.341448038995853" calcext:value-type="float">
            <text:p>0.341448038995853</text:p>
          </table:table-cell>
          <table:table-cell office:value-type="float" office:value="0.966026268554416" calcext:value-type="float">
            <text:p>0.966026268554416</text:p>
          </table:table-cell>
          <table:table-cell office:value-type="float" office:value="1.09793255486654" calcext:value-type="float">
            <text:p>1.09793255486654</text:p>
          </table:table-cell>
          <table:table-cell office:value-type="float" office:value="0.482293562361046" calcext:value-type="float">
            <text:p>0.482293562361046</text:p>
          </table:table-cell>
          <table:table-cell office:value-type="float" office:value="1.4100061076478" calcext:value-type="float">
            <text:p>1.4100061076478</text:p>
          </table:table-cell>
          <table:table-cell office:value-type="float" office:value="0.433640867456572" calcext:value-type="float">
            <text:p>0.433640867456572</text:p>
          </table:table-cell>
          <table:table-cell office:value-type="float" office:value="0.85939028007442" calcext:value-type="float">
            <text:p>0.85939028007442</text:p>
          </table:table-cell>
          <table:table-cell office:value-type="float" office:value="0.530028897534543" calcext:value-type="float">
            <text:p>0.530028897534543</text:p>
          </table:table-cell>
          <table:table-cell office:value-type="float" office:value="1.17875522656107" calcext:value-type="float">
            <text:p>1.17875522656107</text:p>
          </table:table-cell>
          <table:table-cell office:value-type="string" calcext:value-type="string">
            <text:p>units of PJ</text:p>
          </table:table-cell>
        </table:table-row>
        <table:table-row table:style-name="ro6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GSL</text:p>
          </table:table-cell>
          <table:table-cell office:value-type="string" calcext:value-type="string">
            <text:p>REFERENCE STANDARD RESIDENTIAL GENERAL SERVICE LED LAMPS (60 WATT EQUIVALENT)</text:p>
          </table:table-cell>
          <table:table-cell table:style-name="Default" office:value-type="string" calcext:value-type="string">
            <text:p>R_LT_LED60ST_GS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GSL.LED.RESID</text:p>
          </table:table-cell>
          <table:table-cell office:value-type="float" office:value="0.341448038995853" calcext:value-type="float">
            <text:p>0.341448038995853</text:p>
          </table:table-cell>
          <table:table-cell office:value-type="float" office:value="0.966026268554416" calcext:value-type="float">
            <text:p>0.966026268554416</text:p>
          </table:table-cell>
          <table:table-cell office:value-type="float" office:value="1.09793255486654" calcext:value-type="float">
            <text:p>1.09793255486654</text:p>
          </table:table-cell>
          <table:table-cell office:value-type="float" office:value="0.482293562361046" calcext:value-type="float">
            <text:p>0.482293562361046</text:p>
          </table:table-cell>
          <table:table-cell office:value-type="float" office:value="1.4100061076478" calcext:value-type="float">
            <text:p>1.4100061076478</text:p>
          </table:table-cell>
          <table:table-cell office:value-type="float" office:value="0.433640867456572" calcext:value-type="float">
            <text:p>0.433640867456572</text:p>
          </table:table-cell>
          <table:table-cell office:value-type="float" office:value="0.85939028007442" calcext:value-type="float">
            <text:p>0.85939028007442</text:p>
          </table:table-cell>
          <table:table-cell office:value-type="float" office:value="0.530028897534543" calcext:value-type="float">
            <text:p>0.530028897534543</text:p>
          </table:table-cell>
          <table:table-cell office:value-type="float" office:value="1.17875522656107" calcext:value-type="float">
            <text:p>1.17875522656107</text:p>
          </table:table-cell>
          <table:table-cell office:value-type="string" calcext:value-type="string">
            <text:p>units of PJ</text:p>
          </table:table-cell>
        </table:table-row>
        <table:table-row table:style-name="ro6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GSL</text:p>
          </table:table-cell>
          <table:table-cell office:value-type="string" calcext:value-type="string">
            <text:p>REFERENCE HIGH EFFICIENCY RESIDENTIAL GENERAL SERVICE LED LAMPS (60 WATT EQUIVALENT)</text:p>
          </table:table-cell>
          <table:table-cell table:style-name="Default" office:value-type="string" calcext:value-type="string">
            <text:p>R_LT_LED60HE_GS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GSL.LED.RESID</text:p>
          </table:table-cell>
          <table:table-cell office:value-type="float" office:value="0.341448038995853" calcext:value-type="float">
            <text:p>0.341448038995853</text:p>
          </table:table-cell>
          <table:table-cell office:value-type="float" office:value="0.966026268554416" calcext:value-type="float">
            <text:p>0.966026268554416</text:p>
          </table:table-cell>
          <table:table-cell office:value-type="float" office:value="1.09793255486654" calcext:value-type="float">
            <text:p>1.09793255486654</text:p>
          </table:table-cell>
          <table:table-cell office:value-type="float" office:value="0.482293562361046" calcext:value-type="float">
            <text:p>0.482293562361046</text:p>
          </table:table-cell>
          <table:table-cell office:value-type="float" office:value="1.4100061076478" calcext:value-type="float">
            <text:p>1.4100061076478</text:p>
          </table:table-cell>
          <table:table-cell office:value-type="float" office:value="0.433640867456572" calcext:value-type="float">
            <text:p>0.433640867456572</text:p>
          </table:table-cell>
          <table:table-cell office:value-type="float" office:value="0.85939028007442" calcext:value-type="float">
            <text:p>0.85939028007442</text:p>
          </table:table-cell>
          <table:table-cell office:value-type="float" office:value="0.530028897534543" calcext:value-type="float">
            <text:p>0.530028897534543</text:p>
          </table:table-cell>
          <table:table-cell office:value-type="float" office:value="1.17875522656107" calcext:value-type="float">
            <text:p>1.17875522656107</text:p>
          </table:table-cell>
          <table:table-cell office:value-type="string" calcext:value-type="string">
            <text:p>units of PJ</text:p>
          </table:table-cell>
        </table:table-row>
        <table:table-row table:style-name="ro3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INC_RFL</text:p>
          </table:table-cell>
          <table:table-cell office:value-type="string" calcext:value-type="string">
            <text:p>REFERENCE RESIDENTIAL REFLECTOR LAMPS (65W INCANDESCENT)</text:p>
          </table:table-cell>
          <table:table-cell table:style-name="Default" office:value-type="string" calcext:value-type="string">
            <text:p>R_LT_INC_RF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LT.ELC.REF.INC.RESID</text:p>
          </table:table-cell>
          <table:table-cell office:value-type="float" office:value="1.20139124831874" calcext:value-type="float">
            <text:p>1.20139124831874</text:p>
          </table:table-cell>
          <table:table-cell office:value-type="float" office:value="3.39898131528406" calcext:value-type="float">
            <text:p>3.39898131528406</text:p>
          </table:table-cell>
          <table:table-cell office:value-type="float" office:value="3.86309602638225" calcext:value-type="float">
            <text:p>3.86309602638225</text:p>
          </table:table-cell>
          <table:table-cell office:value-type="float" office:value="1.6969588305296" calcext:value-type="float">
            <text:p>1.6969588305296</text:p>
          </table:table-cell>
          <table:table-cell office:value-type="float" office:value="4.96113260098301" calcext:value-type="float">
            <text:p>4.96113260098301</text:p>
          </table:table-cell>
          <table:table-cell office:value-type="float" office:value="1.52577342253239" calcext:value-type="float">
            <text:p>1.52577342253239</text:p>
          </table:table-cell>
          <table:table-cell office:value-type="float" office:value="3.02378061507666" calcext:value-type="float">
            <text:p>3.02378061507666</text:p>
          </table:table-cell>
          <table:table-cell office:value-type="float" office:value="1.86491649132525" calcext:value-type="float">
            <text:p>1.86491649132525</text:p>
          </table:table-cell>
          <table:table-cell office:value-type="float" office:value="4.14747209345563" calcext:value-type="float">
            <text:p>4.14747209345563</text:p>
          </table:table-cell>
          <table:table-cell office:value-type="string" calcext:value-type="string">
            <text:p>units of PJ</text:p>
          </table:table-cell>
        </table:table-row>
        <table:table-row table:style-name="ro4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INC_RFL</text:p>
          </table:table-cell>
          <table:table-cell office:value-type="string" calcext:value-type="string">
            <text:p>REFERENCE STANDARD RESIDENTIAL REFLECTOR LAMPS (65W INCANDESCENT)</text:p>
          </table:table-cell>
          <table:table-cell table:style-name="Default" office:value-type="string" calcext:value-type="string">
            <text:p>R_LT_INCST_R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REF.INC.RESID</text:p>
          </table:table-cell>
          <table:table-cell office:value-type="float" office:value="1.20139124831874" calcext:value-type="float">
            <text:p>1.20139124831874</text:p>
          </table:table-cell>
          <table:table-cell office:value-type="float" office:value="3.39898131528406" calcext:value-type="float">
            <text:p>3.39898131528406</text:p>
          </table:table-cell>
          <table:table-cell office:value-type="float" office:value="3.86309602638225" calcext:value-type="float">
            <text:p>3.86309602638225</text:p>
          </table:table-cell>
          <table:table-cell office:value-type="float" office:value="1.6969588305296" calcext:value-type="float">
            <text:p>1.6969588305296</text:p>
          </table:table-cell>
          <table:table-cell office:value-type="float" office:value="4.96113260098301" calcext:value-type="float">
            <text:p>4.96113260098301</text:p>
          </table:table-cell>
          <table:table-cell office:value-type="float" office:value="1.52577342253239" calcext:value-type="float">
            <text:p>1.52577342253239</text:p>
          </table:table-cell>
          <table:table-cell office:value-type="float" office:value="3.02378061507666" calcext:value-type="float">
            <text:p>3.02378061507666</text:p>
          </table:table-cell>
          <table:table-cell office:value-type="float" office:value="1.86491649132525" calcext:value-type="float">
            <text:p>1.86491649132525</text:p>
          </table:table-cell>
          <table:table-cell office:value-type="float" office:value="4.14747209345563" calcext:value-type="float">
            <text:p>4.14747209345563</text:p>
          </table:table-cell>
          <table:table-cell office:value-type="string" calcext:value-type="string">
            <text:p>units of PJ</text:p>
          </table:table-cell>
        </table:table-row>
        <table:table-row table:style-name="ro3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HAL_RFL</text:p>
          </table:table-cell>
          <table:table-cell office:value-type="string" calcext:value-type="string">
            <text:p>REFERENCE RESIDENTIAL REFLECTOR LAMPS (PAR30 HALOGEN)</text:p>
          </table:table-cell>
          <table:table-cell table:style-name="Default" office:value-type="string" calcext:value-type="string">
            <text:p>R_LT_HAL_RF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LT.ELC.REF.HAL.RESID</text:p>
          </table:table-cell>
          <table:table-cell office:value-type="float" office:value="0.739804084491015" calcext:value-type="float">
            <text:p>0.739804084491015</text:p>
          </table:table-cell>
          <table:table-cell office:value-type="float" office:value="2.09305691520124" calcext:value-type="float">
            <text:p>2.09305691520124</text:p>
          </table:table-cell>
          <table:table-cell office:value-type="float" office:value="2.37885386887749" calcext:value-type="float">
            <text:p>2.37885386887749</text:p>
          </table:table-cell>
          <table:table-cell office:value-type="float" office:value="1.0449693851156" calcext:value-type="float">
            <text:p>1.0449693851156</text:p>
          </table:table-cell>
          <table:table-cell office:value-type="float" office:value="3.0550132332369" calcext:value-type="float">
            <text:p>3.0550132332369</text:p>
          </table:table-cell>
          <table:table-cell office:value-type="float" office:value="0.939555212822574" calcext:value-type="float">
            <text:p>0.939555212822574</text:p>
          </table:table-cell>
          <table:table-cell office:value-type="float" office:value="1.86201227349458" calcext:value-type="float">
            <text:p>1.86201227349458</text:p>
          </table:table-cell>
          <table:table-cell office:value-type="float" office:value="1.14839594465818" calcext:value-type="float">
            <text:p>1.14839594465818</text:p>
          </table:table-cell>
          <table:table-cell office:value-type="float" office:value="2.55396965754899" calcext:value-type="float">
            <text:p>2.55396965754899</text:p>
          </table:table-cell>
          <table:table-cell office:value-type="string" calcext:value-type="string">
            <text:p>units of PJ</text:p>
          </table:table-cell>
        </table:table-row>
        <table:table-row table:style-name="ro4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HAL_RFL</text:p>
          </table:table-cell>
          <table:table-cell office:value-type="string" calcext:value-type="string">
            <text:p>REFERENCE STANDARD RESIDENTIAL REFLECTOR LAMPS (PAR30 HALOGEN)</text:p>
          </table:table-cell>
          <table:table-cell table:style-name="Default" office:value-type="string" calcext:value-type="string">
            <text:p>R_LT_HALST_R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REF.HAL.RESID</text:p>
          </table:table-cell>
          <table:table-cell office:value-type="float" office:value="0.739804084491015" calcext:value-type="float">
            <text:p>0.739804084491015</text:p>
          </table:table-cell>
          <table:table-cell office:value-type="float" office:value="2.09305691520124" calcext:value-type="float">
            <text:p>2.09305691520124</text:p>
          </table:table-cell>
          <table:table-cell office:value-type="float" office:value="2.37885386887749" calcext:value-type="float">
            <text:p>2.37885386887749</text:p>
          </table:table-cell>
          <table:table-cell office:value-type="float" office:value="1.0449693851156" calcext:value-type="float">
            <text:p>1.0449693851156</text:p>
          </table:table-cell>
          <table:table-cell office:value-type="float" office:value="3.0550132332369" calcext:value-type="float">
            <text:p>3.0550132332369</text:p>
          </table:table-cell>
          <table:table-cell office:value-type="float" office:value="0.939555212822574" calcext:value-type="float">
            <text:p>0.939555212822574</text:p>
          </table:table-cell>
          <table:table-cell office:value-type="float" office:value="1.86201227349458" calcext:value-type="float">
            <text:p>1.86201227349458</text:p>
          </table:table-cell>
          <table:table-cell office:value-type="float" office:value="1.14839594465818" calcext:value-type="float">
            <text:p>1.14839594465818</text:p>
          </table:table-cell>
          <table:table-cell office:value-type="float" office:value="2.55396965754899" calcext:value-type="float">
            <text:p>2.55396965754899</text:p>
          </table:table-cell>
          <table:table-cell office:value-type="string" calcext:value-type="string">
            <text:p>units of PJ</text:p>
          </table:table-cell>
        </table:table-row>
        <table:table-row table:style-name="ro4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HIR_RFL</text:p>
          </table:table-cell>
          <table:table-cell office:value-type="string" calcext:value-type="string">
            <text:p>REFERENCE RESIDENTIAL REFLECTOR LAMPS (HALOGEN INFRARED REFLECTOR)</text:p>
          </table:table-cell>
          <table:table-cell table:style-name="Default" office:value-type="string" calcext:value-type="string">
            <text:p>R_LT_HIR_RF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LT.ELC.REF.HAL.RESID</text:p>
          </table:table-cell>
          <table:table-cell office:value-type="float" office:value="0.739804084491015" calcext:value-type="float">
            <text:p>0.739804084491015</text:p>
          </table:table-cell>
          <table:table-cell office:value-type="float" office:value="2.09305691520124" calcext:value-type="float">
            <text:p>2.09305691520124</text:p>
          </table:table-cell>
          <table:table-cell office:value-type="float" office:value="2.37885386887749" calcext:value-type="float">
            <text:p>2.37885386887749</text:p>
          </table:table-cell>
          <table:table-cell office:value-type="float" office:value="1.0449693851156" calcext:value-type="float">
            <text:p>1.0449693851156</text:p>
          </table:table-cell>
          <table:table-cell office:value-type="float" office:value="3.0550132332369" calcext:value-type="float">
            <text:p>3.0550132332369</text:p>
          </table:table-cell>
          <table:table-cell office:value-type="float" office:value="0.939555212822574" calcext:value-type="float">
            <text:p>0.939555212822574</text:p>
          </table:table-cell>
          <table:table-cell office:value-type="float" office:value="1.86201227349458" calcext:value-type="float">
            <text:p>1.86201227349458</text:p>
          </table:table-cell>
          <table:table-cell office:value-type="float" office:value="1.14839594465818" calcext:value-type="float">
            <text:p>1.14839594465818</text:p>
          </table:table-cell>
          <table:table-cell office:value-type="float" office:value="2.55396965754899" calcext:value-type="float">
            <text:p>2.55396965754899</text:p>
          </table:table-cell>
          <table:table-cell office:value-type="string" calcext:value-type="string">
            <text:p>units of PJ</text:p>
          </table:table-cell>
        </table:table-row>
        <table:table-row table:style-name="ro6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HIR_RFL</text:p>
          </table:table-cell>
          <table:table-cell office:value-type="string" calcext:value-type="string">
            <text:p>REFERENCE STANDARD RESIDENTIAL REFLECTOR LAMPS (HALOGEN INFRARED REFLECTOR)</text:p>
          </table:table-cell>
          <table:table-cell table:style-name="Default" office:value-type="string" calcext:value-type="string">
            <text:p>R_LT_HIRST_R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REF.HAL.RESID</text:p>
          </table:table-cell>
          <table:table-cell office:value-type="float" office:value="0.739804084491015" calcext:value-type="float">
            <text:p>0.739804084491015</text:p>
          </table:table-cell>
          <table:table-cell office:value-type="float" office:value="2.09305691520124" calcext:value-type="float">
            <text:p>2.09305691520124</text:p>
          </table:table-cell>
          <table:table-cell office:value-type="float" office:value="2.37885386887749" calcext:value-type="float">
            <text:p>2.37885386887749</text:p>
          </table:table-cell>
          <table:table-cell office:value-type="float" office:value="1.0449693851156" calcext:value-type="float">
            <text:p>1.0449693851156</text:p>
          </table:table-cell>
          <table:table-cell office:value-type="float" office:value="3.0550132332369" calcext:value-type="float">
            <text:p>3.0550132332369</text:p>
          </table:table-cell>
          <table:table-cell office:value-type="float" office:value="0.939555212822574" calcext:value-type="float">
            <text:p>0.939555212822574</text:p>
          </table:table-cell>
          <table:table-cell office:value-type="float" office:value="1.86201227349458" calcext:value-type="float">
            <text:p>1.86201227349458</text:p>
          </table:table-cell>
          <table:table-cell office:value-type="float" office:value="1.14839594465818" calcext:value-type="float">
            <text:p>1.14839594465818</text:p>
          </table:table-cell>
          <table:table-cell office:value-type="float" office:value="2.55396965754899" calcext:value-type="float">
            <text:p>2.55396965754899</text:p>
          </table:table-cell>
          <table:table-cell office:value-type="string" calcext:value-type="string">
            <text:p>units of PJ</text:p>
          </table:table-cell>
        </table:table-row>
        <table:table-row table:style-name="ro3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CFL_RFL</text:p>
          </table:table-cell>
          <table:table-cell office:value-type="string" calcext:value-type="string">
            <text:p>REFERENCE RESIDENTIAL REFLECTOR LAMPS (CFL)</text:p>
          </table:table-cell>
          <table:table-cell table:style-name="Default" office:value-type="string" calcext:value-type="string">
            <text:p>R_LT_CFL_RF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LT.ELC.REF.CFL.RESID</text:p>
          </table:table-cell>
          <table:table-cell office:value-type="float" office:value="0.297186256163057" calcext:value-type="float">
            <text:p>0.297186256163057</text:p>
          </table:table-cell>
          <table:table-cell office:value-type="float" office:value="0.840800641149214" calcext:value-type="float">
            <text:p>0.840800641149214</text:p>
          </table:table-cell>
          <table:table-cell office:value-type="float" office:value="0.955607964420873" calcext:value-type="float">
            <text:p>0.955607964420873</text:p>
          </table:table-cell>
          <table:table-cell office:value-type="float" office:value="0.419774026499429" calcext:value-type="float">
            <text:p>0.419774026499429</text:p>
          </table:table-cell>
          <table:table-cell office:value-type="float" office:value="1.2272275381379" calcext:value-type="float">
            <text:p>1.2272275381379</text:p>
          </table:table-cell>
          <table:table-cell office:value-type="float" office:value="0.377428162415906" calcext:value-type="float">
            <text:p>0.377428162415906</text:p>
          </table:table-cell>
          <table:table-cell office:value-type="float" office:value="0.747987836361069" calcext:value-type="float">
            <text:p>0.747987836361069</text:p>
          </table:table-cell>
          <table:table-cell office:value-type="float" office:value="0.46132144785414" calcext:value-type="float">
            <text:p>0.46132144785414</text:p>
          </table:table-cell>
          <table:table-cell office:value-type="float" office:value="1.02595362311797" calcext:value-type="float">
            <text:p>1.02595362311797</text:p>
          </table:table-cell>
          <table:table-cell office:value-type="string" calcext:value-type="string">
            <text:p>units of PJ</text:p>
          </table:table-cell>
        </table:table-row>
        <table:table-row table:style-name="ro4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CFL_RFL</text:p>
          </table:table-cell>
          <table:table-cell office:value-type="string" calcext:value-type="string">
            <text:p>REFERENCE STANDARD RESIDENTIAL REFLECTOR LAMPS (CFL)</text:p>
          </table:table-cell>
          <table:table-cell table:style-name="Default" office:value-type="string" calcext:value-type="string">
            <text:p>R_LT_CFLST_R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REF.CFL.RESID</text:p>
          </table:table-cell>
          <table:table-cell office:value-type="float" office:value="0.297186256163057" calcext:value-type="float">
            <text:p>0.297186256163057</text:p>
          </table:table-cell>
          <table:table-cell office:value-type="float" office:value="0.840800641149214" calcext:value-type="float">
            <text:p>0.840800641149214</text:p>
          </table:table-cell>
          <table:table-cell office:value-type="float" office:value="0.955607964420873" calcext:value-type="float">
            <text:p>0.955607964420873</text:p>
          </table:table-cell>
          <table:table-cell office:value-type="float" office:value="0.419774026499429" calcext:value-type="float">
            <text:p>0.419774026499429</text:p>
          </table:table-cell>
          <table:table-cell office:value-type="float" office:value="1.2272275381379" calcext:value-type="float">
            <text:p>1.2272275381379</text:p>
          </table:table-cell>
          <table:table-cell office:value-type="float" office:value="0.377428162415906" calcext:value-type="float">
            <text:p>0.377428162415906</text:p>
          </table:table-cell>
          <table:table-cell office:value-type="float" office:value="0.747987836361069" calcext:value-type="float">
            <text:p>0.747987836361069</text:p>
          </table:table-cell>
          <table:table-cell office:value-type="float" office:value="0.46132144785414" calcext:value-type="float">
            <text:p>0.46132144785414</text:p>
          </table:table-cell>
          <table:table-cell office:value-type="float" office:value="1.02595362311797" calcext:value-type="float">
            <text:p>1.02595362311797</text:p>
          </table:table-cell>
          <table:table-cell office:value-type="string" calcext:value-type="string">
            <text:p>units of PJ</text:p>
          </table:table-cell>
        </table:table-row>
        <table:table-row table:style-name="ro6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CFL_RFL</text:p>
          </table:table-cell>
          <table:table-cell office:value-type="string" calcext:value-type="string">
            <text:p>REFERENCE HIGH EFFICIENCY STANDARD RESIDENTIAL REFLECTOR LAMPS (CFL)</text:p>
          </table:table-cell>
          <table:table-cell table:style-name="Default" office:value-type="string" calcext:value-type="string">
            <text:p>R_LT_CFLHE_R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REF.CFL.RESID</text:p>
          </table:table-cell>
          <table:table-cell office:value-type="float" office:value="0.297186256163057" calcext:value-type="float">
            <text:p>0.297186256163057</text:p>
          </table:table-cell>
          <table:table-cell office:value-type="float" office:value="0.840800641149214" calcext:value-type="float">
            <text:p>0.840800641149214</text:p>
          </table:table-cell>
          <table:table-cell office:value-type="float" office:value="0.955607964420873" calcext:value-type="float">
            <text:p>0.955607964420873</text:p>
          </table:table-cell>
          <table:table-cell office:value-type="float" office:value="0.419774026499429" calcext:value-type="float">
            <text:p>0.419774026499429</text:p>
          </table:table-cell>
          <table:table-cell office:value-type="float" office:value="1.2272275381379" calcext:value-type="float">
            <text:p>1.2272275381379</text:p>
          </table:table-cell>
          <table:table-cell office:value-type="float" office:value="0.377428162415906" calcext:value-type="float">
            <text:p>0.377428162415906</text:p>
          </table:table-cell>
          <table:table-cell office:value-type="float" office:value="0.747987836361069" calcext:value-type="float">
            <text:p>0.747987836361069</text:p>
          </table:table-cell>
          <table:table-cell office:value-type="float" office:value="0.46132144785414" calcext:value-type="float">
            <text:p>0.46132144785414</text:p>
          </table:table-cell>
          <table:table-cell office:value-type="float" office:value="1.02595362311797" calcext:value-type="float">
            <text:p>1.02595362311797</text:p>
          </table:table-cell>
          <table:table-cell office:value-type="string" calcext:value-type="string">
            <text:p>units of PJ</text:p>
          </table:table-cell>
        </table:table-row>
        <table:table-row table:style-name="ro3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RFL</text:p>
          </table:table-cell>
          <table:table-cell office:value-type="string" calcext:value-type="string">
            <text:p>REFERENCE RESIDENTIAL REFLECTOR LAMPS (LED PAR38)</text:p>
          </table:table-cell>
          <table:table-cell table:style-name="Default" office:value-type="string" calcext:value-type="string">
            <text:p>R_LT_LED_RFL_R</text:p>
          </table:table-cell>
          <table:table-cell office:value-type="float" office:value="2009" calcext:value-type="float">
            <text:p>2009</text:p>
          </table:table-cell>
          <table:table-cell table:style-name="ce30"/>
          <table:table-cell table:number-columns-repeated="9"/>
          <table:table-cell office:value-type="string" calcext:value-type="string">
            <text:p>units of PJ</text:p>
          </table:table-cell>
        </table:table-row>
        <table:table-row table:style-name="ro4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RFL</text:p>
          </table:table-cell>
          <table:table-cell office:value-type="string" calcext:value-type="string">
            <text:p>REFERENCE STANDARD RESIDENTIAL REFLECTOR LAMPS (LED PAR38)</text:p>
          </table:table-cell>
          <table:table-cell table:style-name="Default" office:value-type="string" calcext:value-type="string">
            <text:p>R_LT_LEDST_RFL_R</text:p>
          </table:table-cell>
          <table:table-cell office:value-type="float" office:value="2015" calcext:value-type="float">
            <text:p>2015</text:p>
          </table:table-cell>
          <table:table-cell table:style-name="ce30"/>
          <table:table-cell table:number-columns-repeated="9"/>
          <table:table-cell office:value-type="string" calcext:value-type="string">
            <text:p>units of PJ</text:p>
          </table:table-cell>
        </table:table-row>
        <table:table-row table:style-name="ro4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RFL</text:p>
          </table:table-cell>
          <table:table-cell office:value-type="string" calcext:value-type="string">
            <text:p>REFERENCE HIGH EFFICIENCY RESIDENTIAL REFLECTOR LAMPS (LED PAR38)</text:p>
          </table:table-cell>
          <table:table-cell table:style-name="Default" office:value-type="string" calcext:value-type="string">
            <text:p>R_LT_LEDHE_RFL_R</text:p>
          </table:table-cell>
          <table:table-cell office:value-type="float" office:value="2015" calcext:value-type="float">
            <text:p>2015</text:p>
          </table:table-cell>
          <table:table-cell table:style-name="ce30"/>
          <table:table-cell table:number-columns-repeated="9"/>
          <table:table-cell office:value-type="string" calcext:value-type="string">
            <text:p>units of PJ</text:p>
          </table:table-cell>
        </table:table-row>
        <table:table-row table:style-name="ro3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T8_LFL</text:p>
          </table:table-cell>
          <table:table-cell office:value-type="string" calcext:value-type="string">
            <text:p>REFERENCE RESIDENTIAL LINEAR FLUORESCENT LAMP (T8)</text:p>
          </table:table-cell>
          <table:table-cell table:style-name="Default" office:value-type="string" calcext:value-type="string">
            <text:p>R_LT_T8_LF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LT.ELC.LFL.T8.RESID</text:p>
          </table:table-cell>
          <table:table-cell office:value-type="float" office:value="1.4985775044818" calcext:value-type="float">
            <text:p>1.4985775044818</text:p>
          </table:table-cell>
          <table:table-cell office:value-type="float" office:value="4.23978195643327" calcext:value-type="float">
            <text:p>4.23978195643327</text:p>
          </table:table-cell>
          <table:table-cell office:value-type="float" office:value="4.81870399080313" calcext:value-type="float">
            <text:p>4.81870399080313</text:p>
          </table:table-cell>
          <table:table-cell office:value-type="float" office:value="2.11673285702903" calcext:value-type="float">
            <text:p>2.11673285702903</text:p>
          </table:table-cell>
          <table:table-cell office:value-type="float" office:value="6.18836013912091" calcext:value-type="float">
            <text:p>6.18836013912091</text:p>
          </table:table-cell>
          <table:table-cell office:value-type="float" office:value="1.90320158494829" calcext:value-type="float">
            <text:p>1.90320158494829</text:p>
          </table:table-cell>
          <table:table-cell office:value-type="float" office:value="3.77176845143773" calcext:value-type="float">
            <text:p>3.77176845143773</text:p>
          </table:table-cell>
          <table:table-cell office:value-type="float" office:value="2.32623793917939" calcext:value-type="float">
            <text:p>2.32623793917939</text:p>
          </table:table-cell>
          <table:table-cell office:value-type="float" office:value="5.1734257165736" calcext:value-type="float">
            <text:p>5.1734257165736</text:p>
          </table:table-cell>
          <table:table-cell office:value-type="string" calcext:value-type="string">
            <text:p>units of PJ</text:p>
          </table:table-cell>
        </table:table-row>
        <table:table-row table:style-name="ro4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T8_LFL</text:p>
          </table:table-cell>
          <table:table-cell office:value-type="string" calcext:value-type="string">
            <text:p>REFERENCE STANDARD RESIDENTIAL LINEAR FLUORESCENT LAMP (T8)</text:p>
          </table:table-cell>
          <table:table-cell table:style-name="Default" office:value-type="string" calcext:value-type="string">
            <text:p>R_LT_T8ST_L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LFL.T8.RESID</text:p>
          </table:table-cell>
          <table:table-cell office:value-type="float" office:value="1.4985775044818" calcext:value-type="float">
            <text:p>1.4985775044818</text:p>
          </table:table-cell>
          <table:table-cell office:value-type="float" office:value="4.23978195643327" calcext:value-type="float">
            <text:p>4.23978195643327</text:p>
          </table:table-cell>
          <table:table-cell office:value-type="float" office:value="4.81870399080313" calcext:value-type="float">
            <text:p>4.81870399080313</text:p>
          </table:table-cell>
          <table:table-cell office:value-type="float" office:value="2.11673285702903" calcext:value-type="float">
            <text:p>2.11673285702903</text:p>
          </table:table-cell>
          <table:table-cell office:value-type="float" office:value="6.18836013912091" calcext:value-type="float">
            <text:p>6.18836013912091</text:p>
          </table:table-cell>
          <table:table-cell office:value-type="float" office:value="1.90320158494829" calcext:value-type="float">
            <text:p>1.90320158494829</text:p>
          </table:table-cell>
          <table:table-cell office:value-type="float" office:value="3.77176845143773" calcext:value-type="float">
            <text:p>3.77176845143773</text:p>
          </table:table-cell>
          <table:table-cell office:value-type="float" office:value="2.32623793917939" calcext:value-type="float">
            <text:p>2.32623793917939</text:p>
          </table:table-cell>
          <table:table-cell office:value-type="float" office:value="5.1734257165736" calcext:value-type="float">
            <text:p>5.1734257165736</text:p>
          </table:table-cell>
          <table:table-cell office:value-type="string" calcext:value-type="string">
            <text:p>units of PJ</text:p>
          </table:table-cell>
        </table:table-row>
        <table:table-row table:style-name="ro4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T8_LFL</text:p>
          </table:table-cell>
          <table:table-cell office:value-type="string" calcext:value-type="string">
            <text:p>REFERENCE HIGH EFFICIENCY RESIDENTIAL LINEAR FLUORESCENT LAMP (T8)</text:p>
          </table:table-cell>
          <table:table-cell table:style-name="Default" office:value-type="string" calcext:value-type="string">
            <text:p>R_LT_T8HE_L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LFL.T8.RESID</text:p>
          </table:table-cell>
          <table:table-cell office:value-type="float" office:value="1.4985775044818" calcext:value-type="float">
            <text:p>1.4985775044818</text:p>
          </table:table-cell>
          <table:table-cell office:value-type="float" office:value="4.23978195643327" calcext:value-type="float">
            <text:p>4.23978195643327</text:p>
          </table:table-cell>
          <table:table-cell office:value-type="float" office:value="4.81870399080313" calcext:value-type="float">
            <text:p>4.81870399080313</text:p>
          </table:table-cell>
          <table:table-cell office:value-type="float" office:value="2.11673285702903" calcext:value-type="float">
            <text:p>2.11673285702903</text:p>
          </table:table-cell>
          <table:table-cell office:value-type="float" office:value="6.18836013912091" calcext:value-type="float">
            <text:p>6.18836013912091</text:p>
          </table:table-cell>
          <table:table-cell office:value-type="float" office:value="1.90320158494829" calcext:value-type="float">
            <text:p>1.90320158494829</text:p>
          </table:table-cell>
          <table:table-cell office:value-type="float" office:value="3.77176845143773" calcext:value-type="float">
            <text:p>3.77176845143773</text:p>
          </table:table-cell>
          <table:table-cell office:value-type="float" office:value="2.32623793917939" calcext:value-type="float">
            <text:p>2.32623793917939</text:p>
          </table:table-cell>
          <table:table-cell office:value-type="float" office:value="5.1734257165736" calcext:value-type="float">
            <text:p>5.1734257165736</text:p>
          </table:table-cell>
          <table:table-cell office:value-type="string" calcext:value-type="string">
            <text:p>units of PJ</text:p>
          </table:table-cell>
        </table:table-row>
        <table:table-row table:style-name="ro3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T5_LFL</text:p>
          </table:table-cell>
          <table:table-cell office:value-type="string" calcext:value-type="string">
            <text:p>REFERENCE RESIDENTIAL LINEAR FLUORESCENT LAMP (T5)</text:p>
          </table:table-cell>
          <table:table-cell table:style-name="Default" office:value-type="string" calcext:value-type="string">
            <text:p>R_LT_T5_LFL_R</text:p>
          </table:table-cell>
          <table:table-cell office:value-type="float" office:value="2009" calcext:value-type="float">
            <text:p>2009</text:p>
          </table:table-cell>
          <table:table-cell table:style-name="ce30"/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units of PJ</text:p>
          </table:table-cell>
        </table:table-row>
        <table:table-row table:style-name="ro4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T5_LFL</text:p>
          </table:table-cell>
          <table:table-cell office:value-type="string" calcext:value-type="string">
            <text:p>REFERENCE STANDARD RESIDENTIAL LINEAR FLUORESCENT LAMP (T5)</text:p>
          </table:table-cell>
          <table:table-cell table:style-name="Default" office:value-type="string" calcext:value-type="string">
            <text:p>R_LT_T5ST_LFL_R</text:p>
          </table:table-cell>
          <table:table-cell office:value-type="float" office:value="2015" calcext:value-type="float">
            <text:p>2015</text:p>
          </table:table-cell>
          <table:table-cell table:style-name="ce30"/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units of PJ</text:p>
          </table:table-cell>
        </table:table-row>
        <table:table-row table:style-name="ro4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T5_LFL</text:p>
          </table:table-cell>
          <table:table-cell office:value-type="string" calcext:value-type="string">
            <text:p>REFERENCE HIGH EFFICIENCY RESIDENTIAL LINEAR FLUORESCENT LAMP (T5)</text:p>
          </table:table-cell>
          <table:table-cell table:style-name="Default" office:value-type="string" calcext:value-type="string">
            <text:p>R_LT_T5HE_LFL_R</text:p>
          </table:table-cell>
          <table:table-cell office:value-type="float" office:value="2015" calcext:value-type="float">
            <text:p>2015</text:p>
          </table:table-cell>
          <table:table-cell table:style-name="ce30"/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units of PJ</text:p>
          </table:table-cell>
        </table:table-row>
        <table:table-row table:style-name="ro4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LR_L2L</text:p>
          </table:table-cell>
          <table:table-cell office:value-type="string" calcext:value-type="string">
            <text:p>REFERENCE RESIDENTIAL LINEAR LED REPLACEMENT LAMP 2 LAMP SYSTEM</text:p>
          </table:table-cell>
          <table:table-cell table:style-name="Default" office:value-type="string" calcext:value-type="string">
            <text:p>R_LT_LLR_L2L_R</text:p>
          </table:table-cell>
          <table:table-cell office:value-type="float" office:value="2009" calcext:value-type="float">
            <text:p>2009</text:p>
          </table:table-cell>
          <table:table-cell table:style-name="ce30"/>
          <table:table-cell table:number-columns-repeated="9"/>
          <table:table-cell office:value-type="string" calcext:value-type="string">
            <text:p>units of PJ</text:p>
          </table:table-cell>
        </table:table-row>
        <table:table-row table:style-name="ro6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LR_L2L</text:p>
          </table:table-cell>
          <table:table-cell office:value-type="string" calcext:value-type="string">
            <text:p>REFERENCE STANDARD RESIDENTIAL LINEAR LED REPLACEMENT LAMP 2 LAMP SYSTEM</text:p>
          </table:table-cell>
          <table:table-cell table:style-name="Default" office:value-type="string" calcext:value-type="string">
            <text:p>R_LT_LLRST_L2L_R</text:p>
          </table:table-cell>
          <table:table-cell office:value-type="float" office:value="2015" calcext:value-type="float">
            <text:p>2015</text:p>
          </table:table-cell>
          <table:table-cell table:style-name="ce30"/>
          <table:table-cell table:number-columns-repeated="9"/>
          <table:table-cell office:value-type="string" calcext:value-type="string">
            <text:p>units of PJ</text:p>
          </table:table-cell>
        </table:table-row>
        <table:table-row table:style-name="ro6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LR_L2L</text:p>
          </table:table-cell>
          <table:table-cell office:value-type="string" calcext:value-type="string">
            <text:p>REFERENCE HIGH EFFICIENCY RESIDENTIAL LINEAR LED REPLACEMENT LAMP 2 LAMP SYSTEM</text:p>
          </table:table-cell>
          <table:table-cell table:style-name="Default" office:value-type="string" calcext:value-type="string">
            <text:p>R_LT_LLRHE_L2L_R</text:p>
          </table:table-cell>
          <table:table-cell office:value-type="float" office:value="2015" calcext:value-type="float">
            <text:p>2015</text:p>
          </table:table-cell>
          <table:table-cell table:style-name="ce30"/>
          <table:table-cell table:number-columns-repeated="9"/>
          <table:table-cell office:value-type="string" calcext:value-type="string">
            <text:p>units of PJ</text:p>
          </table:table-cell>
        </table:table-row>
        <table:table-row table:style-name="ro2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LUM</text:p>
          </table:table-cell>
          <table:table-cell office:value-type="string" calcext:value-type="string">
            <text:p>REFERENCE RESIDENTIAL LINEAR LED LUMINARE</text:p>
          </table:table-cell>
          <table:table-cell table:style-name="Default" office:value-type="string" calcext:value-type="string">
            <text:p>R_LT_LED_LUM_R</text:p>
          </table:table-cell>
          <table:table-cell office:value-type="float" office:value="2009" calcext:value-type="float">
            <text:p>2009</text:p>
          </table:table-cell>
          <table:table-cell table:style-name="ce30"/>
          <table:table-cell table:number-columns-repeated="9"/>
          <table:table-cell office:value-type="string" calcext:value-type="string">
            <text:p>units of PJ</text:p>
          </table:table-cell>
        </table:table-row>
        <table:table-row table:style-name="ro2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LUM</text:p>
          </table:table-cell>
          <table:table-cell office:value-type="string" calcext:value-type="string">
            <text:p>REFERENCE STANDARD LINEAR LED LUMINARE</text:p>
          </table:table-cell>
          <table:table-cell table:style-name="Default" office:value-type="string" calcext:value-type="string">
            <text:p>R_LT_LEDST_LUM_R</text:p>
          </table:table-cell>
          <table:table-cell office:value-type="float" office:value="2015" calcext:value-type="float">
            <text:p>2015</text:p>
          </table:table-cell>
          <table:table-cell table:style-name="ce30"/>
          <table:table-cell table:number-columns-repeated="9"/>
          <table:table-cell office:value-type="string" calcext:value-type="string">
            <text:p>units of PJ</text:p>
          </table:table-cell>
        </table:table-row>
        <table:table-row table:style-name="ro2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LUM</text:p>
          </table:table-cell>
          <table:table-cell office:value-type="string" calcext:value-type="string">
            <text:p>REFERENCE HIGH EFFICIENCY LINEAR LED LUMINARE</text:p>
          </table:table-cell>
          <table:table-cell table:style-name="Default" office:value-type="string" calcext:value-type="string">
            <text:p>R_LT_LEDHE_LUM_R</text:p>
          </table:table-cell>
          <table:table-cell office:value-type="float" office:value="2015" calcext:value-type="float">
            <text:p>2015</text:p>
          </table:table-cell>
          <table:table-cell table:style-name="ce30"/>
          <table:table-cell table:number-columns-repeated="9"/>
          <table:table-cell office:value-type="string" calcext:value-type="string">
            <text:p>units of PJ</text:p>
          </table:table-cell>
        </table:table-row>
        <table:table-row table:style-name="ro4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INC_ROL</text:p>
          </table:table-cell>
          <table:table-cell office:value-type="string" calcext:value-type="string">
            <text:p>REFERENCE RESIDENTIAL OUTDOOR LAMP (INCANDESCENT BR30)</text:p>
          </table:table-cell>
          <table:table-cell table:style-name="Default" office:value-type="string" calcext:value-type="string">
            <text:p>R_LT_INC_RO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LT.ELC.EXT.INC.RESID</text:p>
          </table:table-cell>
          <table:table-cell office:value-type="float" office:value="0.505848946660523" calcext:value-type="float">
            <text:p>0.505848946660523</text:p>
          </table:table-cell>
          <table:table-cell office:value-type="float" office:value="1.43115002748802" calcext:value-type="float">
            <text:p>1.43115002748802</text:p>
          </table:table-cell>
          <table:table-cell office:value-type="float" office:value="1.62656674795042" calcext:value-type="float">
            <text:p>1.62656674795042</text:p>
          </table:table-cell>
          <table:table-cell office:value-type="float" office:value="0.714508981275623" calcext:value-type="float">
            <text:p>0.714508981275623</text:p>
          </table:table-cell>
          <table:table-cell office:value-type="float" office:value="2.088897937256" calcext:value-type="float">
            <text:p>2.088897937256</text:p>
          </table:table-cell>
          <table:table-cell office:value-type="float" office:value="0.642430914750478" calcext:value-type="float">
            <text:p>0.642430914750478</text:p>
          </table:table-cell>
          <table:table-cell office:value-type="float" office:value="1.27317078529544" calcext:value-type="float">
            <text:p>1.27317078529544</text:p>
          </table:table-cell>
          <table:table-cell office:value-type="float" office:value="0.785227996347472" calcext:value-type="float">
            <text:p>0.785227996347472</text:p>
          </table:table-cell>
          <table:table-cell office:value-type="float" office:value="1.74630403934974" calcext:value-type="float">
            <text:p>1.74630403934974</text:p>
          </table:table-cell>
          <table:table-cell office:value-type="string" calcext:value-type="string">
            <text:p>units of PJ</text:p>
          </table:table-cell>
        </table:table-row>
        <table:table-row table:style-name="ro4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INC_ROL</text:p>
          </table:table-cell>
          <table:table-cell office:value-type="string" calcext:value-type="string">
            <text:p>REFERENCE STANDARD OUTDOOR LAMP (INCANDESCENT BR30)</text:p>
          </table:table-cell>
          <table:table-cell table:style-name="Default" office:value-type="string" calcext:value-type="string">
            <text:p>R_LT_INCST_RO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EXT.INC.RESID</text:p>
          </table:table-cell>
          <table:table-cell office:value-type="float" office:value="0.505848946660523" calcext:value-type="float">
            <text:p>0.505848946660523</text:p>
          </table:table-cell>
          <table:table-cell office:value-type="float" office:value="1.43115002748802" calcext:value-type="float">
            <text:p>1.43115002748802</text:p>
          </table:table-cell>
          <table:table-cell office:value-type="float" office:value="1.62656674795042" calcext:value-type="float">
            <text:p>1.62656674795042</text:p>
          </table:table-cell>
          <table:table-cell office:value-type="float" office:value="0.714508981275623" calcext:value-type="float">
            <text:p>0.714508981275623</text:p>
          </table:table-cell>
          <table:table-cell office:value-type="float" office:value="2.088897937256" calcext:value-type="float">
            <text:p>2.088897937256</text:p>
          </table:table-cell>
          <table:table-cell office:value-type="float" office:value="0.642430914750478" calcext:value-type="float">
            <text:p>0.642430914750478</text:p>
          </table:table-cell>
          <table:table-cell office:value-type="float" office:value="1.27317078529544" calcext:value-type="float">
            <text:p>1.27317078529544</text:p>
          </table:table-cell>
          <table:table-cell office:value-type="float" office:value="0.785227996347472" calcext:value-type="float">
            <text:p>0.785227996347472</text:p>
          </table:table-cell>
          <table:table-cell office:value-type="float" office:value="1.74630403934974" calcext:value-type="float">
            <text:p>1.74630403934974</text:p>
          </table:table-cell>
          <table:table-cell office:value-type="string" calcext:value-type="string">
            <text:p>units of PJ</text:p>
          </table:table-cell>
        </table:table-row>
        <table:table-row table:style-name="ro3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HAL_ROL</text:p>
          </table:table-cell>
          <table:table-cell office:value-type="string" calcext:value-type="string">
            <text:p>REFERENCE RESIDENTIAL OUTDOOR LAMP (HALOGEN PAR38)</text:p>
          </table:table-cell>
          <table:table-cell table:style-name="Default" office:value-type="string" calcext:value-type="string">
            <text:p>R_LT_HAL_RO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LT.ELC.EXT.HPS.RESID</text:p>
          </table:table-cell>
          <table:table-cell office:value-type="float" office:value="0.373063598162136" calcext:value-type="float">
            <text:p>0.373063598162136</text:p>
          </table:table-cell>
          <table:table-cell office:value-type="float" office:value="1.05547314527242" calcext:value-type="float">
            <text:p>1.05547314527242</text:p>
          </table:table-cell>
          <table:table-cell office:value-type="float" office:value="1.19959297661344" calcext:value-type="float">
            <text:p>1.19959297661344</text:p>
          </table:table-cell>
          <table:table-cell office:value-type="float" office:value="0.526950373690772" calcext:value-type="float">
            <text:p>0.526950373690772</text:p>
          </table:table-cell>
          <table:table-cell office:value-type="float" office:value="1.5405622287263" calcext:value-type="float">
            <text:p>1.5405622287263</text:p>
          </table:table-cell>
          <table:table-cell office:value-type="float" office:value="0.473792799628477" calcext:value-type="float">
            <text:p>0.473792799628477</text:p>
          </table:table-cell>
          <table:table-cell office:value-type="float" office:value="0.938963454155385" calcext:value-type="float">
            <text:p>0.938963454155385</text:p>
          </table:table-cell>
          <table:table-cell office:value-type="float" office:value="0.57910564730626" calcext:value-type="float">
            <text:p>0.57910564730626</text:p>
          </table:table-cell>
          <table:table-cell office:value-type="float" office:value="1.28789922902043" calcext:value-type="float">
            <text:p>1.28789922902043</text:p>
          </table:table-cell>
          <table:table-cell office:value-type="string" calcext:value-type="string">
            <text:p>units of PJ</text:p>
          </table:table-cell>
        </table:table-row>
        <table:table-row table:style-name="ro3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HAL_ROL</text:p>
          </table:table-cell>
          <table:table-cell office:value-type="string" calcext:value-type="string">
            <text:p>REFERENCE STANDARD OUTDOOR LAMP (HALOGEN PAR38)</text:p>
          </table:table-cell>
          <table:table-cell table:style-name="Default" office:value-type="string" calcext:value-type="string">
            <text:p>R_LT_HALST_RO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EXT.HPS.RESID</text:p>
          </table:table-cell>
          <table:table-cell office:value-type="float" office:value="0.373063598162136" calcext:value-type="float">
            <text:p>0.373063598162136</text:p>
          </table:table-cell>
          <table:table-cell office:value-type="float" office:value="1.05547314527242" calcext:value-type="float">
            <text:p>1.05547314527242</text:p>
          </table:table-cell>
          <table:table-cell office:value-type="float" office:value="1.19959297661344" calcext:value-type="float">
            <text:p>1.19959297661344</text:p>
          </table:table-cell>
          <table:table-cell office:value-type="float" office:value="0.526950373690772" calcext:value-type="float">
            <text:p>0.526950373690772</text:p>
          </table:table-cell>
          <table:table-cell office:value-type="float" office:value="1.5405622287263" calcext:value-type="float">
            <text:p>1.5405622287263</text:p>
          </table:table-cell>
          <table:table-cell office:value-type="float" office:value="0.473792799628477" calcext:value-type="float">
            <text:p>0.473792799628477</text:p>
          </table:table-cell>
          <table:table-cell office:value-type="float" office:value="0.938963454155385" calcext:value-type="float">
            <text:p>0.938963454155385</text:p>
          </table:table-cell>
          <table:table-cell office:value-type="float" office:value="0.57910564730626" calcext:value-type="float">
            <text:p>0.57910564730626</text:p>
          </table:table-cell>
          <table:table-cell office:value-type="float" office:value="1.28789922902043" calcext:value-type="float">
            <text:p>1.28789922902043</text:p>
          </table:table-cell>
          <table:table-cell office:value-type="string" calcext:value-type="string">
            <text:p>units of PJ</text:p>
          </table:table-cell>
        </table:table-row>
        <table:table-row table:style-name="ro3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HIR_ROL</text:p>
          </table:table-cell>
          <table:table-cell office:value-type="string" calcext:value-type="string">
            <text:p>REFERENCE RESIDENTIAL OUTDOOR LAMP (HIR PAR38)</text:p>
          </table:table-cell>
          <table:table-cell table:style-name="Default" office:value-type="string" calcext:value-type="string">
            <text:p>R_LT_HIR_ROL_R</text:p>
          </table:table-cell>
          <table:table-cell office:value-type="float" office:value="2009" calcext:value-type="float">
            <text:p>2009</text:p>
          </table:table-cell>
          <table:table-cell table:style-name="ce30"/>
          <table:table-cell table:number-columns-repeated="9"/>
          <table:table-cell office:value-type="string" calcext:value-type="string">
            <text:p>units of PJ</text:p>
          </table:table-cell>
        </table:table-row>
        <table:table-row table:style-name="ro2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HIR_ROL</text:p>
          </table:table-cell>
          <table:table-cell office:value-type="string" calcext:value-type="string">
            <text:p>REFERENCE STANDARD OUTDOOR LAMP (HIR PAR38)</text:p>
          </table:table-cell>
          <table:table-cell table:style-name="Default" office:value-type="string" calcext:value-type="string">
            <text:p>R_LT_HIRST_ROL_R</text:p>
          </table:table-cell>
          <table:table-cell office:value-type="float" office:value="2015" calcext:value-type="float">
            <text:p>2015</text:p>
          </table:table-cell>
          <table:table-cell table:style-name="ce30"/>
          <table:table-cell table:number-columns-repeated="9"/>
          <table:table-cell office:value-type="string" calcext:value-type="string">
            <text:p>units of PJ</text:p>
          </table:table-cell>
        </table:table-row>
        <table:table-row table:style-name="ro3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CFL_ROL</text:p>
          </table:table-cell>
          <table:table-cell office:value-type="string" calcext:value-type="string">
            <text:p>REFERENCE RESIDENTIAL OUTDOOR LAMP (CFL PAR38)</text:p>
          </table:table-cell>
          <table:table-cell table:style-name="Default" office:value-type="string" calcext:value-type="string">
            <text:p>R_LT_CFL_RO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LT.ELC.EXT.CFL.RESID</text:p>
          </table:table-cell>
          <table:table-cell office:value-type="float" office:value="0.373063598162136" calcext:value-type="float">
            <text:p>0.373063598162136</text:p>
          </table:table-cell>
          <table:table-cell office:value-type="float" office:value="1.05547314527242" calcext:value-type="float">
            <text:p>1.05547314527242</text:p>
          </table:table-cell>
          <table:table-cell office:value-type="float" office:value="1.19959297661344" calcext:value-type="float">
            <text:p>1.19959297661344</text:p>
          </table:table-cell>
          <table:table-cell office:value-type="float" office:value="0.526950373690772" calcext:value-type="float">
            <text:p>0.526950373690772</text:p>
          </table:table-cell>
          <table:table-cell office:value-type="float" office:value="1.5405622287263" calcext:value-type="float">
            <text:p>1.5405622287263</text:p>
          </table:table-cell>
          <table:table-cell office:value-type="float" office:value="0.473792799628477" calcext:value-type="float">
            <text:p>0.473792799628477</text:p>
          </table:table-cell>
          <table:table-cell office:value-type="float" office:value="0.938963454155385" calcext:value-type="float">
            <text:p>0.938963454155385</text:p>
          </table:table-cell>
          <table:table-cell office:value-type="float" office:value="0.57910564730626" calcext:value-type="float">
            <text:p>0.57910564730626</text:p>
          </table:table-cell>
          <table:table-cell office:value-type="float" office:value="1.28789922902043" calcext:value-type="float">
            <text:p>1.28789922902043</text:p>
          </table:table-cell>
          <table:table-cell office:value-type="string" calcext:value-type="string">
            <text:p>units of PJ</text:p>
          </table:table-cell>
        </table:table-row>
        <table:table-row table:style-name="ro2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CFL_ROL</text:p>
          </table:table-cell>
          <table:table-cell office:value-type="string" calcext:value-type="string">
            <text:p>REFERENCE STANDARD OUTDOOR LAMP (CFL PAR38)</text:p>
          </table:table-cell>
          <table:table-cell table:style-name="Default" office:value-type="string" calcext:value-type="string">
            <text:p>R_LT_CFLST_RO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LT.ELC.EXT.CFL.RESID</text:p>
          </table:table-cell>
          <table:table-cell office:value-type="float" office:value="0.373063598162136" calcext:value-type="float">
            <text:p>0.373063598162136</text:p>
          </table:table-cell>
          <table:table-cell office:value-type="float" office:value="1.05547314527242" calcext:value-type="float">
            <text:p>1.05547314527242</text:p>
          </table:table-cell>
          <table:table-cell office:value-type="float" office:value="1.19959297661344" calcext:value-type="float">
            <text:p>1.19959297661344</text:p>
          </table:table-cell>
          <table:table-cell office:value-type="float" office:value="0.526950373690772" calcext:value-type="float">
            <text:p>0.526950373690772</text:p>
          </table:table-cell>
          <table:table-cell office:value-type="float" office:value="1.5405622287263" calcext:value-type="float">
            <text:p>1.5405622287263</text:p>
          </table:table-cell>
          <table:table-cell office:value-type="float" office:value="0.473792799628477" calcext:value-type="float">
            <text:p>0.473792799628477</text:p>
          </table:table-cell>
          <table:table-cell office:value-type="float" office:value="0.938963454155385" calcext:value-type="float">
            <text:p>0.938963454155385</text:p>
          </table:table-cell>
          <table:table-cell office:value-type="float" office:value="0.57910564730626" calcext:value-type="float">
            <text:p>0.57910564730626</text:p>
          </table:table-cell>
          <table:table-cell office:value-type="float" office:value="1.28789922902043" calcext:value-type="float">
            <text:p>1.28789922902043</text:p>
          </table:table-cell>
          <table:table-cell office:value-type="string" calcext:value-type="string">
            <text:p>units of PJ</text:p>
          </table:table-cell>
        </table:table-row>
        <table:table-row table:style-name="ro3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ROL</text:p>
          </table:table-cell>
          <table:table-cell office:value-type="string" calcext:value-type="string">
            <text:p>REFERENCE RESIDENTIAL OUTDOOR LAMP (LED PAR38)</text:p>
          </table:table-cell>
          <table:table-cell table:style-name="Default" office:value-type="string" calcext:value-type="string">
            <text:p>R_LT_LED_ROL_R</text:p>
          </table:table-cell>
          <table:table-cell office:value-type="float" office:value="2009" calcext:value-type="float">
            <text:p>2009</text:p>
          </table:table-cell>
          <table:table-cell table:style-name="ce30"/>
          <table:table-cell table:number-columns-repeated="9"/>
          <table:table-cell office:value-type="string" calcext:value-type="string">
            <text:p>units of PJ</text:p>
          </table:table-cell>
        </table:table-row>
        <table:table-row table:style-name="ro2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ROL</text:p>
          </table:table-cell>
          <table:table-cell office:value-type="string" calcext:value-type="string">
            <text:p>REFERENCE STANDARD OUTDOOR LAMP (LED PAR38)</text:p>
          </table:table-cell>
          <table:table-cell table:style-name="Default" office:value-type="string" calcext:value-type="string">
            <text:p>R_LT_LEDST_ROL_R</text:p>
          </table:table-cell>
          <table:table-cell office:value-type="float" office:value="2015" calcext:value-type="float">
            <text:p>2015</text:p>
          </table:table-cell>
          <table:table-cell table:style-name="ce30"/>
          <table:table-cell table:number-columns-repeated="9"/>
          <table:table-cell office:value-type="string" calcext:value-type="string">
            <text:p>units of PJ</text:p>
          </table:table-cell>
        </table:table-row>
        <table:table-row table:style-name="ro3">
          <table:table-cell office:value-type="string" calcext:value-type="string">
            <text:p>Residential</text:p>
          </table:table-cell>
          <table:table-cell office:value-type="string" calcext:value-type="string">
            <text:p>Residential Lighting</text:p>
          </table:table-cell>
          <table:table-cell office:value-type="string" calcext:value-type="string">
            <text:p>R_LT_LED_ROL</text:p>
          </table:table-cell>
          <table:table-cell office:value-type="string" calcext:value-type="string">
            <text:p>REFERENCE HIGH EFFICIENCY OUTDOOR LAMP (LED PAR38)</text:p>
          </table:table-cell>
          <table:table-cell table:style-name="Default" office:value-type="string" calcext:value-type="string">
            <text:p>R_LT_LEDHE_ROL_R</text:p>
          </table:table-cell>
          <table:table-cell office:value-type="float" office:value="2015" calcext:value-type="float">
            <text:p>2015</text:p>
          </table:table-cell>
          <table:table-cell table:style-name="ce30"/>
          <table:table-cell table:number-columns-repeated="9"/>
          <table:table-cell office:value-type="string" calcext:value-type="string">
            <text:p>units of PJ</text:p>
          </table:table-cell>
        </table:table-row>
      </table:table>
      <table:table table:name="refrigeration efficiencies" table:style-name="ta1"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2">
          <table:table-cell office:value-type="string" calcext:value-type="string">
            <text:p>tech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efficiency units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R_RF_SFELC_R</text:p>
          </table:table-cell>
          <table:table-cell office:value-type="float" office:value="2009" calcext:value-type="float">
            <text:p>2009</text:p>
          </table:table-cell>
          <table:table-cell table:formula="of:=0.00000818348929682969/(1055.06 * 10^-15)" office:value-type="float" office:value="7756420.76927349" calcext:value-type="float">
            <text:p>7756420.76927349</text:p>
          </table:table-cell>
          <table:table-cell office:value-type="string" calcext:value-type="string">
            <text:p>ft3/PJ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R_RF_SFELC_R</text:p>
          </table:table-cell>
          <table:table-cell office:value-type="float" office:value="2015" calcext:value-type="float">
            <text:p>2015</text:p>
          </table:table-cell>
          <table:table-cell table:formula="of:=0.0000105019918635687/(1055.06 * 10^-15)" office:value-type="float" office:value="9953928.55720878" calcext:value-type="float">
            <text:p>9953928.55720878</text:p>
          </table:table-cell>
          <table:table-cell office:value-type="string" calcext:value-type="string">
            <text:p>ft3/PJ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R_RF_SFST_ELC_R</text:p>
          </table:table-cell>
          <table:table-cell office:value-type="float" office:value="2017" calcext:value-type="float">
            <text:p>2017</text:p>
          </table:table-cell>
          <table:table-cell table:formula="of:=0.0000139765703936912/(1055.06 * 10^-15)" office:value-type="float" office:value="13247180.6282972" calcext:value-type="float">
            <text:p>13247180.6282972</text:p>
          </table:table-cell>
          <table:table-cell office:value-type="string" calcext:value-type="string">
            <text:p>ft3/PJ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R_RF_SFHE_ELC_R</text:p>
          </table:table-cell>
          <table:table-cell office:value-type="float" office:value="2017" calcext:value-type="float">
            <text:p>2017</text:p>
          </table:table-cell>
          <table:table-cell table:formula="of:=0.0000184249091044535/(1055.06 * 10^-15)" office:value-type="float" office:value="17463375.6416256" calcext:value-type="float">
            <text:p>17463375.6416256</text:p>
          </table:table-cell>
          <table:table-cell office:value-type="string" calcext:value-type="string">
            <text:p>ft3/PJ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R_RF_TFELC_R</text:p>
          </table:table-cell>
          <table:table-cell office:value-type="float" office:value="2009" calcext:value-type="float">
            <text:p>2009</text:p>
          </table:table-cell>
          <table:table-cell table:formula="of:=0.0000171913279868631/(1055.06 * 10^-15)" office:value-type="float" office:value="16294170.9351725" calcext:value-type="float">
            <text:p>16294170.9351725</text:p>
          </table:table-cell>
          <table:table-cell office:value-type="string" calcext:value-type="string">
            <text:p>ft3/PJ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R_RF_TFELC_R</text:p>
          </table:table-cell>
          <table:table-cell office:value-type="float" office:value="2015" calcext:value-type="float">
            <text:p>2015</text:p>
          </table:table-cell>
          <table:table-cell table:formula="of:=0.00000936757293652509/(1055.06 * 10^-15)" office:value-type="float" office:value="8878711.10318379" calcext:value-type="float">
            <text:p>8878711.10318379</text:p>
          </table:table-cell>
          <table:table-cell office:value-type="string" calcext:value-type="string">
            <text:p>ft3/PJ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R_RF_TFST_ELC_R</text:p>
          </table:table-cell>
          <table:table-cell office:value-type="float" office:value="2017" calcext:value-type="float">
            <text:p>2017</text:p>
          </table:table-cell>
          <table:table-cell table:formula="of:=0.0000120204988658144/(1055.06 * 10^-15)" office:value-type="float" office:value="11393189.8335776" calcext:value-type="float">
            <text:p>11393189.8335776</text:p>
          </table:table-cell>
          <table:table-cell office:value-type="string" calcext:value-type="string">
            <text:p>ft3/PJ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R_RF_TFHE_ELC_R</text:p>
          </table:table-cell>
          <table:table-cell office:value-type="float" office:value="2017" calcext:value-type="float">
            <text:p>2017</text:p>
          </table:table-cell>
          <table:table-cell table:formula="of:=0.0000158213249853393/(1055.06 * 10^-15)" office:value-type="float" office:value="14995663.7398246" calcext:value-type="float">
            <text:p>14995663.7398246</text:p>
          </table:table-cell>
          <table:table-cell office:value-type="string" calcext:value-type="string">
            <text:p>ft3/PJ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R_RF_BFELC_R</text:p>
          </table:table-cell>
          <table:table-cell office:value-type="float" office:value="2009" calcext:value-type="float">
            <text:p>2009</text:p>
          </table:table-cell>
          <table:table-cell table:formula="of:=0.0000156221327528099/(1055.06 * 10^-15)" office:value-type="float" office:value="14806866.6737531" calcext:value-type="float">
            <text:p>14806866.6737531</text:p>
          </table:table-cell>
          <table:table-cell office:value-type="string" calcext:value-type="string">
            <text:p>ft3/PJ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R_RF_BFELC_R</text:p>
          </table:table-cell>
          <table:table-cell office:value-type="float" office:value="2015" calcext:value-type="float">
            <text:p>2015</text:p>
          </table:table-cell>
          <table:table-cell table:formula="of:=0.0000103542823965936/(1055.06 * 10^-15)" office:value-type="float" office:value="9813927.54591549" calcext:value-type="float">
            <text:p>9813927.54591549</text:p>
          </table:table-cell>
          <table:table-cell office:value-type="string" calcext:value-type="string">
            <text:p>ft3/PJ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R_RF_BFST_ELC_R</text:p>
          </table:table-cell>
          <table:table-cell office:value-type="float" office:value="2017" calcext:value-type="float">
            <text:p>2017</text:p>
          </table:table-cell>
          <table:table-cell table:formula="of:=0.0000123229210972256/(1055.06 * 10^-15)" office:value-type="float" office:value="11679829.6753034" calcext:value-type="float">
            <text:p>11679829.6753034</text:p>
          </table:table-cell>
          <table:table-cell office:value-type="string" calcext:value-type="string">
            <text:p>ft3/PJ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R_RF_BFHE_ELC_R</text:p>
          </table:table-cell>
          <table:table-cell office:value-type="float" office:value="2017" calcext:value-type="float">
            <text:p>2017</text:p>
          </table:table-cell>
          <table:table-cell table:formula="of:=0.00001404299550038/(1055.06 * 10^-15)" office:value-type="float" office:value="13310139.2341478" calcext:value-type="float">
            <text:p>13310139.2341478</text:p>
          </table:table-cell>
          <table:table-cell office:value-type="string" calcext:value-type="string">
            <text:p>ft3/PJ</text:p>
          </table:table-cell>
          <table:table-cell table:number-columns-repeated="4"/>
        </table:table-row>
        <table:table-row table:style-name="ro12" table:number-rows-repeated="2">
          <table:table-cell table:number-columns-repeated="8"/>
        </table:table-row>
        <table:table-row table:style-name="ro1">
          <table:table-cell table:number-columns-repeated="5"/>
          <table:table-cell table:style-name="ce18" table:number-columns-repeated="3"/>
        </table:table-row>
        <table:table-row table:style-name="ro12" table:number-rows-repeated="11">
          <table:table-cell table:number-columns-repeated="8"/>
        </table:table-row>
        <table:table-row table:style-name="ro12">
          <table:table-cell table:style-name="ce34"/>
          <table:table-cell table:number-columns-repeated="7"/>
        </table:table-row>
        <table:table-row table:style-name="ro12">
          <table:table-cell table:style-name="ce34"/>
          <table:table-cell table:number-columns-repeated="7"/>
        </table:table-row>
      </table:table>
      <table:table table:name="lighting efficiencies" table:style-name="ta1">
        <table:table-column table:style-name="co9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12">
          <table:table-cell office:value-type="string" calcext:value-type="string">
            <text:p>tech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efficiency units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R_LT_CFL_GSL_R</text:p>
          </table:table-cell>
          <table:table-cell office:value-type="float" office:value="2009" calcext:value-type="float">
            <text:p>2009</text:p>
          </table:table-cell>
          <table:table-cell office:value-type="float" office:value="17638888888888.9" calcext:value-type="float">
            <text:p>17638888888888.9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CFLST_GSL_R</text:p>
          </table:table-cell>
          <table:table-cell office:value-type="float" office:value="2015" calcext:value-type="float">
            <text:p>2015</text:p>
          </table:table-cell>
          <table:table-cell office:value-type="float" office:value="19138888888888.9" calcext:value-type="float">
            <text:p>19138888888888.9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CFLHE_GSL_R</text:p>
          </table:table-cell>
          <table:table-cell office:value-type="float" office:value="2015" calcext:value-type="float">
            <text:p>2015</text:p>
          </table:table-cell>
          <table:table-cell office:value-type="float" office:value="19777777777777.8" calcext:value-type="float">
            <text:p>19777777777777.8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LED60_GSL_R</text:p>
          </table:table-cell>
          <table:table-cell office:value-type="float" office:value="2009" calcext:value-type="float">
            <text:p>2009</text:p>
          </table:table-cell>
          <table:table-cell office:value-type="float" office:value="12222222222222.2" calcext:value-type="float">
            <text:p>12222222222222.2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LED60ST_GSL_R</text:p>
          </table:table-cell>
          <table:table-cell office:value-type="float" office:value="2015" calcext:value-type="float">
            <text:p>2015</text:p>
          </table:table-cell>
          <table:table-cell office:value-type="float" office:value="25833333333333.3" calcext:value-type="float">
            <text:p>25833333333333.3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LED60HE_GSL_R</text:p>
          </table:table-cell>
          <table:table-cell office:value-type="float" office:value="2015" calcext:value-type="float">
            <text:p>2015</text:p>
          </table:table-cell>
          <table:table-cell office:value-type="float" office:value="28888888888888.9" calcext:value-type="float">
            <text:p>28888888888888.9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INC_RFL_R</text:p>
          </table:table-cell>
          <table:table-cell office:value-type="float" office:value="2009" calcext:value-type="float">
            <text:p>2009</text:p>
          </table:table-cell>
          <table:table-cell office:value-type="float" office:value="2638888888888.89" calcext:value-type="float">
            <text:p>2638888888888.89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INCST_RFL_R</text:p>
          </table:table-cell>
          <table:table-cell office:value-type="float" office:value="2015" calcext:value-type="float">
            <text:p>2015</text:p>
          </table:table-cell>
          <table:table-cell office:value-type="float" office:value="2722222222222.22" calcext:value-type="float">
            <text:p>2722222222222.22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HAL_RFL_R</text:p>
          </table:table-cell>
          <table:table-cell office:value-type="float" office:value="2009" calcext:value-type="float">
            <text:p>2009</text:p>
          </table:table-cell>
          <table:table-cell office:value-type="float" office:value="3666666666666.67" calcext:value-type="float">
            <text:p>3666666666666.67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HALST_RFL_R</text:p>
          </table:table-cell>
          <table:table-cell office:value-type="float" office:value="2015" calcext:value-type="float">
            <text:p>2015</text:p>
          </table:table-cell>
          <table:table-cell office:value-type="float" office:value="3888888888888.89" calcext:value-type="float">
            <text:p>3888888888888.89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HIR_RFL_R</text:p>
          </table:table-cell>
          <table:table-cell office:value-type="float" office:value="2009" calcext:value-type="float">
            <text:p>2009</text:p>
          </table:table-cell>
          <table:table-cell office:value-type="float" office:value="4500000000000" calcext:value-type="float">
            <text:p>4500000000000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HIRST_RFL_R</text:p>
          </table:table-cell>
          <table:table-cell office:value-type="float" office:value="2015" calcext:value-type="float">
            <text:p>2015</text:p>
          </table:table-cell>
          <table:table-cell office:value-type="float" office:value="4638888888888.89" calcext:value-type="float">
            <text:p>4638888888888.89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CFL_RFL_R</text:p>
          </table:table-cell>
          <table:table-cell office:value-type="float" office:value="2009" calcext:value-type="float">
            <text:p>2009</text:p>
          </table:table-cell>
          <table:table-cell office:value-type="float" office:value="13027777777777.8" calcext:value-type="float">
            <text:p>13027777777777.8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CFLST_RFL_R</text:p>
          </table:table-cell>
          <table:table-cell office:value-type="float" office:value="2015" calcext:value-type="float">
            <text:p>2015</text:p>
          </table:table-cell>
          <table:table-cell office:value-type="float" office:value="13166666666666.7" calcext:value-type="float">
            <text:p>13166666666666.7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CFLHE_RFL_R</text:p>
          </table:table-cell>
          <table:table-cell office:value-type="float" office:value="2015" calcext:value-type="float">
            <text:p>2015</text:p>
          </table:table-cell>
          <table:table-cell office:value-type="float" office:value="13888888888888.9" calcext:value-type="float">
            <text:p>13888888888888.9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LED_RFL_R</text:p>
          </table:table-cell>
          <table:table-cell office:value-type="float" office:value="2009" calcext:value-type="float">
            <text:p>2009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LEDST_RFL_R</text:p>
          </table:table-cell>
          <table:table-cell office:value-type="float" office:value="2015" calcext:value-type="float">
            <text:p>2015</text:p>
          </table:table-cell>
          <table:table-cell office:value-type="float" office:value="23055555555555.6" calcext:value-type="float">
            <text:p>23055555555555.6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LEDHE_RFL_R</text:p>
          </table:table-cell>
          <table:table-cell office:value-type="float" office:value="2015" calcext:value-type="float">
            <text:p>2015</text:p>
          </table:table-cell>
          <table:table-cell office:value-type="float" office:value="32222222222222.2" calcext:value-type="float">
            <text:p>32222222222222.2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T8_LFL_R</text:p>
          </table:table-cell>
          <table:table-cell office:value-type="float" office:value="2009" calcext:value-type="float">
            <text:p>2009</text:p>
          </table:table-cell>
          <table:table-cell office:value-type="float" office:value="19166666666666.7" calcext:value-type="float">
            <text:p>19166666666666.7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T8ST_LFL_R</text:p>
          </table:table-cell>
          <table:table-cell office:value-type="float" office:value="2015" calcext:value-type="float">
            <text:p>2015</text:p>
          </table:table-cell>
          <table:table-cell office:value-type="float" office:value="22222222222222.2" calcext:value-type="float">
            <text:p>22222222222222.2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T8HE_LFL_R</text:p>
          </table:table-cell>
          <table:table-cell office:value-type="float" office:value="2015" calcext:value-type="float">
            <text:p>2015</text:p>
          </table:table-cell>
          <table:table-cell office:value-type="float" office:value="23611111111111.1" calcext:value-type="float">
            <text:p>23611111111111.1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T5_LFL_R</text:p>
          </table:table-cell>
          <table:table-cell office:value-type="float" office:value="2009" calcext:value-type="float">
            <text:p>2009</text:p>
          </table:table-cell>
          <table:table-cell office:value-type="float" office:value="23333333333333.3" calcext:value-type="float">
            <text:p>23333333333333.3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T5ST_LFL_R</text:p>
          </table:table-cell>
          <table:table-cell office:value-type="float" office:value="2015" calcext:value-type="float">
            <text:p>2015</text:p>
          </table:table-cell>
          <table:table-cell office:value-type="float" office:value="24722222222222.2" calcext:value-type="float">
            <text:p>24722222222222.2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T5HE_LFL_R</text:p>
          </table:table-cell>
          <table:table-cell office:value-type="float" office:value="2015" calcext:value-type="float">
            <text:p>2015</text:p>
          </table:table-cell>
          <table:table-cell office:value-type="float" office:value="26388888888888.9" calcext:value-type="float">
            <text:p>26388888888888.9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LLR_L2L_R</text:p>
          </table:table-cell>
          <table:table-cell office:value-type="float" office:value="2009" calcext:value-type="float">
            <text:p>2009</text:p>
          </table:table-cell>
          <table:table-cell office:value-type="float" office:value="17777777777777.8" calcext:value-type="float">
            <text:p>17777777777777.8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LLRST_L2L_R</text:p>
          </table:table-cell>
          <table:table-cell office:value-type="float" office:value="2015" calcext:value-type="float">
            <text:p>2015</text:p>
          </table:table-cell>
          <table:table-cell office:value-type="float" office:value="28888888888888.9" calcext:value-type="float">
            <text:p>28888888888888.9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LLRHE_L2L_R</text:p>
          </table:table-cell>
          <table:table-cell office:value-type="float" office:value="2015" calcext:value-type="float">
            <text:p>2015</text:p>
          </table:table-cell>
          <table:table-cell office:value-type="float" office:value="32500000000000" calcext:value-type="float">
            <text:p>32500000000000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LED_LUM_R</text:p>
          </table:table-cell>
          <table:table-cell office:value-type="float" office:value="2009" calcext:value-type="float">
            <text:p>2009</text:p>
          </table:table-cell>
          <table:table-cell office:value-type="float" office:value="18611111111111.1" calcext:value-type="float">
            <text:p>18611111111111.1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LEDST_LUM_R</text:p>
          </table:table-cell>
          <table:table-cell office:value-type="float" office:value="2015" calcext:value-type="float">
            <text:p>2015</text:p>
          </table:table-cell>
          <table:table-cell office:value-type="float" office:value="27777777777777.8" calcext:value-type="float">
            <text:p>27777777777777.8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LEDHE_LUM_R</text:p>
          </table:table-cell>
          <table:table-cell office:value-type="float" office:value="2015" calcext:value-type="float">
            <text:p>2015</text:p>
          </table:table-cell>
          <table:table-cell office:value-type="float" office:value="33888888888888.9" calcext:value-type="float">
            <text:p>33888888888888.9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INC_ROL_R</text:p>
          </table:table-cell>
          <table:table-cell office:value-type="float" office:value="2009" calcext:value-type="float">
            <text:p>2009</text:p>
          </table:table-cell>
          <table:table-cell office:value-type="float" office:value="2638888888888.89" calcext:value-type="float">
            <text:p>2638888888888.89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INCST_ROL_R</text:p>
          </table:table-cell>
          <table:table-cell office:value-type="float" office:value="2015" calcext:value-type="float">
            <text:p>2015</text:p>
          </table:table-cell>
          <table:table-cell office:value-type="float" office:value="2722222222222.22" calcext:value-type="float">
            <text:p>2722222222222.22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HAL_ROL_R</text:p>
          </table:table-cell>
          <table:table-cell office:value-type="float" office:value="2009" calcext:value-type="float">
            <text:p>2009</text:p>
          </table:table-cell>
          <table:table-cell office:value-type="float" office:value="4083333333333.33" calcext:value-type="float">
            <text:p>4083333333333.33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HALST_ROL_R</text:p>
          </table:table-cell>
          <table:table-cell office:value-type="float" office:value="2015" calcext:value-type="float">
            <text:p>2015</text:p>
          </table:table-cell>
          <table:table-cell office:value-type="float" office:value="5222222222222.22" calcext:value-type="float">
            <text:p>5222222222222.22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HIR_ROL_R</text:p>
          </table:table-cell>
          <table:table-cell office:value-type="float" office:value="2009" calcext:value-type="float">
            <text:p>2009</text:p>
          </table:table-cell>
          <table:table-cell office:value-type="float" office:value="5388888888888.89" calcext:value-type="float">
            <text:p>5388888888888.89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HIRST_ROL_R</text:p>
          </table:table-cell>
          <table:table-cell office:value-type="float" office:value="2015" calcext:value-type="float">
            <text:p>2015</text:p>
          </table:table-cell>
          <table:table-cell office:value-type="float" office:value="5777777777777.78" calcext:value-type="float">
            <text:p>5777777777777.78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CFL_ROL_R</text:p>
          </table:table-cell>
          <table:table-cell office:value-type="float" office:value="2009" calcext:value-type="float">
            <text:p>2009</text:p>
          </table:table-cell>
          <table:table-cell office:value-type="float" office:value="15250000000000" calcext:value-type="float">
            <text:p>15250000000000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CFLST_ROL_R</text:p>
          </table:table-cell>
          <table:table-cell office:value-type="float" office:value="2015" calcext:value-type="float">
            <text:p>2015</text:p>
          </table:table-cell>
          <table:table-cell office:value-type="float" office:value="15694444444444.4" calcext:value-type="float">
            <text:p>15694444444444.4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LED_ROL_R</text:p>
          </table:table-cell>
          <table:table-cell office:value-type="float" office:value="2009" calcext:value-type="float">
            <text:p>2009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LEDST_ROL_R</text:p>
          </table:table-cell>
          <table:table-cell office:value-type="float" office:value="2015" calcext:value-type="float">
            <text:p>2015</text:p>
          </table:table-cell>
          <table:table-cell office:value-type="float" office:value="23055555555555.6" calcext:value-type="float">
            <text:p>23055555555555.6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>
          <table:table-cell office:value-type="string" calcext:value-type="string">
            <text:p>R_LT_LEDHE_ROL_R</text:p>
          </table:table-cell>
          <table:table-cell office:value-type="float" office:value="2015" calcext:value-type="float">
            <text:p>2015</text:p>
          </table:table-cell>
          <table:table-cell office:value-type="float" office:value="32222222222222.2" calcext:value-type="float">
            <text:p>32222222222222.2</text:p>
          </table:table-cell>
          <table:table-cell office:value-type="string" calcext:value-type="string">
            <text:p>Lm-h/PJ</text:p>
          </table:table-cell>
          <table:table-cell table:number-columns-repeated="6"/>
          <table:table-cell table:style-name="ce34" table:number-columns-repeated="2"/>
        </table:table-row>
        <table:table-row table:style-name="ro12" table:number-rows-repeated="10">
          <table:table-cell table:number-columns-repeated="12"/>
        </table:table-row>
        <table:table-row table:style-name="ro12" table:number-rows-repeated="35">
          <table:table-cell table:number-columns-repeated="4"/>
          <table:table-cell table:style-name="ce30"/>
          <table:table-cell table:number-columns-repeated="7"/>
        </table:table-row>
        <table:table-row table:style-name="ro12">
          <table:table-cell table:number-columns-repeated="4"/>
          <table:table-cell table:style-name="ce30"/>
          <table:table-cell table:number-columns-repeated="7"/>
        </table:table-row>
      </table:table>
      <table:named-expressions/>
      <table:database-ranges>
        <table:database-range table:name="__Anonymous_Sheet_DB__0" table:target-range-address="main.A1:main.Q125" table:display-filter-buttons="true" table:orientation="column">
          <table:filter>
            <table:filter-and>
              <table:filter-condition table:field-number="3" table:value="HEAT PUMP" table:operator="contains"/>
              <table:filter-condition table:field-number="4" table:value="R_HPELC_R" table:operator="=">
                <table:filter-set-item table:value="R_HPELC_R"/>
                <table:filter-set-item table:value="R_HPHE_ELC_R"/>
                <table:filter-set-item table:value="R_HPHE_GEO_R"/>
                <table:filter-set-item table:value="R_HPST_ELC_R"/>
                <table:filter-set-item table:value="R_HPST_GEO_R"/>
                <table:filter-set-item table:value="R_HPST_NGA_R"/>
                <table:filter-set-item table:value="R_HP_GEO_R"/>
                <table:filter-set-item table:value="R_HP_NGA_R"/>
              </table:filter-condition>
            </table:filter-and>
          </table:filter>
        </table:database-range>
        <table:database-range table:name="__Anonymous_Sheet_DB__1" table:target-range-address="'raw data'.A1:'raw data'.Q136" table:display-filter-buttons="true" table:orientation="column">
          <table:filter>
            <table:filter-and>
              <table:filter-condition table:field-number="1" table:value="Residential Lighting" table:operator="="/>
            </table:filter-and>
          </table:filter>
        </table:database-range>
        <table:database-range table:name="__Anonymous_Sheet_DB__2" table:target-range-address="'refrigeration efficiencies'.A16:'refrigeration efficiencies'.H20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number:number-style style:name="N133">
      <number:number number:decimal-places="2" loext:min-decimal-places="2" number:min-integer-digits="1"/>
      <number:text> </number:text>
    </number:number-style>
    <number:number-style style:name="N134">
      <number:number number:decimal-places="0" loext:min-decimal-places="0" number:min-integer-digits="1"/>
      <number:text> </number:text>
    </number:number-style>
    <number:number-style style:name="N135">
      <number:number number:decimal-places="3" loext:min-decimal-places="3" number:min-integer-digits="1"/>
      <number:text> </number:text>
    </number:number-style>
    <number:text-style style:name="N136">
      <number:text-content/>
      <loext:fill-character>.</loext:fill-character>
    </number:text-style>
    <number:number-style style:name="N137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number-style style:name="N138">
      <number:number number:decimal-places="3" loext:min-decimal-places="3" number:min-integer-digits="1" number:grouping="true"/>
    </number:number-style>
    <number:number-style style:name="N139">
      <number:number number:decimal-places="1" loext:min-decimal-places="1" number:min-integer-digits="1" number:grouping="true"/>
    </number:number-style>
    <number:date-style style:name="N140">
      <number:text>T</number:text>
      <number:year number:calendar="jewish"/>
      <number:text>xt</number:text>
    </number:date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">
      <number:number number:decimal-places="6" loext:min-decimal-places="6" number:min-integer-digits="1"/>
    </number:number-style>
    <number:number-style style:name="N144">
      <number:number number:decimal-places="5" loext:min-decimal-places="5" number:min-integer-digits="1"/>
    </number:number-style>
    <number:currency-style style:name="N14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6P0"/>
    </number:currency-style>
    <number:currency-style style:name="N14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7P0"/>
    </number:currency-style>
    <number:currency-style style:name="N14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currency-style style:name="N15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50P0"/>
    </number:currency-style>
    <number:date-style style:name="N151">
      <number:month/>
      <number:text>/</number:text>
      <number:day/>
      <number:text>/</number:text>
      <number:year number:style="long"/>
    </number:date-style>
    <number:date-style style:name="N152">
      <number:day/>
      <number:text>-</number:text>
      <number:month number:textual="true"/>
      <number:text>-</number:text>
      <number:year/>
    </number:date-style>
    <number:date-style style:name="N153">
      <number:day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7">
      <number:hours/>
      <number:text>:</number:text>
      <number:minutes number:style="long"/>
    </number:time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number number:decimal-places="2" loext:min-decimal-places="2" number:min-integer-digits="1" number:grouping="true"/>
      <number:text> </number:text>
    </number:number-style>
    <number:number-style style:name="N16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7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7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71P2" style:volatile="true">
      <number:currency-symbol/>
      <loext:fill-character> </loext:fill-character>
      <number:text>- </number:text>
    </number:currency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17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scientific-number number:decimal-places="13" loext:min-decimal-places="13" number:min-integer-digits="1" number:min-exponent-digits="3" loext:exponent-interval="1" loext:forced-exponent-sign="true"/>
    </number:number-style>
    <number:number-style style:name="N179">
      <number:scientific-number number:decimal-places="12" loext:min-decimal-places="12" number:min-integer-digits="1" number:min-exponent-digits="3" loext:exponent-interval="1" loext:forced-exponent-sign="true"/>
    </number:number-style>
    <number:number-style style:name="N180">
      <number:scientific-number number:decimal-places="11" loext:min-decimal-places="11" number:min-integer-digits="1" number:min-exponent-digits="3" loext:exponent-interval="1" loext:forced-exponent-sign="true"/>
    </number:number-style>
    <number:number-style style:name="N181">
      <number:scientific-number number:decimal-places="10" loext:min-decimal-places="10" number:min-integer-digits="1" number:min-exponent-digits="3" loext:exponent-interval="1" loext:forced-exponent-sign="true"/>
    </number:number-style>
    <number:number-style style:name="N182">
      <number:scientific-number number:decimal-places="9" loext:min-decimal-places="9" number:min-integer-digits="1" number:min-exponent-digits="3" loext:exponent-interval="1" loext:forced-exponent-sign="true"/>
    </number:number-style>
    <number:number-style style:name="N183">
      <number:scientific-number number:decimal-places="8" loext:min-decimal-places="8" number:min-integer-digits="1" number:min-exponent-digits="3" loext:exponent-interval="1" loext:forced-exponent-sign="true"/>
    </number:number-style>
    <number:number-style style:name="N184">
      <number:scientific-number number:decimal-places="7" loext:min-decimal-places="7" number:min-integer-digits="1" number:min-exponent-digits="3" loext:exponent-interval="1" loext:forced-exponent-sign="true"/>
    </number:number-style>
    <number:number-style style:name="N185">
      <number:scientific-number number:decimal-places="6" loext:min-decimal-places="6" number:min-integer-digits="1" number:min-exponent-digits="3" loext:exponent-interval="1" loext:forced-exponent-sign="true"/>
    </number:number-style>
    <number:number-style style:name="N186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87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88">
      <number:scientific-number number:decimal-places="3" loext:min-decimal-places="3" number:min-integer-digits="1" number:min-exponent-digits="3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n" number:country="US">
      <number:month number:style="long" number:textual="true"/>
      <number:text>-</number:text>
      <number:year/>
    </number:date-style>
    <number:text-style style:name="N10157" number:language="en" number:country="US">
      <number:text-content/>
      <style:map style:condition="value()&lt;=1.79769313486232E+308" style:apply-style-name="N10157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09:53:25.948336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02:47:38.351700257</meta:creation-date>
    <dc:date>2021-08-18T10:02:51.221581652</dc:date>
    <meta:editing-duration>PT1H10M49S</meta:editing-duration>
    <meta:editing-cycles>12</meta:editing-cycles>
    <meta:generator>LibreOffice/6.4.7.2$Linux_X86_64 LibreOffice_project/40$Build-2</meta:generator>
    <meta:document-statistic meta:table-count="4" meta:cell-count="4278" meta:object-count="0"/>
  </office:meta>
</office:document-meta>
</file>